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メイリオ" svg:font-family="メイリオ" style:font-family-generic="swiss"/>
    <style:font-face style:name="ＭＳ Ｐゴシック" svg:font-family="'ＭＳ Ｐゴシック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1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" style:family="table">
      <style:table-properties style:width="17cm" table:align="left"/>
    </style:style>
    <style:style style:name="表1.A" style:family="table-column">
      <style:table-column-properties style:column-width="1.15cm"/>
    </style:style>
    <style:style style:name="表1.B" style:family="table-column">
      <style:table-column-properties style:column-width="2.159cm"/>
    </style:style>
    <style:style style:name="表1.C" style:family="table-column">
      <style:table-column-properties style:column-width="13.691cm"/>
    </style:style>
    <style:style style:name="表1.A1" style:family="table-cell">
      <style:table-cell-properties style:vertical-align="middle" fo:padding="0.049cm" fo:border="none"/>
    </style:style>
    <style:style style:name="表2" style:family="table">
      <style:table-properties style:width="17cm" table:align="left"/>
    </style:style>
    <style:style style:name="表2.A" style:family="table-column">
      <style:table-column-properties style:column-width="1.15cm"/>
    </style:style>
    <style:style style:name="表2.B" style:family="table-column">
      <style:table-column-properties style:column-width="2.159cm"/>
    </style:style>
    <style:style style:name="表2.C" style:family="table-column">
      <style:table-column-properties style:column-width="13.691cm"/>
    </style:style>
    <style:style style:name="表2.A1" style:family="table-cell">
      <style:table-cell-properties style:vertical-align="middle" fo:padding="0.049cm" fo:border="none"/>
    </style:style>
    <style:style style:name="表3" style:family="table">
      <style:table-properties style:width="16.066cm" table:align="left"/>
    </style:style>
    <style:style style:name="表3.A" style:family="table-column">
      <style:table-column-properties style:column-width="1.369cm"/>
    </style:style>
    <style:style style:name="表3.B" style:family="table-column">
      <style:table-column-properties style:column-width="2.321cm"/>
    </style:style>
    <style:style style:name="表3.C" style:family="table-column">
      <style:table-column-properties style:column-width="12.375cm"/>
    </style:style>
    <style:style style:name="表3.A1" style:family="table-cell">
      <style:table-cell-properties style:vertical-align="middle" fo:background-color="#ffffff" fo:padding="0.049cm" fo:border="none">
        <style:background-image/>
      </style:table-cell-properties>
    </style:style>
    <style:style style:name="表4" style:family="table">
      <style:table-properties style:width="16.066cm" table:align="left"/>
    </style:style>
    <style:style style:name="表4.A" style:family="table-column">
      <style:table-column-properties style:column-width="1.369cm"/>
    </style:style>
    <style:style style:name="表4.B" style:family="table-column">
      <style:table-column-properties style:column-width="2.321cm"/>
    </style:style>
    <style:style style:name="表4.C" style:family="table-column">
      <style:table-column-properties style:column-width="12.375cm"/>
    </style:style>
    <style:style style:name="表4.A1" style:family="table-cell">
      <style:table-cell-properties style:vertical-align="middle" fo:background-color="#ffffff" fo:padding="0.049cm" fo:border="none">
        <style:background-image/>
      </style:table-cell-properties>
    </style:style>
    <style:style style:name="表5" style:family="table">
      <style:table-properties style:width="16.066cm" table:align="left"/>
    </style:style>
    <style:style style:name="表5.A" style:family="table-column">
      <style:table-column-properties style:column-width="1.369cm"/>
    </style:style>
    <style:style style:name="表5.B" style:family="table-column">
      <style:table-column-properties style:column-width="2.321cm"/>
    </style:style>
    <style:style style:name="表5.C" style:family="table-column">
      <style:table-column-properties style:column-width="12.375cm"/>
    </style:style>
    <style:style style:name="表5.A1" style:family="table-cell">
      <style:table-cell-properties style:vertical-align="middle" fo:background-color="#ffffff" fo:padding="0.049cm" fo:border="none">
        <style:background-image/>
      </style:table-cell-properties>
    </style:style>
    <style:style style:name="表6" style:family="table">
      <style:table-properties style:width="17cm" table:align="left"/>
    </style:style>
    <style:style style:name="表6.A" style:family="table-column">
      <style:table-column-properties style:column-width="1.148cm"/>
    </style:style>
    <style:style style:name="表6.B" style:family="table-column">
      <style:table-column-properties style:column-width="2.159cm"/>
    </style:style>
    <style:style style:name="表6.C" style:family="table-column">
      <style:table-column-properties style:column-width="13.693cm"/>
    </style:style>
    <style:style style:name="表6.A1" style:family="table-cell">
      <style:table-cell-properties style:vertical-align="middle" fo:padding="0.049cm" fo:border="none"/>
    </style:style>
    <style:style style:name="表7" style:family="table">
      <style:table-properties style:width="17cm" table:align="left"/>
    </style:style>
    <style:style style:name="表7.A" style:family="table-column">
      <style:table-column-properties style:column-width="1.15cm"/>
    </style:style>
    <style:style style:name="表7.B" style:family="table-column">
      <style:table-column-properties style:column-width="2.159cm"/>
    </style:style>
    <style:style style:name="表7.C" style:family="table-column">
      <style:table-column-properties style:column-width="13.691cm"/>
    </style:style>
    <style:style style:name="表7.A1" style:family="table-cell">
      <style:table-cell-properties style:vertical-align="middle" fo:padding="0.049cm" fo:border="none"/>
    </style:style>
    <style:style style:name="表8" style:family="table">
      <style:table-properties style:width="17cm" table:align="left"/>
    </style:style>
    <style:style style:name="表8.A" style:family="table-column">
      <style:table-column-properties style:column-width="1.15cm"/>
    </style:style>
    <style:style style:name="表8.B" style:family="table-column">
      <style:table-column-properties style:column-width="2.159cm"/>
    </style:style>
    <style:style style:name="表8.C" style:family="table-column">
      <style:table-column-properties style:column-width="13.691cm"/>
    </style:style>
    <style:style style:name="表8.A1" style:family="table-cell">
      <style:table-cell-properties style:vertical-align="middle" fo:padding="0.049cm" fo:border="none"/>
    </style:style>
    <style:style style:name="表9" style:family="table">
      <style:table-properties style:width="17cm" table:align="left"/>
    </style:style>
    <style:style style:name="表9.A" style:family="table-column">
      <style:table-column-properties style:column-width="1.15cm"/>
    </style:style>
    <style:style style:name="表9.B" style:family="table-column">
      <style:table-column-properties style:column-width="2.159cm"/>
    </style:style>
    <style:style style:name="表9.C" style:family="table-column">
      <style:table-column-properties style:column-width="13.691cm"/>
    </style:style>
    <style:style style:name="表9.A1" style:family="table-cell">
      <style:table-cell-properties style:vertical-align="middle" fo:padding="0.049cm" fo:border="none"/>
    </style:style>
    <style:style style:name="表10" style:family="table">
      <style:table-properties style:width="17cm" table:align="left"/>
    </style:style>
    <style:style style:name="表10.A" style:family="table-column">
      <style:table-column-properties style:column-width="1.15cm"/>
    </style:style>
    <style:style style:name="表10.B" style:family="table-column">
      <style:table-column-properties style:column-width="2.159cm"/>
    </style:style>
    <style:style style:name="表10.C" style:family="table-column">
      <style:table-column-properties style:column-width="13.691cm"/>
    </style:style>
    <style:style style:name="表10.A1" style:family="table-cell">
      <style:table-cell-properties style:vertical-align="middle" fo:padding="0.049cm" fo:border="none"/>
    </style:style>
    <style:style style:name="表11" style:family="table">
      <style:table-properties style:width="17cm" table:align="left"/>
    </style:style>
    <style:style style:name="表11.A" style:family="table-column">
      <style:table-column-properties style:column-width="1.15cm"/>
    </style:style>
    <style:style style:name="表11.B" style:family="table-column">
      <style:table-column-properties style:column-width="2.159cm"/>
    </style:style>
    <style:style style:name="表11.C" style:family="table-column">
      <style:table-column-properties style:column-width="13.691cm"/>
    </style:style>
    <style:style style:name="表11.A1" style:family="table-cell">
      <style:table-cell-properties style:vertical-align="middle" fo:padding="0.049cm" fo:border="none"/>
    </style:style>
    <style:style style:name="表12" style:family="table">
      <style:table-properties style:width="17cm" table:align="margins"/>
    </style:style>
    <style:style style:name="表12.A" style:family="table-column">
      <style:table-column-properties style:column-width="1.214cm" style:rel-column-width="4678*"/>
    </style:style>
    <style:style style:name="表12.B" style:family="table-column">
      <style:table-column-properties style:column-width="1.588cm" style:rel-column-width="6119*"/>
    </style:style>
    <style:style style:name="表12.C" style:family="table-column">
      <style:table-column-properties style:column-width="14.199cm" style:rel-column-width="54738*"/>
    </style:style>
    <style:style style:name="表12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2.C1" style:family="table-cell">
      <style:table-cell-properties fo:padding="0.097cm" fo:border="0.002cm solid #000000"/>
    </style:style>
    <style:style style:name="表1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2.B2" style:family="table-cell">
      <style:table-cell-properties fo:padding="0.097cm" fo:border-left="0.002cm solid #000000" fo:border-right="none" fo:border-top="none" fo:border-bottom="0.002cm solid #000000"/>
    </style:style>
    <style:style style:name="表1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" style:family="table">
      <style:table-properties style:width="17cm" table:align="margins"/>
    </style:style>
    <style:style style:name="表14.A" style:family="table-column">
      <style:table-column-properties style:column-width="1.214cm" style:rel-column-width="4678*"/>
    </style:style>
    <style:style style:name="表14.B" style:family="table-column">
      <style:table-column-properties style:column-width="1.588cm" style:rel-column-width="6119*"/>
    </style:style>
    <style:style style:name="表14.C" style:family="table-column">
      <style:table-column-properties style:column-width="14.199cm" style:rel-column-width="54738*"/>
    </style:style>
    <style:style style:name="表1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4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4.C1" style:family="table-cell">
      <style:table-cell-properties fo:padding="0.097cm" fo:border="0.002cm solid #000000"/>
    </style:style>
    <style:style style:name="表1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4.B2" style:family="table-cell">
      <style:table-cell-properties fo:padding="0.097cm" fo:border-left="0.002cm solid #000000" fo:border-right="none" fo:border-top="none" fo:border-bottom="0.002cm solid #000000"/>
    </style:style>
    <style:style style:name="表1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5" style:family="table">
      <style:table-properties style:width="17cm" table:align="margins"/>
    </style:style>
    <style:style style:name="表15.A" style:family="table-column">
      <style:table-column-properties style:column-width="1.214cm" style:rel-column-width="4678*"/>
    </style:style>
    <style:style style:name="表15.B" style:family="table-column">
      <style:table-column-properties style:column-width="1.588cm" style:rel-column-width="6119*"/>
    </style:style>
    <style:style style:name="表15.C" style:family="table-column">
      <style:table-column-properties style:column-width="14.199cm" style:rel-column-width="54738*"/>
    </style:style>
    <style:style style:name="表1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5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5.C1" style:family="table-cell">
      <style:table-cell-properties fo:padding="0.097cm" fo:border="0.002cm solid #000000"/>
    </style:style>
    <style:style style:name="表15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5.B2" style:family="table-cell">
      <style:table-cell-properties fo:padding="0.097cm" fo:border-left="0.002cm solid #000000" fo:border-right="none" fo:border-top="none" fo:border-bottom="0.002cm solid #000000"/>
    </style:style>
    <style:style style:name="表1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" style:family="table">
      <style:table-properties style:width="17cm" table:align="margins"/>
    </style:style>
    <style:style style:name="表16.A" style:family="table-column">
      <style:table-column-properties style:column-width="1.214cm" style:rel-column-width="4678*"/>
    </style:style>
    <style:style style:name="表16.B" style:family="table-column">
      <style:table-column-properties style:column-width="1.588cm" style:rel-column-width="6119*"/>
    </style:style>
    <style:style style:name="表16.C" style:family="table-column">
      <style:table-column-properties style:column-width="14.199cm" style:rel-column-width="54738*"/>
    </style:style>
    <style:style style:name="表16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6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6.C1" style:family="table-cell">
      <style:table-cell-properties fo:padding="0.097cm" fo:border="0.002cm solid #000000"/>
    </style:style>
    <style:style style:name="表1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6.B2" style:family="table-cell">
      <style:table-cell-properties fo:padding="0.097cm" fo:border-left="0.002cm solid #000000" fo:border-right="none" fo:border-top="none" fo:border-bottom="0.002cm solid #000000"/>
    </style:style>
    <style:style style:name="表1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7" style:family="table">
      <style:table-properties style:width="17cm" table:align="margins"/>
    </style:style>
    <style:style style:name="表17.A" style:family="table-column">
      <style:table-column-properties style:column-width="1.214cm" style:rel-column-width="4678*"/>
    </style:style>
    <style:style style:name="表17.B" style:family="table-column">
      <style:table-column-properties style:column-width="1.588cm" style:rel-column-width="6119*"/>
    </style:style>
    <style:style style:name="表17.C" style:family="table-column">
      <style:table-column-properties style:column-width="14.199cm" style:rel-column-width="54738*"/>
    </style:style>
    <style:style style:name="表17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7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7.C1" style:family="table-cell">
      <style:table-cell-properties fo:padding="0.097cm" fo:border="0.002cm solid #000000"/>
    </style:style>
    <style:style style:name="表17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7.B2" style:family="table-cell">
      <style:table-cell-properties fo:padding="0.097cm" fo:border-left="0.002cm solid #000000" fo:border-right="none" fo:border-top="none" fo:border-bottom="0.002cm solid #000000"/>
    </style:style>
    <style:style style:name="表1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8" style:family="table">
      <style:table-properties style:width="17cm" table:align="margins"/>
    </style:style>
    <style:style style:name="表18.A" style:family="table-column">
      <style:table-column-properties style:column-width="1.214cm" style:rel-column-width="4678*"/>
    </style:style>
    <style:style style:name="表18.B" style:family="table-column">
      <style:table-column-properties style:column-width="1.588cm" style:rel-column-width="6119*"/>
    </style:style>
    <style:style style:name="表18.C" style:family="table-column">
      <style:table-column-properties style:column-width="14.199cm" style:rel-column-width="54738*"/>
    </style:style>
    <style:style style:name="表18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8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8.C1" style:family="table-cell">
      <style:table-cell-properties fo:padding="0.097cm" fo:border="0.002cm solid #000000"/>
    </style:style>
    <style:style style:name="表18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8.B2" style:family="table-cell">
      <style:table-cell-properties fo:padding="0.097cm" fo:border-left="0.002cm solid #000000" fo:border-right="none" fo:border-top="none" fo:border-bottom="0.002cm solid #000000"/>
    </style:style>
    <style:style style:name="表1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9" style:family="table">
      <style:table-properties style:width="17cm" table:align="margins"/>
    </style:style>
    <style:style style:name="表19.A" style:family="table-column">
      <style:table-column-properties style:column-width="1.214cm" style:rel-column-width="4678*"/>
    </style:style>
    <style:style style:name="表19.B" style:family="table-column">
      <style:table-column-properties style:column-width="1.588cm" style:rel-column-width="6119*"/>
    </style:style>
    <style:style style:name="表19.C" style:family="table-column">
      <style:table-column-properties style:column-width="14.199cm" style:rel-column-width="54738*"/>
    </style:style>
    <style:style style:name="表19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9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9.C1" style:family="table-cell">
      <style:table-cell-properties fo:padding="0.097cm" fo:border="0.002cm solid #000000"/>
    </style:style>
    <style:style style:name="表19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9.B2" style:family="table-cell">
      <style:table-cell-properties fo:padding="0.097cm" fo:border-left="0.002cm solid #000000" fo:border-right="none" fo:border-top="none" fo:border-bottom="0.002cm solid #000000"/>
    </style:style>
    <style:style style:name="表1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0" style:family="table">
      <style:table-properties style:width="17cm" table:align="margins"/>
    </style:style>
    <style:style style:name="表20.A" style:family="table-column">
      <style:table-column-properties style:column-width="1.214cm" style:rel-column-width="4678*"/>
    </style:style>
    <style:style style:name="表20.B" style:family="table-column">
      <style:table-column-properties style:column-width="1.588cm" style:rel-column-width="6119*"/>
    </style:style>
    <style:style style:name="表20.C" style:family="table-column">
      <style:table-column-properties style:column-width="14.199cm" style:rel-column-width="54738*"/>
    </style:style>
    <style:style style:name="表20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0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0.C1" style:family="table-cell">
      <style:table-cell-properties fo:padding="0.097cm" fo:border="0.002cm solid #000000"/>
    </style:style>
    <style:style style:name="表20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0.B2" style:family="table-cell">
      <style:table-cell-properties fo:padding="0.097cm" fo:border-left="0.002cm solid #000000" fo:border-right="none" fo:border-top="none" fo:border-bottom="0.002cm solid #000000"/>
    </style:style>
    <style:style style:name="表20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1" style:family="table">
      <style:table-properties style:width="17cm" table:align="margins"/>
    </style:style>
    <style:style style:name="表21.A" style:family="table-column">
      <style:table-column-properties style:column-width="1.214cm" style:rel-column-width="4678*"/>
    </style:style>
    <style:style style:name="表21.B" style:family="table-column">
      <style:table-column-properties style:column-width="1.588cm" style:rel-column-width="6119*"/>
    </style:style>
    <style:style style:name="表21.C" style:family="table-column">
      <style:table-column-properties style:column-width="14.199cm" style:rel-column-width="54738*"/>
    </style:style>
    <style:style style:name="表21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1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1.C1" style:family="table-cell">
      <style:table-cell-properties fo:padding="0.097cm" fo:border="0.002cm solid #000000"/>
    </style:style>
    <style:style style:name="表2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1.B2" style:family="table-cell">
      <style:table-cell-properties fo:padding="0.097cm" fo:border-left="0.002cm solid #000000" fo:border-right="none" fo:border-top="none" fo:border-bottom="0.002cm solid #000000"/>
    </style:style>
    <style:style style:name="表2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2" style:family="table">
      <style:table-properties style:width="17cm" table:align="margins"/>
    </style:style>
    <style:style style:name="表22.A" style:family="table-column">
      <style:table-column-properties style:column-width="1.214cm" style:rel-column-width="4678*"/>
    </style:style>
    <style:style style:name="表22.B" style:family="table-column">
      <style:table-column-properties style:column-width="1.588cm" style:rel-column-width="6119*"/>
    </style:style>
    <style:style style:name="表22.C" style:family="table-column">
      <style:table-column-properties style:column-width="14.199cm" style:rel-column-width="54738*"/>
    </style:style>
    <style:style style:name="表22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2.C1" style:family="table-cell">
      <style:table-cell-properties fo:padding="0.097cm" fo:border="0.002cm solid #000000"/>
    </style:style>
    <style:style style:name="表2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2.B2" style:family="table-cell">
      <style:table-cell-properties fo:padding="0.097cm" fo:border-left="0.002cm solid #000000" fo:border-right="none" fo:border-top="none" fo:border-bottom="0.002cm solid #000000"/>
    </style:style>
    <style:style style:name="表2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" style:family="table">
      <style:table-properties style:width="17cm" table:align="margins"/>
    </style:style>
    <style:style style:name="表23.A" style:family="table-column">
      <style:table-column-properties style:column-width="1.214cm" style:rel-column-width="4678*"/>
    </style:style>
    <style:style style:name="表23.B" style:family="table-column">
      <style:table-column-properties style:column-width="1.588cm" style:rel-column-width="6119*"/>
    </style:style>
    <style:style style:name="表23.C" style:family="table-column">
      <style:table-column-properties style:column-width="14.199cm" style:rel-column-width="54738*"/>
    </style:style>
    <style:style style:name="表2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3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3.C1" style:family="table-cell">
      <style:table-cell-properties fo:padding="0.097cm" fo:border="0.002cm solid #000000"/>
    </style:style>
    <style:style style:name="表2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3.B2" style:family="table-cell">
      <style:table-cell-properties fo:padding="0.097cm" fo:border-left="0.002cm solid #000000" fo:border-right="none" fo:border-top="none" fo:border-bottom="0.002cm solid #000000"/>
    </style:style>
    <style:style style:name="表2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4" style:family="table">
      <style:table-properties style:width="17cm" table:align="margins"/>
    </style:style>
    <style:style style:name="表24.A" style:family="table-column">
      <style:table-column-properties style:column-width="1.214cm" style:rel-column-width="4678*"/>
    </style:style>
    <style:style style:name="表24.B" style:family="table-column">
      <style:table-column-properties style:column-width="1.588cm" style:rel-column-width="6119*"/>
    </style:style>
    <style:style style:name="表24.C" style:family="table-column">
      <style:table-column-properties style:column-width="14.199cm" style:rel-column-width="54738*"/>
    </style:style>
    <style:style style:name="表24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4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4.C1" style:family="table-cell">
      <style:table-cell-properties fo:padding="0.097cm" fo:border="0.002cm solid #000000"/>
    </style:style>
    <style:style style:name="表24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4.B2" style:family="table-cell">
      <style:table-cell-properties fo:padding="0.097cm" fo:border-left="0.002cm solid #000000" fo:border-right="none" fo:border-top="none" fo:border-bottom="0.002cm solid #000000"/>
    </style:style>
    <style:style style:name="表2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5" style:family="table">
      <style:table-properties style:width="17cm" table:align="margins"/>
    </style:style>
    <style:style style:name="表25.A" style:family="table-column">
      <style:table-column-properties style:column-width="1.214cm" style:rel-column-width="4678*"/>
    </style:style>
    <style:style style:name="表25.B" style:family="table-column">
      <style:table-column-properties style:column-width="1.588cm" style:rel-column-width="6119*"/>
    </style:style>
    <style:style style:name="表25.C" style:family="table-column">
      <style:table-column-properties style:column-width="14.199cm" style:rel-column-width="54738*"/>
    </style:style>
    <style:style style:name="表2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5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5.C1" style:family="table-cell">
      <style:table-cell-properties fo:padding="0.097cm" fo:border="0.002cm solid #000000"/>
    </style:style>
    <style:style style:name="表25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5.B2" style:family="table-cell">
      <style:table-cell-properties fo:padding="0.097cm" fo:border-left="0.002cm solid #000000" fo:border-right="none" fo:border-top="none" fo:border-bottom="0.002cm solid #000000"/>
    </style:style>
    <style:style style:name="表2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6" style:family="table">
      <style:table-properties style:width="17cm" table:align="margins"/>
    </style:style>
    <style:style style:name="表26.A" style:family="table-column">
      <style:table-column-properties style:column-width="1.214cm" style:rel-column-width="4678*"/>
    </style:style>
    <style:style style:name="表26.B" style:family="table-column">
      <style:table-column-properties style:column-width="1.588cm" style:rel-column-width="6119*"/>
    </style:style>
    <style:style style:name="表26.C" style:family="table-column">
      <style:table-column-properties style:column-width="14.199cm" style:rel-column-width="54738*"/>
    </style:style>
    <style:style style:name="表26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6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6.C1" style:family="table-cell">
      <style:table-cell-properties fo:padding="0.097cm" fo:border="0.002cm solid #000000"/>
    </style:style>
    <style:style style:name="表26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6.B2" style:family="table-cell">
      <style:table-cell-properties fo:padding="0.097cm" fo:border-left="0.002cm solid #000000" fo:border-right="none" fo:border-top="none" fo:border-bottom="0.002cm solid #000000"/>
    </style:style>
    <style:style style:name="表2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" style:family="table">
      <style:table-properties style:width="17cm" table:align="margins"/>
    </style:style>
    <style:style style:name="表13.A" style:family="table-column">
      <style:table-column-properties style:column-width="1.214cm" style:rel-column-width="4678*"/>
    </style:style>
    <style:style style:name="表13.B" style:family="table-column">
      <style:table-column-properties style:column-width="1.588cm" style:rel-column-width="6119*"/>
    </style:style>
    <style:style style:name="表13.C" style:family="table-column">
      <style:table-column-properties style:column-width="14.199cm" style:rel-column-width="54738*"/>
    </style:style>
    <style:style style:name="表13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13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3.C1" style:family="table-cell">
      <style:table-cell-properties fo:padding="0.097cm" fo:border="0.002cm solid #000000"/>
    </style:style>
    <style:style style:name="表13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13.B2" style:family="table-cell">
      <style:table-cell-properties fo:padding="0.097cm" fo:border-left="0.002cm solid #000000" fo:border-right="none" fo:border-top="none" fo:border-bottom="0.002cm solid #000000"/>
    </style:style>
    <style:style style:name="表1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" style:family="table">
      <style:table-properties style:width="17cm" table:align="margins"/>
    </style:style>
    <style:style style:name="表27.A" style:family="table-column">
      <style:table-column-properties style:column-width="1.214cm" style:rel-column-width="4678*"/>
    </style:style>
    <style:style style:name="表27.B" style:family="table-column">
      <style:table-column-properties style:column-width="1.588cm" style:rel-column-width="6119*"/>
    </style:style>
    <style:style style:name="表27.C" style:family="table-column">
      <style:table-column-properties style:column-width="14.199cm" style:rel-column-width="54738*"/>
    </style:style>
    <style:style style:name="表27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7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7.C1" style:family="table-cell">
      <style:table-cell-properties fo:padding="0.097cm" fo:border="0.002cm solid #000000"/>
    </style:style>
    <style:style style:name="表27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7.B2" style:family="table-cell">
      <style:table-cell-properties fo:padding="0.097cm" fo:border-left="0.002cm solid #000000" fo:border-right="none" fo:border-top="none" fo:border-bottom="0.002cm solid #000000"/>
    </style:style>
    <style:style style:name="表2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margin-top="0cm" fo:margin-bottom="0cm" fo:line-height="138%" style:writing-mode="lr-tb"/>
    </style:style>
    <style:style style:name="P2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mo" fo:font-size="11pt" fo:font-style="normal" style:text-underline-style="none" fo:font-weight="normal" style:text-blinking="false" fo:background-color="transparent" style:font-name-asian="Arimo"/>
    </style:style>
    <style:style style:name="P3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mo" fo:font-size="11pt" fo:font-style="normal" style:text-underline-style="none" fo:font-weight="normal" style:text-blinking="false" fo:background-color="transparent" style:font-name-asian="Arimo"/>
    </style:style>
    <style:style style:name="P4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style:font-name="Arimo" fo:font-size="11pt" fo:font-style="normal" style:text-underline-style="none" fo:font-weight="normal" style:text-blinking="false" fo:background-color="transparent" style:font-name-asian="Arimo"/>
    </style:style>
    <style:style style:name="P5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mo" style:text-underline-style="none" style:text-blinking="false" fo:background-color="transparent" style:font-name-asian="Arimo"/>
    </style:style>
    <style:style style:name="P6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style:font-name="Arimo" style:text-underline-style="none" style:text-blinking="false" fo:background-color="transparent" style:font-name-asian="Arimo"/>
    </style:style>
    <style:style style:name="P7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mo" style:text-underline-style="none" style:text-blinking="false" fo:background-color="#f6b26b" style:font-name-asian="Arimo"/>
    </style:style>
    <style:style style:name="P8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mo" style:text-underline-style="none" style:text-blinking="false" fo:background-color="#f9cb9c" style:font-name-asian="Arimo"/>
    </style:style>
    <style:style style:name="P9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mo" fo:font-size="13pt" fo:font-style="normal" style:text-underline-style="none" fo:font-weight="normal" style:text-blinking="false" fo:background-color="transparent" style:font-name-asian="Arimo"/>
    </style:style>
    <style:style style:name="P10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mo" fo:font-size="14pt" fo:font-style="normal" style:text-underline-style="none" fo:font-weight="normal" style:text-blinking="false" fo:background-color="transparent" style:font-name-asian="Arimo"/>
    </style:style>
    <style:style style:name="P11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mo" fo:font-size="12pt" fo:font-style="normal" style:text-underline-style="none" fo:font-weight="normal" style:text-blinking="false" fo:background-color="transparent" style:font-name-asian="Arimo"/>
    </style:style>
    <style:style style:name="P12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mo" fo:font-size="15pt" fo:font-style="normal" style:text-underline-style="none" fo:font-weight="normal" style:text-blinking="false" fo:background-color="transparent" style:font-name-asian="Arimo"/>
    </style:style>
    <style:style style:name="P13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mo" fo:font-size="16pt" style:text-underline-style="none" style:text-blinking="false" fo:background-color="#f9cb9c" style:font-name-asian="Arimo" style:font-size-asian="16pt" style:font-size-complex="16pt"/>
    </style:style>
    <style:style style:name="P14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4pt" fo:font-style="normal" style:text-underline-style="none" fo:font-weight="normal" style:text-blinking="false" fo:background-color="transparent" style:font-name-asian="ＭＳ Ｐゴシック" style:font-size-asian="14pt" style:font-size-complex="14pt"/>
    </style:style>
    <style:style style:name="P15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4pt" style:text-underline-style="none" style:text-blinking="false" fo:background-color="#f9cb9c" style:font-name-asian="ＭＳ Ｐゴシック" style:font-size-asian="14pt" style:font-size-complex="14pt"/>
    </style:style>
    <style:style style:name="P16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5pt" fo:font-style="normal" style:text-underline-style="none" fo:font-weight="normal" style:text-blinking="false" fo:background-color="transparent" style:font-name-asian="ＭＳ Ｐゴシック"/>
    </style:style>
    <style:style style:name="P17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5pt" fo:font-style="normal" style:text-underline-style="none" fo:font-weight="normal" style:text-blinking="false" fo:background-color="#00ff66" style:font-name-asian="ＭＳ Ｐゴシック"/>
    </style:style>
    <style:style style:name="P18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2pt" fo:font-style="normal" style:text-underline-style="none" fo:font-weight="normal" style:text-blinking="false" fo:background-color="transparent" style:font-name-asian="ＭＳ Ｐゴシック"/>
    </style:style>
    <style:style style:name="P19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style:text-underline-style="none" style:text-blinking="false" fo:background-color="#f9cb9c" style:font-name-asian="ＭＳ Ｐゴシック"/>
    </style:style>
    <style:style style:name="P20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6pt" fo:font-style="normal" style:text-underline-style="none" fo:font-weight="normal" style:text-blinking="false" fo:background-color="#00ff66" style:font-name-asian="ＭＳ Ｐゴシック" style:font-size-asian="16pt" style:font-size-complex="16pt"/>
    </style:style>
    <style:style style:name="P21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mo" style:font-size-asian="13pt" style:font-size-complex="13pt"/>
    </style:style>
    <style:style style:name="P22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1155cc" style:text-line-through-style="none" style:font-name="Arimo" fo:font-size="17pt" fo:font-style="normal" style:text-underline-style="none" fo:font-weight="normal" style:text-blinking="false" fo:background-color="transparent" style:font-name-asian="Arimo"/>
    </style:style>
    <style:style style:name="P23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1155cc" style:text-line-through-style="none" style:font-name="Arimo" fo:font-size="18pt" fo:font-style="normal" style:text-underline-style="none" fo:font-weight="normal" style:text-blinking="false" fo:background-color="transparent" style:font-name-asian="Arimo" style:font-size-asian="18pt" style:font-size-complex="18pt"/>
    </style:style>
    <style:style style:name="P24" style:family="paragraph" style:parent-style-name="Table_20_Contents">
      <style:paragraph-properties fo:margin-top="0cm" fo:margin-bottom="0cm" fo:line-height="120%" fo:padding="0.176cm" fo:border="0.035cm solid #000000" style:writing-mode="lr-tb"/>
      <style:text-properties fo:font-variant="normal" fo:text-transform="none" fo:color="#000000" style:text-line-through-style="none" style:font-name="Arimo" style:text-underline-style="none" style:text-blinking="false" fo:background-color="transparent" style:font-name-asian="Arimo" style:font-size-asian="11pt" style:font-style-asian="normal" style:font-weight-asian="normal"/>
    </style:style>
    <style:style style:name="P25" style:family="paragraph" style:parent-style-name="Table_20_Contents">
      <style:paragraph-properties fo:margin-top="0cm" fo:margin-bottom="0cm" fo:line-height="144%" fo:padding="0.176cm" fo:border="0.035cm solid #000000" style:writing-mode="lr-tb"/>
      <style:text-properties fo:font-variant="normal" fo:text-transform="none" fo:color="#000000" style:text-line-through-style="none" style:font-name="Arimo" style:text-underline-style="none" style:text-blinking="false" fo:background-color="transparent" style:font-name-asian="Arimo" style:font-size-asian="11pt" style:font-style-asian="normal" style:font-weight-asian="normal"/>
    </style:style>
    <style:style style:name="P26" style:family="paragraph" style:parent-style-name="Table_20_Contents">
      <style:paragraph-properties fo:margin-top="0cm" fo:margin-bottom="0cm" fo:line-height="120%" fo:padding="0.176cm" fo:border="0.035cm solid #000000" style:writing-mode="lr-tb"/>
      <style:text-properties fo:font-variant="normal" fo:text-transform="none" fo:color="#000000" style:text-line-through-style="none" style:font-name="Arimo" style:text-underline-style="none" style:text-blinking="false" fo:background-color="transparent" style:font-name-asian="Arimo"/>
    </style:style>
    <style:style style:name="P27" style:family="paragraph" style:parent-style-name="Table_20_Contents">
      <style:paragraph-properties fo:margin-top="0cm" fo:margin-bottom="0cm" fo:line-height="144%" fo:padding="0.176cm" fo:border="0.035cm solid #000000" style:writing-mode="lr-tb"/>
      <style:text-properties fo:font-variant="normal" fo:text-transform="none" fo:color="#000000" style:text-line-through-style="none" style:font-name="Arimo" style:text-underline-style="none" style:text-blinking="false" fo:background-color="transparent" style:font-name-asian="Arimo"/>
    </style:style>
    <style:style style:name="P28" style:family="paragraph" style:parent-style-name="Table_20_Contents">
      <style:paragraph-properties fo:margin-top="0cm" fo:margin-bottom="0cm" fo:line-height="144%" fo:padding="0.176cm" fo:border="0.035cm solid #000000" style:writing-mode="lr-tb"/>
      <style:text-properties fo:font-variant="normal" fo:text-transform="none" fo:color="#000000" style:text-line-through-style="none" style:font-name="Arimo" style:text-underline-style="none" style:text-blinking="false" fo:background-color="transparent" style:font-name-asian="Arimo" style:font-size-asian="12pt" style:font-style-asian="normal" style:font-weight-asian="normal"/>
    </style:style>
    <style:style style:name="P29" style:family="paragraph" style:parent-style-name="Table_20_Contents">
      <style:paragraph-properties fo:margin-top="0cm" fo:margin-bottom="0cm" fo:line-height="120%" fo:padding="0.176cm" fo:border="0.035cm solid #000000" style:writing-mode="lr-tb"/>
      <style:text-properties fo:font-variant="normal" fo:text-transform="none" fo:color="#000000" style:text-line-through-style="none" style:font-name="Arimo" style:text-underline-style="none" style:text-blinking="false" fo:background-color="transparent" style:font-name-asian="Arimo" style:font-size-asian="13pt" style:font-style-asian="normal" style:font-weight-asian="normal"/>
    </style:style>
    <style:style style:name="P30" style:family="paragraph" style:parent-style-name="Table_20_Contents">
      <style:paragraph-properties fo:margin-top="0cm" fo:margin-bottom="0cm" fo:line-height="120%" fo:padding="0.176cm" fo:border="0.035cm solid #000000" style:writing-mode="lr-tb"/>
      <style:text-properties fo:font-variant="normal" fo:text-transform="none" fo:color="#000000" style:text-line-through-style="none" style:font-name="Arimo" style:text-underline-style="none" style:text-blinking="false" fo:background-color="transparent" style:font-name-asian="Arimo" style:font-size-asian="14pt" style:font-style-asian="normal" style:font-weight-asian="normal"/>
    </style:style>
    <style:style style:name="P31" style:family="paragraph" style:parent-style-name="Table_20_Contents">
      <style:paragraph-properties fo:margin-top="0cm" fo:margin-bottom="0cm" fo:line-height="120%" fo:padding="0.176cm" fo:border="0.035cm solid #000000" style:writing-mode="lr-tb"/>
      <style:text-properties fo:font-variant="normal" fo:text-transform="none" fo:color="#000000" style:text-line-through-style="none" style:font-name="Arimo" style:text-underline-style="none" style:text-blinking="false" fo:background-color="#fff2cc" style:font-name-asian="Arimo" style:font-size-asian="11pt" style:font-style-asian="normal" style:font-weight-asian="normal"/>
    </style:style>
    <style:style style:name="P32" style:family="paragraph" style:parent-style-name="Table_20_Contents">
      <style:paragraph-properties fo:margin-top="0cm" fo:margin-bottom="0cm" fo:line-height="120%" fo:padding="0.176cm" fo:border="0.035cm solid #000000" style:writing-mode="lr-tb"/>
      <style:text-properties fo:font-variant="normal" fo:text-transform="none" fo:color="#000000" style:text-line-through-style="none" style:font-name="Arimo" style:text-underline-style="none" style:text-blinking="false" fo:background-color="#ffe599" style:font-name-asian="Arimo" style:font-size-asian="11pt" style:font-style-asian="normal" style:font-weight-asian="normal"/>
    </style:style>
    <style:style style:name="P33" style:family="paragraph" style:parent-style-name="Text_20_body">
      <style:paragraph-properties fo:margin-top="0cm" fo:margin-bottom="0cm"/>
      <style:text-properties style:font-name="Arimo" style:font-name-asian="Arimo"/>
    </style:style>
    <style:style style:name="P34" style:family="paragraph" style:parent-style-name="Table_20_Contents">
      <style:text-properties style:font-name="Arimo" style:font-name-asian="Arimo"/>
    </style:style>
    <style:style style:name="P35" style:family="paragraph" style:parent-style-name="Table_20_Contents">
      <style:text-properties style:font-name="Arimo" style:font-name-asian="Arimo" style:language-asian="ja" style:country-asian="JP"/>
    </style:style>
    <style:style style:name="P36" style:family="paragraph" style:parent-style-name="Table_20_Contents">
      <style:text-properties style:font-name="ＭＳ Ｐゴシック" fo:font-size="14pt" style:font-name-asian="ＭＳ Ｐゴシック" style:font-size-asian="14pt" style:font-size-complex="14pt"/>
    </style:style>
    <style:style style:name="P37" style:family="paragraph" style:parent-style-name="Table_20_Contents">
      <style:text-properties style:font-name="ＭＳ Ｐゴシック" fo:font-size="14pt" style:font-name-asian="ＭＳ Ｐゴシック" style:font-size-asian="14pt" style:language-asian="ja" style:country-asian="JP" style:font-size-complex="14pt"/>
    </style:style>
    <style:style style:name="P38" style:family="paragraph" style:parent-style-name="Table_20_Contents">
      <style:text-properties style:font-name="ＭＳ Ｐゴシック" style:font-name-asian="ＭＳ Ｐゴシック"/>
    </style:style>
    <style:style style:name="P39" style:family="paragraph" style:parent-style-name="Table_20_Contents">
      <style:text-properties style:font-name="ＭＳ Ｐゴシック" style:font-name-asian="ＭＳ Ｐゴシック" style:language-asian="ja" style:country-asian="JP"/>
    </style:style>
    <style:style style:name="P40" style:family="paragraph" style:parent-style-name="Table_20_Contents">
      <style:paragraph-properties fo:padding="0.176cm" fo:border="0.035cm solid #000000"/>
      <style:text-properties style:font-name="Arimo" style:font-name-asian="Arimo"/>
    </style:style>
    <style:style style:name="P41" style:family="paragraph" style:parent-style-name="Table_20_Contents">
      <style:paragraph-properties fo:margin-left="0.635cm" fo:margin-right="0cm" fo:margin-top="0cm" fo:margin-bottom="0cm" fo:line-height="120%" fo:text-indent="-0.635cm" style:auto-text-indent="false" fo:padding="0cm" fo:border="none" style:writing-mode="lr-tb"/>
      <style:text-properties fo:font-variant="normal" fo:text-transform="none" fo:color="#000000" style:text-line-through-style="none" style:font-name="Arimo" style:text-underline-style="none" style:text-blinking="false" fo:background-color="transparent" style:font-name-asian="Arimo" style:font-size-asian="11pt" style:font-style-asian="normal" style:font-weight-asian="normal"/>
    </style:style>
    <style:style style:name="P42" style:family="paragraph" style:parent-style-name="Table_20_Contents">
      <style:paragraph-properties fo:margin-left="0.635cm" fo:margin-right="0cm" fo:margin-top="0cm" fo:margin-bottom="0cm" fo:line-height="120%" fo:text-indent="-0.635cm" style:auto-text-indent="false" fo:padding="0cm" fo:border="none" style:writing-mode="lr-tb"/>
      <style:text-properties fo:font-variant="normal" fo:text-transform="none" fo:color="#000000" style:text-line-through-style="none" style:font-name="Arimo" style:text-underline-style="none" style:text-blinking="false" fo:background-color="transparent" style:font-name-asian="Arimo"/>
    </style:style>
    <style:style style:name="P43" style:family="paragraph" style:parent-style-name="Table_20_Contents">
      <style:paragraph-properties fo:margin-top="0cm" fo:margin-bottom="0.499cm" fo:padding="0.176cm" fo:border="0.035cm solid #000000"/>
      <style:text-properties style:font-name="Arimo" style:font-name-asian="Arimo"/>
    </style:style>
    <style:style style:name="P44" style:family="paragraph" style:parent-style-name="Text_20_body">
      <style:text-properties style:font-name="Arimo" style:font-name-asian="Arimo"/>
    </style:style>
    <style:style style:name="P45" style:family="paragraph" style:parent-style-name="Text_20_body">
      <style:text-properties style:font-name="ＭＳ Ｐゴシック" fo:font-size="14pt" style:font-name-asian="ＭＳ Ｐゴシック" style:font-size-asian="14pt" style:font-size-complex="14pt"/>
    </style:style>
    <style:style style:name="P46" style:family="paragraph" style:parent-style-name="Text_20_body">
      <style:text-properties style:font-name="ＭＳ Ｐゴシック" style:font-name-asian="ＭＳ Ｐゴシック"/>
    </style:style>
    <style:style style:name="P47" style:family="paragraph" style:parent-style-name="Text_20_body">
      <style:text-properties style:font-name="Arial" fo:font-size="13pt" style:font-name-asian="Arimo" style:font-size-asian="13pt" style:font-size-complex="13pt"/>
    </style:style>
    <style:style style:name="P48" style:family="paragraph" style:parent-style-name="Text_20_body" style:list-style-name="L216">
      <style:text-properties style:font-name="Arial" fo:font-size="13pt" style:font-name-asian="Arimo" style:font-size-asian="13pt" style:font-size-complex="13pt"/>
    </style:style>
    <style:style style:name="P49" style:family="paragraph" style:parent-style-name="Text_20_body">
      <style:text-properties style:font-name="ＭＳ Ｐゴシック" style:font-name-asian="ＭＳ Ｐゴシック"/>
    </style:style>
    <style:style style:name="P50" style:family="paragraph" style:parent-style-name="Text_20_body" style:list-style-name="L215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mo" style:font-size-asian="13pt" style:font-size-complex="13pt"/>
    </style:style>
    <style:style style:name="P51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2pt" fo:font-style="normal" style:text-underline-style="none" fo:font-weight="normal" style:text-blinking="false" fo:background-color="transparent" style:font-name-asian="ＭＳ Ｐゴシック"/>
    </style:style>
    <style:style style:name="P52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fo:font-size="16pt" fo:font-style="normal" style:text-underline-style="none" fo:font-weight="normal" style:text-blinking="false" fo:background-color="#00ff66" style:font-name-asian="ＭＳ Ｐゴシック" style:font-size-asian="16pt" style:font-size-complex="16pt"/>
    </style:style>
    <style:style style:name="P53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ＭＳ Ｐゴシック" style:text-underline-style="none" style:text-blinking="false" fo:background-color="#f9cb9c" style:font-name-asian="ＭＳ Ｐゴシック"/>
    </style:style>
    <style:style style:name="P54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1155cc" style:text-line-through-style="none" style:font-name="Arimo" fo:font-size="18pt" fo:font-style="normal" style:text-underline-style="none" fo:font-weight="normal" style:text-blinking="false" fo:background-color="transparent" style:font-name-asian="Arimo" style:font-size-asian="18pt" style:font-size-complex="18pt"/>
    </style:style>
    <style:style style:name="P55" style:family="paragraph" style:parent-style-name="Standard" style:list-style-name="L81"/>
    <style:style style:name="P56" style:family="paragraph" style:parent-style-name="Table_20_Contents" style:list-style-name="L75">
      <style:text-properties style:font-name="Arimo" style:font-name-asian="Arimo" style:language-asian="ja" style:country-asian="JP"/>
    </style:style>
    <style:style style:name="P57" style:family="paragraph" style:parent-style-name="Table_20_Contents" style:list-style-name="L76">
      <style:text-properties style:font-name="Arimo" style:font-name-asian="Arimo" style:language-asian="ja" style:country-asian="JP"/>
    </style:style>
    <style:style style:name="P58" style:family="paragraph" style:parent-style-name="Table_20_Contents" style:list-style-name="L77">
      <style:text-properties style:font-name="Arimo" style:font-name-asian="Arimo" style:language-asian="ja" style:country-asian="JP"/>
    </style:style>
    <style:style style:name="P59" style:family="paragraph" style:parent-style-name="Table_20_Contents" style:list-style-name="L78">
      <style:text-properties style:font-name="Arimo" style:font-name-asian="Arimo" style:language-asian="ja" style:country-asian="JP"/>
    </style:style>
    <style:style style:name="P60" style:family="paragraph" style:parent-style-name="Table_20_Contents" style:list-style-name="L79">
      <style:text-properties style:font-name="ＭＳ Ｐゴシック" fo:font-size="14pt" style:font-name-asian="ＭＳ Ｐゴシック" style:font-size-asian="14pt" style:language-asian="ja" style:country-asian="JP" style:font-size-complex="14pt"/>
    </style:style>
    <style:style style:name="P61" style:family="paragraph" style:parent-style-name="Table_20_Contents" style:list-style-name="L80">
      <style:text-properties style:font-name="ＭＳ Ｐゴシック" fo:font-size="14pt" style:font-name-asian="ＭＳ Ｐゴシック" style:font-size-asian="14pt" style:language-asian="ja" style:country-asian="JP" style:font-size-complex="14pt"/>
    </style:style>
    <style:style style:name="P62" style:family="paragraph" style:parent-style-name="Table_20_Contents" style:list-style-name="L81">
      <style:text-properties style:font-name="ＭＳ Ｐゴシック" fo:font-size="14pt" style:font-name-asian="ＭＳ Ｐゴシック" style:font-size-asian="14pt" style:language-asian="ja" style:country-asian="JP" style:font-size-complex="14pt"/>
    </style:style>
    <style:style style:name="P63" style:family="paragraph" style:parent-style-name="Table_20_Contents" style:list-style-name="L82">
      <style:text-properties style:font-name="ＭＳ Ｐゴシック" fo:font-size="14pt" style:font-name-asian="ＭＳ Ｐゴシック" style:font-size-asian="14pt" style:language-asian="ja" style:country-asian="JP" style:font-size-complex="14pt"/>
    </style:style>
    <style:style style:name="P64" style:family="paragraph" style:parent-style-name="Table_20_Contents" style:list-style-name="L83">
      <style:text-properties style:font-name="ＭＳ Ｐゴシック" fo:font-size="14pt" style:font-name-asian="ＭＳ Ｐゴシック" style:font-size-asian="14pt" style:language-asian="ja" style:country-asian="JP" style:font-size-complex="14pt"/>
    </style:style>
    <style:style style:name="P65" style:family="paragraph" style:parent-style-name="Table_20_Contents" style:list-style-name="L84">
      <style:text-properties style:font-name="ＭＳ Ｐゴシック" fo:font-size="14pt" style:font-name-asian="ＭＳ Ｐゴシック" style:font-size-asian="14pt" style:language-asian="ja" style:country-asian="JP" style:font-size-complex="14pt"/>
    </style:style>
    <style:style style:name="P66" style:family="paragraph" style:parent-style-name="Table_20_Contents">
      <style:text-properties style:font-name="ＭＳ Ｐゴシック" style:font-name-asian="ＭＳ Ｐゴシック"/>
    </style:style>
    <style:style style:name="P67" style:family="paragraph" style:parent-style-name="Table_20_Contents">
      <style:text-properties style:font-name="ＭＳ Ｐゴシック" style:font-name-asian="ＭＳ Ｐゴシック" style:language-asian="ja" style:country-asian="JP"/>
    </style:style>
    <style:style style:name="P68" style:family="paragraph" style:parent-style-name="Table_20_Contents" style:list-style-name="L85">
      <style:text-properties style:font-name="ＭＳ Ｐゴシック" style:font-name-asian="ＭＳ Ｐゴシック" style:language-asian="ja" style:country-asian="JP"/>
    </style:style>
    <style:style style:name="P69" style:family="paragraph" style:parent-style-name="Table_20_Contents" style:list-style-name="L86">
      <style:text-properties style:font-name="ＭＳ Ｐゴシック" style:font-name-asian="ＭＳ Ｐゴシック" style:language-asian="ja" style:country-asian="JP"/>
    </style:style>
    <style:style style:name="P70" style:family="paragraph" style:parent-style-name="Table_20_Contents" style:list-style-name="L87">
      <style:text-properties style:font-name="ＭＳ Ｐゴシック" style:font-name-asian="ＭＳ Ｐゴシック" style:language-asian="ja" style:country-asian="JP"/>
    </style:style>
    <style:style style:name="P71" style:family="paragraph" style:parent-style-name="Table_20_Contents" style:list-style-name="L88">
      <style:text-properties style:font-name="ＭＳ Ｐゴシック" style:font-name-asian="ＭＳ Ｐゴシック" style:language-asian="ja" style:country-asian="JP"/>
    </style:style>
    <style:style style:name="P72" style:family="paragraph" style:parent-style-name="Table_20_Contents" style:list-style-name="L89">
      <style:text-properties style:font-name="ＭＳ Ｐゴシック" style:font-name-asian="ＭＳ Ｐゴシック" style:language-asian="ja" style:country-asian="JP"/>
    </style:style>
    <style:style style:name="P73" style:family="paragraph" style:parent-style-name="Table_20_Contents" style:list-style-name="L90">
      <style:text-properties style:font-name="ＭＳ Ｐゴシック" style:font-name-asian="ＭＳ Ｐゴシック" style:language-asian="ja" style:country-asian="JP"/>
    </style:style>
    <style:style style:name="P74" style:family="paragraph" style:parent-style-name="Table_20_Contents" style:list-style-name="L91">
      <style:text-properties style:font-name="ＭＳ Ｐゴシック" style:font-name-asian="ＭＳ Ｐゴシック" style:language-asian="ja" style:country-asian="JP"/>
    </style:style>
    <style:style style:name="P75" style:family="paragraph" style:parent-style-name="Table_20_Contents" style:list-style-name="L92">
      <style:text-properties style:font-name="ＭＳ Ｐゴシック" style:font-name-asian="ＭＳ Ｐゴシック" style:language-asian="ja" style:country-asian="JP"/>
    </style:style>
    <style:style style:name="P76" style:family="paragraph" style:parent-style-name="Table_20_Contents" style:list-style-name="L93">
      <style:text-properties style:font-name="ＭＳ Ｐゴシック" style:font-name-asian="ＭＳ Ｐゴシック" style:language-asian="ja" style:country-asian="JP"/>
    </style:style>
    <style:style style:name="P77" style:family="paragraph" style:parent-style-name="Table_20_Contents" style:list-style-name="L94">
      <style:text-properties style:font-name="ＭＳ Ｐゴシック" style:font-name-asian="ＭＳ Ｐゴシック" style:language-asian="ja" style:country-asian="JP"/>
    </style:style>
    <style:style style:name="P78" style:family="paragraph" style:parent-style-name="Table_20_Contents" style:list-style-name="L95">
      <style:text-properties style:font-name="ＭＳ Ｐゴシック" style:font-name-asian="ＭＳ Ｐゴシック" style:language-asian="ja" style:country-asian="JP"/>
    </style:style>
    <style:style style:name="P79" style:family="paragraph" style:parent-style-name="Table_20_Contents" style:list-style-name="L96">
      <style:text-properties style:font-name="ＭＳ Ｐゴシック" style:font-name-asian="ＭＳ Ｐゴシック" style:language-asian="ja" style:country-asian="JP"/>
    </style:style>
    <style:style style:name="P80" style:family="paragraph" style:parent-style-name="Table_20_Contents" style:list-style-name="L97">
      <style:text-properties style:font-name="ＭＳ Ｐゴシック" style:font-name-asian="ＭＳ Ｐゴシック" style:language-asian="ja" style:country-asian="JP"/>
    </style:style>
    <style:style style:name="P81" style:family="paragraph" style:parent-style-name="Table_20_Contents" style:list-style-name="L98">
      <style:text-properties style:font-name="ＭＳ Ｐゴシック" style:font-name-asian="ＭＳ Ｐゴシック" style:language-asian="ja" style:country-asian="JP"/>
    </style:style>
    <style:style style:name="P82" style:family="paragraph" style:parent-style-name="Table_20_Contents" style:list-style-name="L99">
      <style:text-properties style:font-name="ＭＳ Ｐゴシック" style:font-name-asian="ＭＳ Ｐゴシック" style:language-asian="ja" style:country-asian="JP"/>
    </style:style>
    <style:style style:name="P83" style:family="paragraph" style:parent-style-name="Table_20_Contents" style:list-style-name="L100">
      <style:text-properties style:font-name="ＭＳ Ｐゴシック" style:font-name-asian="ＭＳ Ｐゴシック" style:language-asian="ja" style:country-asian="JP"/>
    </style:style>
    <style:style style:name="P84" style:family="paragraph" style:parent-style-name="Table_20_Contents" style:list-style-name="L101">
      <style:text-properties style:font-name="ＭＳ Ｐゴシック" style:font-name-asian="ＭＳ Ｐゴシック" style:language-asian="ja" style:country-asian="JP"/>
    </style:style>
    <style:style style:name="P85" style:family="paragraph" style:parent-style-name="Table_20_Contents" style:list-style-name="L102">
      <style:text-properties style:font-name="ＭＳ Ｐゴシック" style:font-name-asian="ＭＳ Ｐゴシック" style:language-asian="ja" style:country-asian="JP"/>
    </style:style>
    <style:style style:name="P86" style:family="paragraph" style:parent-style-name="Table_20_Contents" style:list-style-name="L103">
      <style:text-properties style:font-name="ＭＳ Ｐゴシック" style:font-name-asian="ＭＳ Ｐゴシック" style:language-asian="ja" style:country-asian="JP"/>
    </style:style>
    <style:style style:name="P87" style:family="paragraph" style:parent-style-name="Table_20_Contents" style:list-style-name="L104">
      <style:text-properties style:font-name="ＭＳ Ｐゴシック" style:font-name-asian="ＭＳ Ｐゴシック" style:language-asian="ja" style:country-asian="JP"/>
    </style:style>
    <style:style style:name="P88" style:family="paragraph" style:parent-style-name="Table_20_Contents" style:list-style-name="L105">
      <style:text-properties style:font-name="ＭＳ Ｐゴシック" style:font-name-asian="ＭＳ Ｐゴシック" style:language-asian="ja" style:country-asian="JP"/>
    </style:style>
    <style:style style:name="P89" style:family="paragraph" style:parent-style-name="Table_20_Contents" style:list-style-name="L106">
      <style:text-properties style:font-name="ＭＳ Ｐゴシック" style:font-name-asian="ＭＳ Ｐゴシック" style:language-asian="ja" style:country-asian="JP"/>
    </style:style>
    <style:style style:name="P90" style:family="paragraph" style:parent-style-name="Table_20_Contents" style:list-style-name="L107">
      <style:text-properties style:font-name="ＭＳ Ｐゴシック" style:font-name-asian="ＭＳ Ｐゴシック" style:language-asian="ja" style:country-asian="JP"/>
    </style:style>
    <style:style style:name="P91" style:family="paragraph" style:parent-style-name="Table_20_Contents" style:list-style-name="L108">
      <style:text-properties style:font-name="ＭＳ Ｐゴシック" style:font-name-asian="ＭＳ Ｐゴシック" style:language-asian="ja" style:country-asian="JP"/>
    </style:style>
    <style:style style:name="P92" style:family="paragraph" style:parent-style-name="Table_20_Contents" style:list-style-name="L109">
      <style:text-properties style:font-name="ＭＳ Ｐゴシック" style:font-name-asian="ＭＳ Ｐゴシック" style:language-asian="ja" style:country-asian="JP"/>
    </style:style>
    <style:style style:name="P93" style:family="paragraph" style:parent-style-name="Table_20_Contents" style:list-style-name="L110">
      <style:text-properties style:font-name="ＭＳ Ｐゴシック" style:font-name-asian="ＭＳ Ｐゴシック" style:language-asian="ja" style:country-asian="JP"/>
    </style:style>
    <style:style style:name="P94" style:family="paragraph" style:parent-style-name="Table_20_Contents" style:list-style-name="L111">
      <style:text-properties style:font-name="ＭＳ Ｐゴシック" style:font-name-asian="ＭＳ Ｐゴシック" style:language-asian="ja" style:country-asian="JP"/>
    </style:style>
    <style:style style:name="P95" style:family="paragraph" style:parent-style-name="Table_20_Contents" style:list-style-name="L112">
      <style:text-properties style:font-name="ＭＳ Ｐゴシック" style:font-name-asian="ＭＳ Ｐゴシック" style:language-asian="ja" style:country-asian="JP"/>
    </style:style>
    <style:style style:name="P96" style:family="paragraph" style:parent-style-name="Table_20_Contents" style:list-style-name="L113">
      <style:text-properties style:font-name="ＭＳ Ｐゴシック" style:font-name-asian="ＭＳ Ｐゴシック" style:language-asian="ja" style:country-asian="JP"/>
    </style:style>
    <style:style style:name="P97" style:family="paragraph" style:parent-style-name="Table_20_Contents" style:list-style-name="L114">
      <style:text-properties style:font-name="ＭＳ Ｐゴシック" style:font-name-asian="ＭＳ Ｐゴシック" style:language-asian="ja" style:country-asian="JP"/>
    </style:style>
    <style:style style:name="P98" style:family="paragraph" style:parent-style-name="Table_20_Contents" style:list-style-name="L115">
      <style:text-properties style:font-name="ＭＳ Ｐゴシック" style:font-name-asian="ＭＳ Ｐゴシック" style:language-asian="ja" style:country-asian="JP"/>
    </style:style>
    <style:style style:name="P99" style:family="paragraph" style:parent-style-name="Table_20_Contents" style:list-style-name="L116">
      <style:text-properties style:font-name="ＭＳ Ｐゴシック" style:font-name-asian="ＭＳ Ｐゴシック" style:language-asian="ja" style:country-asian="JP"/>
    </style:style>
    <style:style style:name="P100" style:family="paragraph" style:parent-style-name="Table_20_Contents" style:list-style-name="L117">
      <style:text-properties style:font-name="ＭＳ Ｐゴシック" style:font-name-asian="ＭＳ Ｐゴシック" style:language-asian="ja" style:country-asian="JP"/>
    </style:style>
    <style:style style:name="P101" style:family="paragraph" style:parent-style-name="Table_20_Contents" style:list-style-name="L118">
      <style:text-properties style:font-name="ＭＳ Ｐゴシック" style:font-name-asian="ＭＳ Ｐゴシック" style:language-asian="ja" style:country-asian="JP"/>
    </style:style>
    <style:style style:name="P102" style:family="paragraph" style:parent-style-name="Table_20_Contents" style:list-style-name="L119">
      <style:text-properties style:font-name="ＭＳ Ｐゴシック" style:font-name-asian="ＭＳ Ｐゴシック" style:language-asian="ja" style:country-asian="JP"/>
    </style:style>
    <style:style style:name="P103" style:family="paragraph" style:parent-style-name="Table_20_Contents" style:list-style-name="L120">
      <style:text-properties style:font-name="ＭＳ Ｐゴシック" style:font-name-asian="ＭＳ Ｐゴシック" style:language-asian="ja" style:country-asian="JP"/>
    </style:style>
    <style:style style:name="P104" style:family="paragraph" style:parent-style-name="Table_20_Contents" style:list-style-name="L121">
      <style:text-properties style:font-name="ＭＳ Ｐゴシック" style:font-name-asian="ＭＳ Ｐゴシック" style:language-asian="ja" style:country-asian="JP"/>
    </style:style>
    <style:style style:name="P105" style:family="paragraph" style:parent-style-name="Table_20_Contents" style:list-style-name="L122">
      <style:text-properties style:font-name="ＭＳ Ｐゴシック" style:font-name-asian="ＭＳ Ｐゴシック" style:language-asian="ja" style:country-asian="JP"/>
    </style:style>
    <style:style style:name="P106" style:family="paragraph" style:parent-style-name="Table_20_Contents" style:list-style-name="L123">
      <style:text-properties style:font-name="ＭＳ Ｐゴシック" style:font-name-asian="ＭＳ Ｐゴシック" style:language-asian="ja" style:country-asian="JP"/>
    </style:style>
    <style:style style:name="P107" style:family="paragraph" style:parent-style-name="Table_20_Contents" style:list-style-name="L124">
      <style:text-properties style:font-name="ＭＳ Ｐゴシック" style:font-name-asian="ＭＳ Ｐゴシック" style:language-asian="ja" style:country-asian="JP"/>
    </style:style>
    <style:style style:name="P108" style:family="paragraph" style:parent-style-name="Table_20_Contents" style:list-style-name="L125">
      <style:text-properties style:font-name="ＭＳ Ｐゴシック" style:font-name-asian="ＭＳ Ｐゴシック" style:language-asian="ja" style:country-asian="JP"/>
    </style:style>
    <style:style style:name="P109" style:family="paragraph" style:parent-style-name="Table_20_Contents" style:list-style-name="L126">
      <style:text-properties style:font-name="ＭＳ Ｐゴシック" style:font-name-asian="ＭＳ Ｐゴシック" style:language-asian="ja" style:country-asian="JP"/>
    </style:style>
    <style:style style:name="P110" style:family="paragraph" style:parent-style-name="Table_20_Contents" style:list-style-name="L127">
      <style:text-properties style:font-name="ＭＳ Ｐゴシック" style:font-name-asian="ＭＳ Ｐゴシック" style:language-asian="ja" style:country-asian="JP"/>
    </style:style>
    <style:style style:name="P111" style:family="paragraph" style:parent-style-name="Table_20_Contents" style:list-style-name="L128">
      <style:text-properties style:font-name="ＭＳ Ｐゴシック" style:font-name-asian="ＭＳ Ｐゴシック" style:language-asian="ja" style:country-asian="JP"/>
    </style:style>
    <style:style style:name="P112" style:family="paragraph" style:parent-style-name="Table_20_Contents" style:list-style-name="L129">
      <style:text-properties style:font-name="ＭＳ Ｐゴシック" style:font-name-asian="ＭＳ Ｐゴシック" style:language-asian="ja" style:country-asian="JP"/>
    </style:style>
    <style:style style:name="P113" style:family="paragraph" style:parent-style-name="Table_20_Contents" style:list-style-name="L130">
      <style:text-properties style:font-name="ＭＳ Ｐゴシック" style:font-name-asian="ＭＳ Ｐゴシック" style:language-asian="ja" style:country-asian="JP"/>
    </style:style>
    <style:style style:name="P114" style:family="paragraph" style:parent-style-name="Table_20_Contents" style:list-style-name="L131">
      <style:text-properties style:font-name="ＭＳ Ｐゴシック" style:font-name-asian="ＭＳ Ｐゴシック" style:language-asian="ja" style:country-asian="JP"/>
    </style:style>
    <style:style style:name="P115" style:family="paragraph" style:parent-style-name="Table_20_Contents" style:list-style-name="L132">
      <style:text-properties style:font-name="ＭＳ Ｐゴシック" style:font-name-asian="ＭＳ Ｐゴシック" style:language-asian="ja" style:country-asian="JP"/>
    </style:style>
    <style:style style:name="P116" style:family="paragraph" style:parent-style-name="Table_20_Contents" style:list-style-name="L133">
      <style:text-properties style:font-name="ＭＳ Ｐゴシック" style:font-name-asian="ＭＳ Ｐゴシック" style:language-asian="ja" style:country-asian="JP"/>
    </style:style>
    <style:style style:name="P117" style:family="paragraph" style:parent-style-name="Table_20_Contents" style:list-style-name="L134">
      <style:text-properties style:font-name="ＭＳ Ｐゴシック" style:font-name-asian="ＭＳ Ｐゴシック" style:language-asian="ja" style:country-asian="JP"/>
    </style:style>
    <style:style style:name="P118" style:family="paragraph" style:parent-style-name="Table_20_Contents" style:list-style-name="L135">
      <style:text-properties style:font-name="ＭＳ Ｐゴシック" style:font-name-asian="ＭＳ Ｐゴシック" style:language-asian="ja" style:country-asian="JP"/>
    </style:style>
    <style:style style:name="P119" style:family="paragraph" style:parent-style-name="Table_20_Contents" style:list-style-name="L136">
      <style:text-properties style:font-name="ＭＳ Ｐゴシック" style:font-name-asian="ＭＳ Ｐゴシック" style:language-asian="ja" style:country-asian="JP"/>
    </style:style>
    <style:style style:name="P120" style:family="paragraph" style:parent-style-name="Table_20_Contents" style:list-style-name="L137">
      <style:text-properties style:font-name="ＭＳ Ｐゴシック" style:font-name-asian="ＭＳ Ｐゴシック" style:language-asian="ja" style:country-asian="JP"/>
    </style:style>
    <style:style style:name="P121" style:family="paragraph" style:parent-style-name="Table_20_Contents" style:list-style-name="L138">
      <style:text-properties style:font-name="ＭＳ Ｐゴシック" style:font-name-asian="ＭＳ Ｐゴシック" style:language-asian="ja" style:country-asian="JP"/>
    </style:style>
    <style:style style:name="P122" style:family="paragraph" style:parent-style-name="Table_20_Contents" style:list-style-name="L139">
      <style:text-properties style:font-name="ＭＳ Ｐゴシック" style:font-name-asian="ＭＳ Ｐゴシック" style:language-asian="ja" style:country-asian="JP"/>
    </style:style>
    <style:style style:name="P123" style:family="paragraph" style:parent-style-name="Table_20_Contents" style:list-style-name="L140">
      <style:text-properties style:font-name="ＭＳ Ｐゴシック" style:font-name-asian="ＭＳ Ｐゴシック" style:language-asian="ja" style:country-asian="JP"/>
    </style:style>
    <style:style style:name="P124" style:family="paragraph" style:parent-style-name="Table_20_Contents" style:list-style-name="L141">
      <style:text-properties style:font-name="ＭＳ Ｐゴシック" style:font-name-asian="ＭＳ Ｐゴシック" style:language-asian="ja" style:country-asian="JP"/>
    </style:style>
    <style:style style:name="P125" style:family="paragraph" style:parent-style-name="Table_20_Contents" style:list-style-name="L142">
      <style:text-properties style:font-name="ＭＳ Ｐゴシック" style:font-name-asian="ＭＳ Ｐゴシック" style:language-asian="ja" style:country-asian="JP"/>
    </style:style>
    <style:style style:name="P126" style:family="paragraph" style:parent-style-name="Table_20_Contents" style:list-style-name="L143">
      <style:text-properties style:font-name="ＭＳ Ｐゴシック" style:font-name-asian="ＭＳ Ｐゴシック" style:language-asian="ja" style:country-asian="JP"/>
    </style:style>
    <style:style style:name="P127" style:family="paragraph" style:parent-style-name="Table_20_Contents" style:list-style-name="L144">
      <style:text-properties style:font-name="ＭＳ Ｐゴシック" style:font-name-asian="ＭＳ Ｐゴシック" style:language-asian="ja" style:country-asian="JP"/>
    </style:style>
    <style:style style:name="P128" style:family="paragraph" style:parent-style-name="Table_20_Contents" style:list-style-name="L145">
      <style:text-properties style:font-name="ＭＳ Ｐゴシック" style:font-name-asian="ＭＳ Ｐゴシック" style:language-asian="ja" style:country-asian="JP"/>
    </style:style>
    <style:style style:name="P129" style:family="paragraph" style:parent-style-name="Table_20_Contents" style:list-style-name="L146">
      <style:text-properties style:font-name="ＭＳ Ｐゴシック" style:font-name-asian="ＭＳ Ｐゴシック" style:language-asian="ja" style:country-asian="JP"/>
    </style:style>
    <style:style style:name="P130" style:family="paragraph" style:parent-style-name="Table_20_Contents" style:list-style-name="L147">
      <style:text-properties style:font-name="ＭＳ Ｐゴシック" style:font-name-asian="ＭＳ Ｐゴシック" style:language-asian="ja" style:country-asian="JP"/>
    </style:style>
    <style:style style:name="P131" style:family="paragraph" style:parent-style-name="Table_20_Contents" style:list-style-name="L148">
      <style:text-properties style:font-name="ＭＳ Ｐゴシック" style:font-name-asian="ＭＳ Ｐゴシック" style:language-asian="ja" style:country-asian="JP"/>
    </style:style>
    <style:style style:name="P132" style:family="paragraph" style:parent-style-name="Table_20_Contents" style:list-style-name="L149">
      <style:text-properties style:font-name="ＭＳ Ｐゴシック" style:font-name-asian="ＭＳ Ｐゴシック" style:language-asian="ja" style:country-asian="JP"/>
    </style:style>
    <style:style style:name="P133" style:family="paragraph" style:parent-style-name="Table_20_Contents" style:list-style-name="L150">
      <style:text-properties style:font-name="ＭＳ Ｐゴシック" style:font-name-asian="ＭＳ Ｐゴシック" style:language-asian="ja" style:country-asian="JP"/>
    </style:style>
    <style:style style:name="P134" style:family="paragraph" style:parent-style-name="Table_20_Contents" style:list-style-name="L151">
      <style:text-properties style:font-name="ＭＳ Ｐゴシック" style:font-name-asian="ＭＳ Ｐゴシック" style:language-asian="ja" style:country-asian="JP"/>
    </style:style>
    <style:style style:name="P135" style:family="paragraph" style:parent-style-name="Table_20_Contents" style:list-style-name="L152">
      <style:text-properties style:font-name="ＭＳ Ｐゴシック" style:font-name-asian="ＭＳ Ｐゴシック" style:language-asian="ja" style:country-asian="JP"/>
    </style:style>
    <style:style style:name="P136" style:family="paragraph" style:parent-style-name="Table_20_Contents" style:list-style-name="L153">
      <style:text-properties style:font-name="ＭＳ Ｐゴシック" style:font-name-asian="ＭＳ Ｐゴシック" style:language-asian="ja" style:country-asian="JP"/>
    </style:style>
    <style:style style:name="P137" style:family="paragraph" style:parent-style-name="Table_20_Contents" style:list-style-name="L154">
      <style:text-properties style:font-name="ＭＳ Ｐゴシック" style:font-name-asian="ＭＳ Ｐゴシック" style:language-asian="ja" style:country-asian="JP"/>
    </style:style>
    <style:style style:name="P138" style:family="paragraph" style:parent-style-name="Table_20_Contents" style:list-style-name="L155">
      <style:text-properties style:font-name="ＭＳ Ｐゴシック" style:font-name-asian="ＭＳ Ｐゴシック" style:language-asian="ja" style:country-asian="JP"/>
    </style:style>
    <style:style style:name="P139" style:family="paragraph" style:parent-style-name="Table_20_Contents" style:list-style-name="L156">
      <style:text-properties style:font-name="ＭＳ Ｐゴシック" style:font-name-asian="ＭＳ Ｐゴシック" style:language-asian="ja" style:country-asian="JP"/>
    </style:style>
    <style:style style:name="P140" style:family="paragraph" style:parent-style-name="Table_20_Contents" style:list-style-name="L157">
      <style:text-properties style:font-name="ＭＳ Ｐゴシック" style:font-name-asian="ＭＳ Ｐゴシック" style:language-asian="ja" style:country-asian="JP"/>
    </style:style>
    <style:style style:name="P141" style:family="paragraph" style:parent-style-name="Table_20_Contents" style:list-style-name="L158">
      <style:text-properties style:font-name="ＭＳ Ｐゴシック" style:font-name-asian="ＭＳ Ｐゴシック" style:language-asian="ja" style:country-asian="JP"/>
    </style:style>
    <style:style style:name="P142" style:family="paragraph" style:parent-style-name="Table_20_Contents" style:list-style-name="L159">
      <style:text-properties style:font-name="ＭＳ Ｐゴシック" style:font-name-asian="ＭＳ Ｐゴシック" style:language-asian="ja" style:country-asian="JP"/>
    </style:style>
    <style:style style:name="P143" style:family="paragraph" style:parent-style-name="Table_20_Contents" style:list-style-name="L160">
      <style:text-properties style:font-name="ＭＳ Ｐゴシック" style:font-name-asian="ＭＳ Ｐゴシック" style:language-asian="ja" style:country-asian="JP"/>
    </style:style>
    <style:style style:name="P144" style:family="paragraph" style:parent-style-name="Table_20_Contents" style:list-style-name="L161">
      <style:text-properties style:font-name="ＭＳ Ｐゴシック" style:font-name-asian="ＭＳ Ｐゴシック" style:language-asian="ja" style:country-asian="JP"/>
    </style:style>
    <style:style style:name="P145" style:family="paragraph" style:parent-style-name="Table_20_Contents" style:list-style-name="L162">
      <style:text-properties style:font-name="ＭＳ Ｐゴシック" style:font-name-asian="ＭＳ Ｐゴシック" style:language-asian="ja" style:country-asian="JP"/>
    </style:style>
    <style:style style:name="P146" style:family="paragraph" style:parent-style-name="Table_20_Contents" style:list-style-name="L163">
      <style:text-properties style:font-name="ＭＳ Ｐゴシック" style:font-name-asian="ＭＳ Ｐゴシック" style:language-asian="ja" style:country-asian="JP"/>
    </style:style>
    <style:style style:name="P147" style:family="paragraph" style:parent-style-name="Table_20_Contents" style:list-style-name="L164">
      <style:text-properties style:font-name="ＭＳ Ｐゴシック" style:font-name-asian="ＭＳ Ｐゴシック" style:language-asian="ja" style:country-asian="JP"/>
    </style:style>
    <style:style style:name="P148" style:family="paragraph" style:parent-style-name="Table_20_Contents" style:list-style-name="L165">
      <style:text-properties style:font-name="ＭＳ Ｐゴシック" style:font-name-asian="ＭＳ Ｐゴシック" style:language-asian="ja" style:country-asian="JP"/>
    </style:style>
    <style:style style:name="P149" style:family="paragraph" style:parent-style-name="Table_20_Contents" style:list-style-name="L166">
      <style:text-properties style:font-name="ＭＳ Ｐゴシック" style:font-name-asian="ＭＳ Ｐゴシック" style:language-asian="ja" style:country-asian="JP"/>
    </style:style>
    <style:style style:name="P150" style:family="paragraph" style:parent-style-name="Table_20_Contents" style:list-style-name="L167">
      <style:text-properties style:font-name="ＭＳ Ｐゴシック" style:font-name-asian="ＭＳ Ｐゴシック" style:language-asian="ja" style:country-asian="JP"/>
    </style:style>
    <style:style style:name="P151" style:family="paragraph" style:parent-style-name="Table_20_Contents" style:list-style-name="L168">
      <style:text-properties style:font-name="ＭＳ Ｐゴシック" style:font-name-asian="ＭＳ Ｐゴシック" style:language-asian="ja" style:country-asian="JP"/>
    </style:style>
    <style:style style:name="P152" style:family="paragraph" style:parent-style-name="Table_20_Contents" style:list-style-name="L169">
      <style:text-properties style:font-name="ＭＳ Ｐゴシック" style:font-name-asian="ＭＳ Ｐゴシック" style:language-asian="ja" style:country-asian="JP"/>
    </style:style>
    <style:style style:name="P153" style:family="paragraph" style:parent-style-name="Table_20_Contents" style:list-style-name="L170">
      <style:text-properties style:font-name="ＭＳ Ｐゴシック" style:font-name-asian="ＭＳ Ｐゴシック" style:language-asian="ja" style:country-asian="JP"/>
    </style:style>
    <style:style style:name="P154" style:family="paragraph" style:parent-style-name="Table_20_Contents" style:list-style-name="L171">
      <style:text-properties style:font-name="ＭＳ Ｐゴシック" style:font-name-asian="ＭＳ Ｐゴシック" style:language-asian="ja" style:country-asian="JP"/>
    </style:style>
    <style:style style:name="P155" style:family="paragraph" style:parent-style-name="Table_20_Contents" style:list-style-name="L172">
      <style:text-properties style:font-name="ＭＳ Ｐゴシック" style:font-name-asian="ＭＳ Ｐゴシック" style:language-asian="ja" style:country-asian="JP"/>
    </style:style>
    <style:style style:name="P156" style:family="paragraph" style:parent-style-name="Table_20_Contents" style:list-style-name="L173">
      <style:text-properties style:font-name="ＭＳ Ｐゴシック" style:font-name-asian="ＭＳ Ｐゴシック" style:language-asian="ja" style:country-asian="JP"/>
    </style:style>
    <style:style style:name="P157" style:family="paragraph" style:parent-style-name="Table_20_Contents" style:list-style-name="L174">
      <style:text-properties style:font-name="ＭＳ Ｐゴシック" style:font-name-asian="ＭＳ Ｐゴシック" style:language-asian="ja" style:country-asian="JP"/>
    </style:style>
    <style:style style:name="P158" style:family="paragraph" style:parent-style-name="Table_20_Contents" style:list-style-name="L175">
      <style:text-properties style:font-name="ＭＳ Ｐゴシック" style:font-name-asian="ＭＳ Ｐゴシック" style:language-asian="ja" style:country-asian="JP"/>
    </style:style>
    <style:style style:name="P159" style:family="paragraph" style:parent-style-name="Table_20_Contents" style:list-style-name="L176">
      <style:text-properties style:font-name="ＭＳ Ｐゴシック" style:font-name-asian="ＭＳ Ｐゴシック" style:language-asian="ja" style:country-asian="JP"/>
    </style:style>
    <style:style style:name="P160" style:family="paragraph" style:parent-style-name="Table_20_Contents" style:list-style-name="L177">
      <style:text-properties style:font-name="ＭＳ Ｐゴシック" style:font-name-asian="ＭＳ Ｐゴシック" style:language-asian="ja" style:country-asian="JP"/>
    </style:style>
    <style:style style:name="P161" style:family="paragraph" style:parent-style-name="Table_20_Contents" style:list-style-name="L178">
      <style:text-properties style:font-name="ＭＳ Ｐゴシック" style:font-name-asian="ＭＳ Ｐゴシック" style:language-asian="ja" style:country-asian="JP"/>
    </style:style>
    <style:style style:name="P162" style:family="paragraph" style:parent-style-name="Table_20_Contents" style:list-style-name="L179">
      <style:text-properties style:font-name="ＭＳ Ｐゴシック" style:font-name-asian="ＭＳ Ｐゴシック" style:language-asian="ja" style:country-asian="JP"/>
    </style:style>
    <style:style style:name="P163" style:family="paragraph" style:parent-style-name="Table_20_Contents" style:list-style-name="L180">
      <style:text-properties style:font-name="ＭＳ Ｐゴシック" style:font-name-asian="ＭＳ Ｐゴシック" style:language-asian="ja" style:country-asian="JP"/>
    </style:style>
    <style:style style:name="P164" style:family="paragraph" style:parent-style-name="Table_20_Contents" style:list-style-name="L181">
      <style:text-properties style:font-name="ＭＳ Ｐゴシック" style:font-name-asian="ＭＳ Ｐゴシック" style:language-asian="ja" style:country-asian="JP"/>
    </style:style>
    <style:style style:name="P165" style:family="paragraph" style:parent-style-name="Table_20_Contents" style:list-style-name="L182">
      <style:text-properties style:font-name="ＭＳ Ｐゴシック" style:font-name-asian="ＭＳ Ｐゴシック" style:language-asian="ja" style:country-asian="JP"/>
    </style:style>
    <style:style style:name="P166" style:family="paragraph" style:parent-style-name="Table_20_Contents" style:list-style-name="L183">
      <style:text-properties style:font-name="ＭＳ Ｐゴシック" style:font-name-asian="ＭＳ Ｐゴシック" style:language-asian="ja" style:country-asian="JP"/>
    </style:style>
    <style:style style:name="P167" style:family="paragraph" style:parent-style-name="Table_20_Contents" style:list-style-name="L184">
      <style:text-properties style:font-name="ＭＳ Ｐゴシック" style:font-name-asian="ＭＳ Ｐゴシック" style:language-asian="ja" style:country-asian="JP"/>
    </style:style>
    <style:style style:name="P168" style:family="paragraph" style:parent-style-name="Table_20_Contents" style:list-style-name="L185">
      <style:text-properties style:font-name="ＭＳ Ｐゴシック" style:font-name-asian="ＭＳ Ｐゴシック" style:language-asian="ja" style:country-asian="JP"/>
    </style:style>
    <style:style style:name="P169" style:family="paragraph" style:parent-style-name="Table_20_Contents" style:list-style-name="L186">
      <style:text-properties style:font-name="ＭＳ Ｐゴシック" style:font-name-asian="ＭＳ Ｐゴシック" style:language-asian="ja" style:country-asian="JP"/>
    </style:style>
    <style:style style:name="P170" style:family="paragraph" style:parent-style-name="Table_20_Contents" style:list-style-name="L187">
      <style:text-properties style:font-name="ＭＳ Ｐゴシック" style:font-name-asian="ＭＳ Ｐゴシック" style:language-asian="ja" style:country-asian="JP"/>
    </style:style>
    <style:style style:name="P171" style:family="paragraph" style:parent-style-name="Table_20_Contents" style:list-style-name="L188">
      <style:text-properties style:font-name="ＭＳ Ｐゴシック" style:font-name-asian="ＭＳ Ｐゴシック" style:language-asian="ja" style:country-asian="JP"/>
    </style:style>
    <style:style style:name="P172" style:family="paragraph" style:parent-style-name="Table_20_Contents" style:list-style-name="L189">
      <style:text-properties style:font-name="ＭＳ Ｐゴシック" style:font-name-asian="ＭＳ Ｐゴシック" style:language-asian="ja" style:country-asian="JP"/>
    </style:style>
    <style:style style:name="P173" style:family="paragraph" style:parent-style-name="Table_20_Contents" style:list-style-name="L190">
      <style:text-properties style:font-name="ＭＳ Ｐゴシック" style:font-name-asian="ＭＳ Ｐゴシック" style:language-asian="ja" style:country-asian="JP"/>
    </style:style>
    <style:style style:name="P174" style:family="paragraph" style:parent-style-name="Table_20_Contents" style:list-style-name="L191">
      <style:text-properties style:font-name="ＭＳ Ｐゴシック" style:font-name-asian="ＭＳ Ｐゴシック" style:language-asian="ja" style:country-asian="JP"/>
    </style:style>
    <style:style style:name="P175" style:family="paragraph" style:parent-style-name="Table_20_Contents" style:list-style-name="L192">
      <style:text-properties style:font-name="ＭＳ Ｐゴシック" style:font-name-asian="ＭＳ Ｐゴシック" style:language-asian="ja" style:country-asian="JP"/>
    </style:style>
    <style:style style:name="P176" style:family="paragraph" style:parent-style-name="Table_20_Contents" style:list-style-name="L193">
      <style:text-properties style:font-name="ＭＳ Ｐゴシック" style:font-name-asian="ＭＳ Ｐゴシック" style:language-asian="ja" style:country-asian="JP"/>
    </style:style>
    <style:style style:name="P177" style:family="paragraph" style:parent-style-name="Table_20_Contents" style:list-style-name="L194">
      <style:text-properties style:font-name="ＭＳ Ｐゴシック" style:font-name-asian="ＭＳ Ｐゴシック" style:language-asian="ja" style:country-asian="JP"/>
    </style:style>
    <style:style style:name="P178" style:family="paragraph" style:parent-style-name="Table_20_Contents" style:list-style-name="L195">
      <style:text-properties style:font-name="ＭＳ Ｐゴシック" style:font-name-asian="ＭＳ Ｐゴシック" style:language-asian="ja" style:country-asian="JP"/>
    </style:style>
    <style:style style:name="P179" style:family="paragraph" style:parent-style-name="Table_20_Contents" style:list-style-name="L196">
      <style:text-properties style:font-name="ＭＳ Ｐゴシック" style:font-name-asian="ＭＳ Ｐゴシック" style:language-asian="ja" style:country-asian="JP"/>
    </style:style>
    <style:style style:name="P180" style:family="paragraph" style:parent-style-name="Table_20_Contents" style:list-style-name="L197">
      <style:text-properties style:font-name="ＭＳ Ｐゴシック" style:font-name-asian="ＭＳ Ｐゴシック" style:language-asian="ja" style:country-asian="JP"/>
    </style:style>
    <style:style style:name="P181" style:family="paragraph" style:parent-style-name="Table_20_Contents" style:list-style-name="L198">
      <style:text-properties style:font-name="ＭＳ Ｐゴシック" style:font-name-asian="ＭＳ Ｐゴシック" style:language-asian="ja" style:country-asian="JP"/>
    </style:style>
    <style:style style:name="P182" style:family="paragraph" style:parent-style-name="Table_20_Contents" style:list-style-name="L199">
      <style:text-properties style:font-name="ＭＳ Ｐゴシック" style:font-name-asian="ＭＳ Ｐゴシック" style:language-asian="ja" style:country-asian="JP"/>
    </style:style>
    <style:style style:name="P183" style:family="paragraph" style:parent-style-name="Table_20_Contents" style:list-style-name="L200">
      <style:text-properties style:font-name="ＭＳ Ｐゴシック" style:font-name-asian="ＭＳ Ｐゴシック" style:language-asian="ja" style:country-asian="JP"/>
    </style:style>
    <style:style style:name="P184" style:family="paragraph" style:parent-style-name="Table_20_Contents" style:list-style-name="L201">
      <style:text-properties style:font-name="ＭＳ Ｐゴシック" style:font-name-asian="ＭＳ Ｐゴシック" style:language-asian="ja" style:country-asian="JP"/>
    </style:style>
    <style:style style:name="P185" style:family="paragraph" style:parent-style-name="Table_20_Contents" style:list-style-name="L202">
      <style:text-properties style:font-name="ＭＳ Ｐゴシック" style:font-name-asian="ＭＳ Ｐゴシック" style:language-asian="ja" style:country-asian="JP"/>
    </style:style>
    <style:style style:name="P186" style:family="paragraph" style:parent-style-name="Table_20_Contents" style:list-style-name="L203">
      <style:text-properties style:font-name="ＭＳ Ｐゴシック" style:font-name-asian="ＭＳ Ｐゴシック" style:language-asian="ja" style:country-asian="JP"/>
    </style:style>
    <style:style style:name="P187" style:family="paragraph" style:parent-style-name="Table_20_Contents" style:list-style-name="L204">
      <style:text-properties style:font-name="ＭＳ Ｐゴシック" style:font-name-asian="ＭＳ Ｐゴシック" style:language-asian="ja" style:country-asian="JP"/>
    </style:style>
    <style:style style:name="P188" style:family="paragraph" style:parent-style-name="Table_20_Contents" style:list-style-name="L205">
      <style:text-properties style:font-name="ＭＳ Ｐゴシック" style:font-name-asian="ＭＳ Ｐゴシック" style:language-asian="ja" style:country-asian="JP"/>
    </style:style>
    <style:style style:name="P189" style:family="paragraph" style:parent-style-name="Table_20_Contents" style:list-style-name="L206">
      <style:text-properties style:font-name="ＭＳ Ｐゴシック" style:font-name-asian="ＭＳ Ｐゴシック" style:language-asian="ja" style:country-asian="JP"/>
    </style:style>
    <style:style style:name="P190" style:family="paragraph" style:parent-style-name="Table_20_Contents" style:list-style-name="L207">
      <style:text-properties style:font-name="ＭＳ Ｐゴシック" style:font-name-asian="ＭＳ Ｐゴシック" style:language-asian="ja" style:country-asian="JP"/>
    </style:style>
    <style:style style:name="P191" style:family="paragraph" style:parent-style-name="Table_20_Contents" style:list-style-name="L208">
      <style:text-properties style:font-name="ＭＳ Ｐゴシック" style:font-name-asian="ＭＳ Ｐゴシック" style:language-asian="ja" style:country-asian="JP"/>
    </style:style>
    <style:style style:name="P192" style:family="paragraph" style:parent-style-name="Table_20_Contents" style:list-style-name="L209">
      <style:text-properties style:font-name="ＭＳ Ｐゴシック" style:font-name-asian="ＭＳ Ｐゴシック" style:language-asian="ja" style:country-asian="JP"/>
    </style:style>
    <style:style style:name="P193" style:family="paragraph" style:parent-style-name="Table_20_Contents" style:list-style-name="L210">
      <style:text-properties style:font-name="ＭＳ Ｐゴシック" style:font-name-asian="ＭＳ Ｐゴシック" style:language-asian="ja" style:country-asian="JP"/>
    </style:style>
    <style:style style:name="P194" style:family="paragraph" style:parent-style-name="Table_20_Contents" style:list-style-name="L211">
      <style:text-properties style:font-name="ＭＳ Ｐゴシック" style:font-name-asian="ＭＳ Ｐゴシック" style:language-asian="ja" style:country-asian="JP"/>
    </style:style>
    <style:style style:name="P195" style:family="paragraph" style:parent-style-name="Table_20_Contents" style:list-style-name="L212">
      <style:text-properties style:font-name="ＭＳ Ｐゴシック" style:font-name-asian="ＭＳ Ｐゴシック" style:language-asian="ja" style:country-asian="JP"/>
    </style:style>
    <style:style style:name="P196" style:family="paragraph" style:parent-style-name="Table_20_Contents" style:list-style-name="L213">
      <style:text-properties style:font-name="ＭＳ Ｐゴシック" style:font-name-asian="ＭＳ Ｐゴシック" style:language-asian="ja" style:country-asian="JP"/>
    </style:style>
    <style:style style:name="P197" style:family="paragraph" style:parent-style-name="Table_20_Contents" style:list-style-name="L214">
      <style:text-properties style:font-name="ＭＳ Ｐゴシック" style:font-name-asian="ＭＳ Ｐゴシック" style:language-asian="ja" style:country-asian="JP"/>
    </style:style>
    <style:style style:name="P198" style:family="paragraph" style:parent-style-name="Table_20_Contents" style:list-style-name="L217">
      <style:text-properties style:font-name="ＭＳ Ｐゴシック" style:font-name-asian="ＭＳ Ｐゴシック" style:language-asian="ja" style:country-asian="JP"/>
    </style:style>
    <style:style style:name="P199" style:family="paragraph" style:parent-style-name="Table_20_Contents" style:list-style-name="L218">
      <style:text-properties style:font-name="ＭＳ Ｐゴシック" style:font-name-asian="ＭＳ Ｐゴシック" style:language-asian="ja" style:country-asian="JP"/>
    </style:style>
    <style:style style:name="P200" style:family="paragraph" style:parent-style-name="Table_20_Contents" style:list-style-name="L219">
      <style:text-properties style:font-name="ＭＳ Ｐゴシック" style:font-name-asian="ＭＳ Ｐゴシック" style:language-asian="ja" style:country-asian="JP"/>
    </style:style>
    <style:style style:name="P201" style:family="paragraph" style:parent-style-name="Table_20_Contents" style:list-style-name="L220">
      <style:text-properties style:font-name="ＭＳ Ｐゴシック" style:font-name-asian="ＭＳ Ｐゴシック" style:language-asian="ja" style:country-asian="JP"/>
    </style:style>
    <style:style style:name="P202" style:family="paragraph" style:parent-style-name="Table_20_Contents" style:list-style-name="L221">
      <style:text-properties style:font-name="ＭＳ Ｐゴシック" style:font-name-asian="ＭＳ Ｐゴシック" style:language-asian="ja" style:country-asian="JP"/>
    </style:style>
    <style:style style:name="P203" style:family="paragraph" style:parent-style-name="Table_20_Contents" style:list-style-name="L222">
      <style:text-properties style:font-name="ＭＳ Ｐゴシック" style:font-name-asian="ＭＳ Ｐゴシック" style:language-asian="ja" style:country-asian="JP"/>
    </style:style>
    <style:style style:name="P204" style:family="paragraph" style:parent-style-name="Table_20_Contents" style:list-style-name="L223">
      <style:text-properties style:font-name="ＭＳ Ｐゴシック" style:font-name-asian="ＭＳ Ｐゴシック" style:language-asian="ja" style:country-asian="JP"/>
    </style:style>
    <style:style style:name="P205" style:family="paragraph" style:parent-style-name="Table_20_Contents" style:list-style-name="L224">
      <style:text-properties style:font-name="ＭＳ Ｐゴシック" style:font-name-asian="ＭＳ Ｐゴシック" style:language-asian="ja" style:country-asian="JP"/>
    </style:style>
    <style:style style:name="P206" style:family="paragraph" style:parent-style-name="Table_20_Contents" style:list-style-name="L225">
      <style:text-properties style:font-name="ＭＳ Ｐゴシック" style:font-name-asian="ＭＳ Ｐゴシック" style:language-asian="ja" style:country-asian="JP"/>
    </style:style>
    <style:style style:name="P207" style:family="paragraph" style:parent-style-name="Table_20_Contents" style:list-style-name="L226">
      <style:text-properties style:font-name="ＭＳ Ｐゴシック" style:font-name-asian="ＭＳ Ｐゴシック" style:language-asian="ja" style:country-asian="JP"/>
    </style:style>
    <style:style style:name="P208" style:family="paragraph" style:parent-style-name="Table_20_Contents" style:list-style-name="L227">
      <style:text-properties style:font-name="ＭＳ Ｐゴシック" style:font-name-asian="ＭＳ Ｐゴシック" style:language-asian="ja" style:country-asian="JP"/>
    </style:style>
    <style:style style:name="P209" style:family="paragraph" style:parent-style-name="Table_20_Contents" style:list-style-name="L228">
      <style:text-properties style:font-name="ＭＳ Ｐゴシック" style:font-name-asian="ＭＳ Ｐゴシック" style:language-asian="ja" style:country-asian="JP"/>
    </style:style>
    <style:style style:name="P210" style:family="paragraph" style:parent-style-name="Table_20_Contents" style:list-style-name="L229">
      <style:text-properties style:font-name="ＭＳ Ｐゴシック" style:font-name-asian="ＭＳ Ｐゴシック" style:language-asian="ja" style:country-asian="JP"/>
    </style:style>
    <style:style style:name="P211" style:family="paragraph" style:parent-style-name="Table_20_Contents" style:list-style-name="L1">
      <style:paragraph-properties fo:margin-top="0cm" fo:margin-bottom="0cm" fo:line-height="120%" fo:background-color="transparent" fo:padding="0.176cm" fo:border="0.035cm solid #000000" style:writing-mode="lr-tb">
        <style:background-image/>
      </style:paragraph-properties>
      <style:text-properties fo:font-variant="normal" fo:text-transform="none" fo:color="#000000" style:text-line-through-style="none" style:font-name="Arimo" style:text-underline-style="none" style:text-blinking="false" fo:background-color="transparent" style:font-name-asian="Arimo" style:font-size-asian="11pt" style:font-style-asian="normal" style:font-weight-asian="normal"/>
    </style:style>
    <style:style style:name="P212" style:family="paragraph" style:parent-style-name="Table_20_Contents" style:list-style-name="L2">
      <style:paragraph-properties fo:margin-top="0cm" fo:margin-bottom="0cm" fo:line-height="120%" fo:background-color="transparent" fo:padding="0.176cm" fo:border="0.035cm solid #000000" style:writing-mode="lr-tb">
        <style:background-image/>
      </style:paragraph-properties>
      <style:text-properties fo:font-variant="normal" fo:text-transform="none" fo:color="#000000" style:text-line-through-style="none" style:font-name="Arimo" style:text-underline-style="none" style:text-blinking="false" fo:background-color="transparent" style:font-name-asian="Arimo" style:font-size-asian="11pt" style:font-style-asian="normal" style:font-weight-asian="normal"/>
    </style:style>
    <style:style style:name="P213" style:family="paragraph" style:parent-style-name="Table_20_Contents" style:list-style-name="L3">
      <style:paragraph-properties fo:margin-top="0cm" fo:margin-bottom="0cm" fo:line-height="120%" fo:background-color="transparent" fo:padding="0.176cm" fo:border="0.035cm solid #000000" style:writing-mode="lr-tb">
        <style:background-image/>
      </style:paragraph-properties>
      <style:text-properties fo:font-variant="normal" fo:text-transform="none" fo:color="#000000" style:text-line-through-style="none" style:font-name="Arimo" style:text-underline-style="none" style:text-blinking="false" fo:background-color="transparent" style:font-name-asian="Arimo" style:font-size-asian="11pt" style:font-style-asian="normal" style:font-weight-asian="normal"/>
    </style:style>
    <style:style style:name="P214" style:family="paragraph" style:parent-style-name="Table_20_Contents" style:list-style-name="L4">
      <style:paragraph-properties fo:margin-top="0cm" fo:margin-bottom="0cm" fo:line-height="120%" fo:background-color="transparent" fo:padding="0.176cm" fo:border="0.035cm solid #000000" style:writing-mode="lr-tb">
        <style:background-image/>
      </style:paragraph-properties>
      <style:text-properties fo:font-variant="normal" fo:text-transform="none" fo:color="#000000" style:text-line-through-style="none" style:font-name="Arimo" style:text-underline-style="none" style:text-blinking="false" fo:background-color="transparent" style:font-name-asian="Arimo" style:font-size-asian="11pt" style:font-style-asian="normal" style:font-weight-asian="normal"/>
    </style:style>
    <style:style style:name="P215" style:family="paragraph" style:parent-style-name="Table_20_Contents" style:list-style-name="L5">
      <style:paragraph-properties fo:margin-top="0cm" fo:margin-bottom="0cm" fo:line-height="120%" fo:background-color="transparent" fo:padding="0.176cm" fo:border="0.035cm solid #000000" style:writing-mode="lr-tb">
        <style:background-image/>
      </style:paragraph-properties>
      <style:text-properties fo:font-variant="normal" fo:text-transform="none" fo:color="#000000" style:text-line-through-style="none" style:font-name="Arimo" style:text-underline-style="none" style:text-blinking="false" fo:background-color="transparent" style:font-name-asian="Arimo" style:font-size-asian="11pt" style:font-style-asian="normal" style:font-weight-asian="normal"/>
    </style:style>
    <style:style style:name="P216" style:family="paragraph" style:parent-style-name="Table_20_Contents" style:list-style-name="L6">
      <style:paragraph-properties fo:margin-top="0cm" fo:margin-bottom="0cm" fo:line-height="120%" fo:background-color="transparent" fo:padding="0.176cm" fo:border="0.035cm solid #000000" style:writing-mode="lr-tb">
        <style:background-image/>
      </style:paragraph-properties>
      <style:text-properties fo:font-variant="normal" fo:text-transform="none" fo:color="#000000" style:text-line-through-style="none" style:font-name="Arimo" style:text-underline-style="none" style:text-blinking="false" fo:background-color="transparent" style:font-name-asian="Arimo" style:font-size-asian="11pt" style:font-style-asian="normal" style:font-weight-asian="normal"/>
    </style:style>
    <style:style style:name="P217" style:family="paragraph" style:parent-style-name="Table_20_Contents" style:list-style-name="L7">
      <style:paragraph-properties fo:margin-top="0cm" fo:margin-bottom="0cm" fo:line-height="120%" fo:background-color="transparent" fo:padding="0.176cm" fo:border="0.035cm solid #000000" style:writing-mode="lr-tb">
        <style:background-image/>
      </style:paragraph-properties>
      <style:text-properties fo:font-variant="normal" fo:text-transform="none" fo:color="#000000" style:text-line-through-style="none" style:font-name="Arimo" style:text-underline-style="none" style:text-blinking="false" fo:background-color="transparent" style:font-name-asian="Arimo" style:font-size-asian="11pt" style:font-style-asian="normal" style:font-weight-asian="normal"/>
    </style:style>
    <style:style style:name="P218" style:family="paragraph" style:parent-style-name="Table_20_Contents" style:list-style-name="L8">
      <style:paragraph-properties fo:margin-top="0cm" fo:margin-bottom="0cm" fo:line-height="120%" fo:background-color="transparent" fo:padding="0.176cm" fo:border="0.035cm solid #000000" style:writing-mode="lr-tb">
        <style:background-image/>
      </style:paragraph-properties>
      <style:text-properties fo:font-variant="normal" fo:text-transform="none" fo:color="#000000" style:text-line-through-style="none" style:font-name="Arimo" style:text-underline-style="none" style:text-blinking="false" fo:background-color="transparent" style:font-name-asian="Arimo" style:font-size-asian="11pt" style:font-style-asian="normal" style:font-weight-asian="normal"/>
    </style:style>
    <style:style style:name="P219" style:family="paragraph" style:parent-style-name="Table_20_Contents" style:list-style-name="L9">
      <style:paragraph-properties fo:margin-top="0cm" fo:margin-bottom="0cm" fo:line-height="120%" fo:background-color="transparent" fo:padding="0.176cm" fo:border="0.035cm solid #000000" style:writing-mode="lr-tb">
        <style:background-image/>
      </style:paragraph-properties>
      <style:text-properties fo:font-variant="normal" fo:text-transform="none" fo:color="#000000" style:text-line-through-style="none" style:font-name="Arimo" style:text-underline-style="none" style:text-blinking="false" fo:background-color="transparent" style:font-name-asian="Arimo" style:font-size-asian="11pt" style:font-style-asian="normal" style:font-weight-asian="normal"/>
    </style:style>
    <style:style style:name="P220" style:family="paragraph" style:parent-style-name="Table_20_Contents" style:list-style-name="L10">
      <style:paragraph-properties fo:margin-top="0cm" fo:margin-bottom="0cm" fo:line-height="120%" fo:background-color="transparent" fo:padding="0.176cm" fo:border="0.035cm solid #000000" style:writing-mode="lr-tb">
        <style:background-image/>
      </style:paragraph-properties>
      <style:text-properties fo:font-variant="normal" fo:text-transform="none" fo:color="#000000" style:text-line-through-style="none" style:font-name="Arimo" style:text-underline-style="none" style:text-blinking="false" fo:background-color="transparent" style:font-name-asian="Arimo" style:font-size-asian="11pt" style:font-style-asian="normal" style:font-weight-asian="normal"/>
    </style:style>
    <style:style style:name="P221" style:family="paragraph" style:parent-style-name="Table_20_Contents" style:list-style-name="L37">
      <style:paragraph-properties fo:margin-top="0cm" fo:margin-bottom="0cm" fo:line-height="120%" fo:background-color="transparent" fo:padding="0.176cm" fo:border="0.035cm solid #000000" style:writing-mode="lr-tb">
        <style:background-image/>
      </style:paragraph-properties>
      <style:text-properties fo:font-variant="normal" fo:text-transform="none" fo:color="#000000" style:text-line-through-style="none" style:font-name="Arimo" style:text-underline-style="none" style:text-blinking="false" fo:background-color="transparent" style:font-name-asian="Arimo" style:font-size-asian="11pt" style:font-style-asian="normal" style:font-weight-asian="normal"/>
    </style:style>
    <style:style style:name="P222" style:family="paragraph" style:parent-style-name="Table_20_Contents" style:list-style-name="L40">
      <style:paragraph-properties fo:margin-top="0cm" fo:margin-bottom="0cm" fo:line-height="120%" fo:background-color="transparent" fo:padding="0.176cm" fo:border="0.035cm solid #000000" style:writing-mode="lr-tb">
        <style:background-image/>
      </style:paragraph-properties>
      <style:text-properties fo:font-variant="normal" fo:text-transform="none" fo:color="#000000" style:text-line-through-style="none" style:font-name="Arimo" style:text-underline-style="none" style:text-blinking="false" fo:background-color="transparent" style:font-name-asian="Arimo" style:font-size-asian="11pt" style:font-style-asian="normal" style:font-weight-asian="normal"/>
    </style:style>
    <style:style style:name="P223" style:family="paragraph" style:parent-style-name="Table_20_Contents" style:list-style-name="L41">
      <style:paragraph-properties fo:margin-top="0cm" fo:margin-bottom="0cm" fo:line-height="120%" fo:background-color="transparent" fo:padding="0.176cm" fo:border="0.035cm solid #000000" style:writing-mode="lr-tb">
        <style:background-image/>
      </style:paragraph-properties>
      <style:text-properties fo:font-variant="normal" fo:text-transform="none" fo:color="#000000" style:text-line-through-style="none" style:font-name="Arimo" style:text-underline-style="none" style:text-blinking="false" fo:background-color="transparent" style:font-name-asian="Arimo" style:font-size-asian="11pt" style:font-style-asian="normal" style:font-weight-asian="normal"/>
    </style:style>
    <style:style style:name="P224" style:family="paragraph" style:parent-style-name="Table_20_Contents" style:list-style-name="L1">
      <style:paragraph-properties fo:margin-top="0cm" fo:margin-bottom="0cm" fo:line-height="120%" fo:background-color="transparent" fo:padding="0.176cm" fo:border="0.035cm solid #000000" style:writing-mode="lr-tb">
        <style:background-image/>
      </style:paragraph-properties>
      <style:text-properties fo:font-variant="normal" fo:text-transform="none" fo:color="#000000" style:text-line-through-style="none" style:font-name="Arimo" style:text-underline-style="none" style:text-blinking="false" fo:background-color="transparent" style:font-name-asian="Arimo"/>
    </style:style>
    <style:style style:name="P225" style:family="paragraph" style:parent-style-name="Table_20_Contents" style:list-style-name="L37">
      <style:paragraph-properties fo:margin-top="0cm" fo:margin-bottom="0cm" fo:line-height="120%" fo:background-color="transparent" fo:padding="0.176cm" fo:border="0.035cm solid #000000" style:writing-mode="lr-tb">
        <style:background-image/>
      </style:paragraph-properties>
      <style:text-properties fo:font-variant="normal" fo:text-transform="none" fo:color="#000000" style:text-line-through-style="none" style:font-name="Arimo" style:text-underline-style="none" style:text-blinking="false" fo:background-color="transparent" style:font-name-asian="Arimo"/>
    </style:style>
    <style:style style:name="P226" style:family="paragraph" style:parent-style-name="Table_20_Contents" style:list-style-name="L38">
      <style:paragraph-properties fo:margin-top="0cm" fo:margin-bottom="0cm" fo:line-height="120%" fo:background-color="transparent" fo:padding="0.176cm" fo:border="0.035cm solid #000000" style:writing-mode="lr-tb">
        <style:background-image/>
      </style:paragraph-properties>
      <style:text-properties fo:font-variant="normal" fo:text-transform="none" fo:color="#000000" style:text-line-through-style="none" style:font-name="Arimo" style:text-underline-style="none" style:text-blinking="false" fo:background-color="transparent" style:font-name-asian="Arimo"/>
    </style:style>
    <style:style style:name="P227" style:family="paragraph" style:parent-style-name="Table_20_Contents" style:list-style-name="L39">
      <style:paragraph-properties fo:margin-top="0cm" fo:margin-bottom="0cm" fo:line-height="120%" fo:background-color="transparent" fo:padding="0.176cm" fo:border="0.035cm solid #000000" style:writing-mode="lr-tb">
        <style:background-image/>
      </style:paragraph-properties>
      <style:text-properties fo:font-variant="normal" fo:text-transform="none" fo:color="#000000" style:text-line-through-style="none" style:font-name="Arimo" style:text-underline-style="none" style:text-blinking="false" fo:background-color="transparent" style:font-name-asian="Arimo"/>
    </style:style>
    <style:style style:name="P228" style:family="paragraph" style:parent-style-name="Table_20_Contents" style:list-style-name="L41">
      <style:paragraph-properties fo:margin-top="0cm" fo:margin-bottom="0cm" fo:line-height="120%" fo:background-color="transparent" fo:padding="0.176cm" fo:border="0.035cm solid #000000" style:writing-mode="lr-tb">
        <style:background-image/>
      </style:paragraph-properties>
      <style:text-properties fo:font-variant="normal" fo:text-transform="none" fo:color="#000000" style:text-line-through-style="none" style:font-name="Arimo" style:text-underline-style="none" style:text-blinking="false" fo:background-color="transparent" style:font-name-asian="Arimo"/>
    </style:style>
    <style:style style:name="P229" style:family="paragraph" style:parent-style-name="Table_20_Contents" style:list-style-name="L55">
      <style:paragraph-properties fo:margin-top="0cm" fo:margin-bottom="0cm" fo:line-height="120%" fo:background-color="transparent" fo:padding="0.176cm" fo:border="0.035cm solid #000000" style:writing-mode="lr-tb">
        <style:background-image/>
      </style:paragraph-properties>
      <style:text-properties fo:font-variant="normal" fo:text-transform="none" fo:color="#000000" style:text-line-through-style="none" style:font-name="Arimo" style:text-underline-style="none" style:text-blinking="false" fo:background-color="transparent" style:font-name-asian="Arimo"/>
    </style:style>
    <style:style style:name="P230" style:family="paragraph" style:parent-style-name="Table_20_Contents" style:list-style-name="L61">
      <style:paragraph-properties fo:margin-top="0cm" fo:margin-bottom="0cm" fo:line-height="120%" fo:background-color="transparent" fo:padding="0.176cm" fo:border="0.035cm solid #000000" style:writing-mode="lr-tb">
        <style:background-image/>
      </style:paragraph-properties>
      <style:text-properties fo:font-variant="normal" fo:text-transform="none" fo:color="#000000" style:text-line-through-style="none" style:font-name="Arimo" style:text-underline-style="none" style:text-blinking="false" fo:background-color="transparent" style:font-name-asian="Arimo"/>
    </style:style>
    <style:style style:name="P231" style:family="paragraph" style:parent-style-name="Table_20_Contents" style:list-style-name="L67">
      <style:paragraph-properties fo:margin-top="0cm" fo:margin-bottom="0cm" fo:line-height="120%" fo:background-color="transparent" fo:padding="0.176cm" fo:border="0.035cm solid #000000" style:writing-mode="lr-tb">
        <style:background-image/>
      </style:paragraph-properties>
      <style:text-properties fo:font-variant="normal" fo:text-transform="none" fo:color="#000000" style:text-line-through-style="none" style:font-name="Arimo" style:text-underline-style="none" style:text-blinking="false" fo:background-color="transparent" style:font-name-asian="Arimo"/>
    </style:style>
    <style:style style:name="P232" style:family="paragraph" style:parent-style-name="Table_20_Contents" style:list-style-name="L68">
      <style:paragraph-properties fo:margin-top="0cm" fo:margin-bottom="0cm" fo:line-height="120%" fo:background-color="transparent" fo:padding="0.176cm" fo:border="0.035cm solid #000000" style:writing-mode="lr-tb">
        <style:background-image/>
      </style:paragraph-properties>
      <style:text-properties fo:font-variant="normal" fo:text-transform="none" fo:color="#000000" style:text-line-through-style="none" style:font-name="Arimo" style:text-underline-style="none" style:text-blinking="false" fo:background-color="transparent" style:font-name-asian="Arimo"/>
    </style:style>
    <style:style style:name="P233" style:family="paragraph" style:parent-style-name="Table_20_Contents" style:list-style-name="L70">
      <style:paragraph-properties fo:margin-top="0cm" fo:margin-bottom="0cm" fo:line-height="120%" fo:background-color="transparent" fo:padding="0.176cm" fo:border="0.035cm solid #000000" style:writing-mode="lr-tb">
        <style:background-image/>
      </style:paragraph-properties>
      <style:text-properties fo:font-variant="normal" fo:text-transform="none" fo:color="#000000" style:text-line-through-style="none" style:font-name="Arimo" style:text-underline-style="none" style:text-blinking="false" fo:background-color="transparent" style:font-name-asian="Arimo"/>
    </style:style>
    <style:style style:name="P234" style:family="paragraph" style:parent-style-name="Table_20_Contents" style:list-style-name="L12">
      <style:paragraph-properties fo:margin-top="0cm" fo:margin-bottom="0cm" fo:line-height="138%" fo:background-color="transparent" fo:padding="0.176cm" fo:border="0.035cm solid #000000" style:writing-mode="lr-tb">
        <style:background-image/>
      </style:paragraph-properties>
      <style:text-properties fo:font-variant="normal" fo:text-transform="none" fo:color="#000000" style:text-line-through-style="none" style:font-name="Arimo" style:text-underline-style="none" style:text-blinking="false" fo:background-color="transparent" style:font-name-asian="Arimo" style:font-size-asian="12pt" style:font-style-asian="normal" style:font-weight-asian="normal"/>
    </style:style>
    <style:style style:name="P235" style:family="paragraph" style:parent-style-name="Table_20_Contents" style:list-style-name="L13">
      <style:paragraph-properties fo:margin-top="0cm" fo:margin-bottom="0cm" fo:line-height="138%" fo:background-color="transparent" fo:padding="0.176cm" fo:border="0.035cm solid #000000" style:writing-mode="lr-tb">
        <style:background-image/>
      </style:paragraph-properties>
      <style:text-properties fo:font-variant="normal" fo:text-transform="none" fo:color="#000000" style:text-line-through-style="none" style:font-name="Arimo" style:text-underline-style="none" style:text-blinking="false" fo:background-color="transparent" style:font-name-asian="Arimo" style:font-size-asian="12pt" style:font-style-asian="normal" style:font-weight-asian="normal"/>
    </style:style>
    <style:style style:name="P236" style:family="paragraph" style:parent-style-name="Table_20_Contents" style:list-style-name="L14">
      <style:paragraph-properties fo:margin-top="0cm" fo:margin-bottom="0cm" fo:line-height="138%" fo:background-color="transparent" fo:padding="0.176cm" fo:border="0.035cm solid #000000" style:writing-mode="lr-tb">
        <style:background-image/>
      </style:paragraph-properties>
      <style:text-properties fo:font-variant="normal" fo:text-transform="none" fo:color="#000000" style:text-line-through-style="none" style:font-name="Arimo" style:text-underline-style="none" style:text-blinking="false" fo:background-color="transparent" style:font-name-asian="Arimo" style:font-size-asian="12pt" style:font-style-asian="normal" style:font-weight-asian="normal"/>
    </style:style>
    <style:style style:name="P237" style:family="paragraph" style:parent-style-name="Table_20_Contents" style:list-style-name="L17">
      <style:paragraph-properties fo:margin-top="0cm" fo:margin-bottom="0cm" fo:line-height="138%" fo:background-color="transparent" fo:padding="0.176cm" fo:border="0.035cm solid #000000" style:writing-mode="lr-tb">
        <style:background-image/>
      </style:paragraph-properties>
      <style:text-properties fo:font-variant="normal" fo:text-transform="none" fo:color="#000000" style:text-line-through-style="none" style:font-name="Arimo" style:text-underline-style="none" style:text-blinking="false" fo:background-color="transparent" style:font-name-asian="Arimo" style:font-size-asian="12pt" style:font-style-asian="normal" style:font-weight-asian="normal"/>
    </style:style>
    <style:style style:name="P238" style:family="paragraph" style:parent-style-name="Table_20_Contents" style:list-style-name="L21">
      <style:paragraph-properties fo:margin-top="0cm" fo:margin-bottom="0cm" fo:line-height="138%" fo:background-color="transparent" fo:padding="0.176cm" fo:border="0.035cm solid #000000" style:writing-mode="lr-tb">
        <style:background-image/>
      </style:paragraph-properties>
      <style:text-properties fo:font-variant="normal" fo:text-transform="none" fo:color="#000000" style:text-line-through-style="none" style:font-name="Arimo" style:text-underline-style="none" style:text-blinking="false" fo:background-color="transparent" style:font-name-asian="Arimo" style:font-size-asian="12pt" style:font-style-asian="normal" style:font-weight-asian="normal"/>
    </style:style>
    <style:style style:name="P239" style:family="paragraph" style:parent-style-name="Table_20_Contents" style:list-style-name="L27">
      <style:paragraph-properties fo:margin-top="0cm" fo:margin-bottom="0cm" fo:line-height="138%" fo:background-color="transparent" fo:padding="0.176cm" fo:border="0.035cm solid #000000" style:writing-mode="lr-tb">
        <style:background-image/>
      </style:paragraph-properties>
      <style:text-properties fo:font-variant="normal" fo:text-transform="none" fo:color="#000000" style:text-line-through-style="none" style:font-name="Arimo" style:text-underline-style="none" style:text-blinking="false" fo:background-color="transparent" style:font-name-asian="Arimo" style:font-size-asian="12pt" style:font-style-asian="normal" style:font-weight-asian="normal"/>
    </style:style>
    <style:style style:name="P240" style:family="paragraph" style:parent-style-name="Table_20_Contents" style:list-style-name="L32">
      <style:paragraph-properties fo:margin-top="0cm" fo:margin-bottom="0cm" fo:line-height="138%" fo:background-color="transparent" fo:padding="0.176cm" fo:border="0.035cm solid #000000" style:writing-mode="lr-tb">
        <style:background-image/>
      </style:paragraph-properties>
      <style:text-properties fo:font-variant="normal" fo:text-transform="none" fo:color="#000000" style:text-line-through-style="none" style:font-name="Arimo" style:text-underline-style="none" style:text-blinking="false" fo:background-color="transparent" style:font-name-asian="Arimo" style:font-size-asian="12pt" style:font-style-asian="normal" style:font-weight-asian="normal"/>
    </style:style>
    <style:style style:name="P241" style:family="paragraph" style:parent-style-name="Table_20_Contents" style:list-style-name="L36">
      <style:paragraph-properties fo:margin-top="0cm" fo:margin-bottom="0cm" fo:line-height="138%" fo:background-color="transparent" fo:padding="0.176cm" fo:border="0.035cm solid #000000" style:writing-mode="lr-tb">
        <style:background-image/>
      </style:paragraph-properties>
      <style:text-properties fo:font-variant="normal" fo:text-transform="none" fo:color="#000000" style:text-line-through-style="none" style:font-name="Arimo" style:text-underline-style="none" style:text-blinking="false" fo:background-color="transparent" style:font-name-asian="Arimo"/>
    </style:style>
    <style:style style:name="P242" style:family="paragraph" style:parent-style-name="Table_20_Contents" style:list-style-name="L42">
      <style:paragraph-properties fo:margin-top="0cm" fo:margin-bottom="0cm" fo:line-height="120%" fo:background-color="transparent" fo:padding="0.176cm" fo:border="0.035cm solid #000000" style:writing-mode="lr-tb">
        <style:background-image/>
      </style:paragraph-properties>
      <style:text-properties fo:font-variant="normal" fo:text-transform="none" fo:color="#000000" style:text-line-through-style="none" style:font-name="Arimo" style:text-underline-style="none" style:text-blinking="false" fo:background-color="transparent" style:font-name-asian="Arimo" style:font-size-asian="13pt" style:font-style-asian="normal" style:font-weight-asian="normal"/>
    </style:style>
    <style:style style:name="P243" style:family="paragraph" style:parent-style-name="Table_20_Contents" style:list-style-name="L43">
      <style:paragraph-properties fo:margin-top="0cm" fo:margin-bottom="0cm" fo:line-height="120%" fo:background-color="transparent" fo:padding="0.176cm" fo:border="0.035cm solid #000000" style:writing-mode="lr-tb">
        <style:background-image/>
      </style:paragraph-properties>
      <style:text-properties fo:font-variant="normal" fo:text-transform="none" fo:color="#000000" style:text-line-through-style="none" style:font-name="Arimo" style:text-underline-style="none" style:text-blinking="false" fo:background-color="transparent" style:font-name-asian="Arimo" style:font-size-asian="13pt" style:font-style-asian="normal" style:font-weight-asian="normal"/>
    </style:style>
    <style:style style:name="P244" style:family="paragraph" style:parent-style-name="Table_20_Contents" style:list-style-name="L44">
      <style:paragraph-properties fo:margin-top="0cm" fo:margin-bottom="0cm" fo:line-height="120%" fo:background-color="transparent" fo:padding="0.176cm" fo:border="0.035cm solid #000000" style:writing-mode="lr-tb">
        <style:background-image/>
      </style:paragraph-properties>
      <style:text-properties fo:font-variant="normal" fo:text-transform="none" fo:color="#000000" style:text-line-through-style="none" style:font-name="Arimo" style:text-underline-style="none" style:text-blinking="false" fo:background-color="transparent" style:font-name-asian="Arimo" style:font-size-asian="13pt" style:font-style-asian="normal" style:font-weight-asian="normal"/>
    </style:style>
    <style:style style:name="P245" style:family="paragraph" style:parent-style-name="Table_20_Contents" style:list-style-name="L45">
      <style:paragraph-properties fo:margin-top="0cm" fo:margin-bottom="0cm" fo:line-height="120%" fo:background-color="transparent" fo:padding="0.176cm" fo:border="0.035cm solid #000000" style:writing-mode="lr-tb">
        <style:background-image/>
      </style:paragraph-properties>
      <style:text-properties fo:font-variant="normal" fo:text-transform="none" fo:color="#000000" style:text-line-through-style="none" style:font-name="Arimo" style:text-underline-style="none" style:text-blinking="false" fo:background-color="transparent" style:font-name-asian="Arimo" style:font-size-asian="14pt" style:font-style-asian="normal" style:font-weight-asian="normal"/>
    </style:style>
    <style:style style:name="P246" style:family="paragraph" style:parent-style-name="Table_20_Contents" style:list-style-name="L46">
      <style:paragraph-properties fo:margin-top="0cm" fo:margin-bottom="0cm" fo:line-height="120%" fo:background-color="transparent" fo:padding="0.176cm" fo:border="0.035cm solid #000000" style:writing-mode="lr-tb">
        <style:background-image/>
      </style:paragraph-properties>
      <style:text-properties fo:font-variant="normal" fo:text-transform="none" fo:color="#000000" style:text-line-through-style="none" style:font-name="Arimo" style:text-underline-style="none" style:text-blinking="false" fo:background-color="transparent" style:font-name-asian="Arimo" style:font-size-asian="14pt" style:font-style-asian="normal" style:font-weight-asian="normal"/>
    </style:style>
    <style:style style:name="P247" style:family="paragraph" style:parent-style-name="Table_20_Contents" style:list-style-name="L47">
      <style:paragraph-properties fo:margin-top="0cm" fo:margin-bottom="0cm" fo:line-height="120%" fo:background-color="transparent" fo:padding="0.176cm" fo:border="0.035cm solid #000000" style:writing-mode="lr-tb">
        <style:background-image/>
      </style:paragraph-properties>
      <style:text-properties fo:font-variant="normal" fo:text-transform="none" fo:color="#000000" style:text-line-through-style="none" style:font-name="Arimo" style:text-underline-style="none" style:text-blinking="false" fo:background-color="transparent" style:font-name-asian="Arimo" style:font-size-asian="14pt" style:font-style-asian="normal" style:font-weight-asian="normal"/>
    </style:style>
    <style:style style:name="P248" style:family="paragraph" style:parent-style-name="Table_20_Contents" style:list-style-name="L48">
      <style:paragraph-properties fo:margin-top="0cm" fo:margin-bottom="0cm" fo:line-height="120%" fo:background-color="transparent" fo:padding="0.176cm" fo:border="0.035cm solid #000000" style:writing-mode="lr-tb">
        <style:background-image/>
      </style:paragraph-properties>
      <style:text-properties fo:font-variant="normal" fo:text-transform="none" fo:color="#000000" style:text-line-through-style="none" style:font-name="Arimo" style:text-underline-style="none" style:text-blinking="false" fo:background-color="transparent" style:font-name-asian="Arimo" style:font-size-asian="14pt" style:font-style-asian="normal" style:font-weight-asian="normal"/>
    </style:style>
    <style:style style:name="P249" style:family="paragraph" style:parent-style-name="Table_20_Contents" style:list-style-name="L49">
      <style:paragraph-properties fo:margin-top="0cm" fo:margin-bottom="0cm" fo:line-height="120%" fo:background-color="transparent" fo:padding="0.176cm" fo:border="0.035cm solid #000000" style:writing-mode="lr-tb">
        <style:background-image/>
      </style:paragraph-properties>
      <style:text-properties fo:font-variant="normal" fo:text-transform="none" fo:color="#000000" style:text-line-through-style="none" style:font-name="Arimo" style:text-underline-style="none" style:text-blinking="false" fo:background-color="transparent" style:font-name-asian="Arimo" style:font-size-asian="14pt" style:font-style-asian="normal" style:font-weight-asian="normal"/>
    </style:style>
    <style:style style:name="P250" style:family="paragraph" style:parent-style-name="Table_20_Contents" style:list-style-name="L50">
      <style:paragraph-properties fo:margin-top="0cm" fo:margin-bottom="0cm" fo:line-height="120%" fo:background-color="transparent" fo:padding="0.176cm" fo:border="0.035cm solid #000000" style:writing-mode="lr-tb">
        <style:background-image/>
      </style:paragraph-properties>
      <style:text-properties fo:font-variant="normal" fo:text-transform="none" fo:color="#000000" style:text-line-through-style="none" style:font-name="Arimo" style:text-underline-style="none" style:text-blinking="false" fo:background-color="transparent" style:font-name-asian="Arimo" style:font-size-asian="14pt" style:font-style-asian="normal" style:font-weight-asian="normal"/>
    </style:style>
    <style:style style:name="P251" style:family="paragraph" style:parent-style-name="Table_20_Contents" style:list-style-name="L51">
      <style:paragraph-properties fo:margin-top="0cm" fo:margin-bottom="0cm" fo:line-height="120%" fo:background-color="transparent" fo:padding="0.176cm" fo:border="0.035cm solid #000000" style:writing-mode="lr-tb">
        <style:background-image/>
      </style:paragraph-properties>
      <style:text-properties fo:font-variant="normal" fo:text-transform="none" fo:color="#000000" style:text-line-through-style="none" style:font-name="Arimo" style:text-underline-style="none" style:text-blinking="false" fo:background-color="transparent" style:font-name-asian="Arimo" style:font-size-asian="14pt" style:font-style-asian="normal" style:font-weight-asian="normal"/>
    </style:style>
    <style:style style:name="P252" style:family="paragraph" style:parent-style-name="Table_20_Contents" style:list-style-name="L52">
      <style:paragraph-properties fo:margin-top="0cm" fo:margin-bottom="0cm" fo:line-height="120%" fo:background-color="transparent" fo:padding="0.176cm" fo:border="0.035cm solid #000000" style:writing-mode="lr-tb">
        <style:background-image/>
      </style:paragraph-properties>
      <style:text-properties fo:font-variant="normal" fo:text-transform="none" fo:color="#000000" style:text-line-through-style="none" style:font-name="Arimo" style:text-underline-style="none" style:text-blinking="false" fo:background-color="transparent" style:font-name-asian="Arimo" style:font-size-asian="14pt" style:font-style-asian="normal" style:font-weight-asian="normal"/>
    </style:style>
    <style:style style:name="P253" style:family="paragraph" style:parent-style-name="Table_20_Contents" style:list-style-name="L53">
      <style:paragraph-properties fo:margin-top="0cm" fo:margin-bottom="0cm" fo:line-height="120%" fo:background-color="transparent" fo:padding="0.176cm" fo:border="0.035cm solid #000000" style:writing-mode="lr-tb">
        <style:background-image/>
      </style:paragraph-properties>
      <style:text-properties fo:font-variant="normal" fo:text-transform="none" fo:color="#000000" style:text-line-through-style="none" style:font-name="Arimo" style:text-underline-style="none" style:text-blinking="false" fo:background-color="transparent" style:font-name-asian="Arimo" style:font-size-asian="14pt" style:font-style-asian="normal" style:font-weight-asian="normal"/>
    </style:style>
    <style:style style:name="P254" style:family="paragraph" style:parent-style-name="Table_20_Contents" style:list-style-name="L54">
      <style:paragraph-properties fo:margin-top="0cm" fo:margin-bottom="0cm" fo:line-height="120%" fo:background-color="transparent" fo:padding="0.176cm" fo:border="0.035cm solid #000000" style:writing-mode="lr-tb">
        <style:background-image/>
      </style:paragraph-properties>
      <style:text-properties fo:font-variant="normal" fo:text-transform="none" fo:color="#000000" style:text-line-through-style="none" style:font-name="Arimo" style:text-underline-style="none" style:text-blinking="false" fo:background-color="transparent" style:font-name-asian="Arimo" style:font-size-asian="14pt" style:font-style-asian="normal" style:font-weight-asian="normal"/>
    </style:style>
    <style:style style:name="P255" style:family="paragraph" style:parent-style-name="Table_20_Contents" style:list-style-name="L55">
      <style:paragraph-properties fo:margin-top="0cm" fo:margin-bottom="0cm" fo:line-height="120%" fo:background-color="transparent" fo:padding="0.176cm" fo:border="0.035cm solid #000000" style:writing-mode="lr-tb">
        <style:background-image/>
      </style:paragraph-properties>
      <style:text-properties fo:font-variant="normal" fo:text-transform="none" fo:color="#000000" style:text-line-through-style="none" style:font-name="Arimo" style:text-underline-style="none" style:text-blinking="false" fo:background-color="transparent" style:font-name-asian="Arimo" style:font-size-asian="14pt" style:font-style-asian="normal" style:font-weight-asian="normal"/>
    </style:style>
    <style:style style:name="P256" style:family="paragraph" style:parent-style-name="Table_20_Contents" style:list-style-name="L56">
      <style:paragraph-properties fo:margin-top="0cm" fo:margin-bottom="0cm" fo:line-height="120%" fo:background-color="transparent" fo:padding="0.176cm" fo:border="0.035cm solid #000000" style:writing-mode="lr-tb">
        <style:background-image/>
      </style:paragraph-properties>
      <style:text-properties fo:font-variant="normal" fo:text-transform="none" fo:color="#000000" style:text-line-through-style="none" style:font-name="Arimo" style:text-underline-style="none" style:text-blinking="false" fo:background-color="transparent" style:font-name-asian="Arimo" style:font-size-asian="14pt" style:font-style-asian="normal" style:font-weight-asian="normal"/>
    </style:style>
    <style:style style:name="P257" style:family="paragraph" style:parent-style-name="Table_20_Contents" style:list-style-name="L57">
      <style:paragraph-properties fo:margin-top="0cm" fo:margin-bottom="0cm" fo:line-height="120%" fo:background-color="transparent" fo:padding="0.176cm" fo:border="0.035cm solid #000000" style:writing-mode="lr-tb">
        <style:background-image/>
      </style:paragraph-properties>
      <style:text-properties fo:font-variant="normal" fo:text-transform="none" fo:color="#000000" style:text-line-through-style="none" style:font-name="Arimo" style:text-underline-style="none" style:text-blinking="false" fo:background-color="transparent" style:font-name-asian="Arimo" style:font-size-asian="14pt" style:font-style-asian="normal" style:font-weight-asian="normal"/>
    </style:style>
    <style:style style:name="P258" style:family="paragraph" style:parent-style-name="Table_20_Contents" style:list-style-name="L58">
      <style:paragraph-properties fo:margin-top="0cm" fo:margin-bottom="0cm" fo:line-height="120%" fo:background-color="transparent" fo:padding="0.176cm" fo:border="0.035cm solid #000000" style:writing-mode="lr-tb">
        <style:background-image/>
      </style:paragraph-properties>
      <style:text-properties fo:font-variant="normal" fo:text-transform="none" fo:color="#000000" style:text-line-through-style="none" style:font-name="Arimo" style:text-underline-style="none" style:text-blinking="false" fo:background-color="transparent" style:font-name-asian="Arimo" style:font-size-asian="14pt" style:font-style-asian="normal" style:font-weight-asian="normal"/>
    </style:style>
    <style:style style:name="P259" style:family="paragraph" style:parent-style-name="Table_20_Contents" style:list-style-name="L59">
      <style:paragraph-properties fo:margin-top="0cm" fo:margin-bottom="0cm" fo:line-height="120%" fo:background-color="transparent" fo:padding="0.176cm" fo:border="0.035cm solid #000000" style:writing-mode="lr-tb">
        <style:background-image/>
      </style:paragraph-properties>
      <style:text-properties fo:font-variant="normal" fo:text-transform="none" fo:color="#000000" style:text-line-through-style="none" style:font-name="Arimo" style:text-underline-style="none" style:text-blinking="false" fo:background-color="transparent" style:font-name-asian="Arimo" style:font-size-asian="14pt" style:font-style-asian="normal" style:font-weight-asian="normal"/>
    </style:style>
    <style:style style:name="P260" style:family="paragraph" style:parent-style-name="Table_20_Contents" style:list-style-name="L60">
      <style:paragraph-properties fo:margin-top="0cm" fo:margin-bottom="0cm" fo:line-height="120%" fo:background-color="transparent" fo:padding="0.176cm" fo:border="0.035cm solid #000000" style:writing-mode="lr-tb">
        <style:background-image/>
      </style:paragraph-properties>
      <style:text-properties fo:font-variant="normal" fo:text-transform="none" fo:color="#000000" style:text-line-through-style="none" style:font-name="Arimo" style:text-underline-style="none" style:text-blinking="false" fo:background-color="transparent" style:font-name-asian="Arimo" style:font-size-asian="14pt" style:font-style-asian="normal" style:font-weight-asian="normal"/>
    </style:style>
    <style:style style:name="P261" style:family="paragraph" style:parent-style-name="Table_20_Contents" style:list-style-name="L61">
      <style:paragraph-properties fo:margin-top="0cm" fo:margin-bottom="0cm" fo:line-height="120%" fo:background-color="transparent" fo:padding="0.176cm" fo:border="0.035cm solid #000000" style:writing-mode="lr-tb">
        <style:background-image/>
      </style:paragraph-properties>
      <style:text-properties fo:font-variant="normal" fo:text-transform="none" fo:color="#000000" style:text-line-through-style="none" style:font-name="Arimo" style:text-underline-style="none" style:text-blinking="false" fo:background-color="transparent" style:font-name-asian="Arimo" style:font-size-asian="14pt" style:font-style-asian="normal" style:font-weight-asian="normal"/>
    </style:style>
    <style:style style:name="P262" style:family="paragraph" style:parent-style-name="Table_20_Contents" style:list-style-name="L62">
      <style:paragraph-properties fo:margin-top="0cm" fo:margin-bottom="0cm" fo:line-height="120%" fo:background-color="transparent" fo:padding="0.176cm" fo:border="0.035cm solid #000000" style:writing-mode="lr-tb">
        <style:background-image/>
      </style:paragraph-properties>
      <style:text-properties fo:font-variant="normal" fo:text-transform="none" fo:color="#000000" style:text-line-through-style="none" style:font-name="Arimo" style:text-underline-style="none" style:text-blinking="false" fo:background-color="transparent" style:font-name-asian="Arimo" style:font-size-asian="14pt" style:font-style-asian="normal" style:font-weight-asian="normal"/>
    </style:style>
    <style:style style:name="P263" style:family="paragraph" style:parent-style-name="Table_20_Contents" style:list-style-name="L63">
      <style:paragraph-properties fo:margin-top="0cm" fo:margin-bottom="0cm" fo:line-height="120%" fo:background-color="transparent" fo:padding="0.176cm" fo:border="0.035cm solid #000000" style:writing-mode="lr-tb">
        <style:background-image/>
      </style:paragraph-properties>
      <style:text-properties fo:font-variant="normal" fo:text-transform="none" fo:color="#000000" style:text-line-through-style="none" style:font-name="Arimo" style:text-underline-style="none" style:text-blinking="false" fo:background-color="transparent" style:font-name-asian="Arimo" style:font-size-asian="14pt" style:font-style-asian="normal" style:font-weight-asian="normal"/>
    </style:style>
    <style:style style:name="P264" style:family="paragraph" style:parent-style-name="Table_20_Contents" style:list-style-name="L64">
      <style:paragraph-properties fo:margin-top="0cm" fo:margin-bottom="0cm" fo:line-height="120%" fo:background-color="transparent" fo:padding="0.176cm" fo:border="0.035cm solid #000000" style:writing-mode="lr-tb">
        <style:background-image/>
      </style:paragraph-properties>
      <style:text-properties fo:font-variant="normal" fo:text-transform="none" fo:color="#000000" style:text-line-through-style="none" style:font-name="Arimo" style:text-underline-style="none" style:text-blinking="false" fo:background-color="transparent" style:font-name-asian="Arimo" style:font-size-asian="14pt" style:font-style-asian="normal" style:font-weight-asian="normal"/>
    </style:style>
    <style:style style:name="P265" style:family="paragraph" style:parent-style-name="Table_20_Contents" style:list-style-name="L65">
      <style:paragraph-properties fo:margin-top="0cm" fo:margin-bottom="0cm" fo:line-height="120%" fo:background-color="transparent" fo:padding="0.176cm" fo:border="0.035cm solid #000000" style:writing-mode="lr-tb">
        <style:background-image/>
      </style:paragraph-properties>
      <style:text-properties fo:font-variant="normal" fo:text-transform="none" fo:color="#000000" style:text-line-through-style="none" style:font-name="Arimo" style:text-underline-style="none" style:text-blinking="false" fo:background-color="transparent" style:font-name-asian="Arimo" style:font-size-asian="14pt" style:font-style-asian="normal" style:font-weight-asian="normal"/>
    </style:style>
    <style:style style:name="P266" style:family="paragraph" style:parent-style-name="Table_20_Contents" style:list-style-name="L66">
      <style:paragraph-properties fo:margin-top="0cm" fo:margin-bottom="0cm" fo:line-height="120%" fo:background-color="transparent" fo:padding="0.176cm" fo:border="0.035cm solid #000000" style:writing-mode="lr-tb">
        <style:background-image/>
      </style:paragraph-properties>
      <style:text-properties fo:font-variant="normal" fo:text-transform="none" fo:color="#000000" style:text-line-through-style="none" style:font-name="Arimo" style:text-underline-style="none" style:text-blinking="false" fo:background-color="transparent" style:font-name-asian="Arimo" style:font-size-asian="14pt" style:font-style-asian="normal" style:font-weight-asian="normal"/>
    </style:style>
    <style:style style:name="P267" style:family="paragraph" style:parent-style-name="Table_20_Contents" style:list-style-name="L67">
      <style:paragraph-properties fo:margin-top="0cm" fo:margin-bottom="0cm" fo:line-height="120%" fo:background-color="transparent" fo:padding="0.176cm" fo:border="0.035cm solid #000000" style:writing-mode="lr-tb">
        <style:background-image/>
      </style:paragraph-properties>
      <style:text-properties fo:font-variant="normal" fo:text-transform="none" fo:color="#000000" style:text-line-through-style="none" style:font-name="Arimo" style:text-underline-style="none" style:text-blinking="false" fo:background-color="transparent" style:font-name-asian="Arimo" style:font-size-asian="14pt" style:font-style-asian="normal" style:font-weight-asian="normal"/>
    </style:style>
    <style:style style:name="P268" style:family="paragraph" style:parent-style-name="Table_20_Contents" style:list-style-name="L68">
      <style:paragraph-properties fo:margin-top="0cm" fo:margin-bottom="0cm" fo:line-height="120%" fo:background-color="transparent" fo:padding="0.176cm" fo:border="0.035cm solid #000000" style:writing-mode="lr-tb">
        <style:background-image/>
      </style:paragraph-properties>
      <style:text-properties fo:font-variant="normal" fo:text-transform="none" fo:color="#000000" style:text-line-through-style="none" style:font-name="Arimo" style:text-underline-style="none" style:text-blinking="false" fo:background-color="transparent" style:font-name-asian="Arimo" style:font-size-asian="14pt" style:font-style-asian="normal" style:font-weight-asian="normal"/>
    </style:style>
    <style:style style:name="P269" style:family="paragraph" style:parent-style-name="Table_20_Contents" style:list-style-name="L69">
      <style:paragraph-properties fo:margin-top="0cm" fo:margin-bottom="0cm" fo:line-height="120%" fo:background-color="transparent" fo:padding="0.176cm" fo:border="0.035cm solid #000000" style:writing-mode="lr-tb">
        <style:background-image/>
      </style:paragraph-properties>
      <style:text-properties fo:font-variant="normal" fo:text-transform="none" fo:color="#000000" style:text-line-through-style="none" style:font-name="Arimo" style:text-underline-style="none" style:text-blinking="false" fo:background-color="transparent" style:font-name-asian="Arimo" style:font-size-asian="14pt" style:font-style-asian="normal" style:font-weight-asian="normal"/>
    </style:style>
    <style:style style:name="P270" style:family="paragraph" style:parent-style-name="Table_20_Contents" style:list-style-name="L70">
      <style:paragraph-properties fo:margin-top="0cm" fo:margin-bottom="0cm" fo:line-height="120%" fo:background-color="transparent" fo:padding="0.176cm" fo:border="0.035cm solid #000000" style:writing-mode="lr-tb">
        <style:background-image/>
      </style:paragraph-properties>
      <style:text-properties fo:font-variant="normal" fo:text-transform="none" fo:color="#000000" style:text-line-through-style="none" style:font-name="Arimo" style:text-underline-style="none" style:text-blinking="false" fo:background-color="transparent" style:font-name-asian="Arimo" style:font-size-asian="14pt" style:font-style-asian="normal" style:font-weight-asian="normal"/>
    </style:style>
    <style:style style:name="P271" style:family="paragraph" style:parent-style-name="Table_20_Contents" style:list-style-name="L71">
      <style:paragraph-properties fo:margin-top="0cm" fo:margin-bottom="0cm" fo:line-height="120%" fo:background-color="transparent" fo:padding="0.176cm" fo:border="0.035cm solid #000000" style:writing-mode="lr-tb">
        <style:background-image/>
      </style:paragraph-properties>
      <style:text-properties fo:font-variant="normal" fo:text-transform="none" fo:color="#000000" style:text-line-through-style="none" style:font-name="Arimo" style:text-underline-style="none" style:text-blinking="false" fo:background-color="transparent" style:font-name-asian="Arimo" style:font-size-asian="14pt" style:font-style-asian="normal" style:font-weight-asian="normal"/>
    </style:style>
    <style:style style:name="P272" style:family="paragraph" style:parent-style-name="Table_20_Contents" style:list-style-name="L72">
      <style:paragraph-properties fo:margin-top="0cm" fo:margin-bottom="0cm" fo:line-height="120%" fo:background-color="transparent" fo:padding="0.176cm" fo:border="0.035cm solid #000000" style:writing-mode="lr-tb">
        <style:background-image/>
      </style:paragraph-properties>
      <style:text-properties fo:font-variant="normal" fo:text-transform="none" fo:color="#000000" style:text-line-through-style="none" style:font-name="Arimo" style:text-underline-style="none" style:text-blinking="false" fo:background-color="transparent" style:font-name-asian="Arimo" style:font-size-asian="14pt" style:font-style-asian="normal" style:font-weight-asian="normal"/>
    </style:style>
    <style:style style:name="P273" style:family="paragraph" style:parent-style-name="Table_20_Contents" style:list-style-name="L73">
      <style:paragraph-properties fo:margin-top="0cm" fo:margin-bottom="0cm" fo:line-height="120%" fo:background-color="transparent" fo:padding="0.176cm" fo:border="0.035cm solid #000000" style:writing-mode="lr-tb">
        <style:background-image/>
      </style:paragraph-properties>
      <style:text-properties fo:font-variant="normal" fo:text-transform="none" fo:color="#000000" style:text-line-through-style="none" style:font-name="Arimo" style:text-underline-style="none" style:text-blinking="false" fo:background-color="transparent" style:font-name-asian="Arimo" style:font-size-asian="14pt" style:font-style-asian="normal" style:font-weight-asian="normal"/>
    </style:style>
    <style:style style:name="P274" style:family="paragraph" style:parent-style-name="Table_20_Contents" style:list-style-name="L74">
      <style:paragraph-properties fo:margin-top="0cm" fo:margin-bottom="0cm" fo:line-height="120%" fo:background-color="transparent" fo:padding="0.176cm" fo:border="0.035cm solid #000000" style:writing-mode="lr-tb">
        <style:background-image/>
      </style:paragraph-properties>
      <style:text-properties fo:font-variant="normal" fo:text-transform="none" fo:color="#000000" style:text-line-through-style="none" style:font-name="Arimo" style:text-underline-style="none" style:text-blinking="false" fo:background-color="transparent" style:font-name-asian="Arimo" style:font-size-asian="14pt" style:font-style-asian="normal" style:font-weight-asian="normal"/>
    </style:style>
    <style:style style:name="P275" style:family="paragraph" style:parent-style-name="Table_20_Contents" style:list-style-name="L11">
      <style:paragraph-properties fo:margin-top="0cm" fo:margin-bottom="0cm" fo:line-height="138%" fo:background-color="transparent" fo:padding="0.176cm" fo:border="0.035cm solid #000000" style:writing-mode="lr-tb">
        <style:background-image/>
      </style:paragraph-properties>
      <style:text-properties fo:font-variant="normal" fo:text-transform="none" fo:color="#000000" style:text-line-through-style="none" style:font-name="Arimo" style:text-underline-style="none" style:text-blinking="false" style:font-name-asian="Arimo"/>
    </style:style>
    <style:style style:name="P276" style:family="paragraph" style:parent-style-name="Table_20_Contents" style:list-style-name="L12">
      <style:paragraph-properties fo:margin-top="0cm" fo:margin-bottom="0cm" fo:line-height="138%" fo:background-color="transparent" fo:padding="0.176cm" fo:border="0.035cm solid #000000" style:writing-mode="lr-tb">
        <style:background-image/>
      </style:paragraph-properties>
      <style:text-properties fo:font-variant="normal" fo:text-transform="none" fo:color="#000000" style:text-line-through-style="none" style:font-name="Arimo" style:text-underline-style="none" style:text-blinking="false" style:font-name-asian="Arimo"/>
    </style:style>
    <style:style style:name="P277" style:family="paragraph" style:parent-style-name="Table_20_Contents" style:list-style-name="L13">
      <style:paragraph-properties fo:margin-top="0cm" fo:margin-bottom="0cm" fo:line-height="138%" fo:background-color="transparent" fo:padding="0.176cm" fo:border="0.035cm solid #000000" style:writing-mode="lr-tb">
        <style:background-image/>
      </style:paragraph-properties>
      <style:text-properties fo:font-variant="normal" fo:text-transform="none" fo:color="#000000" style:text-line-through-style="none" style:font-name="Arimo" style:text-underline-style="none" style:text-blinking="false" style:font-name-asian="Arimo"/>
    </style:style>
    <style:style style:name="P278" style:family="paragraph" style:parent-style-name="Table_20_Contents" style:list-style-name="L14">
      <style:paragraph-properties fo:margin-top="0cm" fo:margin-bottom="0cm" fo:line-height="138%" fo:background-color="transparent" fo:padding="0.176cm" fo:border="0.035cm solid #000000" style:writing-mode="lr-tb">
        <style:background-image/>
      </style:paragraph-properties>
      <style:text-properties fo:font-variant="normal" fo:text-transform="none" fo:color="#000000" style:text-line-through-style="none" style:font-name="Arimo" style:text-underline-style="none" style:text-blinking="false" style:font-name-asian="Arimo"/>
    </style:style>
    <style:style style:name="P279" style:family="paragraph" style:parent-style-name="Table_20_Contents" style:list-style-name="L15">
      <style:paragraph-properties fo:margin-top="0cm" fo:margin-bottom="0cm" fo:line-height="138%" fo:background-color="transparent" fo:padding="0.176cm" fo:border="0.035cm solid #000000" style:writing-mode="lr-tb">
        <style:background-image/>
      </style:paragraph-properties>
      <style:text-properties fo:font-variant="normal" fo:text-transform="none" fo:color="#000000" style:text-line-through-style="none" style:font-name="Arimo" style:text-underline-style="none" style:text-blinking="false" style:font-name-asian="Arimo"/>
    </style:style>
    <style:style style:name="P280" style:family="paragraph" style:parent-style-name="Table_20_Contents" style:list-style-name="L16">
      <style:paragraph-properties fo:margin-top="0cm" fo:margin-bottom="0cm" fo:line-height="138%" fo:background-color="transparent" fo:padding="0.176cm" fo:border="0.035cm solid #000000" style:writing-mode="lr-tb">
        <style:background-image/>
      </style:paragraph-properties>
      <style:text-properties fo:font-variant="normal" fo:text-transform="none" fo:color="#000000" style:text-line-through-style="none" style:font-name="Arimo" style:text-underline-style="none" style:text-blinking="false" style:font-name-asian="Arimo"/>
    </style:style>
    <style:style style:name="P281" style:family="paragraph" style:parent-style-name="Table_20_Contents" style:list-style-name="L17">
      <style:paragraph-properties fo:margin-top="0cm" fo:margin-bottom="0cm" fo:line-height="138%" fo:background-color="transparent" fo:padding="0.176cm" fo:border="0.035cm solid #000000" style:writing-mode="lr-tb">
        <style:background-image/>
      </style:paragraph-properties>
      <style:text-properties fo:font-variant="normal" fo:text-transform="none" fo:color="#000000" style:text-line-through-style="none" style:font-name="Arimo" style:text-underline-style="none" style:text-blinking="false" style:font-name-asian="Arimo"/>
    </style:style>
    <style:style style:name="P282" style:family="paragraph" style:parent-style-name="Table_20_Contents" style:list-style-name="L18">
      <style:paragraph-properties fo:margin-top="0cm" fo:margin-bottom="0cm" fo:line-height="138%" fo:background-color="transparent" fo:padding="0.176cm" fo:border="0.035cm solid #000000" style:writing-mode="lr-tb">
        <style:background-image/>
      </style:paragraph-properties>
      <style:text-properties fo:font-variant="normal" fo:text-transform="none" fo:color="#000000" style:text-line-through-style="none" style:font-name="Arimo" style:text-underline-style="none" style:text-blinking="false" style:font-name-asian="Arimo"/>
    </style:style>
    <style:style style:name="P283" style:family="paragraph" style:parent-style-name="Table_20_Contents" style:list-style-name="L19">
      <style:paragraph-properties fo:margin-top="0cm" fo:margin-bottom="0cm" fo:line-height="138%" fo:background-color="transparent" fo:padding="0.176cm" fo:border="0.035cm solid #000000" style:writing-mode="lr-tb">
        <style:background-image/>
      </style:paragraph-properties>
      <style:text-properties fo:font-variant="normal" fo:text-transform="none" fo:color="#000000" style:text-line-through-style="none" style:font-name="Arimo" style:text-underline-style="none" style:text-blinking="false" style:font-name-asian="Arimo"/>
    </style:style>
    <style:style style:name="P284" style:family="paragraph" style:parent-style-name="Table_20_Contents" style:list-style-name="L21">
      <style:paragraph-properties fo:margin-top="0cm" fo:margin-bottom="0cm" fo:line-height="138%" fo:background-color="transparent" fo:padding="0.176cm" fo:border="0.035cm solid #000000" style:writing-mode="lr-tb">
        <style:background-image/>
      </style:paragraph-properties>
      <style:text-properties fo:font-variant="normal" fo:text-transform="none" fo:color="#000000" style:text-line-through-style="none" style:font-name="Arimo" style:text-underline-style="none" style:text-blinking="false" style:font-name-asian="Arimo"/>
    </style:style>
    <style:style style:name="P285" style:family="paragraph" style:parent-style-name="Table_20_Contents" style:list-style-name="L22">
      <style:paragraph-properties fo:margin-top="0cm" fo:margin-bottom="0cm" fo:line-height="138%" fo:background-color="transparent" fo:padding="0.176cm" fo:border="0.035cm solid #000000" style:writing-mode="lr-tb">
        <style:background-image/>
      </style:paragraph-properties>
      <style:text-properties fo:font-variant="normal" fo:text-transform="none" fo:color="#000000" style:text-line-through-style="none" style:font-name="Arimo" style:text-underline-style="none" style:text-blinking="false" style:font-name-asian="Arimo"/>
    </style:style>
    <style:style style:name="P286" style:family="paragraph" style:parent-style-name="Table_20_Contents" style:list-style-name="L27">
      <style:paragraph-properties fo:margin-top="0cm" fo:margin-bottom="0cm" fo:line-height="138%" fo:background-color="transparent" fo:padding="0.176cm" fo:border="0.035cm solid #000000" style:writing-mode="lr-tb">
        <style:background-image/>
      </style:paragraph-properties>
      <style:text-properties fo:font-variant="normal" fo:text-transform="none" fo:color="#000000" style:text-line-through-style="none" style:font-name="Arimo" style:text-underline-style="none" style:text-blinking="false" style:font-name-asian="Arimo"/>
    </style:style>
    <style:style style:name="P287" style:family="paragraph" style:parent-style-name="Table_20_Contents" style:list-style-name="L28">
      <style:paragraph-properties fo:margin-top="0cm" fo:margin-bottom="0cm" fo:line-height="138%" fo:background-color="transparent" fo:padding="0.176cm" fo:border="0.035cm solid #000000" style:writing-mode="lr-tb">
        <style:background-image/>
      </style:paragraph-properties>
      <style:text-properties fo:font-variant="normal" fo:text-transform="none" fo:color="#000000" style:text-line-through-style="none" style:font-name="Arimo" style:text-underline-style="none" style:text-blinking="false" style:font-name-asian="Arimo"/>
    </style:style>
    <style:style style:name="P288" style:family="paragraph" style:parent-style-name="Table_20_Contents" style:list-style-name="L31">
      <style:paragraph-properties fo:margin-top="0cm" fo:margin-bottom="0cm" fo:line-height="138%" fo:background-color="transparent" fo:padding="0.176cm" fo:border="0.035cm solid #000000" style:writing-mode="lr-tb">
        <style:background-image/>
      </style:paragraph-properties>
      <style:text-properties fo:font-variant="normal" fo:text-transform="none" fo:color="#000000" style:text-line-through-style="none" style:font-name="Arimo" style:text-underline-style="none" style:text-blinking="false" style:font-name-asian="Arimo"/>
    </style:style>
    <style:style style:name="P289" style:family="paragraph" style:parent-style-name="Table_20_Contents" style:list-style-name="L32">
      <style:paragraph-properties fo:margin-top="0cm" fo:margin-bottom="0cm" fo:line-height="138%" fo:background-color="transparent" fo:padding="0.176cm" fo:border="0.035cm solid #000000" style:writing-mode="lr-tb">
        <style:background-image/>
      </style:paragraph-properties>
      <style:text-properties fo:font-variant="normal" fo:text-transform="none" fo:color="#000000" style:text-line-through-style="none" style:font-name="Arimo" style:text-underline-style="none" style:text-blinking="false" style:font-name-asian="Arimo"/>
    </style:style>
    <style:style style:name="P290" style:family="paragraph" style:parent-style-name="Table_20_Contents" style:list-style-name="L33">
      <style:paragraph-properties fo:margin-top="0cm" fo:margin-bottom="0cm" fo:line-height="138%" fo:background-color="transparent" fo:padding="0.176cm" fo:border="0.035cm solid #000000" style:writing-mode="lr-tb">
        <style:background-image/>
      </style:paragraph-properties>
      <style:text-properties fo:font-variant="normal" fo:text-transform="none" fo:color="#000000" style:text-line-through-style="none" style:font-name="Arimo" style:text-underline-style="none" style:text-blinking="false" style:font-name-asian="Arimo"/>
    </style:style>
    <style:style style:name="P291" style:family="paragraph" style:parent-style-name="Table_20_Contents" style:list-style-name="L35">
      <style:paragraph-properties fo:margin-top="0cm" fo:margin-bottom="0cm" fo:line-height="138%" fo:background-color="transparent" fo:padding="0.176cm" fo:border="0.035cm solid #000000" style:writing-mode="lr-tb">
        <style:background-image/>
      </style:paragraph-properties>
      <style:text-properties fo:font-variant="normal" fo:text-transform="none" fo:color="#000000" style:text-line-through-style="none" style:font-name="Arimo" style:text-underline-style="none" style:text-blinking="false" style:font-name-asian="Arimo"/>
    </style:style>
    <style:style style:name="P292" style:family="paragraph" style:parent-style-name="Table_20_Contents" style:list-style-name="L36">
      <style:paragraph-properties fo:margin-top="0cm" fo:margin-bottom="0cm" fo:line-height="138%" fo:background-color="transparent" fo:padding="0.176cm" fo:border="0.035cm solid #000000" style:writing-mode="lr-tb">
        <style:background-image/>
      </style:paragraph-properties>
      <style:text-properties fo:font-variant="normal" fo:text-transform="none" fo:color="#000000" style:text-line-through-style="none" style:font-name="Arimo" style:text-underline-style="none" style:text-blinking="false" style:font-name-asian="Arimo"/>
    </style:style>
    <style:style style:name="P293" style:family="paragraph" style:parent-style-name="Table_20_Contents" style:list-style-name="L11">
      <style:paragraph-properties fo:margin-top="0cm" fo:margin-bottom="0.423cm" fo:line-height="138%" fo:background-color="transparent" fo:padding="0.176cm" fo:border="0.035cm solid #000000" style:writing-mode="lr-tb">
        <style:background-image/>
      </style:paragraph-properties>
      <style:text-properties fo:font-variant="normal" fo:text-transform="none" fo:color="#000000" style:text-line-through-style="none" style:font-name="Arimo" style:text-underline-style="none" style:text-blinking="false" fo:background-color="transparent" style:font-name-asian="Arimo" style:font-size-asian="11pt" style:font-style-asian="normal" style:font-weight-asian="normal"/>
    </style:style>
    <style:style style:name="P294" style:family="paragraph" style:parent-style-name="Table_20_Contents" style:list-style-name="L19">
      <style:paragraph-properties fo:margin-top="0cm" fo:margin-bottom="0.423cm" fo:line-height="138%" fo:background-color="transparent" fo:padding="0.176cm" fo:border="0.035cm solid #000000" style:writing-mode="lr-tb">
        <style:background-image/>
      </style:paragraph-properties>
      <style:text-properties fo:font-variant="normal" fo:text-transform="none" fo:color="#000000" style:text-line-through-style="none" style:font-name="Arimo" style:text-underline-style="none" style:text-blinking="false" fo:background-color="transparent" style:font-name-asian="Arimo" style:font-size-asian="11pt" style:font-style-asian="normal" style:font-weight-asian="normal"/>
    </style:style>
    <style:style style:name="P295" style:family="paragraph" style:parent-style-name="Table_20_Contents" style:list-style-name="L28">
      <style:paragraph-properties fo:margin-top="0cm" fo:margin-bottom="0.423cm" fo:line-height="138%" fo:background-color="transparent" fo:padding="0.176cm" fo:border="0.035cm solid #000000" style:writing-mode="lr-tb">
        <style:background-image/>
      </style:paragraph-properties>
      <style:text-properties fo:font-variant="normal" fo:text-transform="none" fo:color="#000000" style:text-line-through-style="none" style:font-name="Arimo" style:text-underline-style="none" style:text-blinking="false" fo:background-color="transparent" style:font-name-asian="Arimo" style:font-size-asian="11pt" style:font-style-asian="normal" style:font-weight-asian="normal"/>
    </style:style>
    <style:style style:name="P296" style:family="paragraph" style:parent-style-name="Table_20_Contents" style:list-style-name="L12">
      <style:paragraph-properties fo:margin-top="0cm" fo:margin-bottom="0.423cm" fo:line-height="138%" fo:background-color="transparent" fo:padding="0.176cm" fo:border="0.035cm solid #000000" style:writing-mode="lr-tb">
        <style:background-image/>
      </style:paragraph-properties>
      <style:text-properties fo:font-variant="normal" fo:text-transform="none" fo:color="#000000" style:text-line-through-style="none" style:font-name="Arimo" style:text-underline-style="none" style:text-blinking="false" fo:background-color="transparent" style:font-name-asian="Arimo" style:font-size-asian="12pt" style:font-style-asian="normal" style:font-weight-asian="normal"/>
    </style:style>
    <style:style style:name="P297" style:family="paragraph" style:parent-style-name="Table_20_Contents" style:list-style-name="L13">
      <style:paragraph-properties fo:margin-top="0cm" fo:margin-bottom="0.423cm" fo:line-height="138%" fo:background-color="transparent" fo:padding="0.176cm" fo:border="0.035cm solid #000000" style:writing-mode="lr-tb">
        <style:background-image/>
      </style:paragraph-properties>
      <style:text-properties fo:font-variant="normal" fo:text-transform="none" fo:color="#000000" style:text-line-through-style="none" style:font-name="Arimo" style:text-underline-style="none" style:text-blinking="false" fo:background-color="transparent" style:font-name-asian="Arimo" style:font-size-asian="12pt" style:font-style-asian="normal" style:font-weight-asian="normal"/>
    </style:style>
    <style:style style:name="P298" style:family="paragraph" style:parent-style-name="Table_20_Contents" style:list-style-name="L14">
      <style:paragraph-properties fo:margin-top="0cm" fo:margin-bottom="0.423cm" fo:line-height="138%" fo:background-color="transparent" fo:padding="0.176cm" fo:border="0.035cm solid #000000" style:writing-mode="lr-tb">
        <style:background-image/>
      </style:paragraph-properties>
      <style:text-properties fo:font-variant="normal" fo:text-transform="none" fo:color="#000000" style:text-line-through-style="none" style:font-name="Arimo" style:text-underline-style="none" style:text-blinking="false" fo:background-color="transparent" style:font-name-asian="Arimo" style:font-size-asian="12pt" style:font-style-asian="normal" style:font-weight-asian="normal"/>
    </style:style>
    <style:style style:name="P299" style:family="paragraph" style:parent-style-name="Table_20_Contents" style:list-style-name="L16">
      <style:paragraph-properties fo:margin-top="0cm" fo:margin-bottom="0.423cm" fo:line-height="138%" fo:background-color="transparent" fo:padding="0.176cm" fo:border="0.035cm solid #000000" style:writing-mode="lr-tb">
        <style:background-image/>
      </style:paragraph-properties>
      <style:text-properties fo:font-variant="normal" fo:text-transform="none" fo:color="#000000" style:text-line-through-style="none" style:font-name="Arimo" style:text-underline-style="none" style:text-blinking="false" fo:background-color="transparent" style:font-name-asian="Arimo" style:font-size-asian="12pt" style:font-style-asian="normal" style:font-weight-asian="normal"/>
    </style:style>
    <style:style style:name="P300" style:family="paragraph" style:parent-style-name="Table_20_Contents" style:list-style-name="L17">
      <style:paragraph-properties fo:margin-top="0cm" fo:margin-bottom="0.423cm" fo:line-height="138%" fo:background-color="transparent" fo:padding="0.176cm" fo:border="0.035cm solid #000000" style:writing-mode="lr-tb">
        <style:background-image/>
      </style:paragraph-properties>
      <style:text-properties fo:font-variant="normal" fo:text-transform="none" fo:color="#000000" style:text-line-through-style="none" style:font-name="Arimo" style:text-underline-style="none" style:text-blinking="false" fo:background-color="transparent" style:font-name-asian="Arimo" style:font-size-asian="12pt" style:font-style-asian="normal" style:font-weight-asian="normal"/>
    </style:style>
    <style:style style:name="P301" style:family="paragraph" style:parent-style-name="Table_20_Contents" style:list-style-name="L18">
      <style:paragraph-properties fo:margin-top="0cm" fo:margin-bottom="0.423cm" fo:line-height="138%" fo:background-color="transparent" fo:padding="0.176cm" fo:border="0.035cm solid #000000" style:writing-mode="lr-tb">
        <style:background-image/>
      </style:paragraph-properties>
      <style:text-properties fo:font-variant="normal" fo:text-transform="none" fo:color="#000000" style:text-line-through-style="none" style:font-name="Arimo" style:text-underline-style="none" style:text-blinking="false" fo:background-color="transparent" style:font-name-asian="Arimo" style:font-size-asian="12pt" style:font-style-asian="normal" style:font-weight-asian="normal"/>
    </style:style>
    <style:style style:name="P302" style:family="paragraph" style:parent-style-name="Table_20_Contents" style:list-style-name="L21">
      <style:paragraph-properties fo:margin-top="0cm" fo:margin-bottom="0.423cm" fo:line-height="138%" fo:background-color="transparent" fo:padding="0.176cm" fo:border="0.035cm solid #000000" style:writing-mode="lr-tb">
        <style:background-image/>
      </style:paragraph-properties>
      <style:text-properties fo:font-variant="normal" fo:text-transform="none" fo:color="#000000" style:text-line-through-style="none" style:font-name="Arimo" style:text-underline-style="none" style:text-blinking="false" fo:background-color="transparent" style:font-name-asian="Arimo" style:font-size-asian="12pt" style:font-style-asian="normal" style:font-weight-asian="normal"/>
    </style:style>
    <style:style style:name="P303" style:family="paragraph" style:parent-style-name="Table_20_Contents" style:list-style-name="L22">
      <style:paragraph-properties fo:margin-top="0cm" fo:margin-bottom="0.423cm" fo:line-height="138%" fo:background-color="transparent" fo:padding="0.176cm" fo:border="0.035cm solid #000000" style:writing-mode="lr-tb">
        <style:background-image/>
      </style:paragraph-properties>
      <style:text-properties fo:font-variant="normal" fo:text-transform="none" fo:color="#000000" style:text-line-through-style="none" style:font-name="Arimo" style:text-underline-style="none" style:text-blinking="false" fo:background-color="transparent" style:font-name-asian="Arimo" style:font-size-asian="12pt" style:font-style-asian="normal" style:font-weight-asian="normal"/>
    </style:style>
    <style:style style:name="P304" style:family="paragraph" style:parent-style-name="Table_20_Contents" style:list-style-name="L27">
      <style:paragraph-properties fo:margin-top="0cm" fo:margin-bottom="0.423cm" fo:line-height="138%" fo:background-color="transparent" fo:padding="0.176cm" fo:border="0.035cm solid #000000" style:writing-mode="lr-tb">
        <style:background-image/>
      </style:paragraph-properties>
      <style:text-properties fo:font-variant="normal" fo:text-transform="none" fo:color="#000000" style:text-line-through-style="none" style:font-name="Arimo" style:text-underline-style="none" style:text-blinking="false" fo:background-color="transparent" style:font-name-asian="Arimo" style:font-size-asian="12pt" style:font-style-asian="normal" style:font-weight-asian="normal"/>
    </style:style>
    <style:style style:name="P305" style:family="paragraph" style:parent-style-name="Table_20_Contents" style:list-style-name="L31">
      <style:paragraph-properties fo:margin-top="0cm" fo:margin-bottom="0.423cm" fo:line-height="138%" fo:background-color="transparent" fo:padding="0.176cm" fo:border="0.035cm solid #000000" style:writing-mode="lr-tb">
        <style:background-image/>
      </style:paragraph-properties>
      <style:text-properties fo:font-variant="normal" fo:text-transform="none" fo:color="#000000" style:text-line-through-style="none" style:font-name="Arimo" style:text-underline-style="none" style:text-blinking="false" fo:background-color="transparent" style:font-name-asian="Arimo" style:font-size-asian="12pt" style:font-style-asian="normal" style:font-weight-asian="normal"/>
    </style:style>
    <style:style style:name="P306" style:family="paragraph" style:parent-style-name="Table_20_Contents" style:list-style-name="L32">
      <style:paragraph-properties fo:margin-top="0cm" fo:margin-bottom="0.423cm" fo:line-height="138%" fo:background-color="transparent" fo:padding="0.176cm" fo:border="0.035cm solid #000000" style:writing-mode="lr-tb">
        <style:background-image/>
      </style:paragraph-properties>
      <style:text-properties fo:font-variant="normal" fo:text-transform="none" fo:color="#000000" style:text-line-through-style="none" style:font-name="Arimo" style:text-underline-style="none" style:text-blinking="false" fo:background-color="transparent" style:font-name-asian="Arimo" style:font-size-asian="12pt" style:font-style-asian="normal" style:font-weight-asian="normal"/>
    </style:style>
    <style:style style:name="P307" style:family="paragraph" style:parent-style-name="Table_20_Contents" style:list-style-name="L33">
      <style:paragraph-properties fo:margin-top="0cm" fo:margin-bottom="0.423cm" fo:line-height="138%" fo:background-color="transparent" fo:padding="0.176cm" fo:border="0.035cm solid #000000" style:writing-mode="lr-tb">
        <style:background-image/>
      </style:paragraph-properties>
      <style:text-properties fo:font-variant="normal" fo:text-transform="none" fo:color="#000000" style:text-line-through-style="none" style:font-name="Arimo" style:text-underline-style="none" style:text-blinking="false" fo:background-color="transparent" style:font-name-asian="Arimo" style:font-size-asian="12pt" style:font-style-asian="normal" style:font-weight-asian="normal"/>
    </style:style>
    <style:style style:name="P308" style:family="paragraph" style:parent-style-name="Table_20_Contents" style:list-style-name="L35">
      <style:paragraph-properties fo:margin-top="0cm" fo:margin-bottom="0.423cm" fo:line-height="138%" fo:background-color="transparent" fo:padding="0.176cm" fo:border="0.035cm solid #000000" style:writing-mode="lr-tb">
        <style:background-image/>
      </style:paragraph-properties>
      <style:text-properties fo:font-variant="normal" fo:text-transform="none" fo:color="#000000" style:text-line-through-style="none" style:font-name="Arimo" style:text-underline-style="none" style:text-blinking="false" fo:background-color="transparent" style:font-name-asian="Arimo" style:font-size-asian="12pt" style:font-style-asian="normal" style:font-weight-asian="normal"/>
    </style:style>
    <style:style style:name="P309" style:family="paragraph" style:parent-style-name="Table_20_Contents" style:list-style-name="L36">
      <style:paragraph-properties fo:margin-top="0cm" fo:margin-bottom="0.423cm" fo:line-height="138%" fo:background-color="transparent" fo:padding="0.176cm" fo:border="0.035cm solid #000000" style:writing-mode="lr-tb">
        <style:background-image/>
      </style:paragraph-properties>
      <style:text-properties fo:font-variant="normal" fo:text-transform="none" fo:color="#000000" style:text-line-through-style="none" style:font-name="Arimo" style:text-underline-style="none" style:text-blinking="false" fo:background-color="transparent" style:font-name-asian="Arimo" style:font-size-asian="12pt" style:font-style-asian="normal" style:font-weight-asian="normal"/>
    </style:style>
    <style:style style:name="P310" style:family="paragraph" style:parent-style-name="Table_20_Contents" style:list-style-name="L15">
      <style:paragraph-properties fo:margin-top="0cm" fo:margin-bottom="0.423cm" fo:line-height="138%" fo:background-color="transparent" fo:padding="0.176cm" fo:border="0.035cm solid #000000" style:writing-mode="lr-tb">
        <style:background-image/>
      </style:paragraph-properties>
      <style:text-properties fo:font-variant="normal" fo:text-transform="none" fo:color="#000000" style:text-line-through-style="none" style:font-name="Arimo" style:text-underline-style="none" style:text-blinking="false" fo:background-color="transparent" style:font-name-asian="Arimo"/>
    </style:style>
    <style:style style:name="P311" style:family="paragraph" style:parent-style-name="Table_20_Contents" style:list-style-name="L20">
      <style:paragraph-properties fo:margin-top="0cm" fo:margin-bottom="0.423cm" fo:line-height="138%" fo:background-color="transparent" fo:padding="0.176cm" fo:border="0.035cm solid #000000" style:writing-mode="lr-tb">
        <style:background-image/>
      </style:paragraph-properties>
      <style:text-properties fo:font-variant="normal" fo:text-transform="none" fo:color="#000000" style:text-line-through-style="none" style:font-name="Arimo" style:text-underline-style="none" style:text-blinking="false" style:font-name-asian="Arimo"/>
    </style:style>
    <style:style style:name="P312" style:family="paragraph" style:parent-style-name="Table_20_Contents" style:list-style-name="L23">
      <style:paragraph-properties fo:margin-top="0cm" fo:margin-bottom="0.423cm" fo:line-height="138%" fo:background-color="transparent" fo:padding="0.176cm" fo:border="0.035cm solid #000000" style:writing-mode="lr-tb">
        <style:background-image/>
      </style:paragraph-properties>
      <style:text-properties fo:font-variant="normal" fo:text-transform="none" fo:color="#000000" style:text-line-through-style="none" style:font-name="Arimo" style:text-underline-style="none" style:text-blinking="false" style:font-name-asian="Arimo"/>
    </style:style>
    <style:style style:name="P313" style:family="paragraph" style:parent-style-name="Table_20_Contents" style:list-style-name="L24">
      <style:paragraph-properties fo:margin-top="0cm" fo:margin-bottom="0.423cm" fo:line-height="138%" fo:background-color="transparent" fo:padding="0.176cm" fo:border="0.035cm solid #000000" style:writing-mode="lr-tb">
        <style:background-image/>
      </style:paragraph-properties>
      <style:text-properties fo:font-variant="normal" fo:text-transform="none" fo:color="#000000" style:text-line-through-style="none" style:font-name="Arimo" style:text-underline-style="none" style:text-blinking="false" style:font-name-asian="Arimo"/>
    </style:style>
    <style:style style:name="P314" style:family="paragraph" style:parent-style-name="Table_20_Contents" style:list-style-name="L26">
      <style:paragraph-properties fo:margin-top="0cm" fo:margin-bottom="0.423cm" fo:line-height="138%" fo:background-color="transparent" fo:padding="0.176cm" fo:border="0.035cm solid #000000" style:writing-mode="lr-tb">
        <style:background-image/>
      </style:paragraph-properties>
      <style:text-properties fo:font-variant="normal" fo:text-transform="none" fo:color="#000000" style:text-line-through-style="none" style:font-name="Arimo" style:text-underline-style="none" style:text-blinking="false" style:font-name-asian="Arimo"/>
    </style:style>
    <style:style style:name="P315" style:family="paragraph" style:parent-style-name="Table_20_Contents" style:list-style-name="L29">
      <style:paragraph-properties fo:margin-top="0cm" fo:margin-bottom="0.423cm" fo:line-height="138%" fo:background-color="transparent" fo:padding="0.176cm" fo:border="0.035cm solid #000000" style:writing-mode="lr-tb">
        <style:background-image/>
      </style:paragraph-properties>
      <style:text-properties fo:font-variant="normal" fo:text-transform="none" fo:color="#000000" style:text-line-through-style="none" style:font-name="Arimo" style:text-underline-style="none" style:text-blinking="false" style:font-name-asian="Arimo"/>
    </style:style>
    <style:style style:name="P316" style:family="paragraph" style:parent-style-name="Table_20_Contents" style:list-style-name="L30">
      <style:paragraph-properties fo:margin-top="0cm" fo:margin-bottom="0.423cm" fo:line-height="138%" fo:background-color="transparent" fo:padding="0.176cm" fo:border="0.035cm solid #000000" style:writing-mode="lr-tb">
        <style:background-image/>
      </style:paragraph-properties>
      <style:text-properties fo:font-variant="normal" fo:text-transform="none" fo:color="#000000" style:text-line-through-style="none" style:font-name="Arimo" style:text-underline-style="none" style:text-blinking="false" style:font-name-asian="Arimo"/>
    </style:style>
    <style:style style:name="P317" style:family="paragraph" style:parent-style-name="Table_20_Contents" style:list-style-name="L34">
      <style:paragraph-properties fo:margin-top="0cm" fo:margin-bottom="0.423cm" fo:line-height="138%" fo:background-color="transparent" fo:padding="0.176cm" fo:border="0.035cm solid #000000" style:writing-mode="lr-tb">
        <style:background-image/>
      </style:paragraph-properties>
      <style:text-properties fo:font-variant="normal" fo:text-transform="none" fo:color="#000000" style:text-line-through-style="none" style:font-name="Arimo" style:text-underline-style="none" style:text-blinking="false" style:font-name-asian="Arimo"/>
    </style:style>
    <style:style style:name="P318" style:family="paragraph" style:parent-style-name="Table_20_Contents" style:list-style-name="L25">
      <style:paragraph-properties fo:margin-top="0cm" fo:margin-bottom="0.423cm" fo:line-height="138%" fo:background-color="transparent" fo:padding="0.176cm" fo:border="0.035cm solid #000000" style:writing-mode="lr-tb">
        <style:background-image/>
      </style:paragraph-properties>
      <style:text-properties fo:font-variant="normal" fo:text-transform="none" fo:color="#000000" style:text-line-through-style="none" style:font-name="Arimo" fo:font-size="11pt" fo:font-style="normal" style:text-underline-style="none" fo:font-weight="normal" style:text-blinking="false" fo:background-color="transparent" style:font-name-asian="Arimo"/>
    </style:style>
    <style:style style:name="P319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variant="normal" fo:text-transform="none" fo:color="#1155cc" style:text-line-through-style="none" style:font-name="Arimo" fo:font-size="11pt" fo:font-style="normal" style:text-underline-style="solid" style:text-underline-width="auto" style:text-underline-color="font-color" fo:font-weight="normal" style:text-blinking="false" fo:background-color="transparent" style:font-name-asian="Arimo"/>
    </style:style>
    <style:style style:name="T2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3" style:family="text">
      <style:text-properties fo:background-color="transparent" style:font-size-asian="11pt" style:font-style-asian="normal" style:font-weight-asian="normal"/>
    </style:style>
    <style:style style:name="T4" style:family="text">
      <style:text-properties fo:background-color="transparent" style:font-size-asian="12pt" style:font-style-asian="normal" style:font-weight-asian="normal"/>
    </style:style>
    <style:style style:name="T5" style:family="text">
      <style:text-properties style:language-asian="ja" style:country-asian="JP"/>
    </style:style>
    <style:style style:name="T6" style:family="text">
      <style:text-properties style:font-size-asian="11pt" style:font-style-asian="normal" style:font-weight-asian="normal"/>
    </style:style>
    <style:style style:name="T7" style:family="text">
      <style:text-properties fo:font-size="11pt" fo:font-style="normal" fo:font-weight="normal"/>
    </style:style>
    <style:style style:name="T8" style:family="text">
      <style:text-properties fo:font-size="11pt" fo:font-style="normal" fo:font-weight="normal" fo:background-color="transparent"/>
    </style:style>
    <style:style style:name="T9" style:family="text">
      <style:text-properties fo:font-size="12pt" fo:font-style="normal" fo:font-weight="normal"/>
    </style:style>
    <style:style style:name="T10" style:family="text">
      <style:text-properties fo:font-size="12pt" fo:font-style="normal" fo:font-weight="normal" fo:background-color="transparent"/>
    </style:style>
    <style:style style:name="T11" style:family="text">
      <style:text-properties style:font-size-asian="12pt" style:font-style-asian="normal" style:font-weight-asian="normal"/>
    </style:style>
    <style:style style:name="T12" style:family="text">
      <style:text-properties style:font-size-asian="13pt" style:font-style-asian="normal" style:font-weight-asian="normal"/>
    </style:style>
    <style:style style:name="T13" style:family="text">
      <style:text-properties fo:font-size="13pt" fo:font-style="normal" fo:font-weight="normal"/>
    </style:style>
    <style:style style:name="T14" style:family="text">
      <style:text-properties style:font-size-asian="14pt" style:font-style-asian="normal" style:font-weight-asian="normal"/>
    </style:style>
    <style:style style:name="T15" style:family="text">
      <style:text-properties fo:font-size="14pt" fo:font-style="normal" fo:font-weight="normal"/>
    </style:style>
    <style:style style:name="T16" style:family="text">
      <style:text-properties style:font-style-asian="normal" style:font-weight-asian="normal"/>
    </style:style>
    <style:style style:name="T17" style:family="text">
      <style:text-properties fo:font-style="normal" fo:font-weight="normal"/>
    </style:style>
    <style:style style:name="T18" style:family="text">
      <style:text-properties style:font-name="ＭＳ Ｐゴシック" fo:font-size="14pt" style:font-name-asian="ＭＳ Ｐゴシック" style:font-size-asian="14pt" style:language-asian="ja" style:country-asian="JP" style:font-size-complex="14pt"/>
    </style:style>
    <style:style style:name="T19" style:family="text">
      <style:text-properties fo:font-size="15pt" fo:font-weight="bold" style:font-size-asian="15pt" style:font-weight-asian="bold" style:font-size-complex="15pt" style:font-weight-complex="bold"/>
    </style:style>
    <style:style style:name="T20" style:family="text">
      <style:text-properties style:use-window-font-color="true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Ru1" style:family="ruby">
      <style:ruby-properties style:ruby-align="left" style:ruby-position="above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9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0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9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0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9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0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9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0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9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0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9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0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9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0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 text:name="docs-internal-guid-a435f932-7fff-9c1a-b2dd-4d4c56387711"/><text:a xlink:type="simple" xlink:href="https://docs.google.com/document/d/1p1Jfn9axhE5iJx0UwpkuFVqQDyEz_SSNdXUtkEJDo-c/edit#bookmark=id.sfh4zxqpgl0z" text:style-name="Internet_20_link" text:visited-style-name="Visited_20_Internet_20_Link"><text:span text:style-name="T1">EOF</text:span></text:a></text:p>
      <text:p text:style-name="P44"/>
      <text:p text:style-name="P2">[20190519_221826]</text:p>
      <text:p text:style-name="P2">5/18sa</text:p>
      <table:table table:name="表1" table:style-name="表1">
        <table:table-column table:style-name="表1.A"/>
        <table:table-column table:style-name="表1.B"/>
        <table:table-column table:style-name="表1.C"/>
        <table:table-row>
          <table:table-cell table:style-name="表1.A1" office:value-type="string">
            <text:p text:style-name="P34"/>
          </table:table-cell>
          <table:table-cell table:style-name="表1.A1" office:value-type="string">
            <text:p text:style-name="P24">天気</text:p>
          </table:table-cell>
          <table:table-cell table:style-name="表1.A1" office:value-type="string">
            <text:list xml:id="list49294295987402605" text:style-name="L1">
              <text:list-item>
                <text:p text:style-name="P211">晴れ。雲あり（구름 있습니다）。</text:p>
              </text:list-item>
              <text:list-item>
                <text:p text:style-name="P224"><text:span text:style-name="T6">額が、幾分、汗ばんだ（땀 흘렀다</text:span><text:span text:style-name="T7">.</text:span><text:span text:style-name="T6">）。</text:span></text:p>
              </text:list-item>
            </text:list>
          </table:table-cell>
        </table:table-row>
        <table:table-row>
          <table:table-cell table:style-name="表1.A1" office:value-type="string">
            <text:p text:style-name="P40"/>
            <text:p text:style-name="P34"/>
          </table:table-cell>
          <table:table-cell table:style-name="表1.A1" office:value-type="string">
            <text:p text:style-name="P24">最寄り</text:p>
          </table:table-cell>
          <table:table-cell table:style-name="表1.A1" office:value-type="string">
            <text:p text:style-name="P24">上大岡駅。市営地下鉄を使う。</text:p>
          </table:table-cell>
        </table:table-row>
        <table:table-row>
          <table:table-cell table:style-name="表1.A1" office:value-type="string">
            <text:p text:style-name="P34"/>
          </table:table-cell>
          <table:table-cell table:style-name="表1.A1" office:value-type="string">
            <text:p text:style-name="P24">他職：ポンプ</text:p>
          </table:table-cell>
          <table:table-cell table:style-name="表1.A1" office:value-type="string">
            <text:list xml:id="list344271636404472675" text:style-name="L2">
              <text:list-item>
                <text:p text:style-name="P212">３名。１人は日本人。ほか２人は、ベトナムか。</text:p>
              </text:list-item>
              <text:list-item>
                <text:p text:style-name="P212">１人は小柄、１６０ｃｍぐらい。もうひとりは、１７０ぐらいか。こちらは、日本語が達者。</text:p>
              </text:list-item>
              <text:list-item>
                <text:p text:style-name="P212">小柄の方は、そう言えば、日本語は聞いていない。</text:p>
              </text:list-item>
            </text:list>
          </table:table-cell>
        </table:table-row>
        <table:table-row>
          <table:table-cell table:style-name="表1.A1" office:value-type="string">
            <text:p text:style-name="P40"/>
            <text:p text:style-name="P34"/>
          </table:table-cell>
          <table:table-cell table:style-name="表1.A1" office:value-type="string">
            <text:p text:style-name="P24">他職：土工さん</text:p>
          </table:table-cell>
          <table:table-cell table:style-name="表1.A1" office:value-type="string">
            <text:list xml:id="list1025525405685270475" text:style-name="L3">
              <text:list-item>
                <text:p text:style-name="P213">バイブは、計３人。最後の２面ぐらいを、３人目の、若そうな人が担当。猫背。目が薄く開いている。センスがいい。バイブの入れる時間が、ちょうどいい長さ。 </text:p>
              </text:list-item>
            </text:list>
          </table:table-cell>
        </table:table-row>
        <table:table-row>
          <table:table-cell table:style-name="表1.A1" office:value-type="string">
            <text:p text:style-name="P40"/>
            <text:p text:style-name="P34"/>
          </table:table-cell>
          <table:table-cell table:style-name="表1.A1" office:value-type="string">
            <text:p text:style-name="P24">他職：電気屋さんの相番の人</text:p>
          </table:table-cell>
          <table:table-cell table:style-name="表1.A1" office:value-type="string">
            <text:list xml:id="list2332824415801335874" text:style-name="L4">
              <text:list-item>
                <text:p text:style-name="P214">丁寧な物腰。 </text:p>
              </text:list-item>
            </text:list>
          </table:table-cell>
        </table:table-row>
        <table:table-row>
          <table:table-cell table:style-name="表1.A1" office:value-type="string">
            <text:p text:style-name="P40"/>
            <text:p text:style-name="P34"/>
          </table:table-cell>
          <table:table-cell table:style-name="表1.A1" office:value-type="string">
            <text:p text:style-name="P24">監督さん</text:p>
          </table:table-cell>
          <table:table-cell table:style-name="表1.A1" office:value-type="string">
            <text:p text:style-name="P41">３名。一人は女性。小柄。男性の一人は、１７０ぐらい、顔は、肌が浅黒い。メガネあり。</text:p>
          </table:table-cell>
        </table:table-row>
        <table:table-row>
          <table:table-cell table:style-name="表1.A1" office:value-type="string">
            <text:p text:style-name="P34"/>
          </table:table-cell>
          <table:table-cell table:style-name="表1.A1" office:value-type="string">
            <text:p text:style-name="P24">発注者の方</text:p>
          </table:table-cell>
          <table:table-cell table:style-name="表1.A1" office:value-type="string">
            <text:list xml:id="list3595002023693502122" text:style-name="L5">
              <text:list-item>
                <text:p text:style-name="P215">小柄、１６５ぐらいか。朝、朝礼に参加している。挨拶する。</text:p>
              </text:list-item>
              <text:list-item>
                <text:p text:style-name="P215">終わって、帰る途中で電話する。昼が３０分ぐらいで、残業をつけたい旨申し出る。「コンクリートは、そういうものでしょう」と、返される。</text:p>
              </text:list-item>
            </text:list>
          </table:table-cell>
        </table:table-row>
        <table:table-row>
          <table:table-cell table:style-name="表1.A1" office:value-type="string">
            <text:p text:style-name="P40"/>
            <text:p text:style-name="P34"/>
          </table:table-cell>
          <table:table-cell table:style-name="表1.A1" office:value-type="string">
            <text:p text:style-name="P24">現場見取り図</text:p>
          </table:table-cell>
          <table:table-cell table:style-name="表1.A1" office:value-type="string">
            <text:p text:style-name="P42"><text:span text:style-name="T6">　</text:span><text:span text:style-name="T7">=&gt;</text:span><text:span text:style-name="T6">　</text:span><text:span text:style-name="T7">see memo.</text:span></text:p>
          </table:table-cell>
        </table:table-row>
      </table:table>
      <text:p text:style-name="P44"/>
      <text:p text:style-name="P2">---------------------------------------------------------------</text:p>
      <text:p text:style-name="P2">[20190525_172946]</text:p>
      <text:p text:style-name="P2">5/24 f</text:p>
      <table:table table:name="表2" table:style-name="表2">
        <table:table-column table:style-name="表2.A"/>
        <table:table-column table:style-name="表2.B"/>
        <table:table-column table:style-name="表2.C"/>
        <table:table-row>
          <table:table-cell table:style-name="表2.A1" office:value-type="string">
            <text:p text:style-name="P34"/>
          </table:table-cell>
          <table:table-cell table:style-name="表2.A1" office:value-type="string">
            <text:p text:style-name="P24">天気</text:p>
          </table:table-cell>
          <table:table-cell table:style-name="表2.A1" office:value-type="string">
            <text:p text:style-name="P26"><text:span text:style-name="T6">晴れ。暑い。汗ばむのは　</text:span><text:span text:style-name="T7">=&gt;</text:span><text:span text:style-name="T6">　なかったか。</text:span></text:p>
          </table:table-cell>
        </table:table-row>
        <table:table-row>
          <table:table-cell table:style-name="表2.A1" office:value-type="string">
            <text:p text:style-name="P34"/>
          </table:table-cell>
          <table:table-cell table:style-name="表2.A1" office:value-type="string">
            <text:p text:style-name="P24">最寄り</text:p>
          </table:table-cell>
          <table:table-cell table:style-name="表2.A1" office:value-type="string">
            <text:p text:style-name="P24">横須賀中央駅</text:p>
          </table:table-cell>
        </table:table-row>
        <table:table-row>
          <table:table-cell table:style-name="表2.A1" office:value-type="string">
            <text:p text:style-name="P34"/>
          </table:table-cell>
          <table:table-cell table:style-name="表2.A1" office:value-type="string">
            <text:p text:style-name="P24">他職：ポンプ</text:p>
          </table:table-cell>
          <table:table-cell table:style-name="表2.A1" office:value-type="string">
            <text:list xml:id="list6840626731523655747" text:style-name="L6">
              <text:list-item>
                <text:p text:style-name="P216">３人</text:p>
              </text:list-item>
              <text:list-item>
                <text:p text:style-name="P216">３人とも、日本人</text:p>
              </text:list-item>
              <text:list-item>
                <text:p text:style-name="P216">小柄。１６７ぐらい</text:p>
              </text:list-item>
              <text:list-item>
                <text:p text:style-name="P216"><text:soft-page-break/>ベテランの用。４０代後半か</text:p>
              </text:list-item>
            </text:list>
          </table:table-cell>
        </table:table-row>
        <table:table-row>
          <table:table-cell table:style-name="表2.A1" office:value-type="string">
            <text:p text:style-name="P40"/>
            <text:p text:style-name="P34"/>
          </table:table-cell>
          <table:table-cell table:style-name="表2.A1" office:value-type="string">
            <text:p text:style-name="P24">他職：土工さん</text:p>
          </table:table-cell>
          <table:table-cell table:style-name="表2.A1" office:value-type="string">
            <text:list xml:id="list4798965392815774287" text:style-name="L7">
              <text:list-item>
                <text:p text:style-name="P217">バイブの人、２名。１名は、肌が浅黒い。東南アジアか。首、右側に、刺青。</text:p>
              </text:list-item>
              <text:list-item>
                <text:p text:style-name="P217">もう１名は、日本人。初老。髪は白い。小柄。前歯が、門歯、抜けている。大声出したり、バタバタした動きはしない。指示が、手の動き、方向を指すときに、ヒステリックな動きを示している。と、観察した。</text:p>
              </text:list-item>
              <text:list-item>
                <text:p text:style-name="P217">打ち終わりのとき、バイブを下に下ろして、別の面のスラブに上げてくれ、と頼まれる。下に下ろす。もう一人の東南アジア系の人を手伝う。下に下ろしたら、彼が、もういいよ、と言ってくれる</text:p>
              </text:list-item>
            </text:list>
          </table:table-cell>
        </table:table-row>
        <table:table-row>
          <table:table-cell table:style-name="表2.A1" office:value-type="string">
            <text:p text:style-name="P40"/>
            <text:p text:style-name="P34"/>
          </table:table-cell>
          <table:table-cell table:style-name="表2.A1" office:value-type="string">
            <text:p text:style-name="P24">他職：電気屋さんの相番の人</text:p>
          </table:table-cell>
          <table:table-cell table:style-name="表2.A1" office:value-type="string">
            <text:list xml:id="list8573017650450573299" text:style-name="L8">
              <text:list-item>
                <text:p text:style-name="P218">半袖。</text:p>
              </text:list-item>
              <text:list-item>
                <text:p text:style-name="P218">目が、ギラギラしている。体は大きめ。１７２少しあるか。終盤、金属製のスリーブが、床板から外れているのに気づく。彼に伝える。彼は、行動しない。２回、告げる。彼は、行動しない。打ち始める。コンクリートが流れてくる。スリーブは浮いてしまう。その時点で、再び、彼に伝える。彼は一瞬、こちらをギロッと見る。そして、スリーブへ向かう。</text:p>
              </text:list-item>
            </text:list>
          </table:table-cell>
        </table:table-row>
        <table:table-row>
          <table:table-cell table:style-name="表2.A1" office:value-type="string">
            <text:p text:style-name="P40"/>
            <text:p text:style-name="P34"/>
          </table:table-cell>
          <table:table-cell table:style-name="表2.A1" office:value-type="string">
            <text:p text:style-name="P24">監督さん</text:p>
          </table:table-cell>
          <table:table-cell table:style-name="表2.A1" office:value-type="string">
            <text:list xml:id="list6440603096911013461" text:style-name="L9">
              <text:list-item>
                <text:p text:style-name="P219">２名。若い、両方とも。「かとう」というシールを張ったメットをかぶった監督。ポンプ屋さんから、間隔を空けるな、と文句をずっと言われている。ニーッと微笑み、しかし、返事をしない。</text:p>
              </text:list-item>
            </text:list>
          </table:table-cell>
        </table:table-row>
        <table:table-row>
          <table:table-cell table:style-name="表2.A1" office:value-type="string">
            <text:p text:style-name="P40"/>
            <text:p text:style-name="P34"/>
          </table:table-cell>
          <table:table-cell table:style-name="表2.A1" office:value-type="string">
            <text:p text:style-name="P24">発注者の方</text:p>
          </table:table-cell>
          <table:table-cell table:style-name="表2.A1" office:value-type="string">
            <text:list xml:id="list5775280467432645387" text:style-name="L10">
              <text:list-item>
                <text:p text:style-name="P220">扶桑電気。まるやさんという方。１７５ぐらい。大きい。メガネをかけている。仕事は事務所でやっているとのこと。現場に出ているのは、テクノキャリアの人たち。緑色のヘルメット。</text:p>
              </text:list-item>
            </text:list>
          </table:table-cell>
        </table:table-row>
        <table:table-row>
          <table:table-cell table:style-name="表2.A1" office:value-type="string">
            <text:p text:style-name="P40"/>
            <text:p text:style-name="P34"/>
          </table:table-cell>
          <table:table-cell table:style-name="表2.A1" office:value-type="string">
            <text:p text:style-name="P24">現場見取り図</text:p>
          </table:table-cell>
          <table:table-cell table:style-name="表2.A1" office:value-type="string">
            <text:p text:style-name="P42"><text:span text:style-name="T6">　</text:span><text:span text:style-name="T7">=&gt;</text:span><text:span text:style-name="T6">　</text:span><text:span text:style-name="T7">memo</text:span></text:p>
          </table:table-cell>
        </table:table-row>
        <table:table-row>
          <table:table-cell table:style-name="表2.A1" office:value-type="string">
            <text:p text:style-name="P34"/>
          </table:table-cell>
          <table:table-cell table:style-name="表2.A1" office:value-type="string">
            <text:p text:style-name="P24">その他</text:p>
          </table:table-cell>
          <table:table-cell table:style-name="表2.A1" office:value-type="string">
            <text:p text:style-name="P34"/>
          </table:table-cell>
        </table:table-row>
      </table:table>
      <text:p text:style-name="P44"/>
      <text:p text:style-name="P2">[/ 20190525_174609]</text:p>
      <text:p text:style-name="P44"/>
      <text:p text:style-name="P3">---------------------------------------------------------------</text:p>
      <text:p text:style-name="P3">[20190602_131556]</text:p>
      <text:p text:style-name="P5"><text:span text:style-name="T6">作業日： </text:span><text:span text:style-name="T7">05/30 f </text:span></text:p>
      <table:table table:name="表3" table:style-name="表3">
        <table:table-column table:style-name="表3.A"/>
        <table:table-column table:style-name="表3.B"/>
        <table:table-column table:style-name="表3.C"/>
        <table:table-row>
          <table:table-cell table:style-name="表3.A1" office:value-type="string">
            <text:p text:style-name="P27"> </text:p>
          </table:table-cell>
          <table:table-cell table:style-name="表3.A1" office:value-type="string">
            <text:p text:style-name="P25">現場</text:p>
          </table:table-cell>
          <table:table-cell table:style-name="表3.A1" office:value-type="string">
            <text:list xml:id="list695093820575502094" text:style-name="L11">
              <text:list-item>
                <text:p text:style-name="P275"><text:span text:style-name="T8"><text:line-break/></text:span><text:span text:style-name="T3">名称：三橋共同住宅（２）</text:span></text:p>
              </text:list-item>
              <text:list-item>
                <text:p text:style-name="P293">発注元：アクア（新規入場の用紙には、「宮本住宅設備」と記入）</text:p>
              </text:list-item>
            </text:list>
          </table:table-cell>
        </table:table-row>
        <text:soft-page-break/>
        <table:table-row>
          <table:table-cell table:style-name="表3.A1" office:value-type="string">
            <text:p text:style-name="P43"/>
            <text:p text:style-name="P27"> </text:p>
          </table:table-cell>
          <table:table-cell table:style-name="表3.A1" office:value-type="string">
            <text:p text:style-name="P25">天気</text:p>
          </table:table-cell>
          <table:table-cell table:style-name="表3.A1" office:value-type="string">
            <text:p text:style-name="P28">晴れ。汗はかかない。</text:p>
          </table:table-cell>
        </table:table-row>
        <table:table-row>
          <table:table-cell table:style-name="表3.A1" office:value-type="string">
            <text:p text:style-name="P27"> </text:p>
          </table:table-cell>
          <table:table-cell table:style-name="表3.A1" office:value-type="string">
            <text:p text:style-name="P25">最寄り</text:p>
          </table:table-cell>
          <table:table-cell table:style-name="表3.A1" office:value-type="string">
            <text:list xml:id="list2161208055370982634" text:style-name="L12">
              <text:list-item>
                <text:p text:style-name="P276"><text:span text:style-name="T8"><text:line-break/></text:span><text:span text:style-name="T4">新横浜。歩いて、１５～６分。</text:span></text:p>
              </text:list-item>
              <text:list-item>
                <text:p text:style-name="P234">道順は、簡明。距離がある。</text:p>
              </text:list-item>
              <text:list-item>
                <text:p text:style-name="P296">広い通りを、まっすぐ歩く。曲がるのは、４回ぐらいだったか。</text:p>
              </text:list-item>
            </text:list>
          </table:table-cell>
        </table:table-row>
        <table:table-row>
          <table:table-cell table:style-name="表3.A1" office:value-type="string">
            <text:p text:style-name="P43"/>
            <text:p text:style-name="P27"> </text:p>
          </table:table-cell>
          <table:table-cell table:style-name="表3.A1" office:value-type="string">
            <text:p text:style-name="P25">他職：ポンプ</text:p>
          </table:table-cell>
          <table:table-cell table:style-name="表3.A1" office:value-type="string">
            <text:list xml:id="list2971978374764115808" text:style-name="L13">
              <text:list-item>
                <text:p text:style-name="P277"><text:span text:style-name="T8"><text:line-break/></text:span><text:span text:style-name="T4">２人。会社名は　</text:span><text:span text:style-name="T10">=&gt;</text:span><text:span text:style-name="T4">　思い出せない。</text:span></text:p>
              </text:list-item>
              <text:list-item>
                <text:p text:style-name="P235">１人は、東南アジア系か。小柄。１６０ｃｍぐらい。</text:p>
              </text:list-item>
              <text:list-item>
                <text:p text:style-name="P235">もう一人は、日本人。１７５ｃｍぐらい。メガネをかけている。肌は、日に焼けている。やせ型。よく笑い声をあげる。</text:p>
              </text:list-item>
              <text:list-item>
                <text:p text:style-name="P297">富士建材</text:p>
              </text:list-item>
            </text:list>
          </table:table-cell>
        </table:table-row>
        <table:table-row>
          <table:table-cell table:style-name="表3.A1" office:value-type="string">
            <text:p text:style-name="P43"/>
            <text:p text:style-name="P27"> </text:p>
          </table:table-cell>
          <table:table-cell table:style-name="表3.A1" office:value-type="string">
            <text:p text:style-name="P25">他職：土工さん</text:p>
          </table:table-cell>
          <table:table-cell table:style-name="表3.A1" office:value-type="string">
            <text:list xml:id="list4411247368067772560" text:style-name="L14">
              <text:list-item>
                <text:p text:style-name="P278"><text:span text:style-name="T8"><text:line-break/></text:span><text:span text:style-name="T4">バイブ２名。一人は、白髪が入っている。５０前後か。あごヒゲあり。昼休のとき、私が食事していた、１階のベランダ類似のスペースに、やってくる。側面は、ベニヤを外してある。露出しているコンクリートの面面を、眺めている。</text:span></text:p>
              </text:list-item>
              <text:list-item>
                <text:p text:style-name="P236">もう一人は、若い。３０前後か。１７５ｃｍぐらい。顔は、日に焼けている。赤くもある。必死に動いている、そういう印象を持っている。</text:p>
              </text:list-item>
              <text:list-item>
                <text:p text:style-name="P298">会社名：岩崎開発</text:p>
              </text:list-item>
            </text:list>
          </table:table-cell>
        </table:table-row>
        <table:table-row>
          <table:table-cell table:style-name="表3.A1" office:value-type="string">
            <text:p text:style-name="P43"/>
            <text:p text:style-name="P27"> </text:p>
          </table:table-cell>
          <table:table-cell table:style-name="表3.A1" office:value-type="string">
            <text:p text:style-name="P25">他職：電気屋さんの相番の人</text:p>
          </table:table-cell>
          <table:table-cell table:style-name="表3.A1" office:value-type="string">
            <text:list xml:id="list4828144994753520699" text:style-name="L15">
              <text:list-item>
                <text:p text:style-name="P279"><text:span text:style-name="T8"><text:line-break/></text:span><text:span text:style-name="T4">電気屋さん本職の人か。しばしば、鉄筋をハッカーで結わえている。</text:span></text:p>
              </text:list-item>
              <text:list-item>
                <text:p text:style-name="P310"><text:span text:style-name="T11">朝、宮本住宅設備の担当の人から、紹介を受ける。「不慣れなもので</text:span><text:span text:style-name="T9">...</text:span><text:span text:style-name="T11">」と、謙遜の言葉を口にしていた。</text:span></text:p>
              </text:list-item>
            </text:list>
          </table:table-cell>
        </table:table-row>
        <table:table-row>
          <table:table-cell table:style-name="表3.A1" office:value-type="string">
            <text:p text:style-name="P43"/>
            <text:p text:style-name="P27"> </text:p>
          </table:table-cell>
          <table:table-cell table:style-name="表3.A1" office:value-type="string">
            <text:p text:style-name="P25">監督さん</text:p>
          </table:table-cell>
          <table:table-cell table:style-name="表3.A1" office:value-type="string">
            <text:list xml:id="list1232758462116186428" text:style-name="L16">
              <text:list-item>
                <text:p text:style-name="P280"><text:span text:style-name="T8"><text:line-break/></text:span><text:span text:style-name="T4">２人。ひとりは、４０前後か。肌の色は、わりと浅黒い。目は、じっと前方を見つめる風。</text:span></text:p>
              </text:list-item>
              <text:list-item>
                <text:p text:style-name="P299"><text:soft-page-break/>もう一人は、若い人。２０代後半ぐらいか。打ち終わって、足場にて、この人にまず、「終わります」と、挨拶する。もう一人の監督が、実際の担当なので、そちらへ報告してくれ、といった内容の返答をもらう。</text:p>
              </text:list-item>
            </text:list>
          </table:table-cell>
        </table:table-row>
        <table:table-row>
          <table:table-cell table:style-name="表3.A1" office:value-type="string">
            <text:p text:style-name="P43"/>
            <text:p text:style-name="P27"> </text:p>
          </table:table-cell>
          <table:table-cell table:style-name="表3.A1" office:value-type="string">
            <text:p text:style-name="P25">発注者の方</text:p>
          </table:table-cell>
          <table:table-cell table:style-name="表3.A1" office:value-type="string">
            <text:list xml:id="list699448563929379456" text:style-name="L17">
              <text:list-item>
                <text:p text:style-name="P281"><text:span text:style-name="T8"><text:line-break/></text:span><text:span text:style-name="T4">「宮本住宅設備」。小柄。１６５ｃｍぐらいか。頭は、髪の毛がまばらに残っている。赤ら顔。メガネをかけていたか。（　</text:span><text:span text:style-name="T10">=&gt;</text:span><text:span text:style-name="T4">　いいや）。</text:span></text:p>
              </text:list-item>
              <text:list-item>
                <text:p text:style-name="P237">朝礼、新規をアテンドしてくれる。その後、ご本人は、現場を去る。</text:p>
              </text:list-item>
              <text:list-item>
                <text:p text:style-name="P300">新規の紙を書くとき、缶コーヒーをくれた。「ブルーマウンテン」なんとかの、ジョージアブランドの、冷たいもの。</text:p>
              </text:list-item>
            </text:list>
          </table:table-cell>
        </table:table-row>
        <table:table-row>
          <table:table-cell table:style-name="表3.A1" office:value-type="string">
            <text:p text:style-name="P43"/>
            <text:p text:style-name="P27"> </text:p>
          </table:table-cell>
          <table:table-cell table:style-name="表3.A1" office:value-type="string">
            <text:p text:style-name="P25">現場見取り図</text:p>
          </table:table-cell>
          <table:table-cell table:style-name="表3.A1" office:value-type="string">
            <text:p text:style-name="P27"><text:span text:style-name="T11">　</text:span><text:span text:style-name="T9">=&gt; </text:span><text:span text:style-name="T11">メモ</text:span></text:p>
          </table:table-cell>
        </table:table-row>
        <table:table-row>
          <table:table-cell table:style-name="表3.A1" office:value-type="string">
            <text:p text:style-name="P27"> </text:p>
          </table:table-cell>
          <table:table-cell table:style-name="表3.A1" office:value-type="string">
            <text:p text:style-name="P25">その他</text:p>
          </table:table-cell>
          <table:table-cell table:style-name="表3.A1" office:value-type="string">
            <text:list xml:id="list478157022403562501" text:style-name="L18">
              <text:list-item>
                <text:p text:style-name="P282"><text:span text:style-name="T8"><text:line-break/></text:span><text:span text:style-name="T4">配送の人：女の人。白髪が混じっている。１６０ｃｍぐらいか。</text:span></text:p>
              </text:list-item>
              <text:list-item>
                <text:p text:style-name="P301">土間屋さん：親方らしき人は、大柄。１７５ぐらい。腹が出ている。</text:p>
              </text:list-item>
            </text:list>
          </table:table-cell>
        </table:table-row>
      </table:table>
      <text:p text:style-name="P44"/>
      <text:p text:style-name="P6"> </text:p>
      <text:p text:style-name="P4">[/ 20190602_133709]</text:p>
      <text:p text:style-name="P6"> </text:p>
      <text:p text:style-name="P44"/>
      <text:p text:style-name="P3">---------------------------------------------------------------</text:p>
      <text:p text:style-name="P3">[20190609_011205]</text:p>
      <text:p text:style-name="P5"><text:span text:style-name="T6">作業日：</text:span><text:span text:style-name="T7">7/6(month) f</text:span></text:p>
      <table:table table:name="表4" table:style-name="表4">
        <table:table-column table:style-name="表4.A"/>
        <table:table-column table:style-name="表4.B"/>
        <table:table-column table:style-name="表4.C"/>
        <table:table-row>
          <table:table-cell table:style-name="表4.A1" office:value-type="string">
            <text:p text:style-name="P27"> </text:p>
          </table:table-cell>
          <table:table-cell table:style-name="表4.A1" office:value-type="string">
            <text:p text:style-name="P25">現場</text:p>
          </table:table-cell>
          <table:table-cell table:style-name="表4.A1" office:value-type="string">
            <text:list xml:id="list8469493739785975119" text:style-name="L19">
              <text:list-item>
                <text:p text:style-name="P283"><text:span text:style-name="T8"><text:line-break/></text:span><text:span text:style-name="T3">名称：神奈川区２丁目計画</text:span></text:p>
              </text:list-item>
              <text:list-item>
                <text:p text:style-name="P294">発注元：相模設備工業</text:p>
              </text:list-item>
            </text:list>
          </table:table-cell>
        </table:table-row>
        <table:table-row>
          <table:table-cell table:style-name="表4.A1" office:value-type="string">
            <text:p text:style-name="P43"/>
            <text:p text:style-name="P27"><text:soft-page-break/> </text:p>
          </table:table-cell>
          <table:table-cell table:style-name="表4.A1" office:value-type="string">
            <text:p text:style-name="P25">天気</text:p>
          </table:table-cell>
          <table:table-cell table:style-name="表4.A1" office:value-type="string">
            <text:list xml:id="list848489491255308776" text:style-name="L20">
              <text:list-item>
                <text:p text:style-name="P311"><text:span text:style-name="T8"><text:line-break/></text:span><text:soft-page-break/><text:span text:style-name="T4">曇り、直に雨</text:span></text:p>
              </text:list-item>
            </text:list>
          </table:table-cell>
        </table:table-row>
        <table:table-row>
          <table:table-cell table:style-name="表4.A1" office:value-type="string">
            <text:p text:style-name="P43"/>
            <text:p text:style-name="P27"> </text:p>
          </table:table-cell>
          <table:table-cell table:style-name="表4.A1" office:value-type="string">
            <text:p text:style-name="P25">最寄り</text:p>
          </table:table-cell>
          <table:table-cell table:style-name="表4.A1" office:value-type="string">
            <text:list xml:id="list3945265212512074148" text:style-name="L21">
              <text:list-item>
                <text:p text:style-name="P284"><text:span text:style-name="T8"><text:line-break/></text:span><text:span text:style-name="T4">東神奈川駅（横浜線）</text:span></text:p>
              </text:list-item>
              <text:list-item>
                <text:p text:style-name="P238">駅から、１０分ほどか。まず、駅から地上へ、プロムナードの端にある、エレベータで降りる。</text:p>
              </text:list-item>
              <text:list-item>
                <text:p text:style-name="P302">途中、大きな交差点で、再び、歩道橋への上り下りに、ベータを使う。</text:p>
              </text:list-item>
            </text:list>
          </table:table-cell>
        </table:table-row>
        <table:table-row>
          <table:table-cell table:style-name="表4.A1" office:value-type="string">
            <text:p text:style-name="P43"/>
            <text:p text:style-name="P27"> </text:p>
          </table:table-cell>
          <table:table-cell table:style-name="表4.A1" office:value-type="string">
            <text:p text:style-name="P25">他職：ポンプ</text:p>
          </table:table-cell>
          <table:table-cell table:style-name="表4.A1" office:value-type="string">
            <text:list xml:id="list8942261579003108471" text:style-name="L22">
              <text:list-item>
                <text:p text:style-name="P285"><text:span text:style-name="T8"><text:line-break/></text:span><text:span text:style-name="T4">３人。一人は、東南アジア系の顔立ち。背は高い。１７５ぐらい。他の２人は、５０後半か。どちらも、よく日に焼けている。どちらも、顔は細長い。シワが細かく入っている。</text:span></text:p>
              </text:list-item>
              <text:list-item>
                <text:p text:style-name="P303">最初は、兄弟かと思う。メットを見ると、名前は違う。</text:p>
              </text:list-item>
            </text:list>
          </table:table-cell>
        </table:table-row>
        <table:table-row>
          <table:table-cell table:style-name="表4.A1" office:value-type="string">
            <text:p text:style-name="P43"/>
            <text:p text:style-name="P27"> </text:p>
          </table:table-cell>
          <table:table-cell table:style-name="表4.A1" office:value-type="string">
            <text:p text:style-name="P25">他職：土工さん</text:p>
          </table:table-cell>
          <table:table-cell table:style-name="表4.A1" office:value-type="string">
            <text:list xml:id="list5806431115819518239" text:style-name="L23">
              <text:list-item>
                <text:p text:style-name="P312"><text:span text:style-name="T8"><text:line-break/></text:span><text:span text:style-name="T4">バイブ、２人。一人は、若い。３０前後か。四角い輪郭。土間屋さんとの会話をチラと聞いた。１５の時から</text:span><text:span text:style-name="T10">...</text:span><text:span text:style-name="T4">という部分を聞き分ける。１５歳の時から、バイブの仕事をしている、ということか？</text:span></text:p>
              </text:list-item>
            </text:list>
          </table:table-cell>
        </table:table-row>
        <table:table-row>
          <table:table-cell table:style-name="表4.A1" office:value-type="string">
            <text:p text:style-name="P43"/>
            <text:p text:style-name="P27"> </text:p>
          </table:table-cell>
          <table:table-cell table:style-name="表4.A1" office:value-type="string">
            <text:p text:style-name="P25">他職：電気屋さんの相番の人</text:p>
          </table:table-cell>
          <table:table-cell table:style-name="表4.A1" office:value-type="string">
            <text:list xml:id="list8638859869886796867" text:style-name="L24">
              <text:list-item>
                <text:p text:style-name="P313"><text:span text:style-name="T8"><text:line-break/></text:span><text:span text:style-name="T4">東和の人。富岡さん。</text:span></text:p>
              </text:list-item>
            </text:list>
          </table:table-cell>
        </table:table-row>
        <table:table-row>
          <table:table-cell table:style-name="表4.A1" office:value-type="string">
            <text:p text:style-name="P43"/>
            <text:p text:style-name="P27"> </text:p>
          </table:table-cell>
          <table:table-cell table:style-name="表4.A1" office:value-type="string">
            <text:p text:style-name="P25">監督さん</text:p>
          </table:table-cell>
          <table:table-cell table:style-name="表4.A1" office:value-type="string">
            <text:list xml:id="list5313750180463245300" text:style-name="L25">
              <text:list-item>
                <text:p text:style-name="P318"><text:line-break/> </text:p>
              </text:list-item>
            </text:list>
          </table:table-cell>
        </table:table-row>
        <table:table-row>
          <table:table-cell table:style-name="表4.A1" office:value-type="string">
            <text:p text:style-name="P43"/>
            <text:p text:style-name="P27"> </text:p>
          </table:table-cell>
          <table:table-cell table:style-name="表4.A1" office:value-type="string">
            <text:p text:style-name="P25">発注者の方</text:p>
          </table:table-cell>
          <table:table-cell table:style-name="表4.A1" office:value-type="string">
            <text:list xml:id="list3874079054748079647" text:style-name="L26">
              <text:list-item>
                <text:p text:style-name="P314"><text:span text:style-name="T8"><text:line-break/></text:span><text:span text:style-name="T4">背の高い人。朝礼の時に、チラと見かけた。自分は職長に非ず。連絡は、東和の相馬さんに行った。</text:span></text:p>
              </text:list-item>
            </text:list>
          </table:table-cell>
        </table:table-row>
        <table:table-row>
          <table:table-cell table:style-name="表4.A1" office:value-type="string">
            <text:p text:style-name="P43"/>
            <text:p text:style-name="P27"> </text:p>
          </table:table-cell>
          <table:table-cell table:style-name="表4.A1" office:value-type="string">
            <text:p text:style-name="P25">現場見取り図</text:p>
          </table:table-cell>
          <table:table-cell table:style-name="表4.A1" office:value-type="string">
            <text:p text:style-name="P27"> </text:p>
          </table:table-cell>
        </table:table-row>
        <text:soft-page-break/>
        <table:table-row>
          <table:table-cell table:style-name="表4.A1" office:value-type="string">
            <text:p text:style-name="P27"> </text:p>
          </table:table-cell>
          <table:table-cell table:style-name="表4.A1" office:value-type="string">
            <text:p text:style-name="P25">その他</text:p>
          </table:table-cell>
          <table:table-cell table:style-name="表4.A1" office:value-type="string">
            <text:list xml:id="list5969174335552281038" text:style-name="L27">
              <text:list-item>
                <text:p text:style-name="P286"><text:span text:style-name="T8"><text:line-break/></text:span><text:span text:style-name="T4">富岡さん。語録：雨の日は、やらない。スリーブの仕事は、面倒だからやらない。同じお金なら、相番の方がいい。</text:span></text:p>
              </text:list-item>
              <text:list-item>
                <text:p text:style-name="P239">ポンプは、２台。相番は、それぞれに２名。計４名。すべて、東和からの人たち。もう一方のポンプは、相馬さんと、もう一人、若い人。会話を聞いていると、内勤の人らしい。</text:p>
              </text:list-item>
              <text:list-item>
                <text:p text:style-name="P304">相馬さん：１４年、東和で働いている。２６の時から、とのこと。顔立ちは、卵型。日に焼けている。目が、黒目が多い。</text:p>
              </text:list-item>
            </text:list>
          </table:table-cell>
        </table:table-row>
      </table:table>
      <text:p text:style-name="P44"/>
      <text:p text:style-name="P6"> </text:p>
      <text:p text:style-name="P3">[/ 20190609_012728]</text:p>
      <text:p text:style-name="P3">-------------------------------------------------------------- 20190615_151237</text:p>
      <text:p text:style-name="P5"><text:span text:style-name="T6">作業日：</text:span><text:span text:style-name="T7">14/6 f</text:span></text:p>
      <table:table table:name="表5" table:style-name="表5">
        <table:table-column table:style-name="表5.A"/>
        <table:table-column table:style-name="表5.B"/>
        <table:table-column table:style-name="表5.C"/>
        <table:table-row>
          <table:table-cell table:style-name="表5.A1" office:value-type="string">
            <text:p text:style-name="P27"> </text:p>
          </table:table-cell>
          <table:table-cell table:style-name="表5.A1" office:value-type="string">
            <text:p text:style-name="P25">現場</text:p>
          </table:table-cell>
          <table:table-cell table:style-name="表5.A1" office:value-type="string">
            <text:list xml:id="list5105664639380480813" text:style-name="L28">
              <text:list-item>
                <text:p text:style-name="P287"><text:span text:style-name="T8"><text:line-break/></text:span><text:span text:style-name="T3">名称：</text:span><text:span text:style-name="T8">MM</text:span><text:span text:style-name="T3">２１地区４７街区</text:span></text:p>
              </text:list-item>
              <text:list-item>
                <text:p text:style-name="P295">発注元</text:p>
              </text:list-item>
            </text:list>
          </table:table-cell>
        </table:table-row>
        <table:table-row>
          <table:table-cell table:style-name="表5.A1" office:value-type="string">
            <text:p text:style-name="P43"/>
            <text:p text:style-name="P27"> </text:p>
          </table:table-cell>
          <table:table-cell table:style-name="表5.A1" office:value-type="string">
            <text:p text:style-name="P25">天気</text:p>
          </table:table-cell>
          <table:table-cell table:style-name="表5.A1" office:value-type="string">
            <text:list xml:id="list6765937500100483617" text:style-name="L29">
              <text:list-item>
                <text:p text:style-name="P315"><text:span text:style-name="T8"><text:line-break/></text:span><text:span text:style-name="T4">曇り</text:span></text:p>
              </text:list-item>
            </text:list>
          </table:table-cell>
        </table:table-row>
        <table:table-row>
          <table:table-cell table:style-name="表5.A1" office:value-type="string">
            <text:p text:style-name="P43"/>
            <text:p text:style-name="P27"> </text:p>
          </table:table-cell>
          <table:table-cell table:style-name="表5.A1" office:value-type="string">
            <text:p text:style-name="P25">最寄り</text:p>
          </table:table-cell>
          <table:table-cell table:style-name="表5.A1" office:value-type="string">
            <text:list xml:id="list1697127471710751916" text:style-name="L30">
              <text:list-item>
                <text:p text:style-name="P316"><text:span text:style-name="T8"><text:line-break/></text:span><text:span text:style-name="T4">高島町</text:span></text:p>
              </text:list-item>
            </text:list>
          </table:table-cell>
        </table:table-row>
        <table:table-row>
          <table:table-cell table:style-name="表5.A1" office:value-type="string">
            <text:p text:style-name="P43"/>
            <text:p text:style-name="P27"> </text:p>
          </table:table-cell>
          <table:table-cell table:style-name="表5.A1" office:value-type="string">
            <text:p text:style-name="P25">他職：ポンプ</text:p>
          </table:table-cell>
          <table:table-cell table:style-name="表5.A1" office:value-type="string">
            <text:list xml:id="list4825154195493619401" text:style-name="L31">
              <text:list-item>
                <text:p text:style-name="P288"><text:span text:style-name="T8"><text:line-break/></text:span><text:span text:style-name="T4">２人（日本圧送）</text:span></text:p>
              </text:list-item>
              <text:list-item>
                <text:p text:style-name="P305">一人は、小柄。１６０ｃｍぐらい。もう一人は、１７５ぐらい。腹が出ている。</text:p>
              </text:list-item>
            </text:list>
          </table:table-cell>
        </table:table-row>
        <table:table-row>
          <table:table-cell table:style-name="表5.A1" office:value-type="string">
            <text:p text:style-name="P43"/>
            <text:p text:style-name="P27"> </text:p>
          </table:table-cell>
          <table:table-cell table:style-name="表5.A1" office:value-type="string">
            <text:p text:style-name="P25">他職：土工さん</text:p>
          </table:table-cell>
          <table:table-cell table:style-name="表5.A1" office:value-type="string">
            <text:list xml:id="list1129793066941264392" text:style-name="L32">
              <text:list-item>
                <text:p text:style-name="P289"><text:span text:style-name="T8"><text:line-break/></text:span><text:span text:style-name="T4">バイブ、３人。柱、壁の時は、３本。スラブは、２本</text:span></text:p>
              </text:list-item>
              <text:list-item>
                <text:p text:style-name="P240">１人は、「ささき」さん。大柄。１７５を超えるか。髪は、白髪まじり。伸び放題。歯は、前歯が、櫛状に、何<text:soft-page-break/>本か抜けている</text:p>
              </text:list-item>
              <text:list-item>
                <text:p text:style-name="P240">もう一人は、小柄、１６５ｃｍぐらい。北海道の人か、自分で、「おれは、日本で一番、北の国（の、出身）」。メガネをかけている。</text:p>
              </text:list-item>
              <text:list-item>
                <text:p text:style-name="P306">３人目は、若いのか。３５前後か。１７０ぐらい。顔は、ずっと、厳しい表情。いかめしい表情。最後に、「ありがとうございました」と、言ってくれた。</text:p>
              </text:list-item>
            </text:list>
          </table:table-cell>
        </table:table-row>
        <table:table-row>
          <table:table-cell table:style-name="表5.A1" office:value-type="string">
            <text:p text:style-name="P43"/>
            <text:p text:style-name="P27"> </text:p>
          </table:table-cell>
          <table:table-cell table:style-name="表5.A1" office:value-type="string">
            <text:p text:style-name="P25">他職：電気屋さんの相番の人</text:p>
          </table:table-cell>
          <table:table-cell table:style-name="表5.A1" office:value-type="string">
            <text:list xml:id="list7011477785215178478" text:style-name="L33">
              <text:list-item>
                <text:p text:style-name="P290"><text:span text:style-name="T8"><text:line-break/></text:span><text:span text:style-name="T4">電気の相番の人は、別のコン打ちチーム。２台付けで行った。</text:span></text:p>
              </text:list-item>
              <text:list-item>
                <text:p text:style-name="P307">何人かで、代わりばんこに担当していたみたい。</text:p>
              </text:list-item>
            </text:list>
          </table:table-cell>
        </table:table-row>
        <table:table-row>
          <table:table-cell table:style-name="表5.A1" office:value-type="string">
            <text:p text:style-name="P43"/>
            <text:p text:style-name="P27"> </text:p>
          </table:table-cell>
          <table:table-cell table:style-name="表5.A1" office:value-type="string">
            <text:p text:style-name="P25">監督さん</text:p>
          </table:table-cell>
          <table:table-cell table:style-name="表5.A1" office:value-type="string">
            <text:list xml:id="list2581541735685280299" text:style-name="L34">
              <text:list-item>
                <text:p text:style-name="P317"><text:span text:style-name="T8"><text:line-break/></text:span><text:span text:style-name="T4">「ふじはら」さん、だったか。メガネをかけている。２０代か。３０は越えてないか。１７０弱ぐらい。パッドを、背中に掛けている。</text:span></text:p>
              </text:list-item>
            </text:list>
          </table:table-cell>
        </table:table-row>
        <table:table-row>
          <table:table-cell table:style-name="表5.A1" office:value-type="string">
            <text:p text:style-name="P43"/>
            <text:p text:style-name="P27"> </text:p>
          </table:table-cell>
          <table:table-cell table:style-name="表5.A1" office:value-type="string">
            <text:p text:style-name="P25">発注者の方</text:p>
          </table:table-cell>
          <table:table-cell table:style-name="表5.A1" office:value-type="string">
            <text:list xml:id="list7853969560328290508" text:style-name="L35">
              <text:list-item>
                <text:p text:style-name="P291"><text:span text:style-name="T8"><text:line-break/></text:span><text:span text:style-name="T4">菊池設備工業。朝、待ち合わせの場所に来てくださった人が、職長のひとみたい。午後、３時ぐらいか、別の職人さんが来て、残業できるか、聞いてくる。</text:span></text:p>
              </text:list-item>
              <text:list-item>
                <text:p text:style-name="P308">電話で、営業所に連絡。それから、言われたとおりに、職長さん（大塚さん）に、電話する。２時間ぐらいは、できます、と伝える。</text:p>
              </text:list-item>
            </text:list>
          </table:table-cell>
        </table:table-row>
        <table:table-row>
          <table:table-cell table:style-name="表5.A1" office:value-type="string">
            <text:p text:style-name="P43"/>
            <text:p text:style-name="P27"> </text:p>
          </table:table-cell>
          <table:table-cell table:style-name="表5.A1" office:value-type="string">
            <text:p text:style-name="P25">現場見取り図</text:p>
          </table:table-cell>
          <table:table-cell table:style-name="表5.A1" office:value-type="string">
            <text:p text:style-name="P27"> </text:p>
          </table:table-cell>
        </table:table-row>
        <table:table-row>
          <table:table-cell table:style-name="表5.A1" office:value-type="string">
            <text:p text:style-name="P27"> </text:p>
          </table:table-cell>
          <table:table-cell table:style-name="表5.A1" office:value-type="string">
            <text:p text:style-name="P28">その他</text:p>
          </table:table-cell>
          <table:table-cell table:style-name="表5.A1" office:value-type="string">
            <text:list xml:id="list6807648590212074149" text:style-name="L36">
              <text:list-item>
                <text:p text:style-name="P292"><text:span text:style-name="T8"><text:line-break/></text:span><text:span text:style-name="T4">結局、打つのは５時半ぐらいに終わった。自分が入っていたチームの話し。もうひとつのグループは、まだ打っていた。</text:span></text:p>
              </text:list-item>
              <text:list-item>
                <text:p text:style-name="P241"><text:span text:style-name="T11">詰所　</text:span><text:span text:style-name="T9">=&gt;</text:span><text:span text:style-name="T11">　２階</text:span></text:p>
              </text:list-item>
              <text:list-item>
                <text:p text:style-name="P241"><text:span text:style-name="T11">トイレ　</text:span><text:span text:style-name="T9">=&gt;</text:span><text:span text:style-name="T11">　</text:span><text:span text:style-name="T9">see memo</text:span></text:p>
              </text:list-item>
              <text:list-item>
                <text:p text:style-name="P309">バーコードで、入出場を記録。詰所の入口に、読み取りの機器が、テーブルの上に置かれている。</text:p>
              </text:list-item>
            </text:list>
          </table:table-cell>
        </table:table-row>
      </table:table>
      <text:p text:style-name="P33"><text:soft-page-break/></text:p>
      <text:p text:style-name="P44"/>
      <text:p text:style-name="P2">---------------------------------------------------------------</text:p>
      <text:p text:style-name="P44"/>
      <text:p text:style-name="P2">[XXX]</text:p>
      <text:p text:style-name="P7"><text:span text:style-name="T12">作業日：</text:span><text:span text:style-name="T13">22/6 sa</text:span></text:p>
      <table:table table:name="表6" table:style-name="表6">
        <table:table-column table:style-name="表6.A"/>
        <table:table-column table:style-name="表6.B"/>
        <table:table-column table:style-name="表6.C"/>
        <table:table-row>
          <table:table-cell table:style-name="表6.A1" office:value-type="string">
            <text:p text:style-name="P34"/>
          </table:table-cell>
          <table:table-cell table:style-name="表6.A1" office:value-type="string">
            <text:p text:style-name="P31">現場</text:p>
          </table:table-cell>
          <table:table-cell table:style-name="表6.A1" office:value-type="string">
            <text:list xml:id="list5001140450810767511" text:style-name="L37">
              <text:list-item>
                <text:p text:style-name="P225"><text:span text:style-name="T6">名称：西麻布</text:span><text:span text:style-name="T7">II</text:span><text:span text:style-name="T6">プロジェクト</text:span></text:p>
              </text:list-item>
              <text:list-item>
                <text:p text:style-name="P221">発注元：ホクシン設備</text:p>
              </text:list-item>
            </text:list>
          </table:table-cell>
        </table:table-row>
        <table:table-row>
          <table:table-cell table:style-name="表6.A1" office:value-type="string">
            <text:p text:style-name="P40"/>
            <text:p text:style-name="P34"/>
          </table:table-cell>
          <table:table-cell table:style-name="表6.A1" office:value-type="string">
            <text:p text:style-name="P31">天気</text:p>
          </table:table-cell>
          <table:table-cell table:style-name="表6.A1" office:value-type="string">
            <text:p text:style-name="P26"><text:span text:style-name="T6">雲り。오후부터 비</text:span><text:span text:style-name="T7">. </text:span><text:span text:style-name="T6">때로는 어쩔 수도 있었다</text:span><text:span text:style-name="T7">.</text:span></text:p>
          </table:table-cell>
        </table:table-row>
        <table:table-row>
          <table:table-cell table:style-name="表6.A1" office:value-type="string">
            <text:p text:style-name="P34"/>
          </table:table-cell>
          <table:table-cell table:style-name="表6.A1" office:value-type="string">
            <text:p text:style-name="P31">最寄り</text:p>
          </table:table-cell>
          <table:table-cell table:style-name="表6.A1" office:value-type="string">
            <text:p text:style-name="P24">広尾駅</text:p>
          </table:table-cell>
        </table:table-row>
        <table:table-row>
          <table:table-cell table:style-name="表6.A1" office:value-type="string">
            <text:p text:style-name="P34"/>
          </table:table-cell>
          <table:table-cell table:style-name="表6.A1" office:value-type="string">
            <text:p text:style-name="P31">他職：ポンプ</text:p>
          </table:table-cell>
          <table:table-cell table:style-name="表6.A1" office:value-type="string">
            <text:list xml:id="list8171631283739962062" text:style-name="L38">
              <text:list-item>
                <text:p text:style-name="P226"><text:span text:style-name="T6">３人。一人は、ベトナム人（베트남인）。몸집</text:span><text:span text:style-name="T7">.</text:span></text:p>
              </text:list-item>
              <text:list-item>
                <text:p text:style-name="P226"><text:span text:style-name="T6">１人は、５０後半か（후반 있습니까</text:span><text:span text:style-name="T7">?</text:span><text:span text:style-name="T6">）</text:span></text:p>
              </text:list-item>
              <text:list-item>
                <text:p text:style-name="P226"><text:span text:style-name="T6">３人目は、４０前後か（</text:span><text:span text:style-name="T7">40 </text:span><text:span text:style-name="T6">전후）。１７５ぐらい。</text:span></text:p>
              </text:list-item>
            </text:list>
          </table:table-cell>
        </table:table-row>
        <table:table-row>
          <table:table-cell table:style-name="表6.A1" office:value-type="string">
            <text:p text:style-name="P40"/>
            <text:p text:style-name="P34"/>
          </table:table-cell>
          <table:table-cell table:style-name="表6.A1" office:value-type="string">
            <text:p text:style-name="P31">他職：土工さん</text:p>
          </table:table-cell>
          <table:table-cell table:style-name="表6.A1" office:value-type="string">
            <text:list xml:id="list878748177508662531" text:style-name="L39">
              <text:list-item>
                <text:p text:style-name="P227"><text:span text:style-name="T6">バイブの人。２人。一人は、４０前、３０代半ばか。１７５ぐらい。声が大きい（목소리가 크다</text:span><text:span text:style-name="T7">.</text:span><text:span text:style-name="T6">）。午前中だったか、バイブの本体部分を、「引っ張れよ（끌거야）！」とかの内容で、大きな声を上げた。相番の人に向かって。</text:span></text:p>
              </text:list-item>
            </text:list>
          </table:table-cell>
        </table:table-row>
        <table:table-row>
          <table:table-cell table:style-name="表6.A1" office:value-type="string">
            <text:p text:style-name="P40"/>
            <text:p text:style-name="P34"/>
          </table:table-cell>
          <table:table-cell table:style-name="表6.A1" office:value-type="string">
            <text:p text:style-name="P31">他職：電気屋さんの相番の人</text:p>
          </table:table-cell>
          <table:table-cell table:style-name="表6.A1" office:value-type="string">
            <text:list xml:id="list2941182184544404726" text:style-name="L40">
              <text:list-item>
                <text:p text:style-name="P222">見た目、６０過ぎ。シワが多い。日に焼けている（볕에있다）。</text:p>
              </text:list-item>
            </text:list>
          </table:table-cell>
        </table:table-row>
        <table:table-row>
          <table:table-cell table:style-name="表6.A1" office:value-type="string">
            <text:p text:style-name="P40"/>
            <text:p text:style-name="P34"/>
          </table:table-cell>
          <table:table-cell table:style-name="表6.A1" office:value-type="string">
            <text:p text:style-name="P31">監督さん</text:p>
          </table:table-cell>
          <table:table-cell table:style-name="表6.A1" office:value-type="string">
            <text:p text:style-name="P41">２人。一人は、小柄、小太り（통통）。３０前後か。</text:p>
          </table:table-cell>
        </table:table-row>
        <table:table-row>
          <table:table-cell table:style-name="表6.A1" office:value-type="string">
            <text:p text:style-name="P34"/>
          </table:table-cell>
          <table:table-cell table:style-name="表6.A1" office:value-type="string">
            <text:p text:style-name="P31">発注者の方</text:p>
          </table:table-cell>
          <table:table-cell table:style-name="表6.A1" office:value-type="string">
            <text:p text:style-name="P24">ホクシンの、鈴木さん。三軒茶屋の時の電話番号、そのまま（그대로）、使った。</text:p>
          </table:table-cell>
        </table:table-row>
        <table:table-row>
          <table:table-cell table:style-name="表6.A1" office:value-type="string">
            <text:p text:style-name="P34"/>
          </table:table-cell>
          <table:table-cell table:style-name="表6.A1" office:value-type="string">
            <text:p text:style-name="P24">現場見取り図</text:p>
          </table:table-cell>
          <table:table-cell table:style-name="表6.A1" office:value-type="string">
            <text:p text:style-name="P34"/>
          </table:table-cell>
        </table:table-row>
        <table:table-row>
          <table:table-cell table:style-name="表6.A1" office:value-type="string">
            <text:p text:style-name="P34"/>
          </table:table-cell>
          <table:table-cell table:style-name="表6.A1" office:value-type="string">
            <text:p text:style-name="P24">その他</text:p>
          </table:table-cell>
          <table:table-cell table:style-name="表6.A1" office:value-type="string">
            <text:list xml:id="list8082493950424797188" text:style-name="L41">
              <text:list-item>
                <text:p text:style-name="P223">土工さん。叩き担当の人。小柄。６０過ぎか。最後（마지막）、バイブのスイッチ、持ってくれた（가지고 주었다）。</text:p>
              </text:list-item>
              <text:list-item>
                <text:p text:style-name="P228"><text:span text:style-name="T6">最後、追加が続いた（추가가 이어졌다）。まず、１本、追加。そのために、１５分、待つ。さらに（더욱이</text:span><text:span text:style-name="T7">,</text:span><text:span text:style-name="T6">）、もう１本（다른 </text:span><text:span text:style-name="T7">1 </text:span><text:span text:style-name="T6">개）、追加。今度は（이 번은）、４５分、空くとのこと。デリバリーの人のアナウンス。その時点で（그 시점에서</text:span><text:span text:style-name="T7">,</text:span><text:span text:style-name="T6">）、上がった。</text:span></text:p>
              </text:list-item>
            </text:list>
          </table:table-cell>
        </table:table-row>
      </table:table>
      <text:p text:style-name="P33"/>
      <text:p text:style-name="P44"/>
      <text:p text:style-name="P9">[/ 20190623_002116]</text:p>
      <text:p text:style-name="P44"><text:soft-page-break/></text:p>
      <text:p text:style-name="P2">---------------------------------------------------------------</text:p>
      <text:p text:style-name="P9">[20190701_144336]</text:p>
      <text:p text:style-name="P44"/>
      <text:p text:style-name="P8"><text:span text:style-name="T12">作業日：</text:span><text:span text:style-name="T13">29/06 sa</text:span></text:p>
      <table:table table:name="表7" table:style-name="表7">
        <table:table-column table:style-name="表7.A"/>
        <table:table-column table:style-name="表7.B"/>
        <table:table-column table:style-name="表7.C"/>
        <table:table-row>
          <table:table-cell table:style-name="表7.A1" office:value-type="string">
            <text:p text:style-name="P34"/>
          </table:table-cell>
          <table:table-cell table:style-name="表7.A1" office:value-type="string">
            <text:p text:style-name="P32">現場</text:p>
          </table:table-cell>
          <table:table-cell table:style-name="表7.A1" office:value-type="string">
            <text:list xml:id="list5639187410596321065" text:style-name="L42">
              <text:list-item>
                <text:p text:style-name="P242">名称：北見方プロジェクト</text:p>
              </text:list-item>
              <text:list-item>
                <text:p text:style-name="P242">発注元：フジタカ</text:p>
              </text:list-item>
            </text:list>
          </table:table-cell>
        </table:table-row>
        <table:table-row>
          <table:table-cell table:style-name="表7.A1" office:value-type="string">
            <text:p text:style-name="P40"/>
            <text:p text:style-name="P34"/>
          </table:table-cell>
          <table:table-cell table:style-name="表7.A1" office:value-type="string">
            <text:p text:style-name="P32">天気</text:p>
          </table:table-cell>
          <table:table-cell table:style-name="表7.A1" office:value-type="string">
            <text:p text:style-name="P29">雨</text:p>
          </table:table-cell>
        </table:table-row>
        <table:table-row>
          <table:table-cell table:style-name="表7.A1" office:value-type="string">
            <text:p text:style-name="P34"/>
          </table:table-cell>
          <table:table-cell table:style-name="表7.A1" office:value-type="string">
            <text:p text:style-name="P32">最寄り</text:p>
          </table:table-cell>
          <table:table-cell table:style-name="表7.A1" office:value-type="string">
            <text:p text:style-name="P29">高津駅</text:p>
          </table:table-cell>
        </table:table-row>
        <table:table-row>
          <table:table-cell table:style-name="表7.A1" office:value-type="string">
            <text:p text:style-name="P34"/>
          </table:table-cell>
          <table:table-cell table:style-name="表7.A1" office:value-type="string">
            <text:p text:style-name="P32">他職：ポンプ</text:p>
          </table:table-cell>
          <table:table-cell table:style-name="表7.A1" office:value-type="string">
            <text:list xml:id="list488913680084291753" text:style-name="L43">
              <text:list-item>
                <text:p text:style-name="P243">３人。全員、日本人。</text:p>
              </text:list-item>
              <text:list-item>
                <text:p text:style-name="P243">１人は、小柄、１６０ぐらい。他の２人は、１８０ぐらいか。</text:p>
              </text:list-item>
              <text:list-item>
                <text:p text:style-name="P243">２人のうち１人は、あごヒゲ、頬髭。</text:p>
              </text:list-item>
              <text:list-item>
                <text:p text:style-name="P243">もう一人は、荒っぽい言動。</text:p>
              </text:list-item>
            </text:list>
          </table:table-cell>
        </table:table-row>
        <table:table-row>
          <table:table-cell table:style-name="表7.A1" office:value-type="string">
            <text:p text:style-name="P40"/>
            <text:p text:style-name="P34"/>
          </table:table-cell>
          <table:table-cell table:style-name="表7.A1" office:value-type="string">
            <text:p text:style-name="P32">他職：土工さん</text:p>
          </table:table-cell>
          <table:table-cell table:style-name="表7.A1" office:value-type="string">
            <text:list xml:id="list2527182436282279574" text:style-name="L44">
              <text:list-item>
                <text:p text:style-name="P244">バイブ、２人。</text:p>
              </text:list-item>
              <text:list-item>
                <text:p text:style-name="P244">一人は、親方さんらしい。４０後半か。目が、ギラっとしている。「逆三角形の目」というやつか。ノイローゼか。神経質っぽい言動。</text:p>
                <text:list>
                  <text:list-item>
                    <text:p text:style-name="P244">終わり頃、自分に、「弁当箱、外に出しといてもらえる？」と、呼びかけてくる。その語調は、「早くだせよ！」という感じ。当然やっておくことを、お前はやっていない、早くやれ、という含意。</text:p>
                  </text:list-item>
                </text:list>
              </text:list-item>
            </text:list>
          </table:table-cell>
        </table:table-row>
        <table:table-row>
          <table:table-cell table:style-name="表7.A1" office:value-type="string">
            <text:p text:style-name="P40"/>
            <text:p text:style-name="P40"/>
            <text:p text:style-name="P34"/>
          </table:table-cell>
          <table:table-cell table:style-name="表7.A1" office:value-type="string">
            <text:p text:style-name="P32">他職：電気屋さんの相番の人</text:p>
          </table:table-cell>
          <table:table-cell table:style-name="表7.A1" office:value-type="string">
            <text:list xml:id="list5400948601991055505" text:style-name="L45">
              <text:list-item>
                <text:p text:style-name="P245">腹が出ている。かなり。横から見ると、楕円形。</text:p>
              </text:list-item>
              <text:list-item>
                <text:p text:style-name="P245">バイブの、先述の親方さんらしき人。この人のバイブを持っている。</text:p>
              </text:list-item>
              <text:list-item>
                <text:p text:style-name="P245">なんどか、バイブのホースの部分がたるんで、さらに、たるみの部分が、親方さんの、バイブ操作の邪魔になっているのが、私の目からは、明らか。本人も、チラとホースに目をやって、困った表情。</text:p>
              </text:list-item>
              <text:list-item>
                <text:p text:style-name="P245">しかし、なお、この電気屋さんは、ホースを手繰ろうとしない。</text:p>
              </text:list-item>
            </text:list>
          </table:table-cell>
        </table:table-row>
        <table:table-row>
          <table:table-cell table:style-name="表7.A1" office:value-type="string">
            <text:p text:style-name="P40"/>
            <text:p text:style-name="P34"/>
          </table:table-cell>
          <table:table-cell table:style-name="表7.A1" office:value-type="string">
            <text:p text:style-name="P32">監督さん</text:p>
          </table:table-cell>
          <table:table-cell table:style-name="表7.A1" office:value-type="string">
            <text:list xml:id="list7275806007373890495" text:style-name="L46">
              <text:list-item>
                <text:p text:style-name="P246">若い人。言葉の発音から推すに、日本人ではない。ネパールか。背は１７５ぐらい。肌は浅黒。堀が深い。<text:soft-page-break/>歯が白い。</text:p>
              </text:list-item>
            </text:list>
          </table:table-cell>
        </table:table-row>
        <table:table-row>
          <table:table-cell table:style-name="表7.A1" office:value-type="string">
            <text:p text:style-name="P40"/>
            <text:p text:style-name="P34"/>
          </table:table-cell>
          <table:table-cell table:style-name="表7.A1" office:value-type="string">
            <text:p text:style-name="P32">発注者の方</text:p>
          </table:table-cell>
          <table:table-cell table:style-name="表7.A1" office:value-type="string">
            <text:list xml:id="list8898067067376266552" text:style-name="L47">
              <text:list-item>
                <text:p text:style-name="P247">フジタカの、前田さん。電話をかけた相手は、三浦さん。</text:p>
              </text:list-item>
              <text:list-item>
                <text:p text:style-name="P247">前田さんは、朝、私に声をかけてくる。コン打ちの開始が早まった、ついてはよろしく、と伝えてくる。</text:p>
              </text:list-item>
              <text:list-item>
                <text:p text:style-name="P247">終わりには、サインをしよう、と、私が着替えている場所へ、やってきてくれた。（躯体の内部、人がよく通る部屋内の、壁際で、支度をしていた）</text:p>
              </text:list-item>
            </text:list>
          </table:table-cell>
        </table:table-row>
        <table:table-row>
          <table:table-cell table:style-name="表7.A1" office:value-type="string">
            <text:p text:style-name="P40"/>
            <text:p text:style-name="P34"/>
          </table:table-cell>
          <table:table-cell table:style-name="表7.A1" office:value-type="string">
            <text:p text:style-name="P32">現場見取り図</text:p>
          </table:table-cell>
          <table:table-cell table:style-name="表7.A1" office:value-type="string">
            <text:p text:style-name="P34"/>
          </table:table-cell>
        </table:table-row>
        <table:table-row>
          <table:table-cell table:style-name="表7.A1" office:value-type="string">
            <text:p text:style-name="P34"/>
          </table:table-cell>
          <table:table-cell table:style-name="表7.A1" office:value-type="string">
            <text:p text:style-name="P32">その他</text:p>
          </table:table-cell>
          <table:table-cell table:style-name="表7.A1" office:value-type="string">
            <text:list xml:id="list4118289574513606373" text:style-name="L48">
              <text:list-item>
                <text:p text:style-name="P248">タワーは、２本立てている。</text:p>
              </text:list-item>
              <text:list-item>
                <text:p text:style-name="P248">かっぱは、午後から着用した。</text:p>
              </text:list-item>
            </text:list>
          </table:table-cell>
        </table:table-row>
      </table:table>
      <text:p text:style-name="P33"/>
      <text:p text:style-name="P44"/>
      <text:p text:style-name="P10">[/ 20190701_150009]</text:p>
      <text:p text:style-name="P44"/>
      <text:p text:style-name="P2">---------------------------------------------------------------</text:p>
      <text:p text:style-name="P10">[20190707_145818]</text:p>
      <text:p text:style-name="P44"/>
      <text:p text:style-name="P8"><text:span text:style-name="T12">作業日：</text:span><text:span text:style-name="T13">7/6 sa</text:span></text:p>
      <table:table table:name="表8" table:style-name="表8">
        <table:table-column table:style-name="表8.A"/>
        <table:table-column table:style-name="表8.B"/>
        <table:table-column table:style-name="表8.C"/>
        <table:table-row>
          <table:table-cell table:style-name="表8.A1" office:value-type="string">
            <text:p text:style-name="P34"/>
          </table:table-cell>
          <table:table-cell table:style-name="表8.A1" office:value-type="string">
            <text:p text:style-name="P32">現場</text:p>
          </table:table-cell>
          <table:table-cell table:style-name="表8.A1" office:value-type="string">
            <text:list xml:id="list999962988140271247" text:style-name="L49">
              <text:list-item>
                <text:p text:style-name="P249">名称：大和市・植田様マンション</text:p>
              </text:list-item>
              <text:list-item>
                <text:p text:style-name="P249">発注元：株式会社　金子工業所</text:p>
              </text:list-item>
            </text:list>
          </table:table-cell>
        </table:table-row>
        <table:table-row>
          <table:table-cell table:style-name="表8.A1" office:value-type="string">
            <text:p text:style-name="P40"/>
            <text:p text:style-name="P34"/>
          </table:table-cell>
          <table:table-cell table:style-name="表8.A1" office:value-type="string">
            <text:p text:style-name="P32">天気</text:p>
          </table:table-cell>
          <table:table-cell table:style-name="表8.A1" office:value-type="string">
            <text:p text:style-name="P30">雨。時々曇り</text:p>
          </table:table-cell>
        </table:table-row>
        <table:table-row>
          <table:table-cell table:style-name="表8.A1" office:value-type="string">
            <text:p text:style-name="P34"/>
          </table:table-cell>
          <table:table-cell table:style-name="表8.A1" office:value-type="string">
            <text:p text:style-name="P32">最寄り</text:p>
          </table:table-cell>
          <table:table-cell table:style-name="表8.A1" office:value-type="string">
            <text:p text:style-name="P30">中央林間駅</text:p>
          </table:table-cell>
        </table:table-row>
        <table:table-row>
          <table:table-cell table:style-name="表8.A1" office:value-type="string">
            <text:p text:style-name="P34"/>
          </table:table-cell>
          <table:table-cell table:style-name="表8.A1" office:value-type="string">
            <text:p text:style-name="P32">他職：ポンプ</text:p>
          </table:table-cell>
          <table:table-cell table:style-name="表8.A1" office:value-type="string">
            <text:list xml:id="list2125157476006915058" text:style-name="L50">
              <text:list-item>
                <text:p text:style-name="P250">２人。１人は、小柄。１６０ぐらい。肌は、浅黒。５０後半か。眉が太い。沖縄の人、と言われてたら、ああそうか、と思うだろう。</text:p>
              </text:list-item>
              <text:list-item>
                <text:p text:style-name="P250">もう一人は、３０半ばか。背が高い。１７５を超えるか。顔の輪郭は、面長。ハンサム、と言われるだろう。結婚指輪をしている。</text:p>
              </text:list-item>
              <text:list-item>
                <text:p text:style-name="P250">パラペットは、小柄の人が、ほぼ、担当していたか。そういう印象。若い人に任せきり、ではなく。</text:p>
              </text:list-item>
            </text:list>
          </table:table-cell>
        </table:table-row>
        <text:soft-page-break/>
        <table:table-row>
          <table:table-cell table:style-name="表8.A1" office:value-type="string">
            <text:p text:style-name="P40"/>
            <text:p text:style-name="P34"/>
          </table:table-cell>
          <table:table-cell table:style-name="表8.A1" office:value-type="string">
            <text:p text:style-name="P32">他職：土工さん</text:p>
          </table:table-cell>
          <table:table-cell table:style-name="表8.A1" office:value-type="string">
            <text:list xml:id="list7120769767814292273" text:style-name="L51">
              <text:list-item>
                <text:p text:style-name="P251">バイブ、２人。一人は、１７５ぐらい。目が垂れている。</text:p>
                <text:list>
                  <text:list-item>
                    <text:p text:style-name="P251">頬骨が高い。まぶたは、一重。口は、への字。</text:p>
                  </text:list-item>
                  <text:list-item>
                    <text:p text:style-name="P251">前歯は、欠けていたか。</text:p>
                  </text:list-item>
                  <text:list-item>
                    <text:p text:style-name="P251">もう一人のバイブの人よりは、上の立場のよう。指示を出していた。</text:p>
                  </text:list-item>
                </text:list>
              </text:list-item>
              <text:list-item>
                <text:p text:style-name="P251">もう１人は、フェイスマスクをしている。ウインブレに、マスクが一体でついている。そういう構造。</text:p>
                <text:list>
                  <text:list-item>
                    <text:p text:style-name="P251">目がキョロっとしている。</text:p>
                  </text:list-item>
                  <text:list-item>
                    <text:p text:style-name="P251">あごひげを生やしている。</text:p>
                  </text:list-item>
                  <text:list-item>
                    <text:p text:style-name="P251">５０前半か。白髪が混じっている。</text:p>
                  </text:list-item>
                  <text:list-item>
                    <text:p text:style-name="P251">１７５近く。</text:p>
                  </text:list-item>
                </text:list>
              </text:list-item>
            </text:list>
          </table:table-cell>
        </table:table-row>
        <table:table-row>
          <table:table-cell table:style-name="表8.A1" office:value-type="string">
            <text:p text:style-name="P40"/>
            <text:p text:style-name="P40"/>
            <text:p text:style-name="P34"/>
          </table:table-cell>
          <table:table-cell table:style-name="表8.A1" office:value-type="string">
            <text:p text:style-name="P32">他職：電気屋さんの相番の人</text:p>
          </table:table-cell>
          <table:table-cell table:style-name="表8.A1" office:value-type="string">
            <text:list xml:id="list1655570554143075709" text:style-name="L52">
              <text:list-item>
                <text:p text:style-name="P252">歳の行った人。白髪あり。</text:p>
              </text:list-item>
              <text:list-item>
                <text:p text:style-name="P252">顔にシワが幾本かある。</text:p>
              </text:list-item>
              <text:list-item>
                <text:p text:style-name="P252">ズボンは、ジーンズ。黄土色。</text:p>
              </text:list-item>
              <text:list-item>
                <text:p text:style-name="P252">土工さんや、大工さんとか、談笑を時折している。知った間柄、という雰囲気。</text:p>
              </text:list-item>
            </text:list>
          </table:table-cell>
        </table:table-row>
        <table:table-row>
          <table:table-cell table:style-name="表8.A1" office:value-type="string">
            <text:p text:style-name="P40"/>
            <text:p text:style-name="P34"/>
          </table:table-cell>
          <table:table-cell table:style-name="表8.A1" office:value-type="string">
            <text:p text:style-name="P32">監督さん</text:p>
          </table:table-cell>
          <table:table-cell table:style-name="表8.A1" office:value-type="string">
            <text:list xml:id="list8480933111503609488" text:style-name="L53">
              <text:list-item>
                <text:p text:style-name="P253">朝、初めに顔を見たとき、知っている顔だ、と思う。帰宅後、風呂に入っている時か、はっきりと、前に、川崎駅の近くの現場で会った人だ、と覚る。</text:p>
              </text:list-item>
              <text:list-item>
                <text:p text:style-name="P253">雪の降った後に、雪を躯体から落とす作業を、やった。他に、まだ１階のスラブのみコンクリ打ち済みのとき、水出しが、コンクリのジャンカ埋めか何かの作業もやった。</text:p>
              </text:list-item>
              <text:list-item>
                <text:p text:style-name="P253">もう一人、若い監督さんがいる日もあった。まだその人は２０代半ば、あるいは新卒の人か。「この監督は、どうですか」と、作業後、着替えながら、傍らでサインしてもらってるときに、半ば相談気味に、尋ねられた。俺は確か、曖昧な言い方をした。本当は、励ましたり、何かしら心を強くもてるような言葉を、かけてあげたかった。</text:p>
              </text:list-item>
            </text:list>
          </table:table-cell>
        </table:table-row>
        <table:table-row>
          <table:table-cell table:style-name="表8.A1" office:value-type="string">
            <text:p text:style-name="P40"/>
            <text:p text:style-name="P34"/>
          </table:table-cell>
          <table:table-cell table:style-name="表8.A1" office:value-type="string">
            <text:p text:style-name="P32">発注者の方</text:p>
          </table:table-cell>
          <table:table-cell table:style-name="表8.A1" office:value-type="string">
            <text:list xml:id="list5872854392161045965" text:style-name="L54">
              <text:list-item>
                <text:p text:style-name="P254">連絡先が、「金子」という名前が記載されている。すると、金子工業所の社長さんだろうか。</text:p>
              </text:list-item>
              <text:list-item>
                <text:p text:style-name="P254"><text:soft-page-break/>声は、年配の人っぽい。丁寧で、暖かな雰囲気を感じた。</text:p>
              </text:list-item>
              <text:list-item>
                <text:p text:style-name="P254">「ご苦労様」か何か、終わりの連絡のとき、言葉をかけてくださった。</text:p>
              </text:list-item>
            </text:list>
          </table:table-cell>
        </table:table-row>
        <table:table-row>
          <table:table-cell table:style-name="表8.A1" office:value-type="string">
            <text:p text:style-name="P40"/>
            <text:p text:style-name="P34"/>
          </table:table-cell>
          <table:table-cell table:style-name="表8.A1" office:value-type="string">
            <text:p text:style-name="P32">現場見取り図</text:p>
          </table:table-cell>
          <table:table-cell table:style-name="表8.A1" office:value-type="string">
            <text:p text:style-name="P34"/>
          </table:table-cell>
        </table:table-row>
        <table:table-row>
          <table:table-cell table:style-name="表8.A1" office:value-type="string">
            <text:p text:style-name="P34"/>
          </table:table-cell>
          <table:table-cell table:style-name="表8.A1" office:value-type="string">
            <text:p text:style-name="P32">その他</text:p>
          </table:table-cell>
          <table:table-cell table:style-name="表8.A1" office:value-type="string">
            <text:list xml:id="list3472818666916569300" text:style-name="L55">
              <text:list-item>
                <text:p text:style-name="P255">警備の人達と、朝、ゲートの前で挨拶。私は、まだ鍵が空いていないと思って、ゲートの前に座っていた。</text:p>
                <text:list>
                  <text:list-item>
                    <text:p text:style-name="P255">しかし、警備の人が２人に増えた頃か、もう一度ゲートの掛金を見る。</text:p>
                  </text:list-item>
                  <text:list-item>
                    <text:p text:style-name="P255">すると、ダイヤル式のロックははめてあるが、掛け金自体は、止め輪から外れていることに気づく。</text:p>
                  </text:list-item>
                  <text:list-item>
                    <text:p text:style-name="P255">ゲートを開ける。</text:p>
                  </text:list-item>
                </text:list>
              </text:list-item>
              <text:list-item>
                <text:p text:style-name="P255">警備の人たちの一人と、詰所で新規の紙を書いているとき、世間話し。</text:p>
                <text:list>
                  <text:list-item>
                    <text:p text:style-name="P255">天気がその日、どうなるか。</text:p>
                  </text:list-item>
                  <text:list-item>
                    <text:p text:style-name="P255">夕方に、七夕祭りに行きたい、と言っていた。住まいは、成瀬、とのこと。</text:p>
                  </text:list-item>
                  <text:list-item>
                    <text:p text:style-name="P255">その七夕祭りは、有名らしい。</text:p>
                  </text:list-item>
                  <text:list-item>
                    <text:p text:style-name="P255">現場へは、バイクで来ている、とのこと。</text:p>
                  </text:list-item>
                </text:list>
              </text:list-item>
              <text:list-item>
                <text:p text:style-name="P229"><text:span text:style-name="T14">ポンプ　</text:span><text:span text:style-name="T15">=&gt;</text:span><text:span text:style-name="T14">　２台。</text:span></text:p>
              </text:list-item>
            </text:list>
          </table:table-cell>
        </table:table-row>
      </table:table>
      <text:p text:style-name="P33"/>
      <text:p text:style-name="P44"/>
      <text:p text:style-name="P10">[/ 20190707_152339]</text:p>
      <text:p text:style-name="P44"/>
      <text:p text:style-name="P11">---------------------------------------------------------------</text:p>
      <text:p text:style-name="P12">[20190710_112047]</text:p>
      <text:p text:style-name="P44"/>
      <text:p text:style-name="P8"><text:span text:style-name="T14">作業日：</text:span><text:span text:style-name="T15">9/7/2019 tu</text:span></text:p>
      <table:table table:name="表9" table:style-name="表9">
        <table:table-column table:style-name="表9.A"/>
        <table:table-column table:style-name="表9.B"/>
        <table:table-column table:style-name="表9.C"/>
        <table:table-row>
          <table:table-cell table:style-name="表9.A1" office:value-type="string">
            <text:p text:style-name="P34"/>
          </table:table-cell>
          <table:table-cell table:style-name="表9.A1" office:value-type="string">
            <text:p text:style-name="P32">現場</text:p>
          </table:table-cell>
          <table:table-cell table:style-name="表9.A1" office:value-type="string">
            <text:list xml:id="list4409179773456026772" text:style-name="L56">
              <text:list-item>
                <text:p text:style-name="P256">名称：恵比寿南三丁目</text:p>
              </text:list-item>
              <text:list-item>
                <text:p text:style-name="P256">発注元：株式会社酒井工業</text:p>
              </text:list-item>
            </text:list>
          </table:table-cell>
        </table:table-row>
        <table:table-row>
          <table:table-cell table:style-name="表9.A1" office:value-type="string">
            <text:p text:style-name="P40"/>
            <text:p text:style-name="P34"/>
          </table:table-cell>
          <table:table-cell table:style-name="表9.A1" office:value-type="string">
            <text:p text:style-name="P32">天気</text:p>
          </table:table-cell>
          <table:table-cell table:style-name="表9.A1" office:value-type="string">
            <text:p text:style-name="P30">曇り</text:p>
          </table:table-cell>
        </table:table-row>
        <text:soft-page-break/>
        <table:table-row>
          <table:table-cell table:style-name="表9.A1" office:value-type="string">
            <text:p text:style-name="P34"/>
          </table:table-cell>
          <table:table-cell table:style-name="表9.A1" office:value-type="string">
            <text:p text:style-name="P32">最寄り</text:p>
          </table:table-cell>
          <table:table-cell table:style-name="表9.A1" office:value-type="string">
            <text:p text:style-name="P30">恵比寿駅</text:p>
          </table:table-cell>
        </table:table-row>
        <table:table-row>
          <table:table-cell table:style-name="表9.A1" office:value-type="string">
            <text:p text:style-name="P34"/>
          </table:table-cell>
          <table:table-cell table:style-name="表9.A1" office:value-type="string">
            <text:p text:style-name="P32">他職：ポンプ</text:p>
          </table:table-cell>
          <table:table-cell table:style-name="表9.A1" office:value-type="string">
            <text:list xml:id="list2957029122462571112" text:style-name="L57">
              <text:list-item>
                <text:p text:style-name="P257">３名。一人は、ベトナム人か。</text:p>
              </text:list-item>
              <text:list-item>
                <text:p text:style-name="P257">ベトナムの人は、肌は浅黒い。眉が濃い。目が大きめ。ずっと、険しい表情。２回ほど、笑顔が出たか。</text:p>
              </text:list-item>
              <text:list-item>
                <text:p text:style-name="P257">２人の日本人。一人は、ホース担当。背は１７５弱か。面長。朝、ポンプのアームを操作していた。</text:p>
              </text:list-item>
              <text:list-item>
                <text:p text:style-name="P257">もう一人の日本人。日に焼けている。１８０近くか。ひきしまった顔立ち。親方担当か。ベトナムの人に、ホースの扱いを時々、指示していた。</text:p>
              </text:list-item>
            </text:list>
          </table:table-cell>
        </table:table-row>
        <table:table-row>
          <table:table-cell table:style-name="表9.A1" office:value-type="string">
            <text:p text:style-name="P40"/>
            <text:p text:style-name="P34"/>
          </table:table-cell>
          <table:table-cell table:style-name="表9.A1" office:value-type="string">
            <text:p text:style-name="P32">他職：土工さん</text:p>
          </table:table-cell>
          <table:table-cell table:style-name="表9.A1" office:value-type="string">
            <text:list xml:id="list1987785958308044826" text:style-name="L58">
              <text:list-item>
                <text:p text:style-name="P258">バイブは、スラブも含めて、３人。時々、２人。</text:p>
              </text:list-item>
              <text:list-item>
                <text:p text:style-name="P258">バイブ担当の中の一人。１７０弱か。肌は浅黒い。腹が出ている。表情は硬い。目の形は、逆三角形。</text:p>
              </text:list-item>
              <text:list-item>
                <text:p text:style-name="P258">バイブの、他の人。一人は、小柄。１６５ぐらい。</text:p>
                <text:list>
                  <text:list-item>
                    <text:p text:style-name="P258">ヒゲあり。口の周囲。顎の部分は、下にさらに伸びている。</text:p>
                  </text:list-item>
                  <text:list-item>
                    <text:p text:style-name="P258">６０前半か。</text:p>
                  </text:list-item>
                  <text:list-item>
                    <text:p text:style-name="P258">最後、あと１台のミキサーを、追加として待つことを監督が決めたあと、相番の人は、上がっていいよ、と言ってくれた。</text:p>
                  </text:list-item>
                </text:list>
              </text:list-item>
            </text:list>
          </table:table-cell>
        </table:table-row>
        <table:table-row>
          <table:table-cell table:style-name="表9.A1" office:value-type="string">
            <text:p text:style-name="P40"/>
            <text:p text:style-name="P40"/>
            <text:p text:style-name="P34"/>
          </table:table-cell>
          <table:table-cell table:style-name="表9.A1" office:value-type="string">
            <text:p text:style-name="P32">他職：電気屋さんの相番の人</text:p>
          </table:table-cell>
          <table:table-cell table:style-name="表9.A1" office:value-type="string">
            <text:list xml:id="list8023611777151021203" text:style-name="L59">
              <text:list-item>
                <text:p text:style-name="P259">電気の相番の人は、２人。それぞれ、別の会社から来ているよう。</text:p>
              </text:list-item>
              <text:list-item>
                <text:p text:style-name="P259">一人は、若い人。１７０弱ぐらい。顔立ちは、引き締まっている。やや、色白。眉は濃い。横に伸びている。午後、２時すぎぐらいか、打設の最中、監督と打ち合わせの話しをしたり、電話をしたりしている。しばらくして、土工さんの一人が、「もう終わったのなら、帰れ。目障りだ。」と、言葉を投げる。</text:p>
              </text:list-item>
              <text:list-item>
                <text:p text:style-name="P259">もう一人の相番の人。６０後半か。顔立ちは、やつれている印象。終わってから、詰所で隣合わせ。「アシスト」という会社に登録しているとのこと。相番をやると、（相番の仕事が）続けて入るようになる、と言っていた。翌日も、そこの現場に入っているとのこと。</text:p>
              </text:list-item>
            </text:list>
          </table:table-cell>
        </table:table-row>
        <table:table-row>
          <table:table-cell table:style-name="表9.A1" office:value-type="string">
            <text:p text:style-name="P40"/>
            <text:p text:style-name="P34"><text:soft-page-break/></text:p>
          </table:table-cell>
          <table:table-cell table:style-name="表9.A1" office:value-type="string">
            <text:p text:style-name="P32">監督さん</text:p>
          </table:table-cell>
          <table:table-cell table:style-name="表9.A1" office:value-type="string">
            <text:list xml:id="list4833884000256198675" text:style-name="L60">
              <text:list-item>
                <text:p text:style-name="P260">若い監督さん。３０前後か。１７０弱ぐらい。顔立ち<text:soft-page-break/>が、整っている。</text:p>
              </text:list-item>
              <text:list-item>
                <text:p text:style-name="P260">ポンプ屋さん、土間屋さんたちと、気軽に談笑している。</text:p>
              </text:list-item>
            </text:list>
          </table:table-cell>
        </table:table-row>
        <table:table-row>
          <table:table-cell table:style-name="表9.A1" office:value-type="string">
            <text:p text:style-name="P40"/>
            <text:p text:style-name="P34"/>
          </table:table-cell>
          <table:table-cell table:style-name="表9.A1" office:value-type="string">
            <text:p text:style-name="P32">発注者の方</text:p>
          </table:table-cell>
          <table:table-cell table:style-name="表9.A1" office:value-type="string">
            <text:list xml:id="list7776133328339601575" text:style-name="L61">
              <text:list-item>
                <text:p text:style-name="P230"><text:span text:style-name="T14">酒井工業の、ツクイさん。眼鏡を掛けている。１６５ぐらいか。やや、小柄。太め。目は、しょぼしょぼしている。朝、朝礼のあと、現地まで先導してくれる（８階の、</text:span><text:span text:style-name="T15">R</text:span><text:span text:style-name="T14">階）。</text:span></text:p>
              </text:list-item>
              <text:list-item>
                <text:p text:style-name="P261">朝に、日報を提出。終わった後の電話で、５時１５分過ぎぐらいにかけたのだが、残業の件を申し出ると、「いいですよ」と、承諾してくれた。</text:p>
              </text:list-item>
            </text:list>
          </table:table-cell>
        </table:table-row>
        <table:table-row>
          <table:table-cell table:style-name="表9.A1" office:value-type="string">
            <text:p text:style-name="P40"/>
            <text:p text:style-name="P34"/>
          </table:table-cell>
          <table:table-cell table:style-name="表9.A1" office:value-type="string">
            <text:p text:style-name="P32">現場見取り図</text:p>
          </table:table-cell>
          <table:table-cell table:style-name="表9.A1" office:value-type="string">
            <text:p text:style-name="P34"/>
          </table:table-cell>
        </table:table-row>
        <table:table-row>
          <table:table-cell table:style-name="表9.A1" office:value-type="string">
            <text:p text:style-name="P34"/>
          </table:table-cell>
          <table:table-cell table:style-name="表9.A1" office:value-type="string">
            <text:p text:style-name="P32">その他</text:p>
          </table:table-cell>
          <table:table-cell table:style-name="表9.A1" office:value-type="string">
            <text:list xml:id="list2604484649744716923" text:style-name="L62">
              <text:list-item>
                <text:p text:style-name="P262">朝礼の際に、打設の現場は、「指し金」が多いので、云々、という説明を聞いた。現地に行くと、指し金で、いくつも造作を設けてある。打設の際に、コードのやり繰りに、時間を使った。</text:p>
              </text:list-item>
              <text:list-item>
                <text:p text:style-name="P262">ポンプのホースの取り回しに、手間をかけていた、ポンプ屋さんたちは。</text:p>
              </text:list-item>
              <text:list-item>
                <text:p text:style-name="P262">土工さんのなかの、年配の、親方らしき人。メガネを掛けている。昼休憩のあと、ロングスパンで、７階まで、７人ぐらいが昇る。その後、ロングを実際に乗って、下ろす必要あり。その人が、自ら引き受けた。</text:p>
              </text:list-item>
            </text:list>
          </table:table-cell>
        </table:table-row>
      </table:table>
      <text:p text:style-name="P33"/>
      <text:p text:style-name="P44"/>
      <text:p text:style-name="P12">[/ 20190710_120300]</text:p>
      <text:p text:style-name="P44"/>
      <text:p text:style-name="P11">---------------------------------------------------------------</text:p>
      <text:p text:style-name="P12">[20190718_132922]</text:p>
      <text:p text:style-name="P44"/>
      <text:p text:style-name="P8"><text:span text:style-name="T14">作業日：</text:span><text:span text:style-name="T15">17/7 w</text:span></text:p>
      <table:table table:name="表10" table:style-name="表10">
        <table:table-column table:style-name="表10.A"/>
        <table:table-column table:style-name="表10.B"/>
        <table:table-column table:style-name="表10.C"/>
        <table:table-row>
          <table:table-cell table:style-name="表10.A1" office:value-type="string">
            <text:p text:style-name="P34"/>
          </table:table-cell>
          <table:table-cell table:style-name="表10.A1" office:value-type="string">
            <text:p text:style-name="P32">現場</text:p>
          </table:table-cell>
          <table:table-cell table:style-name="表10.A1" office:value-type="string">
            <text:list xml:id="list1679609982581590911" text:style-name="L63">
              <text:list-item>
                <text:p text:style-name="P263">名称：平山ビルⅢ</text:p>
              </text:list-item>
              <text:list-item>
                <text:p text:style-name="P263">発注元：ホクシン設備</text:p>
              </text:list-item>
            </text:list>
          </table:table-cell>
        </table:table-row>
        <table:table-row>
          <table:table-cell table:style-name="表10.A1" office:value-type="string">
            <text:p text:style-name="P40"/>
            <text:p text:style-name="P34"/>
          </table:table-cell>
          <table:table-cell table:style-name="表10.A1" office:value-type="string">
            <text:p text:style-name="P32">天気</text:p>
          </table:table-cell>
          <table:table-cell table:style-name="表10.A1" office:value-type="string">
            <text:p text:style-name="P30">曇り、のち晴れ。雲あり。</text:p>
          </table:table-cell>
        </table:table-row>
        <text:soft-page-break/>
        <table:table-row>
          <table:table-cell table:style-name="表10.A1" office:value-type="string">
            <text:p text:style-name="P34"/>
          </table:table-cell>
          <table:table-cell table:style-name="表10.A1" office:value-type="string">
            <text:p text:style-name="P32">最寄り</text:p>
          </table:table-cell>
          <table:table-cell table:style-name="表10.A1" office:value-type="string">
            <text:p text:style-name="P26"><text:span text:style-name="T14">稲田堤駅（</text:span><text:span text:style-name="T15">JR)</text:span><text:span text:style-name="T14">。京王稲田堤だと、駅から１分。</text:span></text:p>
          </table:table-cell>
        </table:table-row>
        <table:table-row>
          <table:table-cell table:style-name="表10.A1" office:value-type="string">
            <text:p text:style-name="P34"/>
          </table:table-cell>
          <table:table-cell table:style-name="表10.A1" office:value-type="string">
            <text:p text:style-name="P32">他職：ポンプ</text:p>
          </table:table-cell>
          <table:table-cell table:style-name="表10.A1" office:value-type="string">
            <text:list xml:id="list301494719216401357" text:style-name="L64">
              <text:list-item>
                <text:p text:style-name="P264">３人。１人が日本人。</text:p>
              </text:list-item>
              <text:list-item>
                <text:p text:style-name="P264">他の２人は、インドネシア人か。一人は、中東の人の顔立ち。目が大きく、唇が厚い。</text:p>
              </text:list-item>
              <text:list-item>
                <text:p text:style-name="P264">もう一人は、肌は浅黒い。背は、１７５か、もう少し。南方の、目が大きめな、特徴のある顔立ち。</text:p>
              </text:list-item>
              <text:list-item>
                <text:p text:style-name="P264">ほぼ、外国人の２人がホースを担当。</text:p>
              </text:list-item>
              <text:list-item>
                <text:p text:style-name="P264">日本人の人は、６０半ばか。顎の骨が角張っている。１７５ぐらい。骨格は、がっしりしている。やや、猫背。</text:p>
              </text:list-item>
            </text:list>
          </table:table-cell>
        </table:table-row>
        <table:table-row>
          <table:table-cell table:style-name="表10.A1" office:value-type="string">
            <text:p text:style-name="P40"/>
            <text:p text:style-name="P34"/>
          </table:table-cell>
          <table:table-cell table:style-name="表10.A1" office:value-type="string">
            <text:p text:style-name="P32">他職：土工さん</text:p>
          </table:table-cell>
          <table:table-cell table:style-name="表10.A1" office:value-type="string">
            <text:list xml:id="list6147142660267967697" text:style-name="L65">
              <text:list-item>
                <text:p text:style-name="P265">バイブは２人。共に、日本人。１６５ぐらい。小柄。</text:p>
              </text:list-item>
              <text:list-item>
                <text:p text:style-name="P265">親方らしき人。目の雰囲気が、沈んでいる。上に尖った、直角三角形。詰所で、身内の人と話しをしている。よくしゃべる。ものの表現がいろいろ。</text:p>
              </text:list-item>
            </text:list>
          </table:table-cell>
        </table:table-row>
        <table:table-row>
          <table:table-cell table:style-name="表10.A1" office:value-type="string">
            <text:p text:style-name="P40"/>
            <text:p text:style-name="P34"/>
          </table:table-cell>
          <table:table-cell table:style-name="表10.A1" office:value-type="string">
            <text:p text:style-name="P32">他職：電気屋さんの相番の人</text:p>
          </table:table-cell>
          <table:table-cell table:style-name="表10.A1" office:value-type="string">
            <text:list xml:id="list5723312316239127022" text:style-name="L66">
              <text:list-item>
                <text:p text:style-name="P266">口ひげ、あり。肌は、陽に焼けている。目は大きめ。平素、険しい表情。笑顔、たまに。</text:p>
              </text:list-item>
              <text:list-item>
                <text:p text:style-name="P266">周りの職人さんたちと、知った関係のよう。会話の有り様から。</text:p>
              </text:list-item>
            </text:list>
          </table:table-cell>
        </table:table-row>
        <table:table-row>
          <table:table-cell table:style-name="表10.A1" office:value-type="string">
            <text:p text:style-name="P40"/>
            <text:p text:style-name="P34"/>
          </table:table-cell>
          <table:table-cell table:style-name="表10.A1" office:value-type="string">
            <text:p text:style-name="P32">監督さん</text:p>
          </table:table-cell>
          <table:table-cell table:style-name="表10.A1" office:value-type="string">
            <text:list xml:id="list4339256898838716255" text:style-name="L67">
              <text:list-item>
                <text:p text:style-name="P267">所長さんか、年配の人。メガネを掛けている。小柄。１６０ぐらいか。スラブに出て、自ら、ドレインの金物の位置を改めたりしている。</text:p>
              </text:list-item>
              <text:list-item>
                <text:p text:style-name="P267">ミキサーの追加の是非、自ら判断して、指示を出している。</text:p>
              </text:list-item>
              <text:list-item>
                <text:p text:style-name="P267">もう一人。こちらも、年配の人。朝の朝礼時、「雨は降らない！」と思い立てて、仕事をやろう。と、呼びかける。</text:p>
              </text:list-item>
              <text:list-item>
                <text:p text:style-name="P267">３人目は、若い人。３０後半ぐらいか。背は、１７５、もう少し。メガメあり（？）。言葉に、訛りあり。東北か、あるいは北陸などか？</text:p>
                <text:list>
                  <text:list-item>
                    <text:p text:style-name="P231"><text:span text:style-name="T14">新規を担当。詰所での説明。始める前に、アナウンス。「書いている方は、耳を傾けながら</text:span><text:span text:style-name="T15">...</text:span><text:span text:style-name="T14">」。「傾ける」という語句、使う人を、久しぶりに見た。</text:span></text:p>
                  </text:list-item>
                </text:list>
              </text:list-item>
            </text:list>
          </table:table-cell>
        </table:table-row>
        <table:table-row>
          <table:table-cell table:style-name="表10.A1" office:value-type="string">
            <text:p text:style-name="P40"/>
            <text:p text:style-name="P40"><text:soft-page-break/></text:p>
            <text:p text:style-name="P34"/>
          </table:table-cell>
          <table:table-cell table:style-name="表10.A1" office:value-type="string">
            <text:p text:style-name="P32">発注者の<text:soft-page-break/>方</text:p>
          </table:table-cell>
          <table:table-cell table:style-name="表10.A1" office:value-type="string">
            <text:list xml:id="list854737569585237596" text:style-name="L68">
              <text:list-item>
                <text:p text:style-name="P268">ホクシンの人。若目の人か。４０ちょっと前ぐらい。<text:soft-page-break/>声の調子から。</text:p>
              </text:list-item>
              <text:list-item>
                <text:p text:style-name="P232"><text:span text:style-name="T14">朝の連絡時、日中、現場へは来ないとのことで、</text:span><text:span text:style-name="T15">KY</text:span><text:span text:style-name="T14">用紙を書きましょうかと提案。了承をもらう。</text:span></text:p>
              </text:list-item>
            </text:list>
          </table:table-cell>
        </table:table-row>
        <table:table-row>
          <table:table-cell table:style-name="表10.A1" office:value-type="string">
            <text:p text:style-name="P40"/>
            <text:p text:style-name="P34"/>
          </table:table-cell>
          <table:table-cell table:style-name="表10.A1" office:value-type="string">
            <text:p text:style-name="P32">現場見取り図</text:p>
          </table:table-cell>
          <table:table-cell table:style-name="表10.A1" office:value-type="string">
            <text:p text:style-name="P34"/>
          </table:table-cell>
        </table:table-row>
        <table:table-row>
          <table:table-cell table:style-name="表10.A1" office:value-type="string">
            <text:p text:style-name="P34"/>
          </table:table-cell>
          <table:table-cell table:style-name="表10.A1" office:value-type="string">
            <text:p text:style-name="P32">その他</text:p>
          </table:table-cell>
          <table:table-cell table:style-name="表10.A1" office:value-type="string">
            <text:p text:style-name="P34"/>
          </table:table-cell>
        </table:table-row>
      </table:table>
      <text:p text:style-name="P44"/>
      <text:p text:style-name="P12">[/ XXX]</text:p>
      <text:p text:style-name="P44"/>
      <text:p text:style-name="P11">---------------------------------------------------------------</text:p>
      <text:p text:style-name="P12">[20190731_232837]</text:p>
      <text:p text:style-name="P44"/>
      <text:p text:style-name="P8"><text:span text:style-name="T14">作業日：</text:span><text:span text:style-name="T15">31/7 w</text:span></text:p>
      <table:table table:name="表11" table:style-name="表11">
        <table:table-column table:style-name="表11.A"/>
        <table:table-column table:style-name="表11.B"/>
        <table:table-column table:style-name="表11.C"/>
        <table:table-row>
          <table:table-cell table:style-name="表11.A1" office:value-type="string">
            <text:p text:style-name="P34"/>
          </table:table-cell>
          <table:table-cell table:style-name="表11.A1" office:value-type="string">
            <text:p text:style-name="P32">現場</text:p>
          </table:table-cell>
          <table:table-cell table:style-name="表11.A1" office:value-type="string">
            <text:list xml:id="list8453165262016738505" text:style-name="L69">
              <text:list-item>
                <text:p text:style-name="P269">名称：殿町プロジェクトⅢ</text:p>
              </text:list-item>
              <text:list-item>
                <text:p text:style-name="P269">発注元：住友電設</text:p>
              </text:list-item>
            </text:list>
          </table:table-cell>
        </table:table-row>
        <table:table-row>
          <table:table-cell table:style-name="表11.A1" office:value-type="string">
            <text:p text:style-name="P40"/>
            <text:p text:style-name="P34"/>
          </table:table-cell>
          <table:table-cell table:style-name="表11.A1" office:value-type="string">
            <text:p text:style-name="P32">天気</text:p>
          </table:table-cell>
          <table:table-cell table:style-name="表11.A1" office:value-type="string">
            <text:p text:style-name="P30">晴れ。雲あり。</text:p>
          </table:table-cell>
        </table:table-row>
        <table:table-row>
          <table:table-cell table:style-name="表11.A1" office:value-type="string">
            <text:p text:style-name="P34"/>
          </table:table-cell>
          <table:table-cell table:style-name="表11.A1" office:value-type="string">
            <text:p text:style-name="P32">最寄り</text:p>
          </table:table-cell>
          <table:table-cell table:style-name="表11.A1" office:value-type="string">
            <text:p text:style-name="P30">京急　小島新田</text:p>
          </table:table-cell>
        </table:table-row>
        <table:table-row>
          <table:table-cell table:style-name="表11.A1" office:value-type="string">
            <text:p text:style-name="P34"/>
          </table:table-cell>
          <table:table-cell table:style-name="表11.A1" office:value-type="string">
            <text:p text:style-name="P32">他職：ポンプ</text:p>
          </table:table-cell>
          <table:table-cell table:style-name="表11.A1" office:value-type="string">
            <text:list xml:id="list2901785675499140889" text:style-name="L70">
              <text:list-item>
                <text:p text:style-name="P233"><text:span text:style-name="T14">２人。親方と、太っている男性。男性（</text:span><text:span text:style-name="T15">P1</text:span><text:span text:style-name="T14">）は、声が高い。最後、１台分の打設、一人でやっていた。親方は、車の中にいた。</text:span></text:p>
              </text:list-item>
              <text:list-item>
                <text:p text:style-name="P270">親方の人は、４０代半ばか。メガネを掛けている。白髪は生えていない。車の中にいるとき、メットを取った姿を見て。</text:p>
              </text:list-item>
            </text:list>
          </table:table-cell>
        </table:table-row>
        <table:table-row>
          <table:table-cell table:style-name="表11.A1" office:value-type="string">
            <text:p text:style-name="P40"/>
            <text:p text:style-name="P34"/>
          </table:table-cell>
          <table:table-cell table:style-name="表11.A1" office:value-type="string">
            <text:p text:style-name="P32">他職：土工さん</text:p>
          </table:table-cell>
          <table:table-cell table:style-name="表11.A1" office:value-type="string">
            <text:list xml:id="list2517175179575384606" text:style-name="L71">
              <text:list-item>
                <text:p text:style-name="P271">土工さんは、年配の人が目についた。小まめに、バイブの担当を交代している。</text:p>
              </text:list-item>
              <text:list-item>
                <text:p text:style-name="P271">一人、老人の人。スリーブが傾いた旨、知らせてくれる。斜めになったのを見たらしい。倒れてはいない、とのこと。</text:p>
              </text:list-item>
            </text:list>
          </table:table-cell>
        </table:table-row>
        <table:table-row>
          <table:table-cell table:style-name="表11.A1" office:value-type="string">
            <text:p text:style-name="P40"/>
            <text:p text:style-name="P34"/>
          </table:table-cell>
          <table:table-cell table:style-name="表11.A1" office:value-type="string">
            <text:p text:style-name="P32">他職：電気屋さんの相番の人</text:p>
          </table:table-cell>
          <table:table-cell table:style-name="表11.A1" office:value-type="string">
            <text:p text:style-name="P34"/>
          </table:table-cell>
        </table:table-row>
        <text:soft-page-break/>
        <table:table-row>
          <table:table-cell table:style-name="表11.A1" office:value-type="string">
            <text:p text:style-name="P34"/>
          </table:table-cell>
          <table:table-cell table:style-name="表11.A1" office:value-type="string">
            <text:p text:style-name="P32">監督さん</text:p>
          </table:table-cell>
          <table:table-cell table:style-name="表11.A1" office:value-type="string">
            <text:list xml:id="list8594972965670689744" text:style-name="L72">
              <text:list-item>
                <text:p text:style-name="P272">一人、１８０ぐらいか、日に焼けて、ガタイのいいひと。ヒゲ（あごヒゲ）を生やしている。打設担当か。その人に、蜂の巣のことを伝える。「え、どこどこ？？」という反応を予期したが、「ああ、そう」で、終わり。</text:p>
              </text:list-item>
            </text:list>
          </table:table-cell>
        </table:table-row>
        <table:table-row>
          <table:table-cell table:style-name="表11.A1" office:value-type="string">
            <text:p text:style-name="P40"/>
            <text:p text:style-name="P34"/>
          </table:table-cell>
          <table:table-cell table:style-name="表11.A1" office:value-type="string">
            <text:p text:style-name="P32">発注者の方</text:p>
          </table:table-cell>
          <table:table-cell table:style-name="表11.A1" office:value-type="string">
            <text:list xml:id="list4334171985248556059" text:style-name="L73">
              <text:list-item>
                <text:p text:style-name="P273">電設。４名の方々。朝礼前に事務所へ行く。若い男性が応対。その人だけが、事務所の部屋にいる。他に、若い男性１人、年配の、痩せた、顔にシワのある人、最後の一人は、５０前後か、小太り、温厚そうな表情。シワの人が、午前の休憩の交代に、来てくれた。休憩から戻ったとき、シワの人が変わらずバイブを持っている。温厚そうな人も、その後ろにいる。</text:p>
              </text:list-item>
              <text:list-item>
                <text:p text:style-name="P273">サインをもらったのは、４名のどの方でもない。事務所へ行くと、朝にはいなかった人が、机に座っている。その人に、サインをもらう。</text:p>
              </text:list-item>
            </text:list>
          </table:table-cell>
        </table:table-row>
        <table:table-row>
          <table:table-cell table:style-name="表11.A1" office:value-type="string">
            <text:p text:style-name="P40"/>
            <text:p text:style-name="P34"/>
          </table:table-cell>
          <table:table-cell table:style-name="表11.A1" office:value-type="string">
            <text:p text:style-name="P32">現場見取り図</text:p>
          </table:table-cell>
          <table:table-cell table:style-name="表11.A1" office:value-type="string">
            <text:p text:style-name="P34"/>
          </table:table-cell>
        </table:table-row>
        <table:table-row>
          <table:table-cell table:style-name="表11.A1" office:value-type="string">
            <text:p text:style-name="P34"/>
          </table:table-cell>
          <table:table-cell table:style-name="表11.A1" office:value-type="string">
            <text:p text:style-name="P32">その他</text:p>
          </table:table-cell>
          <table:table-cell table:style-name="表11.A1" office:value-type="string">
            <text:list xml:id="list1282378584422133620" text:style-name="L74">
              <text:list-item>
                <text:p text:style-name="P274">設備の、もう一つの会社の、相番の人たち。一人は、現場。もう一人は、「職長」のバンドをつけている。</text:p>
                <text:list>
                  <text:list-item>
                    <text:p text:style-name="P274">現場担当の人。「あおき」さん。土工さんの一人と、喧嘩している。「喧嘩している」のではなく、喧嘩をふっかけている。</text:p>
                  </text:list-item>
                  <text:list-item>
                    <text:p text:style-name="P274">私に、「東和は、（あなたは）相当、長いんですか？」と尋ねてくる。相番のさばき方が上手い、と褒めてくれる。</text:p>
                  </text:list-item>
                  <text:list-item>
                    <text:p text:style-name="P274">この人は、休憩所で、私が電設の割り当て場所から離れたところで本を読んでいたら、「電設のスペースはあっちだから、あっちに行きな」と、口を挟んでくる。</text:p>
                  </text:list-item>
                </text:list>
              </text:list-item>
              <text:list-item>
                <text:p text:style-name="P274">もう一人の、「職長」バンドの人。首に、刺青が見えている。頭は、禿げ上がっている。</text:p>
                <text:list>
                  <text:list-item>
                    <text:p text:style-name="P274">目がギョロッと大きい。</text:p>
                  </text:list-item>
                  <text:list-item>
                    <text:p text:style-name="P274">現場担当の人が喧嘩を吹っかけようとしていると<text:soft-page-break/>き、肩に手を回して、宥めようとしている。</text:p>
                  </text:list-item>
                </text:list>
              </text:list-item>
              <text:list-item>
                <text:p text:style-name="P274">ポンプ屋さんの、親方の人。</text:p>
                <text:list>
                  <text:list-item>
                    <text:p text:style-name="P274">打ってる最中、私が、バイブの太コードの捌きがいたらず、コンクリの放出線にコードがかかり、コンクリを撥ねて、一部がその親方のズボンにはねかかる。</text:p>
                  </text:list-item>
                  <text:list-item>
                    <text:p text:style-name="P274">「んだよ！」と、その人は俺に愚痴を叫ぶ。</text:p>
                  </text:list-item>
                  <text:list-item>
                    <text:p text:style-name="P274">打設が一段落した時に、再び、その人が俺の方を向いて、ギラっと睨む。</text:p>
                  </text:list-item>
                </text:list>
              </text:list-item>
            </text:list>
          </table:table-cell>
        </table:table-row>
      </table:table>
      <text:p text:style-name="P33"/>
      <text:p text:style-name="P33"/>
      <text:p text:style-name="P44"/>
      <text:p text:style-name="P12">[/ 20190731_234800]</text:p>
      <text:p text:style-name="P44"/>
      <text:p text:style-name="P22"/>
      <text:p text:style-name="P11">---------------------------------------------------------------</text:p>
      <text:p text:style-name="P12">[20190820_235710]</text:p>
      <text:p text:style-name="P44"/>
      <text:p text:style-name="P13"><text:span text:style-name="T16">作業日：8</text:span><text:span text:style-name="T17">/</text:span><text:span text:style-name="T17">20 XX</text:span></text:p>
      <table:table table:name="表12" table:style-name="表12">
        <table:table-column table:style-name="表12.A"/>
        <table:table-column table:style-name="表12.B"/>
        <table:table-column table:style-name="表12.C"/>
        <table:table-row>
          <table:table-cell table:style-name="表12.A1" office:value-type="float" office:value="1">
            <text:p text:style-name="P34">1</text:p>
          </table:table-cell>
          <table:table-cell table:style-name="表12.B1" office:value-type="string">
            <text:p text:style-name="P34">現場</text:p>
          </table:table-cell>
          <table:table-cell table:style-name="表12.C1" office:value-type="string">
            <text:p text:style-name="P35">クオス湘南台Ⅱ</text:p>
          </table:table-cell>
        </table:table-row>
        <table:table-row>
          <table:table-cell table:style-name="表12.A2" office:value-type="float" office:value="2">
            <text:p text:style-name="P34">2</text:p>
          </table:table-cell>
          <table:table-cell table:style-name="表12.B2" office:value-type="string">
            <text:p text:style-name="P34">天気</text:p>
          </table:table-cell>
          <table:table-cell table:style-name="表12.C2" office:value-type="string">
            <text:p text:style-name="P35">晴れ。雲あり。早朝、降雨。</text:p>
          </table:table-cell>
        </table:table-row>
        <table:table-row>
          <table:table-cell table:style-name="表12.A2" office:value-type="float" office:value="3">
            <text:p text:style-name="P34">3</text:p>
          </table:table-cell>
          <table:table-cell table:style-name="表12.B2" office:value-type="string">
            <text:p text:style-name="P34">最寄り</text:p>
          </table:table-cell>
          <table:table-cell table:style-name="表12.C2" office:value-type="string">
            <text:p text:style-name="P35">湘南台駅（小田急線）</text:p>
          </table:table-cell>
        </table:table-row>
        <table:table-row>
          <table:table-cell table:style-name="表12.A2" office:value-type="float" office:value="4">
            <text:p text:style-name="P34">4</text:p>
          </table:table-cell>
          <table:table-cell table:style-name="表12.B2" office:value-type="string">
            <text:p text:style-name="P34">他職：ポンプ</text:p>
          </table:table-cell>
          <table:table-cell table:style-name="表12.C2" office:value-type="string">
            <text:list xml:id="list9145555135411564758" text:style-name="L75">
              <text:list-item>
                <text:p text:style-name="P56">２人。どちらも、日本人。背の高い方、１７５ぐらいか、おそらく、後輩。もう一人の人に、おおむねタメ口だけど、何回か、「...すか？」という語尾を使っていた</text:p>
              </text:list-item>
              <text:list-item>
                <text:p text:style-name="P56">先輩らしき人。ある柱の袂で、建築さんの備品か、筒を取り扱っていた。筒を一つ、設置し忘れたのか、新たに１つ、設置していた。</text:p>
                <text:list>
                  <text:list-item>
                    <text:p text:style-name="P56">その際、筒のセット、ふたと、蓋を固定するための、長いナット。それらの按配を、その人がやっていた。手際良く。</text:p>
                  </text:list-item>
                </text:list>
              </text:list-item>
            </text:list>
          </table:table-cell>
        </table:table-row>
        <table:table-row>
          <table:table-cell table:style-name="表12.A2" office:value-type="float" office:value="5">
            <text:p text:style-name="P34">5</text:p>
          </table:table-cell>
          <table:table-cell table:style-name="表12.B2" office:value-type="string">
            <text:p text:style-name="P34">他職：土工さん</text:p>
          </table:table-cell>
          <table:table-cell table:style-name="表12.C2" office:value-type="string">
            <text:list xml:id="list8042537865362150026" text:style-name="L76">
              <text:list-item>
                <text:p text:style-name="P57">終盤手前まで、バイブは３本。３本目は、いわゆる、「後追い」。年配のおやっさんが、担当。</text:p>
              </text:list-item>
              <text:list-item>
                <text:p text:style-name="P57">他の２本。１本は、麦わらの縁坊を付けた人。もう１本は、ベトナムか、の人。</text:p>
              </text:list-item>
            </text:list>
          </table:table-cell>
        </table:table-row>
        <table:table-row>
          <table:table-cell table:style-name="表12.A2" office:value-type="float" office:value="6">
            <text:p text:style-name="P34">6</text:p>
          </table:table-cell>
          <table:table-cell table:style-name="表12.B2" office:value-type="string">
            <text:p text:style-name="P34">他職：電気屋さんの相番の人</text:p>
          </table:table-cell>
          <table:table-cell table:style-name="表12.C2" office:value-type="string">
            <text:list xml:id="list4632060673787138951" text:style-name="L77">
              <text:list-item>
                <text:p text:style-name="P58">ぱっと見、ネパールとか、南の方の国の人みたい。</text:p>
              </text:list-item>
              <text:list-item>
                <text:p text:style-name="P58">土工さんの、バイブ担当の一人、麦わらの、縁帽をかけた人<office:annotation><dc:creator>iwabuchi ken</dc:creator><dc:date>2019-09-04T22:33:12.64</dc:date><text:p text:style-name="P319"><text:span text:style-name="T20">大柄。１７５を超えているか。目は大きい。口の周りに、直毛のヒゲ。太り気味。以前に、見かけている</text:span></text:p></office:annotation>。の、横柄な指示に、易々として応じていた。</text:p>
              </text:list-item>
            </text:list>
          </table:table-cell>
        </table:table-row>
        <text:soft-page-break/>
        <table:table-row>
          <table:table-cell table:style-name="表12.A2" office:value-type="float" office:value="7">
            <text:p text:style-name="P34">7</text:p>
          </table:table-cell>
          <table:table-cell table:style-name="表12.B2" office:value-type="string">
            <text:p text:style-name="P34">監督さん</text:p>
          </table:table-cell>
          <table:table-cell table:style-name="表12.C2" office:value-type="string">
            <text:list xml:id="list7017260825013456996" text:style-name="L78">
              <text:list-item>
                <text:p text:style-name="P59">３人の中の、２番目の人。太っている。</text:p>
                <text:list>
                  <text:list-item>
                    <text:p text:style-name="P59">確か、別の現場で、見ている。世田谷区かどこか、現場の向かいに、個人の病院があって、垂れ幕がかかっていて、「マンション反対」と、書いてあった。その現場。<office:annotation><dc:creator>iwabuchi ken</dc:creator><dc:date>2019-09-04T22:34:30.68</dc:date><text:p text:style-name="P319"><text:span text:style-name="T20">朝、自販機に電気が入っていない。その手当をしている。大柄。１７５、あるいは超えるか。</text:span></text:p></office:annotation></text:p>
                  </text:list-item>
                </text:list>
              </text:list-item>
            </text:list>
          </table:table-cell>
        </table:table-row>
      </table:table>
      <text:p text:style-name="P44"/>
      <text:p text:style-name="P12">[/ XXX]</text:p>
      <text:p text:style-name="P12"/>
      <text:p text:style-name="P22"/>
      <text:p text:style-name="P11">---------------------------------------------------------------</text:p>
      <text:p text:style-name="P14">[XXX]</text:p>
      <text:p text:style-name="P45"/>
      <text:p text:style-name="P15"><text:span text:style-name="T16">作業日：8</text:span><text:span text:style-name="T17">/31 sa</text:span></text:p>
      <table:table table:name="表14" table:style-name="表14">
        <table:table-column table:style-name="表14.A"/>
        <table:table-column table:style-name="表14.B"/>
        <table:table-column table:style-name="表14.C"/>
        <table:table-row>
          <table:table-cell table:style-name="表14.A1" office:value-type="float" office:value="1">
            <text:p text:style-name="P36">1</text:p>
          </table:table-cell>
          <table:table-cell table:style-name="表14.B1" office:value-type="string">
            <text:p text:style-name="P36">現場</text:p>
          </table:table-cell>
          <table:table-cell table:style-name="表14.C1" office:value-type="string">
            <text:p text:style-name="P37">麻布台１丁目テナントビル</text:p>
          </table:table-cell>
        </table:table-row>
        <table:table-row>
          <table:table-cell table:style-name="表14.A2" office:value-type="float" office:value="2">
            <text:p text:style-name="P36">2</text:p>
          </table:table-cell>
          <table:table-cell table:style-name="表14.B2" office:value-type="string">
            <text:p text:style-name="P36">天気</text:p>
          </table:table-cell>
          <table:table-cell table:style-name="表14.C2" office:value-type="string">
            <text:p text:style-name="P37">晴れ。雲あり。</text:p>
          </table:table-cell>
        </table:table-row>
        <table:table-row>
          <table:table-cell table:style-name="表14.A2" office:value-type="float" office:value="3">
            <text:p text:style-name="P36">3</text:p>
          </table:table-cell>
          <table:table-cell table:style-name="表14.B2" office:value-type="string">
            <text:p text:style-name="P36">最寄り</text:p>
          </table:table-cell>
          <table:table-cell table:style-name="表14.C2" office:value-type="string">
            <text:p text:style-name="P37">六本木１丁目駅</text:p>
          </table:table-cell>
        </table:table-row>
        <table:table-row>
          <table:table-cell table:style-name="表14.A2" office:value-type="float" office:value="4">
            <text:p text:style-name="P36">4</text:p>
          </table:table-cell>
          <table:table-cell table:style-name="表14.B2" office:value-type="string">
            <text:p text:style-name="P36">他職：ポンプ</text:p>
          </table:table-cell>
          <table:table-cell table:style-name="表14.C2" office:value-type="string">
            <text:list xml:id="list4814382004261352042" text:style-name="L79">
              <text:list-item>
                <text:p text:style-name="P60">３人</text:p>
              </text:list-item>
              <text:list-item>
                <text:p text:style-name="P60">一人は、ベトナムか。名前が、「フン」。メットに書いてあった</text:p>
              </text:list-item>
              <text:list-item>
                <text:p text:style-name="P60">もう一人は、３０代半ばか。がっしりした体格。膨らんだような顔の形</text:p>
              </text:list-item>
              <text:list-item>
                <text:p text:style-name="P60">３人目は、年配の人。６０半ばか。日に焼けている。１６５ぐらい。３０代らしき人は、１７５ぐらい。大きく見える。</text:p>
              </text:list-item>
              <text:list-item>
                <text:p text:style-name="P60">ベトナムと、３０代の人。両方とも、ホースを操るのに、結わえた紐に加えて、鉄筋製の、短めの杖の様なもの、使っている。</text:p>
              </text:list-item>
            </text:list>
          </table:table-cell>
        </table:table-row>
        <table:table-row>
          <table:table-cell table:style-name="表14.A2" office:value-type="float" office:value="5">
            <text:p text:style-name="P36">5</text:p>
          </table:table-cell>
          <table:table-cell table:style-name="表14.B2" office:value-type="string">
            <text:p text:style-name="P36">他職：土工さん</text:p>
          </table:table-cell>
          <table:table-cell table:style-name="表14.C2" office:value-type="string">
            <text:list xml:id="list20200894939184473" text:style-name="L80">
              <text:list-item>
                <text:p text:style-name="P61">総勢、４名。職長さんらしき人が、監督さんに、話していた。</text:p>
              </text:list-item>
              <text:list-item>
                <text:p text:style-name="P61">本当は、監督さんは、５名を要請。連絡時には、５名送る旨、話しがついていたらしい。監督さん、談。</text:p>
              </text:list-item>
              <text:list-item>
                <text:p text:style-name="P61">４名で、３名が上。１名が、下で、叩き。職長さん曰く、本当は、６名欲しい。</text:p>
              </text:list-item>
              <text:list-item>
                <text:p text:style-name="P61">バイブ、２名。一人は、若い男性。３０前後か。１７５ぐらい。背は高め。色白の顔。目が大きい。剣が少しありそうな顔立ち。</text:p>
              </text:list-item>
              <text:list-item>
                <text:p text:style-name="P61">もう一人は、青いウィンブレを着用。顔は、浅黒い。年配か。５０後半か。職長さんから、名前を呼び捨てにされている。</text:p>
              </text:list-item>
            </text:list>
          </table:table-cell>
        </table:table-row>
        <table:table-row>
          <table:table-cell table:style-name="表14.A2" office:value-type="float" office:value="6">
            <text:p text:style-name="P36">6</text:p>
          </table:table-cell>
          <table:table-cell table:style-name="表14.B2" office:value-type="string">
            <text:p text:style-name="P36">他職：電気屋さんの相<text:soft-page-break/>番の人</text:p>
          </table:table-cell>
          <table:table-cell table:style-name="表14.C2" office:value-type="string">
            <text:list xml:id="list8736132698309676868" text:style-name="L81">
              <text:list-item>
                <text:p text:style-name="P62">昼食時、向かい合っている。何も話しをしなかった。</text:p>
              </text:list-item>
              <text:list-item>
                <text:p text:style-name="P55"><text:span text:style-name="T18">たしか、以前に会っている。向かいに車のディーラーがあった現場</text:span><text:span text:style-name="T5">。</text:span><text:span text:style-name="T5"><office:annotation><dc:creator>iwabuchi ken</dc:creator><dc:date>2019-09-04T22:31:01.70</dc:date><text:p text:style-name="P319"><text:span text:style-name="T20">小田急線の駅が、最寄りの現場</text:span></text:p></office:annotation></text:span><text:span text:style-name="T5">「</text:span><text:span text:style-name="T18">ダイショー」か何かの名前の、ポンプ屋さん。片目が見えないらしいポンプ屋さんの人、灰色のつなぎの制服。</text:span></text:p>
                <text:list>
                  <text:list-item>
                    <text:p text:style-name="P62"><text:soft-page-break/>その時の、電気屋さんの相番で、入っていた</text:p>
                  </text:list-item>
                </text:list>
              </text:list-item>
            </text:list>
          </table:table-cell>
        </table:table-row>
        <table:table-row>
          <table:table-cell table:style-name="表14.A2" office:value-type="float" office:value="7">
            <text:p text:style-name="P36">7</text:p>
          </table:table-cell>
          <table:table-cell table:style-name="表14.B2" office:value-type="string">
            <text:p text:style-name="P36">監督さん</text:p>
          </table:table-cell>
          <table:table-cell table:style-name="表14.C2" office:value-type="string">
            <text:list xml:id="list7797841136094062610" text:style-name="L82">
              <text:list-item>
                <text:p text:style-name="P63">４人。一人は、所長さん。男性。他に、１名、男性。３０ぐらいか。若い</text:p>
              </text:list-item>
              <text:list-item>
                <text:p text:style-name="P63">他の２人は、女性。一人は、１６５ぐらい、大柄。</text:p>
                <text:list>
                  <text:list-item>
                    <text:p text:style-name="P63">顔は、目は一重。丸顔。</text:p>
                  </text:list-item>
                  <text:list-item>
                    <text:p text:style-name="P63">もう一人は、幼い顔。１６０ぐらいか。小柄。</text:p>
                  </text:list-item>
                </text:list>
              </text:list-item>
            </text:list>
          </table:table-cell>
        </table:table-row>
        <table:table-row>
          <table:table-cell table:style-name="表14.A2" office:value-type="float" office:value="8">
            <text:p text:style-name="P36">8</text:p>
          </table:table-cell>
          <table:table-cell table:style-name="表14.B2" office:value-type="string">
            <text:p text:style-name="P36">発注者の方</text:p>
          </table:table-cell>
          <table:table-cell table:style-name="表14.C2" office:value-type="string">
            <text:list xml:id="list3675895263315265364" text:style-name="L83">
              <text:list-item>
                <text:p text:style-name="P64">ホクシンさんの人。髪は、白髪混じり。５０半ばか。</text:p>
              </text:list-item>
              <text:list-item>
                <text:p text:style-name="P64">目は、まぶたが腫れぼったい。</text:p>
              </text:list-item>
              <text:list-item>
                <text:p text:style-name="P64">朝の連絡電話。「どこにいる？」と聞かれて、「詰所の外です」と、答える。その方は、詰所にいる。朝、現場に入った時に、見知っていた人。</text:p>
              </text:list-item>
              <text:list-item>
                <text:p text:style-name="P64">電話を切って、詰所に入って、挨拶する。「まあ、座れよ」と、長椅子の席を勧められる。</text:p>
              </text:list-item>
              <text:list-item>
                <text:p text:style-name="P64">昼で、帰る。待っていてくれたのか、１２時５分ぐらいに、コン打ちが一旦終わって、詰所に戻ると、長テーブルに、就いている。</text:p>
              </text:list-item>
              <text:list-item>
                <text:p text:style-name="P64">「休憩です」と伝える。何か、手持ちぶさたにしている。しばらくして、「じゃあ、帰るわ」と告げる。</text:p>
              </text:list-item>
              <text:list-item>
                <text:p text:style-name="P64">なにか、話しをすればよかったなあと、帰られたあとに、思った。</text:p>
              </text:list-item>
              <text:list-item>
                <text:p text:style-name="P64">終わりの連絡の時、「ありがとうございました！！」と、声を出す。</text:p>
              </text:list-item>
            </text:list>
          </table:table-cell>
        </table:table-row>
        <table:table-row>
          <table:table-cell table:style-name="表14.A2" office:value-type="float" office:value="9">
            <text:p text:style-name="P36">9</text:p>
          </table:table-cell>
          <table:table-cell table:style-name="表14.B2" office:value-type="string">
            <text:p text:style-name="P36">現場見取り図</text:p>
          </table:table-cell>
          <table:table-cell table:style-name="表14.C2" office:value-type="string">
            <text:p text:style-name="P36"/>
          </table:table-cell>
        </table:table-row>
        <table:table-row>
          <table:table-cell table:style-name="表14.A2" office:value-type="float" office:value="10">
            <text:p text:style-name="P36">10</text:p>
          </table:table-cell>
          <table:table-cell table:style-name="表14.B2" office:value-type="string">
            <text:p text:style-name="P37">段取り</text:p>
          </table:table-cell>
          <table:table-cell table:style-name="表14.C2" office:value-type="string">
            <text:list xml:id="list539250019569845566" text:style-name="L84">
              <text:list-item>
                <text:p text:style-name="P65">ダメ穴は、１箇所。</text:p>
              </text:list-item>
              <text:list-item>
                <text:p text:style-name="P65">丸柱から、始める。一箇所、どこかを入れて、次に、階段。</text:p>
              </text:list-item>
              <text:list-item>
                <text:p text:style-name="P65">丸柱を順繰りに入れる。</text:p>
              </text:list-item>
              <text:list-item>
                <text:p text:style-name="P65">この間、入れる場所が、あちこち飛ぶのが、２～３箇所、続く。</text:p>
              </text:list-item>
            </text:list>
          </table:table-cell>
        </table:table-row>
        <table:table-row>
          <table:table-cell table:style-name="表14.A2" office:value-type="float" office:value="11">
            <text:p text:style-name="P36">11</text:p>
          </table:table-cell>
          <table:table-cell table:style-name="表14.B2" office:value-type="string">
            <text:p text:style-name="P36">その他</text:p>
          </table:table-cell>
          <table:table-cell table:style-name="表14.C2" office:value-type="string">
            <text:p text:style-name="P36"/>
          </table:table-cell>
        </table:table-row>
      </table:table>
      <text:p text:style-name="P45"/>
      <text:p text:style-name="P14">[/ 20190901_233803]</text:p>
      <text:p text:style-name="P12"/>
      <text:p text:style-name="P22"/>
      <text:p text:style-name="P18">---------------------------------------------------------------</text:p>
      <text:p text:style-name="P17">[20190905_233854]</text:p>
      <text:p text:style-name="P46"><text:soft-page-break/></text:p>
      <text:p text:style-name="P19"><text:span text:style-name="T14">作業日：09</text:span><text:span text:style-name="T15">/05 th</text:span></text:p>
      <table:table table:name="表15" table:style-name="表15">
        <table:table-column table:style-name="表15.A"/>
        <table:table-column table:style-name="表15.B"/>
        <table:table-column table:style-name="表15.C"/>
        <table:table-row>
          <table:table-cell table:style-name="表15.A1" office:value-type="float" office:value="1">
            <text:p text:style-name="P38">1</text:p>
          </table:table-cell>
          <table:table-cell table:style-name="表15.B1" office:value-type="string">
            <text:p text:style-name="P38">現場</text:p>
          </table:table-cell>
          <table:table-cell table:style-name="表15.C1" office:value-type="string">
            <text:p text:style-name="P39">戸越銀座計画</text:p>
          </table:table-cell>
        </table:table-row>
        <table:table-row>
          <table:table-cell table:style-name="表15.A2" office:value-type="float" office:value="2">
            <text:p text:style-name="P38">2</text:p>
          </table:table-cell>
          <table:table-cell table:style-name="表15.B2" office:value-type="string">
            <text:p text:style-name="P38">天気</text:p>
          </table:table-cell>
          <table:table-cell table:style-name="表15.C2" office:value-type="string">
            <text:p text:style-name="P39">晴れ。雲あり。</text:p>
            <text:p text:style-name="P39">朝方、曇り。１１時ぐらいか、陽が射してくる。</text:p>
          </table:table-cell>
        </table:table-row>
        <table:table-row>
          <table:table-cell table:style-name="表15.A2" office:value-type="float" office:value="3">
            <text:p text:style-name="P38">3</text:p>
          </table:table-cell>
          <table:table-cell table:style-name="表15.B2" office:value-type="string">
            <text:p text:style-name="P38">最寄り</text:p>
          </table:table-cell>
          <table:table-cell table:style-name="表15.C2" office:value-type="string">
            <text:p text:style-name="P39">戸越銀座（池上線）</text:p>
          </table:table-cell>
        </table:table-row>
        <table:table-row>
          <table:table-cell table:style-name="表15.A2" office:value-type="float" office:value="4">
            <text:p text:style-name="P38">4</text:p>
          </table:table-cell>
          <table:table-cell table:style-name="表15.B2" office:value-type="string">
            <text:p text:style-name="P38">他職：ポンプ</text:p>
          </table:table-cell>
          <table:table-cell table:style-name="表15.C2" office:value-type="string">
            <text:list xml:id="list9220244691737416230" text:style-name="L85">
              <text:list-item>
                <text:p text:style-name="P68">３人。一人は、ベトナムの人。グォンさん、か。</text:p>
              </text:list-item>
              <text:list-item>
                <text:p text:style-name="P68">日本人の、一人。４０前後か。腹は出ている。１７５ぐらい。顔が、カバの輪郭だ、いま思い立つに。操作ベルト、着けている。濃い赤紫の制服。えんじ色。</text:p>
              </text:list-item>
              <text:list-item>
                <text:p text:style-name="P68">もう一人。ヒゲを生やしている。口の周り、顎。痩せている。半袖。先の日本人の、先輩か。鉄筋の、操作棒、持っている。</text:p>
              </text:list-item>
            </text:list>
          </table:table-cell>
        </table:table-row>
        <table:table-row>
          <table:table-cell table:style-name="表15.A2" office:value-type="float" office:value="5">
            <text:p text:style-name="P38">5</text:p>
          </table:table-cell>
          <table:table-cell table:style-name="表15.B2" office:value-type="string">
            <text:p text:style-name="P38">他職：土工さん</text:p>
          </table:table-cell>
          <table:table-cell table:style-name="表15.C2" office:value-type="string">
            <text:list xml:id="list5099132465881984036" text:style-name="L86">
              <text:list-item>
                <text:p text:style-name="P69">５人。上に、３人。バイブは、２人。一人は、金髪にしている人。１７８ぐらい。大柄。胸板が厚い。顔立ちは、ロシアの、田舎にいそうな、作り。バイブ担当。</text:p>
              </text:list-item>
              <text:list-item>
                <text:p text:style-name="P69">バイブ、もう一人。日本人。眼鏡あり。青っぽい作業着。目は、ギョロリ。顔は、薄汚れた印象。</text:p>
              </text:list-item>
              <text:list-item>
                <text:p text:style-name="P69">下に、２人。一人は、１５５ぐらいか。小柄。年配の人。６５ぐらいか。白髪は、見えなかった。目が、右目だったか、もう一方より、小さい。猫背。以前、見たことがある。</text:p>
              </text:list-item>
              <text:list-item>
                <text:p text:style-name="P69">上担当、３人目。黒い作業着。腹は、かなり出ている。口ひげ有り。鼻の下。EVの壁の打設。土間屋さんの、ベトナムの人が、一部、コンクリが足りないから、入れてくれ、と頼む。この人は、何か口にする。その後の経過を見るに、バケツがあるから、自分で入れてくれ、と答えたみたい。</text:p>
                <text:list>
                  <text:list-item>
                    <text:p text:style-name="P69">本来、そういう、不足分の継ぎ足しは、土工職の仕事。だと思う。</text:p>
                  </text:list-item>
                </text:list>
              </text:list-item>
            </text:list>
          </table:table-cell>
        </table:table-row>
        <table:table-row>
          <table:table-cell table:style-name="表15.A2" office:value-type="float" office:value="6">
            <text:p text:style-name="P38">6</text:p>
          </table:table-cell>
          <table:table-cell table:style-name="表15.B2" office:value-type="string">
            <text:p text:style-name="P38">他職：電気屋さんの相番の人</text:p>
          </table:table-cell>
          <table:table-cell table:style-name="表15.C2" office:value-type="string">
            <text:list xml:id="list8772643601769999687" text:style-name="L87">
              <text:list-item>
                <text:p text:style-name="P70">同じく、東和の人。伊藤さん。赤羽の営業所。ここまで、１時間ぐらいかかる、とのこと。</text:p>
              </text:list-item>
              <text:list-item>
                <text:p text:style-name="P70">眼鏡はなし。白髪、有り。メットから、見える。一重。目は、細い。あるいは、「細めている」、が、正確か。</text:p>
              </text:list-item>
              <text:list-item>
                <text:p text:style-name="P70">１６５ぐらい。大きい方では、ない。</text:p>
              </text:list-item>
              <text:list-item>
                <text:p text:style-name="P70">ジーパン。靴は、紐靴。長靴ではない。</text:p>
              </text:list-item>
              <text:list-item>
                <text:p text:style-name="P70">ペットボトルを下げている。飲み口に、何か輪のような器具をつけ、そのきぐの一部の、アーチ型の紐様の部材を、ベルトあるいはベルト通しのためのズボンの輪に、取り付けている。</text:p>
              </text:list-item>
            </text:list>
          </table:table-cell>
        </table:table-row>
        <table:table-row>
          <table:table-cell table:style-name="表15.A2" office:value-type="float" office:value="7">
            <text:p text:style-name="P38">7</text:p>
          </table:table-cell>
          <table:table-cell table:style-name="表15.B2" office:value-type="string">
            <text:p text:style-name="P38">監督さん</text:p>
          </table:table-cell>
          <table:table-cell table:style-name="表15.C2" office:value-type="string">
            <text:p text:style-name="P38"/>
          </table:table-cell>
        </table:table-row>
        <table:table-row>
          <table:table-cell table:style-name="表15.A2" office:value-type="float" office:value="8">
            <text:p text:style-name="P38">8</text:p>
          </table:table-cell>
          <table:table-cell table:style-name="表15.B2" office:value-type="string">
            <text:p text:style-name="P38">発注者の方</text:p>
          </table:table-cell>
          <table:table-cell table:style-name="表15.C2" office:value-type="string">
            <text:list xml:id="list291574196103035544" text:style-name="L88">
              <text:list-item>
                <text:p text:style-name="P71">吉田電気、白井様。朝、電話する。途中で、その人が現れて、自分を探している。電話を切り、氏の元へ行く。</text:p>
              </text:list-item>
              <text:list-item>
                <text:p text:style-name="P71">打設上がりの後、電話。電話口で、「じゃあ、（サインの為に）行きますよ」というので、「こちらで書いてもいいですよ」と、提案する。「じゃあ、それで頼みたい」、とのこと。</text:p>
              </text:list-item>
              <text:list-item>
                <text:p text:style-name="P71">荷物を持って、躯体の外の、ゲート入ってすぐのスペースに立っている。<text:soft-page-break/>すると、白井さんが、帰り自宅で、躯体から出てくる。なんだ、電話の時、作業中、ではなかったのか、と、心で思う。</text:p>
              </text:list-item>
            </text:list>
          </table:table-cell>
        </table:table-row>
        <table:table-row>
          <table:table-cell table:style-name="表15.A2" office:value-type="float" office:value="9">
            <text:p text:style-name="P38">9</text:p>
          </table:table-cell>
          <table:table-cell table:style-name="表15.B2" office:value-type="string">
            <text:p text:style-name="P38">現場見取り図</text:p>
          </table:table-cell>
          <table:table-cell table:style-name="表15.C2" office:value-type="string">
            <text:p text:style-name="P38"/>
          </table:table-cell>
        </table:table-row>
        <table:table-row>
          <table:table-cell table:style-name="表15.A2" office:value-type="float" office:value="10">
            <text:p text:style-name="P38">10</text:p>
          </table:table-cell>
          <table:table-cell table:style-name="表15.B2" office:value-type="string">
            <text:p text:style-name="P39">段取り</text:p>
          </table:table-cell>
          <table:table-cell table:style-name="表15.C2" office:value-type="string">
            <text:p text:style-name="P38"/>
          </table:table-cell>
        </table:table-row>
        <table:table-row>
          <table:table-cell table:style-name="表15.A2" office:value-type="float" office:value="11">
            <text:p text:style-name="P38">11</text:p>
          </table:table-cell>
          <table:table-cell table:style-name="表15.B2" office:value-type="string">
            <text:p text:style-name="P39">その他</text:p>
          </table:table-cell>
          <table:table-cell table:style-name="表15.C2" office:value-type="string">
            <text:list xml:id="list5232600584320883478" text:style-name="L89">
              <text:list-item>
                <text:p text:style-name="P72">メットに、麦わらを付け足す。この細工をしているのは、今日は、自分を除いて、３人。その３人は、皆、ベトナム人。</text:p>
              </text:list-item>
            </text:list>
          </table:table-cell>
        </table:table-row>
      </table:table>
      <text:p text:style-name="P46"/>
      <text:p text:style-name="P17">[/ 20190905_235843]</text:p>
      <text:p text:style-name="P16"/>
      <text:p text:style-name="P23"/>
      <text:p text:style-name="P18">---------------------------------------------------------------</text:p>
      <text:p text:style-name="P20">[20190913_102923]</text:p>
      <text:p text:style-name="P46"/>
      <text:p text:style-name="P15"><text:span text:style-name="T16">作業日：09</text:span><text:span text:style-name="T17">/12 th</text:span></text:p>
      <table:table table:name="表16" table:style-name="表16">
        <table:table-column table:style-name="表16.A"/>
        <table:table-column table:style-name="表16.B"/>
        <table:table-column table:style-name="表16.C"/>
        <table:table-row>
          <table:table-cell table:style-name="表16.A1" office:value-type="float" office:value="1">
            <text:p text:style-name="P38">1</text:p>
          </table:table-cell>
          <table:table-cell table:style-name="表16.B1" office:value-type="string">
            <text:p text:style-name="P38">現場</text:p>
          </table:table-cell>
          <table:table-cell table:style-name="表16.C1" office:value-type="string">
            <text:p text:style-name="P39">西麻布Ⅱプロジェクト</text:p>
          </table:table-cell>
        </table:table-row>
        <table:table-row>
          <table:table-cell table:style-name="表16.A2" office:value-type="float" office:value="2">
            <text:p text:style-name="P38">2</text:p>
          </table:table-cell>
          <table:table-cell table:style-name="表16.B2" office:value-type="string">
            <text:p text:style-name="P38">天気</text:p>
          </table:table-cell>
          <table:table-cell table:style-name="表16.C2" office:value-type="string">
            <text:p text:style-name="P39">晴れ。雲あり。</text:p>
          </table:table-cell>
        </table:table-row>
        <table:table-row>
          <table:table-cell table:style-name="表16.A2" office:value-type="float" office:value="3">
            <text:p text:style-name="P38">3</text:p>
          </table:table-cell>
          <table:table-cell table:style-name="表16.B2" office:value-type="string">
            <text:p text:style-name="P38">最寄り</text:p>
          </table:table-cell>
          <table:table-cell table:style-name="表16.C2" office:value-type="string">
            <text:p text:style-name="P39">広尾駅</text:p>
          </table:table-cell>
        </table:table-row>
        <table:table-row>
          <table:table-cell table:style-name="表16.A2" office:value-type="float" office:value="4">
            <text:p text:style-name="P38">4</text:p>
          </table:table-cell>
          <table:table-cell table:style-name="表16.B2" office:value-type="string">
            <text:p text:style-name="P38">他職：ポンプ</text:p>
          </table:table-cell>
          <table:table-cell table:style-name="表16.C2" office:value-type="string">
            <text:list xml:id="list6257712230156856384" text:style-name="L90">
              <text:list-item>
                <text:p text:style-name="P73">３人。一人は、親方か。水色の作業上着。送風機付き。</text:p>
              </text:list-item>
              <text:list-item>
                <text:p text:style-name="P73">他の２人は、３０半ばぐらいか。どちらも、手馴れている風。</text:p>
              </text:list-item>
              <text:list-item>
                <text:p text:style-name="P73">この２人は、言葉に、東北の訛り。親方らしき人も、何度か、感じたか。</text:p>
              </text:list-item>
            </text:list>
          </table:table-cell>
        </table:table-row>
        <table:table-row>
          <table:table-cell table:style-name="表16.A2" office:value-type="float" office:value="5">
            <text:p text:style-name="P38">5</text:p>
          </table:table-cell>
          <table:table-cell table:style-name="表16.B2" office:value-type="string">
            <text:p text:style-name="P38">他職：土工さん</text:p>
          </table:table-cell>
          <table:table-cell table:style-name="表16.C2" office:value-type="string">
            <text:list xml:id="list5988147438131866000" text:style-name="L91">
              <text:list-item>
                <text:p text:style-name="P74">バイブ、２人。</text:p>
              </text:list-item>
              <text:list-item>
                <text:p text:style-name="P74">一人は、１７５ｃｍぐらい。ひょろ長い輪郭、顔の。「調子がいいが、何もしない」、という評価を、頭に浮かべた。</text:p>
              </text:list-item>
              <text:list-item>
                <text:p text:style-name="P74">終わり際、相番の人は、もういいんじゃないか、と言ってくれる。そのすぐ後、でも、「責任者に、言っておいてくれ、怒られるから」、と、付け足す</text:p>
              </text:list-item>
            </text:list>
          </table:table-cell>
        </table:table-row>
        <table:table-row>
          <table:table-cell table:style-name="表16.A2" office:value-type="float" office:value="6">
            <text:p text:style-name="P38">6</text:p>
          </table:table-cell>
          <table:table-cell table:style-name="表16.B2" office:value-type="string">
            <text:p text:style-name="P38">他職：電気屋さんの相番の人</text:p>
          </table:table-cell>
          <table:table-cell table:style-name="表16.C2" office:value-type="string">
            <text:list xml:id="list858109223201405794" text:style-name="L92">
              <text:list-item>
                <text:p text:style-name="P75">もと、鉄筋職人の人。４０年ぐらい、やっていたとのこと。膝、腰を悪くして、やめた。</text:p>
              </text:list-item>
              <text:list-item>
                <text:p text:style-name="P75">腰の手術を、以前にやっている。その影響で、膝に痛みがある。</text:p>
              </text:list-item>
              <text:list-item>
                <text:p text:style-name="P75">膝に、サポーターを巻いている。</text:p>
              </text:list-item>
              <text:list-item>
                <text:p text:style-name="P75">土工さんの働きぶりを、批判している。そのとおりだと、思う。</text:p>
              </text:list-item>
            </text:list>
          </table:table-cell>
        </table:table-row>
        <table:table-row>
          <table:table-cell table:style-name="表16.A2">
            <text:p text:style-name="P38"/>
          </table:table-cell>
          <table:table-cell table:style-name="表16.B2" office:value-type="string">
            <text:p text:style-name="P38">他職：<text:span text:style-name="T5">警備の人</text:span></text:p>
          </table:table-cell>
          <table:table-cell table:style-name="表16.C2" office:value-type="string">
            <text:list xml:id="list8220197594947002573" text:style-name="L93">
              <text:list-item>
                <text:p text:style-name="P76">２名。</text:p>
              </text:list-item>
              <text:list-item>
                <text:p text:style-name="P76">一人は、５０ぐらいか。１６５ｃｍぐらい。朝、現場に入った時、詰所の場所を尋ねた。</text:p>
              </text:list-item>
              <text:list-item>
                <text:p text:style-name="P76">もう一人は、６５ぐらいか。目が小さい。１６５ｃｍぐらい。応援で来ている人と見受ける。</text:p>
              </text:list-item>
            </text:list>
          </table:table-cell>
        </table:table-row>
        <table:table-row>
          <table:table-cell table:style-name="表16.A2" office:value-type="float" office:value="7">
            <text:p text:style-name="P38">7</text:p>
          </table:table-cell>
          <table:table-cell table:style-name="表16.B2" office:value-type="string">
            <text:p text:style-name="P38">監督さ<text:soft-page-break/>ん</text:p>
          </table:table-cell>
          <table:table-cell table:style-name="表16.C2" office:value-type="string">
            <text:list xml:id="list7133451091908378854" text:style-name="L94">
              <text:list-item>
                <text:p text:style-name="P77">前回に見かけた、小太りの人。その上に、所長さん。こちらは、１７５ぐら<text:soft-page-break/>い。痩せている。歳は、４０前半か。</text:p>
              </text:list-item>
            </text:list>
          </table:table-cell>
        </table:table-row>
        <table:table-row>
          <table:table-cell table:style-name="表16.A2" office:value-type="float" office:value="8">
            <text:p text:style-name="P38">8</text:p>
          </table:table-cell>
          <table:table-cell table:style-name="表16.B2" office:value-type="string">
            <text:p text:style-name="P38">発注者の方</text:p>
          </table:table-cell>
          <table:table-cell table:style-name="表16.C2" office:value-type="string">
            <text:list xml:id="list5865864118450069246" text:style-name="L95">
              <text:list-item>
                <text:p text:style-name="P78">ホクシンの、鈴木さん。今回、現場へは来ていない。残業３０分、了承してくれた。</text:p>
              </text:list-item>
            </text:list>
          </table:table-cell>
        </table:table-row>
        <table:table-row>
          <table:table-cell table:style-name="表16.A2" office:value-type="float" office:value="9">
            <text:p text:style-name="P38">9</text:p>
          </table:table-cell>
          <table:table-cell table:style-name="表16.B2" office:value-type="string">
            <text:p text:style-name="P38">現場見取り図</text:p>
          </table:table-cell>
          <table:table-cell table:style-name="表16.C2" office:value-type="string">
            <text:p text:style-name="P38"/>
          </table:table-cell>
        </table:table-row>
        <table:table-row>
          <table:table-cell table:style-name="表16.A2" office:value-type="float" office:value="10">
            <text:p text:style-name="P38">10</text:p>
          </table:table-cell>
          <table:table-cell table:style-name="表16.B2" office:value-type="string">
            <text:p text:style-name="P39">段取り</text:p>
          </table:table-cell>
          <table:table-cell table:style-name="表16.C2" office:value-type="string">
            <text:list xml:id="list6118735974445424379" text:style-name="L96">
              <text:list-item>
                <text:p text:style-name="P79">アールの部分、あり。階段とEVは、接近している。</text:p>
              </text:list-item>
              <text:list-item>
                <text:p text:style-name="P79">まず、階段、EV。この２箇所は、都合で、４回ぐらい、ショットを行ったか。</text:p>
              </text:list-item>
            </text:list>
          </table:table-cell>
        </table:table-row>
        <table:table-row>
          <table:table-cell table:style-name="表16.A2" office:value-type="float" office:value="11">
            <text:p text:style-name="P38">11</text:p>
          </table:table-cell>
          <table:table-cell table:style-name="表16.B2" office:value-type="string">
            <text:p text:style-name="P39">その他</text:p>
          </table:table-cell>
          <table:table-cell table:style-name="表16.C2" office:value-type="string">
            <text:list xml:id="list6664476131767524480" text:style-name="L97">
              <text:list-item>
                <text:p text:style-name="P80">土工さん。終わりがけ、バイブの一人、他の人と交代。交代した人は、それまで、下で木打ちをやっていた。年配の人。７０ぐらいか。日に焼けている。バイブの手際、よし。交代された人のことを、「なんにもやらねえんだから」と、腐している。</text:p>
              </text:list-item>
              <text:list-item>
                <text:p text:style-name="P80">製氷機　=&gt;　なし</text:p>
              </text:list-item>
            </text:list>
          </table:table-cell>
        </table:table-row>
      </table:table>
      <text:p text:style-name="P46"/>
      <text:p text:style-name="P20">[/ 20190913_110332]</text:p>
      <text:p text:style-name="P16"/>
      <text:p text:style-name="P23"/>
      <text:p text:style-name="P18">---------------------------------------------------------------</text:p>
      <text:p text:style-name="P20">[20190920_124930]</text:p>
      <text:p text:style-name="P46"/>
      <text:p text:style-name="P19"><text:span text:style-name="T14">作業日：9</text:span><text:span text:style-name="T15">/19 th</text:span></text:p>
      <table:table table:name="表17" table:style-name="表17">
        <table:table-column table:style-name="表17.A"/>
        <table:table-column table:style-name="表17.B"/>
        <table:table-column table:style-name="表17.C"/>
        <table:table-row>
          <table:table-cell table:style-name="表17.A1" office:value-type="float" office:value="1">
            <text:p text:style-name="P38">1</text:p>
          </table:table-cell>
          <table:table-cell table:style-name="表17.B1" office:value-type="string">
            <text:p text:style-name="P38">現場</text:p>
          </table:table-cell>
          <table:table-cell table:style-name="表17.C1" office:value-type="string">
            <text:p text:style-name="P39">東中野５丁目計画</text:p>
          </table:table-cell>
        </table:table-row>
        <table:table-row>
          <table:table-cell table:style-name="表17.A2" office:value-type="float" office:value="2">
            <text:p text:style-name="P38">2</text:p>
          </table:table-cell>
          <table:table-cell table:style-name="表17.B2" office:value-type="string">
            <text:p text:style-name="P38">天気</text:p>
          </table:table-cell>
          <table:table-cell table:style-name="表17.C2" office:value-type="string">
            <text:p text:style-name="P39">晴れ。雲あり。</text:p>
          </table:table-cell>
        </table:table-row>
        <table:table-row>
          <table:table-cell table:style-name="表17.A2" office:value-type="float" office:value="3">
            <text:p text:style-name="P38">3</text:p>
          </table:table-cell>
          <table:table-cell table:style-name="表17.B2" office:value-type="string">
            <text:p text:style-name="P38">最寄り</text:p>
          </table:table-cell>
          <table:table-cell table:style-name="表17.C2" office:value-type="string">
            <text:p text:style-name="P39">落合駅</text:p>
          </table:table-cell>
        </table:table-row>
        <table:table-row>
          <table:table-cell table:style-name="表17.A2" office:value-type="float" office:value="4">
            <text:p text:style-name="P38">4</text:p>
          </table:table-cell>
          <table:table-cell table:style-name="表17.B2" office:value-type="string">
            <text:p text:style-name="P38">他職：ポンプ</text:p>
          </table:table-cell>
          <table:table-cell table:style-name="表17.C2" office:value-type="string">
            <text:p text:style-name="P38"/>
          </table:table-cell>
        </table:table-row>
        <table:table-row>
          <table:table-cell table:style-name="表17.A2" office:value-type="float" office:value="5">
            <text:p text:style-name="P38">5</text:p>
          </table:table-cell>
          <table:table-cell table:style-name="表17.B2" office:value-type="string">
            <text:p text:style-name="P38">他職：土工さん</text:p>
          </table:table-cell>
          <table:table-cell table:style-name="表17.C2" office:value-type="string">
            <text:list xml:id="list8522993706909183072" text:style-name="L98">
              <text:list-item>
                <text:p text:style-name="P81">６名</text:p>
              </text:list-item>
              <text:list-item>
                <text:p text:style-name="P81">バイブ、２人。一人は、親方さんか。７０近いかも知れない。小柄。１５５ぐらい。</text:p>
              </text:list-item>
              <text:list-item>
                <text:p text:style-name="P81">もう一人のバイブ。１７５ぐらい。背が高い。眼鏡あり。前歯、上。なし。白髪混じり。バイブのホース部分、「引っ張らなくていい」、とのこと。</text:p>
              </text:list-item>
              <text:list-item>
                <text:p text:style-name="P81">洗いの人、終盤の少し前、親方さんが離れた場所で何か作業している。すると、この人が、すっとバイブを持って、作業を始めた。</text:p>
              </text:list-item>
            </text:list>
          </table:table-cell>
        </table:table-row>
        <table:table-row>
          <table:table-cell table:style-name="表17.A2" office:value-type="float" office:value="6">
            <text:p text:style-name="P38">6</text:p>
          </table:table-cell>
          <table:table-cell table:style-name="表17.B2" office:value-type="string">
            <text:p text:style-name="P38">他職：電気屋さんの相番の人</text:p>
          </table:table-cell>
          <table:table-cell table:style-name="表17.C2" office:value-type="string">
            <text:list xml:id="list2295425477486962069" text:style-name="L99">
              <text:list-item>
                <text:p text:style-name="P82">東和からの人。たけださん。中野営業所。この現場、ずっと入っている。</text:p>
              </text:list-item>
            </text:list>
          </table:table-cell>
        </table:table-row>
        <text:soft-page-break/>
        <table:table-row>
          <table:table-cell table:style-name="表17.A2">
            <text:p text:style-name="P38"/>
          </table:table-cell>
          <table:table-cell table:style-name="表17.B2" office:value-type="string">
            <text:p text:style-name="P38">他職：<text:span text:style-name="T5">土間屋さん</text:span></text:p>
          </table:table-cell>
          <table:table-cell table:style-name="表17.C2" office:value-type="string">
            <text:list xml:id="list6721624153548881876" text:style-name="L100">
              <text:list-item>
                <text:p text:style-name="P83">レベルのライン、１度、どくように、声をかけられた。</text:p>
              </text:list-item>
            </text:list>
          </table:table-cell>
        </table:table-row>
        <table:table-row>
          <table:table-cell table:style-name="表17.A2">
            <text:p text:style-name="P38"/>
          </table:table-cell>
          <table:table-cell table:style-name="表17.B2" office:value-type="string">
            <text:p text:style-name="P39">警備</text:p>
          </table:table-cell>
          <table:table-cell table:style-name="表17.C2" office:value-type="string">
            <text:list xml:id="list6922712198439211060" text:style-name="L101">
              <text:list-item>
                <text:p text:style-name="P84">コン打ち対応の人たち、３名。頭の人、１６５ぐらい。やや小柄。日に焼けている。５０前後か。トイレの場所を聞いたら、教えてくれた。</text:p>
              </text:list-item>
            </text:list>
          </table:table-cell>
        </table:table-row>
        <table:table-row>
          <table:table-cell table:style-name="表17.A2" office:value-type="float" office:value="7">
            <text:p text:style-name="P38">7</text:p>
          </table:table-cell>
          <table:table-cell table:style-name="表17.B2" office:value-type="string">
            <text:p text:style-name="P38">監督さん</text:p>
          </table:table-cell>
          <table:table-cell table:style-name="表17.C2" office:value-type="string">
            <text:list xml:id="list7379692790133474962" text:style-name="L102">
              <text:list-item>
                <text:p text:style-name="P85">たださん。口は、受け口。肌は、浅黒。朝礼時、口調は、「○○ということで、お願いし<text:span text:style-name="T19">ます</text:span>。」</text:p>
              </text:list-item>
              <text:list-item>
                <text:p text:style-name="P85">コン打ち終盤、メジャーでスラブを測る、は、やっていなかった。</text:p>
              </text:list-item>
            </text:list>
          </table:table-cell>
        </table:table-row>
        <table:table-row>
          <table:table-cell table:style-name="表17.A2" office:value-type="float" office:value="8">
            <text:p text:style-name="P38">8</text:p>
          </table:table-cell>
          <table:table-cell table:style-name="表17.B2" office:value-type="string">
            <text:p text:style-name="P38">発注者の方</text:p>
          </table:table-cell>
          <table:table-cell table:style-name="表17.C2" office:value-type="string">
            <text:list xml:id="list382891579655686426" text:style-name="L103">
              <text:list-item>
                <text:p text:style-name="P86">森さん。MKの、親方の人。同い年。１７５ぐらい。眼鏡、あり。終わったとき、電話するも、「出られない」とのメッセージ。そのことを、後でサイン貰うときに伝えると、「え、ホント！？・・・、あ、ホントだ！」との反応。</text:p>
              </text:list-item>
            </text:list>
          </table:table-cell>
        </table:table-row>
        <table:table-row>
          <table:table-cell table:style-name="表17.A2" office:value-type="float" office:value="9">
            <text:p text:style-name="P38">9</text:p>
          </table:table-cell>
          <table:table-cell table:style-name="表17.B2" office:value-type="string">
            <text:p text:style-name="P38">現場見取り図</text:p>
          </table:table-cell>
          <table:table-cell table:style-name="表17.C2" office:value-type="string">
            <text:p text:style-name="P38"/>
          </table:table-cell>
        </table:table-row>
        <table:table-row>
          <table:table-cell table:style-name="表17.A2" office:value-type="float" office:value="10">
            <text:p text:style-name="P38">10</text:p>
          </table:table-cell>
          <table:table-cell table:style-name="表17.B2" office:value-type="string">
            <text:p text:style-name="P39">段取り</text:p>
          </table:table-cell>
          <table:table-cell table:style-name="表17.C2" office:value-type="string">
            <text:p text:style-name="P38"/>
          </table:table-cell>
        </table:table-row>
        <table:table-row>
          <table:table-cell table:style-name="表17.A2">
            <text:p text:style-name="P38"/>
          </table:table-cell>
          <table:table-cell table:style-name="表17.B2" office:value-type="string">
            <text:p text:style-name="P39">行き帰りでの出来事、見聞</text:p>
          </table:table-cell>
          <table:table-cell table:style-name="表17.C2" office:value-type="string">
            <text:list xml:id="list5799145455451133278" text:style-name="L104">
              <text:list-item>
                <text:p text:style-name="P87">帰り。九段下から、急行に乗る。そのことを忘れていて、鷺沼まで行く。気づいたのは、溝の口をでたあと辺り。</text:p>
              </text:list-item>
            </text:list>
          </table:table-cell>
        </table:table-row>
        <table:table-row>
          <table:table-cell table:style-name="表17.A2" office:value-type="float" office:value="11">
            <text:p text:style-name="P38">11</text:p>
          </table:table-cell>
          <table:table-cell table:style-name="表17.B2" office:value-type="string">
            <text:p text:style-name="P39">その他</text:p>
          </table:table-cell>
          <table:table-cell table:style-name="表17.C2" office:value-type="string">
            <text:list xml:id="list3390668315353727106" text:style-name="L105">
              <text:list-item>
                <text:p text:style-name="P88">足場で、監督のたださんとすれ違うとき、たださんは、自分の腰紐の、袋か何かを、手で、すっと吊り上げる動作をしている。</text:p>
              </text:list-item>
              <text:list-item>
                <text:p text:style-name="P88">たけださんによると、この現場は、「クソ現場」。夜７時ぐらいまで打ってることも、あるらしい。</text:p>
                <text:list>
                  <text:list-item>
                    <text:p text:style-name="P88">打設を進めながら、その先で、大工さんがまだ、段差の枠を作っている、そんな状況も、あったらしい。</text:p>
                  </text:list-item>
                  <text:list-item>
                    <text:p text:style-name="P88">工期が、遅れているらしい。何かあって、遅れているのか、元々、例えば２ヶ月相当の作業を、１ヶ月のスケジュールでこなそうとしているのか。たけださんに、訊かなかった。</text:p>
                  </text:list-item>
                </text:list>
              </text:list-item>
            </text:list>
          </table:table-cell>
        </table:table-row>
      </table:table>
      <text:p text:style-name="P46"/>
      <text:p text:style-name="P20">[/ 20190920_130952]</text:p>
      <text:p text:style-name="P16"/>
      <text:p text:style-name="P23"/>
      <text:p text:style-name="P18">---------------------------------------------------------------</text:p>
      <text:p text:style-name="P20">[20190929_225358]</text:p>
      <text:p text:style-name="P46"/>
      <text:p text:style-name="P19"><text:span text:style-name="T14">作業日：09</text:span><text:span text:style-name="T15">/28 sa</text:span></text:p>
      <table:table table:name="表18" table:style-name="表18">
        <table:table-column table:style-name="表18.A"/>
        <table:table-column table:style-name="表18.B"/>
        <table:table-column table:style-name="表18.C"/>
        <table:table-row>
          <table:table-cell table:style-name="表18.A1" office:value-type="float" office:value="1">
            <text:p text:style-name="P38">1</text:p>
          </table:table-cell>
          <table:table-cell table:style-name="表18.B1" office:value-type="string">
            <text:p text:style-name="P38">現場</text:p>
          </table:table-cell>
          <table:table-cell table:style-name="表18.C1" office:value-type="string">
            <text:p text:style-name="P39">曙橋駅前プロジェクト</text:p>
          </table:table-cell>
        </table:table-row>
        <table:table-row>
          <table:table-cell table:style-name="表18.A2" office:value-type="float" office:value="2">
            <text:p text:style-name="P38">2</text:p>
          </table:table-cell>
          <table:table-cell table:style-name="表18.B2" office:value-type="string">
            <text:p text:style-name="P38">天気</text:p>
          </table:table-cell>
          <table:table-cell table:style-name="表18.C2" office:value-type="string">
            <text:p text:style-name="P39">晴れ。雲あり。</text:p>
          </table:table-cell>
        </table:table-row>
        <text:soft-page-break/>
        <table:table-row>
          <table:table-cell table:style-name="表18.A2" office:value-type="float" office:value="3">
            <text:p text:style-name="P38">3</text:p>
          </table:table-cell>
          <table:table-cell table:style-name="表18.B2" office:value-type="string">
            <text:p text:style-name="P38">最寄り</text:p>
          </table:table-cell>
          <table:table-cell table:style-name="表18.C2" office:value-type="string">
            <text:p text:style-name="P39">曙橋駅。九段下乗り換え、都営新宿線。</text:p>
          </table:table-cell>
        </table:table-row>
        <table:table-row>
          <table:table-cell table:style-name="表18.A2" office:value-type="float" office:value="4">
            <text:p text:style-name="P38">4</text:p>
          </table:table-cell>
          <table:table-cell table:style-name="表18.B2" office:value-type="string">
            <text:p text:style-name="P38">他職：ポンプ</text:p>
          </table:table-cell>
          <table:table-cell table:style-name="表18.C2" office:value-type="string">
            <text:p text:style-name="P39">貢石：</text:p>
            <text:list xml:id="list7567697796003007193" text:style-name="L106">
              <text:list-item>
                <text:p text:style-name="P89">３人。ベトナム人、２人。親方らしき人、日本人。４０代半ばか。</text:p>
              </text:list-item>
              <text:list-item>
                <text:p text:style-name="P89">ホースの捌きは、ベトナム人の２人。一人は、ホース口担当。日本語、普通に喋る。</text:p>
              </text:list-item>
              <text:list-item>
                <text:p text:style-name="P89">もう一人は、日本語は喋れないか。小柄、１６０ぐらい。２０代前半か、幼く見える。目が、幾分、虚ろ。もう一人に、何度も、厳しい口調で、指示を受ける。</text:p>
              </text:list-item>
              <text:list-item>
                <text:p text:style-name="P89">もう一人のベトナム人。３０半ばか。親方を含め、日本人たちに、目尻にシワができながら、笑顔を振りまく。</text:p>
              </text:list-item>
              <text:list-item>
                <text:p text:style-name="P89">日本人の人。ベトナム人B氏に、「おい」という言葉で、指示を出す。</text:p>
              </text:list-item>
            </text:list>
          </table:table-cell>
        </table:table-row>
        <table:table-row>
          <table:table-cell table:style-name="表18.A2" office:value-type="float" office:value="5">
            <text:p text:style-name="P38">5</text:p>
          </table:table-cell>
          <table:table-cell table:style-name="表18.B2" office:value-type="string">
            <text:p text:style-name="P38">他職：土工さん</text:p>
          </table:table-cell>
          <table:table-cell table:style-name="表18.C2" office:value-type="string">
            <text:p text:style-name="P39">石渡工務店</text:p>
            <text:list xml:id="list6726274448868276949" text:style-name="L107">
              <text:list-item>
                <text:p text:style-name="P90">バイブ、２人。一人は、赤いシャツ。</text:p>
              </text:list-item>
              <text:list-item>
                <text:p text:style-name="P90">もう一人は、顔が常に揺れている。５０後半か。背丈は、１７５ぐらい。赤シャツの人も、同じぐらい。</text:p>
              </text:list-item>
              <text:list-item>
                <text:p text:style-name="P90">顔が揺れる人。午後の始まりの時、ロングで登っていく時、私の麦わらについて、言及する。</text:p>
              </text:list-item>
            </text:list>
          </table:table-cell>
        </table:table-row>
        <table:table-row>
          <table:table-cell table:style-name="表18.A2" office:value-type="float" office:value="6">
            <text:p text:style-name="P38">6</text:p>
          </table:table-cell>
          <table:table-cell table:style-name="表18.B2" office:value-type="string">
            <text:p text:style-name="P38">他職：電気屋さんの相番の人</text:p>
          </table:table-cell>
          <table:table-cell table:style-name="表18.C2" office:value-type="string">
            <text:p text:style-name="P38">shinko</text:p>
          </table:table-cell>
        </table:table-row>
        <table:table-row>
          <table:table-cell table:style-name="表18.B2" office:value-type="string">
            <text:p text:style-name="P38">6--2</text:p>
          </table:table-cell>
          <table:table-cell table:style-name="表18.B2" office:value-type="string">
            <text:p text:style-name="P38">他職：<text:span text:style-name="T5">警備</text:span></text:p>
          </table:table-cell>
          <table:table-cell table:style-name="表18.C2" office:value-type="string">
            <text:p text:style-name="P38"/>
          </table:table-cell>
        </table:table-row>
        <table:table-row>
          <table:table-cell table:style-name="表18.B2" office:value-type="string">
            <text:p text:style-name="P38"/>
          </table:table-cell>
          <table:table-cell table:style-name="表18.B2" office:value-type="string">
            <text:p text:style-name="P38">他職：<text:span text:style-name="T5">土間屋さん</text:span></text:p>
          </table:table-cell>
          <table:table-cell table:style-name="表18.C2" office:value-type="string">
            <text:p text:style-name="P39">隆正興業</text:p>
          </table:table-cell>
        </table:table-row>
        <table:table-row>
          <table:table-cell table:style-name="表18.A2" office:value-type="float" office:value="7">
            <text:p text:style-name="P38">7</text:p>
          </table:table-cell>
          <table:table-cell table:style-name="表18.B2" office:value-type="string">
            <text:p text:style-name="P38">監督さん</text:p>
          </table:table-cell>
          <table:table-cell table:style-name="表18.C2" office:value-type="string">
            <text:list xml:id="list7817476007323281828" text:style-name="L108">
              <text:list-item>
                <text:p text:style-name="P91">若い人。１７５ぐらい。顔は、幾分、色白い。</text:p>
              </text:list-item>
              <text:list-item>
                <text:p text:style-name="P91">朝、スラブにて、私に、ガムテを貸してくれるよう、頼んでくる。腰帯から外して、手渡す。</text:p>
              </text:list-item>
              <text:list-item>
                <text:p text:style-name="P91">「後で、新しいの、渡しますんで」と告げる。事実、打ち始めてから、しばらくしてか、新しいロールを持ってくる。私が持っていたのは、監督さんが受け取る。「捨てときますから」、とのこと。</text:p>
              </text:list-item>
              <text:list-item>
                <text:p text:style-name="P91">「えっ！！」と反応するも、監督はそのまま、ロングに乗り込んで行く。私は、追わず。</text:p>
              </text:list-item>
              <text:list-item>
                <text:p text:style-name="P91">しかし、保持したかった、と、直後から、悔悟の心持ちが湧く。</text:p>
              </text:list-item>
            </text:list>
          </table:table-cell>
        </table:table-row>
        <table:table-row>
          <table:table-cell table:style-name="表18.A2" office:value-type="float" office:value="8">
            <text:p text:style-name="P38">8</text:p>
          </table:table-cell>
          <table:table-cell table:style-name="表18.B2" office:value-type="string">
            <text:p text:style-name="P38">発注者の方</text:p>
          </table:table-cell>
          <table:table-cell table:style-name="表18.C2" office:value-type="string">
            <text:p text:style-name="P39">ホクシン設備、<text:ruby text:style-name="Ru1"><text:ruby-base>為我井</text:ruby-base><text:ruby-text>ためがい</text:ruby-text></text:ruby>さん。</text:p>
          </table:table-cell>
        </table:table-row>
        <table:table-row>
          <table:table-cell table:style-name="表18.A2" office:value-type="float" office:value="9">
            <text:p text:style-name="P38">9</text:p>
          </table:table-cell>
          <table:table-cell table:style-name="表18.B2" office:value-type="string">
            <text:p text:style-name="P38">現場見取り図</text:p>
          </table:table-cell>
          <table:table-cell table:style-name="表18.C2" office:value-type="string">
            <text:p text:style-name="P38"/>
          </table:table-cell>
        </table:table-row>
        <table:table-row>
          <table:table-cell table:style-name="表18.A2" office:value-type="float" office:value="10">
            <text:p text:style-name="P38">10</text:p>
          </table:table-cell>
          <table:table-cell table:style-name="表18.B2" office:value-type="string">
            <text:p text:style-name="P39">段取り</text:p>
          </table:table-cell>
          <table:table-cell table:style-name="表18.C2" office:value-type="string">
            <text:list xml:id="list2342556990329781352" text:style-name="L109">
              <text:list-item>
                <text:p text:style-name="P92">最後、追加１台。３０分空き。足場で、仮眠。目が覚めて、ミキサーがやってくる。スラブへ降り立つと、土工さんの一人が、「コード持ちは、俺やるから、設備さんはもう、いいよ」と、言ってくれる。しかし、追加が確定した<text:soft-page-break/>時点で、告げてほしかった。</text:p>
              </text:list-item>
            </text:list>
          </table:table-cell>
        </table:table-row>
        <table:table-row>
          <table:table-cell table:style-name="表18.A2">
            <text:p text:style-name="P38"/>
          </table:table-cell>
          <table:table-cell table:style-name="表18.B2" office:value-type="string">
            <text:p text:style-name="P39">行き帰りでの出来事、見聞</text:p>
          </table:table-cell>
          <table:table-cell table:style-name="表18.C2" office:value-type="string">
            <text:list xml:id="list9142304134777256553" text:style-name="L110">
              <text:list-item>
                <text:p text:style-name="P93">九段下だったか、エスカレーターに乗るとき。左側の、留まりの列、並ぼうとして、ゆっくりと歩いていると、列内のイチとしては、列に並び始めの、少しまばらな、列形成前の集団の中では、私の１つ後ろの入り始めていた女性。この人が、私が列の導線に入ったあと、さっさっと追い抜いて、留まり列の、私の１つ前に入った。</text:p>
                <text:list>
                  <text:list-item>
                    <text:p text:style-name="P93">割と、アダルト動画の世界で言うところの、「熟女」っぽい体つきの人。しかし、この振る舞い、この行動。</text:p>
                  </text:list-item>
                  <text:list-item>
                    <text:p text:style-name="P93">鈍い衝撃。そうか、熟女で、お色気の人であっても、相手によっては、時により、こういう振る舞いをしているのか。</text:p>
                  </text:list-item>
                </text:list>
              </text:list-item>
            </text:list>
          </table:table-cell>
        </table:table-row>
        <table:table-row>
          <table:table-cell table:style-name="表18.A2" office:value-type="float" office:value="11">
            <text:p text:style-name="P38">11</text:p>
          </table:table-cell>
          <table:table-cell table:style-name="表18.B2" office:value-type="string">
            <text:p text:style-name="P39">その他</text:p>
          </table:table-cell>
          <table:table-cell table:style-name="表18.C2" office:value-type="string">
            <text:list xml:id="list980715174456608285" text:style-name="L111">
              <text:list-item>
                <text:p text:style-name="P94">躯体。７Fまで、一般階段で行ける。打つ場所は、１０階。</text:p>
              </text:list-item>
              <text:list-item>
                <text:p text:style-name="P94">ユニットバス取り付けの人、一人。結婚指輪、あり。</text:p>
              </text:list-item>
            </text:list>
          </table:table-cell>
        </table:table-row>
      </table:table>
      <text:p text:style-name="P46"/>
      <text:p text:style-name="P20">[/ 20190929_232000]</text:p>
      <text:p text:style-name="P46"/>
      <text:p text:style-name="P23"/>
      <text:p text:style-name="P18">---------------------------------------------------------------</text:p>
      <text:p text:style-name="P20">[20191005_163238]</text:p>
      <text:p text:style-name="P46"/>
      <text:p text:style-name="P19"><text:span text:style-name="T14">作業日：10</text:span><text:span text:style-name="T15">/04 f</text:span></text:p>
      <table:table table:name="表19" table:style-name="表19">
        <table:table-column table:style-name="表19.A"/>
        <table:table-column table:style-name="表19.B"/>
        <table:table-column table:style-name="表19.C"/>
        <table:table-row>
          <table:table-cell table:style-name="表19.A1" office:value-type="float" office:value="1">
            <text:p text:style-name="P38">1</text:p>
          </table:table-cell>
          <table:table-cell table:style-name="表19.B1" office:value-type="string">
            <text:p text:style-name="P38">現場</text:p>
          </table:table-cell>
          <table:table-cell table:style-name="表19.C1" office:value-type="string">
            <text:p text:style-name="P39">石田亀代様共同住宅</text:p>
          </table:table-cell>
        </table:table-row>
        <table:table-row>
          <table:table-cell table:style-name="表19.A2" office:value-type="float" office:value="2">
            <text:p text:style-name="P38">2</text:p>
          </table:table-cell>
          <table:table-cell table:style-name="表19.B2" office:value-type="string">
            <text:p text:style-name="P38">天気</text:p>
          </table:table-cell>
          <table:table-cell table:style-name="表19.C2" office:value-type="string">
            <text:p text:style-name="P39">雨。後、晴れ。雲あり。</text:p>
          </table:table-cell>
        </table:table-row>
        <table:table-row>
          <table:table-cell table:style-name="表19.A2" office:value-type="float" office:value="3">
            <text:p text:style-name="P38">3</text:p>
          </table:table-cell>
          <table:table-cell table:style-name="表19.B2" office:value-type="string">
            <text:p text:style-name="P38">最寄り</text:p>
          </table:table-cell>
          <table:table-cell table:style-name="表19.C2" office:value-type="string">
            <text:p text:style-name="P39">上町（世田谷線）</text:p>
          </table:table-cell>
        </table:table-row>
        <table:table-row>
          <table:table-cell table:style-name="表19.A2" office:value-type="float" office:value="4">
            <text:p text:style-name="P38">4</text:p>
          </table:table-cell>
          <table:table-cell table:style-name="表19.B2" office:value-type="string">
            <text:p text:style-name="P38">他職：ポンプ</text:p>
          </table:table-cell>
          <table:table-cell table:style-name="表19.C2" office:value-type="string">
            <text:list xml:id="list6412953000718137756" text:style-name="L112">
              <text:list-item>
                <text:p text:style-name="P95">２名。両方とも、日本人。</text:p>
              </text:list-item>
              <text:list-item>
                <text:p text:style-name="P95">一人は、６０前後か、１６５ぐらい。ヒゲあり、鼻の下。そのヒゲは、白髪あり。顔の肌、浅黒い。</text:p>
                <text:list>
                  <text:list-item>
                    <text:p text:style-name="P95">「疲れたー」と、節々で、声に出す。</text:p>
                  </text:list-item>
                  <text:list-item>
                    <text:p text:style-name="P95">終盤で、最後の吹き出し。ブームを移動し始めると、「イテテテ！」と、大きめの声で、叫ぶ。右脚、太ももの、内側辺りを、右手で、押さえている。</text:p>
                  </text:list-item>
                  <text:list-item>
                    <text:p text:style-name="P95">もう一人は、頓着する素振りは見せない。ホースを持って、吹き出しの造作へ移動を続ける。</text:p>
                  </text:list-item>
                </text:list>
              </text:list-item>
              <text:list-item>
                <text:p text:style-name="P95">もう一人。４０弱か。あるいは、３０代。１６５ぐらい。丸顔。声が高い。ホースをずっと担当する。</text:p>
              </text:list-item>
              <text:list-item>
                <text:p text:style-name="P95">会社名、「アーバンサービス」。ブームに書いてあった名前。</text:p>
              </text:list-item>
            </text:list>
          </table:table-cell>
        </table:table-row>
        <table:table-row>
          <table:table-cell table:style-name="表19.A2" office:value-type="float" office:value="5">
            <text:p text:style-name="P38">5</text:p>
          </table:table-cell>
          <table:table-cell table:style-name="表19.B2" office:value-type="string">
            <text:p text:style-name="P38">他職：土工さん</text:p>
          </table:table-cell>
          <table:table-cell table:style-name="表19.C2" office:value-type="string">
            <text:list xml:id="list7581373709914796180" text:style-name="L113">
              <text:list-item>
                <text:p text:style-name="P96">バイブ、一人。初めから。</text:p>
              </text:list-item>
              <text:list-item>
                <text:p text:style-name="P96">親方は、日本人。他に、何人かのうち、２名は、外国人。バングラデシュか。南アジアの顔立ち。</text:p>
              </text:list-item>
              <text:list-item>
                <text:p text:style-name="P96">外国人。一人は、１７３ぐらい。肌は、浅黒い。眉が濃い。いかつい顔つ<text:soft-page-break/>き。</text:p>
              </text:list-item>
              <text:list-item>
                <text:p text:style-name="P96">もう一人は、小柄。１６０ぐらいか。目がくりっとしている。上記の一人の方は、目は、小さめ。口の骨格が、前へ出張っている。</text:p>
              </text:list-item>
              <text:list-item>
                <text:p text:style-name="P96">これら２人は、朝、鉄筋を細工する作業をしている。長いものを、切断。そして、一方の先端を曲げる。そう意図しているのだろう、直角。</text:p>
              </text:list-item>
              <text:list-item>
                <text:p text:style-name="P96">親方さん。１７５ぐらい。大柄。顔つきが、なにか、かすかに、ラリっている人を感じる。</text:p>
                <text:list>
                  <text:list-item>
                    <text:p text:style-name="P96">この人の、他の土工さんとの会話か、大東建託のこと。監督さんが、辞めてしまったらしい。</text:p>
                  </text:list-item>
                  <text:list-item>
                    <text:p text:style-name="P96">さらに、コン打ちの終盤、大工さんたちが、切りがついたようで、監督さんに挨拶している。その前後か、一人が、監督さん（しまだ氏）に、「なんで、この現場、こんなに突貫なの？」と尋ねている。</text:p>
                  </text:list-item>
                  <text:list-item>
                    <text:p text:style-name="P96">その答えは聞かなかった。しかし、さきの土工の親方さんの発言と合わせると、思うに、監督が最近辞めてしまって、工期が遅れているらしい。さららに、辞めたのは、予期しない形だったのか。それで、現場が、資材があちこち、散らばっている。その理由の一部は、そういう、事情からか。</text:p>
                  </text:list-item>
                </text:list>
              </text:list-item>
            </text:list>
          </table:table-cell>
        </table:table-row>
        <table:table-row>
          <table:table-cell table:style-name="表19.A2" office:value-type="float" office:value="6">
            <text:p text:style-name="P38">6</text:p>
          </table:table-cell>
          <table:table-cell table:style-name="表19.B2" office:value-type="string">
            <text:p text:style-name="P38">他職：電気屋さんの相番の人</text:p>
          </table:table-cell>
          <table:table-cell table:style-name="表19.C2" office:value-type="string">
            <text:list xml:id="list9028561463724866777" text:style-name="L114">
              <text:list-item>
                <text:p text:style-name="P97">相番専門で来た人か。他に、電気屋さんは、２人、CD管を設置している。それら２人とは、服装が違っている</text:p>
              </text:list-item>
              <text:list-item>
                <text:p text:style-name="P97">相番に慣れているのか。スイッチ部分を片手に、もう一方の手で、ホースを高く掲げる。そういう捌き方をしている。</text:p>
              </text:list-item>
            </text:list>
          </table:table-cell>
        </table:table-row>
        <table:table-row>
          <table:table-cell table:style-name="表19.B2" office:value-type="string">
            <text:p text:style-name="P38">6--2</text:p>
          </table:table-cell>
          <table:table-cell table:style-name="表19.B2" office:value-type="string">
            <text:p text:style-name="P38">他職：<text:span text:style-name="T5">警備</text:span></text:p>
          </table:table-cell>
          <table:table-cell table:style-name="表19.C2" office:value-type="string">
            <text:list xml:id="list3013796869887303572" text:style-name="L115">
              <text:list-item>
                <text:p text:style-name="P98">一人。メガネあり。朝は、７時５０分過ぎに、現場に到着。</text:p>
              </text:list-item>
            </text:list>
          </table:table-cell>
        </table:table-row>
        <table:table-row>
          <table:table-cell table:style-name="表19.B2" office:value-type="string">
            <text:p text:style-name="P38"/>
          </table:table-cell>
          <table:table-cell table:style-name="表19.B2" office:value-type="string">
            <text:p text:style-name="P38">他職：<text:span text:style-name="T5">土間屋</text:span><text:span text:style-name="T5">さん</text:span></text:p>
          </table:table-cell>
          <table:table-cell table:style-name="表19.C2" office:value-type="string">
            <text:list xml:id="list3738678531690600840" text:style-name="L116">
              <text:list-item>
                <text:p text:style-name="P99">年配の人が、多かった。印象。</text:p>
              </text:list-item>
              <text:list-item>
                <text:p text:style-name="P99">親方さんか、年配の人。配送の番頭さんが、昼前、監督に、昼はどうするか、呼びかける。この親方さんが、「要らない、要らない」、と応える。昼は、なし。</text:p>
              </text:list-item>
            </text:list>
          </table:table-cell>
        </table:table-row>
        <table:table-row>
          <table:table-cell table:style-name="表19.A2" office:value-type="float" office:value="7">
            <text:p text:style-name="P38">7</text:p>
          </table:table-cell>
          <table:table-cell table:style-name="表19.B2" office:value-type="string">
            <text:p text:style-name="P38">監督さん</text:p>
          </table:table-cell>
          <table:table-cell table:style-name="表19.C2" office:value-type="string">
            <text:list xml:id="list1871326821136588741" text:style-name="L117">
              <text:list-item>
                <text:p text:style-name="P100">しまださん。３０過ぎぐらいか。ガタイがいい。制服に、身体がぴっちりと収まっている。</text:p>
              </text:list-item>
              <text:list-item>
                <text:p text:style-name="P100">午前中、早い時間。ポカリの差し入れをしてくれる。１１時ぐらいか。</text:p>
              </text:list-item>
            </text:list>
          </table:table-cell>
        </table:table-row>
        <table:table-row>
          <table:table-cell table:style-name="表19.A2" office:value-type="float" office:value="8">
            <text:p text:style-name="P38">8</text:p>
          </table:table-cell>
          <table:table-cell table:style-name="表19.B2" office:value-type="string">
            <text:p text:style-name="P38">発注者の方</text:p>
          </table:table-cell>
          <table:table-cell table:style-name="表19.C2" office:value-type="string">
            <text:list xml:id="list2823656021760871136" text:style-name="L118">
              <text:list-item>
                <text:p text:style-name="P101">終わりの連絡。４時半すぎに終わって、三軒茶屋まで戻って、それから連絡する。５時ちょうどぐらい。「そんなにかかったの？」と聞いてくる。</text:p>
              </text:list-item>
            </text:list>
          </table:table-cell>
        </table:table-row>
        <table:table-row>
          <table:table-cell table:style-name="表19.A2" office:value-type="float" office:value="9">
            <text:p text:style-name="P38">9</text:p>
          </table:table-cell>
          <table:table-cell table:style-name="表19.B2" office:value-type="string">
            <text:p text:style-name="P38">現場見取り図</text:p>
          </table:table-cell>
          <table:table-cell table:style-name="表19.C2" office:value-type="string">
            <text:p text:style-name="P38"/>
          </table:table-cell>
        </table:table-row>
        <table:table-row>
          <table:table-cell table:style-name="表19.A2" office:value-type="float" office:value="10">
            <text:p text:style-name="P38">10</text:p>
          </table:table-cell>
          <table:table-cell table:style-name="表19.B2" office:value-type="string">
            <text:p text:style-name="P39">段取り</text:p>
          </table:table-cell>
          <table:table-cell table:style-name="表19.C2" office:value-type="string">
            <text:list xml:id="list5474707612228358818" text:style-name="L119">
              <text:list-item>
                <text:p text:style-name="P102">打ち始めは、１０時過ぎ。昼なし。夕方、４時半過ぎ、打ち終わり。</text:p>
              </text:list-item>
              <text:list-item>
                <text:p text:style-name="P102">打つスペース。現場敷地の、横、目一杯に渡る。ゲート脇の一画に、足場板を渡す。</text:p>
              </text:list-item>
            </text:list>
          </table:table-cell>
        </table:table-row>
        <table:table-row>
          <table:table-cell table:style-name="表19.A2">
            <text:p text:style-name="P38"/>
          </table:table-cell>
          <table:table-cell table:style-name="表19.B2" office:value-type="string">
            <text:p text:style-name="P39">行き帰りでの出来事、見聞</text:p>
          </table:table-cell>
          <table:table-cell table:style-name="表19.C2" office:value-type="string">
            <text:p text:style-name="P38"/>
          </table:table-cell>
        </table:table-row>
        <table:table-row>
          <table:table-cell table:style-name="表19.A2" office:value-type="float" office:value="11">
            <text:p text:style-name="P38">11</text:p>
          </table:table-cell>
          <table:table-cell table:style-name="表19.B2" office:value-type="string">
            <text:p text:style-name="P39">その他</text:p>
          </table:table-cell>
          <table:table-cell table:style-name="表19.C2" office:value-type="string">
            <text:list xml:id="list5892089257760698831" text:style-name="L120">
              <text:list-item>
                <text:p text:style-name="P103">詰所は、現場内、一番奥。ゲートとの間は、ほぼ、コン打ち場が塞いでい<text:soft-page-break/>る。ゲート近くまでは、その半分ぐらいの距離、スラブの端の、造作板の上を歩く。</text:p>
              </text:list-item>
            </text:list>
          </table:table-cell>
        </table:table-row>
      </table:table>
      <text:p text:style-name="P46"/>
      <text:p text:style-name="P20">[/ 20191005_165518]</text:p>
      <text:p text:style-name="P46"/>
      <text:p text:style-name="P23"/>
      <text:p text:style-name="P18">---------------------------------------------------------------</text:p>
      <text:p text:style-name="P20">[20191022_115944]</text:p>
      <text:p text:style-name="P46"/>
      <text:p text:style-name="P19"><text:span text:style-name="T14">作業日：10</text:span><text:span text:style-name="T15">/19 sa</text:span></text:p>
      <table:table table:name="表20" table:style-name="表20">
        <table:table-column table:style-name="表20.A"/>
        <table:table-column table:style-name="表20.B"/>
        <table:table-column table:style-name="表20.C"/>
        <table:table-row>
          <table:table-cell table:style-name="表20.A1" office:value-type="float" office:value="1">
            <text:p text:style-name="P38">1</text:p>
          </table:table-cell>
          <table:table-cell table:style-name="表20.B1" office:value-type="string">
            <text:p text:style-name="P38">現場</text:p>
          </table:table-cell>
          <table:table-cell table:style-name="表20.C1" office:value-type="string">
            <text:p text:style-name="P39">麻布台１丁目テナントビル</text:p>
          </table:table-cell>
        </table:table-row>
        <table:table-row>
          <table:table-cell table:style-name="表20.A2" office:value-type="float" office:value="2">
            <text:p text:style-name="P38">2</text:p>
          </table:table-cell>
          <table:table-cell table:style-name="表20.B2" office:value-type="string">
            <text:p text:style-name="P38">天気</text:p>
          </table:table-cell>
          <table:table-cell table:style-name="表20.C2" office:value-type="string">
            <text:p text:style-name="P39">雨、のち曇り。</text:p>
          </table:table-cell>
        </table:table-row>
        <table:table-row>
          <table:table-cell table:style-name="表20.A2" office:value-type="float" office:value="3">
            <text:p text:style-name="P38">3</text:p>
          </table:table-cell>
          <table:table-cell table:style-name="表20.B2" office:value-type="string">
            <text:p text:style-name="P38">最寄り</text:p>
          </table:table-cell>
          <table:table-cell table:style-name="表20.C2" office:value-type="string">
            <text:p text:style-name="P39">六本木一丁目</text:p>
          </table:table-cell>
        </table:table-row>
        <table:table-row>
          <table:table-cell table:style-name="表20.A2" office:value-type="float" office:value="4">
            <text:p text:style-name="P38">4</text:p>
          </table:table-cell>
          <table:table-cell table:style-name="表20.B2" office:value-type="string">
            <text:p text:style-name="P38">他職：ポンプ</text:p>
          </table:table-cell>
          <table:table-cell table:style-name="表20.C2" office:value-type="string">
            <text:list xml:id="list9137285971433153780" text:style-name="L121">
              <text:list-item>
                <text:p text:style-name="P104">３人。東洋圧送。</text:p>
              </text:list-item>
              <text:list-item>
                <text:p text:style-name="P104">１人は、日本人（P1）。他２人は、ベトナム人。（P2、P3）</text:p>
              </text:list-item>
              <text:list-item>
                <text:p text:style-name="P104">P2の人は、前回も来ていた。</text:p>
              </text:list-item>
              <text:list-item>
                <text:p text:style-name="P104">P1の日本人は、４０前ぐらいか。若く見える。１７０ちょっとか。体格ががっしりしている。</text:p>
              </text:list-item>
              <text:list-item>
                <text:p text:style-name="P104">P3。前回の、もう一人のベトナム人とは、ちがう。ホースも担当する。慣れた風。顔の表情に、余裕が見える。若い。P2の人より、年下か。２５は、過ぎているか。</text:p>
              </text:list-item>
            </text:list>
          </table:table-cell>
        </table:table-row>
        <table:table-row>
          <table:table-cell table:style-name="表20.A2" office:value-type="float" office:value="5">
            <text:p text:style-name="P38">5</text:p>
          </table:table-cell>
          <table:table-cell table:style-name="表20.B2" office:value-type="string">
            <text:p text:style-name="P38">他職：土工さん</text:p>
          </table:table-cell>
          <table:table-cell table:style-name="表20.C2" office:value-type="string">
            <text:list xml:id="list8497304493610228607" text:style-name="L122">
              <text:list-item>
                <text:p text:style-name="P105">松原組</text:p>
              </text:list-item>
              <text:list-item>
                <text:p text:style-name="P105">バイブ、３人。一人は、若い人（P1）。前にも来ていた。１７３ぐらいか、目がくりっとしている。少し剣のある表情。</text:p>
              </text:list-item>
              <text:list-item>
                <text:p text:style-name="P105">洗い担当の人は、親方か。老人。１６５ぐらい。口は、への字。P1の人と、談笑している。</text:p>
              </text:list-item>
            </text:list>
          </table:table-cell>
        </table:table-row>
        <table:table-row>
          <table:table-cell table:style-name="表20.A2" office:value-type="float" office:value="6">
            <text:p text:style-name="P38">6</text:p>
          </table:table-cell>
          <table:table-cell table:style-name="表20.B2" office:value-type="string">
            <text:p text:style-name="P38">他職：電気屋さんの相番の人</text:p>
          </table:table-cell>
          <table:table-cell table:style-name="表20.C2" office:value-type="string">
            <text:list xml:id="list1747566550945308573" text:style-name="L123">
              <text:list-item>
                <text:p text:style-name="P106">田中電気工業</text:p>
              </text:list-item>
              <text:list-item>
                <text:p text:style-name="P106">作業着。ズボンは、ジーンズ生地。藍色。５０過ぎぐらいか。髪の毛、茶色に染めている、頭の上半分ぐらいを。</text:p>
              </text:list-item>
            </text:list>
          </table:table-cell>
        </table:table-row>
        <table:table-row>
          <table:table-cell table:style-name="表20.B2" office:value-type="string">
            <text:p text:style-name="P38">6--2</text:p>
          </table:table-cell>
          <table:table-cell table:style-name="表20.B2" office:value-type="string">
            <text:p text:style-name="P38">他職：<text:span text:style-name="T5">警備</text:span></text:p>
          </table:table-cell>
          <table:table-cell table:style-name="表20.C2" office:value-type="string">
            <text:p text:style-name="P38"/>
          </table:table-cell>
        </table:table-row>
        <table:table-row>
          <table:table-cell table:style-name="表20.B2" office:value-type="string">
            <text:p text:style-name="P38"/>
          </table:table-cell>
          <table:table-cell table:style-name="表20.B2" office:value-type="string">
            <text:p text:style-name="P38">他職：<text:span text:style-name="T5">土間屋さん</text:span></text:p>
          </table:table-cell>
          <table:table-cell table:style-name="表20.C2" office:value-type="string">
            <text:list xml:id="list7757470992383626702" text:style-name="L124">
              <text:list-item>
                <text:p text:style-name="P107">お腹が大きく出ている人がいた。顔の色は、浅黒い。１６５少しか。</text:p>
              </text:list-item>
            </text:list>
          </table:table-cell>
        </table:table-row>
        <table:table-row>
          <table:table-cell table:style-name="表20.A2" office:value-type="float" office:value="7">
            <text:p text:style-name="P38">7</text:p>
          </table:table-cell>
          <table:table-cell table:style-name="表20.B2" office:value-type="string">
            <text:p text:style-name="P38">監督さん</text:p>
          </table:table-cell>
          <table:table-cell table:style-name="表20.C2" office:value-type="string">
            <text:list xml:id="list9171824712804118707" text:style-name="L125">
              <text:list-item>
                <text:p text:style-name="P108">３人。所長さん、女性一人（P2）、若手の人（P1）、１人。打設現場は、P1の人がほぼ立ち会う。所長さんは、午前中、来ていた。電気屋さんの人<text:soft-page-break/>と、談笑。</text:p>
              </text:list-item>
            </text:list>
          </table:table-cell>
        </table:table-row>
        <table:table-row>
          <table:table-cell table:style-name="表20.A2" office:value-type="float" office:value="8">
            <text:p text:style-name="P38">8</text:p>
          </table:table-cell>
          <table:table-cell table:style-name="表20.B2" office:value-type="string">
            <text:p text:style-name="P38">発注者の方</text:p>
          </table:table-cell>
          <table:table-cell table:style-name="表20.C2" office:value-type="string">
            <text:list xml:id="list4226866507858398539" text:style-name="L126">
              <text:list-item>
                <text:p text:style-name="P109">カンノさん。今日も一人。終わりの時、３階にいらしたか。挨拶。現場を出るとき、休憩で、詰所に来ている。挨拶する。</text:p>
              </text:list-item>
            </text:list>
          </table:table-cell>
        </table:table-row>
        <table:table-row>
          <table:table-cell table:style-name="表20.A2" office:value-type="float" office:value="9">
            <text:p text:style-name="P38">9</text:p>
          </table:table-cell>
          <table:table-cell table:style-name="表20.B2" office:value-type="string">
            <text:p text:style-name="P38">現場見取り図</text:p>
          </table:table-cell>
          <table:table-cell table:style-name="表20.C2" office:value-type="string">
            <text:p text:style-name="P38"/>
          </table:table-cell>
        </table:table-row>
        <table:table-row>
          <table:table-cell table:style-name="表20.A2" office:value-type="float" office:value="10">
            <text:p text:style-name="P38">10</text:p>
          </table:table-cell>
          <table:table-cell table:style-name="表20.B2" office:value-type="string">
            <text:p text:style-name="P39">段取り</text:p>
          </table:table-cell>
          <table:table-cell table:style-name="表20.C2" office:value-type="string">
            <text:p text:style-name="P38"/>
          </table:table-cell>
        </table:table-row>
        <table:table-row>
          <table:table-cell table:style-name="表20.A2">
            <text:p text:style-name="P38"/>
          </table:table-cell>
          <table:table-cell table:style-name="表20.B2" office:value-type="string">
            <text:p text:style-name="P39">行き帰りでの出来事、見聞</text:p>
          </table:table-cell>
          <table:table-cell table:style-name="表20.C2" office:value-type="string">
            <text:p text:style-name="P38"/>
          </table:table-cell>
        </table:table-row>
        <table:table-row>
          <table:table-cell table:style-name="表20.A2">
            <text:p text:style-name="P38"/>
          </table:table-cell>
          <table:table-cell table:style-name="表20.B2" office:value-type="string">
            <text:p text:style-name="P39">周囲の事物</text:p>
          </table:table-cell>
          <table:table-cell table:style-name="表20.C2" office:value-type="string">
            <text:list xml:id="list4583584273131796733" text:style-name="L127">
              <text:list-item>
                <text:p text:style-name="P110">小学校</text:p>
              </text:list-item>
              <text:list-item>
                <text:p text:style-name="P110">交差点の対角に、フェラーリの代理店</text:p>
              </text:list-item>
              <text:list-item>
                <text:p text:style-name="P110">その代理店の横隣に、首都高のか、黄色い塗装の車が何台か止まっているビル。</text:p>
              </text:list-item>
              <text:list-item>
                <text:p text:style-name="P110">道を渡って左手に、そば屋。</text:p>
              </text:list-item>
              <text:list-item>
                <text:p text:style-name="P110">地下鉄駅を出て、首都高したの道路。出口の隣に、眼科か。</text:p>
              </text:list-item>
            </text:list>
          </table:table-cell>
        </table:table-row>
        <table:table-row>
          <table:table-cell table:style-name="表20.A2" office:value-type="float" office:value="11">
            <text:p text:style-name="P38">11</text:p>
          </table:table-cell>
          <table:table-cell table:style-name="表20.B2" office:value-type="string">
            <text:p text:style-name="P39">その他</text:p>
          </table:table-cell>
          <table:table-cell table:style-name="表20.C2" office:value-type="string">
            <text:p text:style-name="P38"/>
          </table:table-cell>
        </table:table-row>
      </table:table>
      <text:p text:style-name="P46"/>
      <text:p text:style-name="P20">[/ XXX]</text:p>
      <text:p text:style-name="P46"/>
      <text:p text:style-name="P46"/>
      <text:p text:style-name="P18">---------------------------------------------------------------</text:p>
      <text:p text:style-name="P20">[20191028_095959]</text:p>
      <text:p text:style-name="P46"/>
      <text:p text:style-name="P19"><text:span text:style-name="T14">作業日：10</text:span><text:span text:style-name="T15">/25 f</text:span></text:p>
      <table:table table:name="表21" table:style-name="表21">
        <table:table-column table:style-name="表21.A"/>
        <table:table-column table:style-name="表21.B"/>
        <table:table-column table:style-name="表21.C"/>
        <table:table-row>
          <table:table-cell table:style-name="表21.A1" office:value-type="float" office:value="1">
            <text:p text:style-name="P38">1</text:p>
          </table:table-cell>
          <table:table-cell table:style-name="表21.B1" office:value-type="string">
            <text:p text:style-name="P38">現場</text:p>
          </table:table-cell>
          <table:table-cell table:style-name="表21.C1" office:value-type="string">
            <text:p text:style-name="P38">森下１丁目プロジェクト新築</text:p>
          </table:table-cell>
        </table:table-row>
        <table:table-row>
          <table:table-cell table:style-name="表21.A2" office:value-type="float" office:value="2">
            <text:p text:style-name="P38">2</text:p>
          </table:table-cell>
          <table:table-cell table:style-name="表21.B2" office:value-type="string">
            <text:p text:style-name="P38">天気</text:p>
          </table:table-cell>
          <table:table-cell table:style-name="表21.C2" office:value-type="string">
            <text:p text:style-name="P39">雨。帰り際、パラつく雨。</text:p>
          </table:table-cell>
        </table:table-row>
        <table:table-row>
          <table:table-cell table:style-name="表21.A2" office:value-type="float" office:value="3">
            <text:p text:style-name="P38">3</text:p>
          </table:table-cell>
          <table:table-cell table:style-name="表21.B2" office:value-type="string">
            <text:p text:style-name="P38">最寄り</text:p>
          </table:table-cell>
          <table:table-cell table:style-name="表21.C2" office:value-type="string">
            <text:p text:style-name="P39">森下駅</text:p>
          </table:table-cell>
        </table:table-row>
        <table:table-row>
          <table:table-cell table:style-name="表21.A2" office:value-type="float" office:value="4">
            <text:p text:style-name="P38">4</text:p>
          </table:table-cell>
          <table:table-cell table:style-name="表21.B2" office:value-type="string">
            <text:p text:style-name="P38">他職：ポンプ</text:p>
          </table:table-cell>
          <table:table-cell table:style-name="表21.C2" office:value-type="string">
            <text:list xml:id="list6250518881032203955" text:style-name="L128">
              <text:list-item>
                <text:p text:style-name="P111">２名。どちらも、日本人。年配の人。６０前後、６０半ばか。</text:p>
              </text:list-item>
            </text:list>
          </table:table-cell>
        </table:table-row>
        <table:table-row>
          <table:table-cell table:style-name="表21.A2" office:value-type="float" office:value="5">
            <text:p text:style-name="P38">5</text:p>
          </table:table-cell>
          <table:table-cell table:style-name="表21.B2" office:value-type="string">
            <text:p text:style-name="P38">他職：土工さん</text:p>
          </table:table-cell>
          <table:table-cell table:style-name="表21.C2" office:value-type="string">
            <text:list xml:id="list5512680450625651149" text:style-name="L129">
              <text:list-item>
                <text:p text:style-name="P112">バイブ、２人</text:p>
              </text:list-item>
              <text:list-item>
                <text:p text:style-name="P112">一人は、１７５ぐらい。顎が出ている。午後４時過ぎ、ミキサーを待っているとき、相番はまだ必要か、私が尋ねる。その人は、もう少し、いてほしいんだよね、と答える。</text:p>
              </text:list-item>
              <text:list-item>
                <text:p text:style-name="P112">別の一人。若い人。３０ぐらいか。ひゃひゃひゃ、と笑う。打ち終わり頃、私が持っているバイブ、細コードを、適時、巻き取ってくれた。</text:p>
              </text:list-item>
            </text:list>
          </table:table-cell>
        </table:table-row>
        <table:table-row>
          <table:table-cell table:style-name="表21.A2" office:value-type="float" office:value="6">
            <text:p text:style-name="P38">6</text:p>
          </table:table-cell>
          <table:table-cell table:style-name="表21.B2" office:value-type="string">
            <text:p text:style-name="P38">他職：<text:soft-page-break/>電気屋さんの相番の人</text:p>
          </table:table-cell>
          <table:table-cell table:style-name="表21.C2" office:value-type="string">
            <text:list xml:id="list5046497808406958486" text:style-name="L130">
              <text:list-item>
                <text:p text:style-name="P113">背は、１７５ぐらい。メガネあり。朝、ゲートがまだ空いてないとき、現場の、<text:soft-page-break/>通りから見て、右隣の、店舗の庇の下にいた。その日、臨時で来たか。相番の作業は、慣れていないように見える。コードを引き寄せるタイミング、その幅などを見た上での、私の判断。</text:p>
              </text:list-item>
            </text:list>
          </table:table-cell>
        </table:table-row>
        <table:table-row>
          <table:table-cell table:style-name="表21.B2" office:value-type="string">
            <text:p text:style-name="P38">6--2</text:p>
          </table:table-cell>
          <table:table-cell table:style-name="表21.B2" office:value-type="string">
            <text:p text:style-name="P38">他職：<text:span text:style-name="T5">警備</text:span></text:p>
          </table:table-cell>
          <table:table-cell table:style-name="表21.C2" office:value-type="string">
            <text:list xml:id="list3005750393977843820" text:style-name="L131">
              <text:list-item>
                <text:p text:style-name="P114">２名。一人は、がっしりした体つきの人。</text:p>
              </text:list-item>
            </text:list>
          </table:table-cell>
        </table:table-row>
        <table:table-row>
          <table:table-cell table:style-name="表21.B2" office:value-type="string">
            <text:p text:style-name="P38"/>
          </table:table-cell>
          <table:table-cell table:style-name="表21.B2" office:value-type="string">
            <text:p text:style-name="P38">他職：<text:span text:style-name="T5">土間屋さん</text:span></text:p>
          </table:table-cell>
          <table:table-cell table:style-name="表21.C2" office:value-type="string">
            <text:list xml:id="list951510711262042117" text:style-name="L132">
              <text:list-item>
                <text:p text:style-name="P115">４人ぐらい、いたか。</text:p>
              </text:list-item>
            </text:list>
          </table:table-cell>
        </table:table-row>
        <table:table-row>
          <table:table-cell table:style-name="表21.B2" office:value-type="string">
            <text:p text:style-name="P38"/>
          </table:table-cell>
          <table:table-cell table:style-name="表21.B2" office:value-type="string">
            <text:p text:style-name="P38">他職：<text:span text:style-name="T5">大工さん</text:span></text:p>
          </table:table-cell>
          <table:table-cell table:style-name="表21.C2" office:value-type="string">
            <text:list xml:id="list1090400312892545260" text:style-name="L133">
              <text:list-item>
                <text:p text:style-name="P116">３名か</text:p>
              </text:list-item>
              <text:list-item>
                <text:p text:style-name="P116">一人、朝、私が着いてからまもなく、来た人。ゲートの鍵を開ける。通りから向かって、右端のコンパートメントに入っていく。私も、そのコンパへ入る。左側のゲートは、内側のすぐの所に、中身の入ったフレコンが置かれていて、躯体内へ入って行けれない。</text:p>
              </text:list-item>
            </text:list>
          </table:table-cell>
        </table:table-row>
        <table:table-row>
          <table:table-cell table:style-name="表21.A2" office:value-type="float" office:value="7">
            <text:p text:style-name="P38">7</text:p>
          </table:table-cell>
          <table:table-cell table:style-name="表21.B2" office:value-type="string">
            <text:p text:style-name="P38">監督さん</text:p>
          </table:table-cell>
          <table:table-cell table:style-name="表21.C2" office:value-type="string">
            <text:list xml:id="list1457219125243834360" text:style-name="L134">
              <text:list-item>
                <text:p text:style-name="P117">小柄。１６５ぐらいか。東北訛り。肌は、浅黒い。黄色いカッパを着用。スラブにて、支え板、天井にあたる部分に、大工さんに頼んでか、穴を開けている。水を入れたプラスチックの筒を、据え付けている。</text:p>
              </text:list-item>
              <text:list-item>
                <text:p text:style-name="P117">朝礼のとき、誰か職人さんが、へんな現場だな、とかなんとか、感想をその監督さんに伝える。監督は、そう、この現場は、へんなんだよ、と、応じていた。</text:p>
              </text:list-item>
            </text:list>
          </table:table-cell>
        </table:table-row>
        <table:table-row>
          <table:table-cell table:style-name="表21.A2" office:value-type="float" office:value="8">
            <text:p text:style-name="P38">8</text:p>
          </table:table-cell>
          <table:table-cell table:style-name="表21.B2" office:value-type="string">
            <text:p text:style-name="P38">発注者の方</text:p>
          </table:table-cell>
          <table:table-cell table:style-name="表21.C2" office:value-type="string">
            <text:list xml:id="list273847733232745928" text:style-name="L135">
              <text:list-item>
                <text:p text:style-name="P118">ホクシンの人。声からは、５０代ぐらいか。雨の中、ご苦労さん、と言ってくれる。</text:p>
              </text:list-item>
            </text:list>
          </table:table-cell>
        </table:table-row>
        <table:table-row>
          <table:table-cell table:style-name="表21.A2" office:value-type="float" office:value="9">
            <text:p text:style-name="P38">9</text:p>
          </table:table-cell>
          <table:table-cell table:style-name="表21.B2" office:value-type="string">
            <text:p text:style-name="P38">現場見取り図</text:p>
          </table:table-cell>
          <table:table-cell table:style-name="表21.C2" office:value-type="string">
            <text:p text:style-name="P38"/>
          </table:table-cell>
        </table:table-row>
        <table:table-row>
          <table:table-cell table:style-name="表21.A2" office:value-type="float" office:value="10">
            <text:p text:style-name="P38">10</text:p>
          </table:table-cell>
          <table:table-cell table:style-name="表21.B2" office:value-type="string">
            <text:p text:style-name="P39">段取り</text:p>
          </table:table-cell>
          <table:table-cell table:style-name="表21.C2" office:value-type="string">
            <text:list xml:id="list1006789445665126569" text:style-name="L136">
              <text:list-item>
                <text:p text:style-name="P119">吹き出し、あり。２回で上げ。</text:p>
              </text:list-item>
            </text:list>
          </table:table-cell>
        </table:table-row>
        <table:table-row>
          <table:table-cell table:style-name="表21.A2">
            <text:p text:style-name="P38"/>
          </table:table-cell>
          <table:table-cell table:style-name="表21.B2" office:value-type="string">
            <text:p text:style-name="P39">行き帰りでの出来事、見聞</text:p>
          </table:table-cell>
          <table:table-cell table:style-name="表21.C2" office:value-type="string">
            <text:list xml:id="list710436940712946486" text:style-name="L137">
              <text:list-item>
                <text:p text:style-name="P120">帰りの電車。半蔵門線は、急行に乗る。座席スパンの、右端。しかし、渋谷か、人が大勢乗って来る。カートを手前へ引き寄せる。しかし、周囲に人が押し込まれてくる。</text:p>
              </text:list-item>
            </text:list>
          </table:table-cell>
        </table:table-row>
        <table:table-row>
          <table:table-cell table:style-name="表21.A2">
            <text:p text:style-name="P38"/>
          </table:table-cell>
          <table:table-cell table:style-name="表21.B2" office:value-type="string">
            <text:p text:style-name="P39">周囲の事物</text:p>
          </table:table-cell>
          <table:table-cell table:style-name="表21.C2" office:value-type="string">
            <text:list xml:id="list7054518692006213267" text:style-name="L138">
              <text:list-item>
                <text:p text:style-name="P121">通りから見て、右隣は、店舗。鞄を売っている。</text:p>
              </text:list-item>
              <text:list-item>
                <text:p text:style-name="P121">現場に、トイレはない。通りの向こう側に、公園がある。そのトイレを使う。</text:p>
              </text:list-item>
              <text:list-item>
                <text:p text:style-name="P121">駅への途中の交差点。現場から見て、その交差点の手前に、店舗が何軒か。そのひとつは、アルファベットの名前。時計の写真が掲示されていたか。中では、店の人か、男性が、横を向いて、何か作業をしている。時計の修理かと、その時、思い巡らした。</text:p>
              </text:list-item>
            </text:list>
          </table:table-cell>
        </table:table-row>
        <table:table-row>
          <table:table-cell table:style-name="表21.A2" office:value-type="float" office:value="11">
            <text:p text:style-name="P38">11</text:p>
          </table:table-cell>
          <table:table-cell table:style-name="表21.B2" office:value-type="string">
            <text:p text:style-name="P39">その他</text:p>
          </table:table-cell>
          <table:table-cell table:style-name="表21.C2" office:value-type="string">
            <text:list xml:id="list6092084435861119747" text:style-name="L139">
              <text:list-item>
                <text:p text:style-name="P122">作業靴。その中に、水が入ってきてしまう。作業中は気付かなかった。終わって、１階で靴を履き替えるとき、脱いで、靴を逆さにしたら、水がドドド、と出てきた。それで、理解した。作業中は、靴自体に穴があるなりして、靴のどこかの裂け目から、水が入り込んで来ている。そう見なしていた。</text:p>
              </text:list-item>
              <text:list-item>
                <text:p text:style-name="P122">傘。１階に置いた荷物の上に、帆を広げて、被せておいた、朝。夕方、作業が終わって、戻る。すると、コンクリートの跳ねかかりが、全体を覆っている。色が変わっている。着替え他、支度を終えて外に出る。奇しくも、<text:soft-page-break/>ポンプの人が、ホースを扱っている。寄って行って、水をかけてくれるよう、頼む。かけてくれる。内側はどうだ、と尋ねてくる。内側はいいんじゃないか、と言い始めて、しかし水をかけてもらう。流れ落ちる水は、はい白色を呈している。</text:p>
              </text:list-item>
            </text:list>
          </table:table-cell>
        </table:table-row>
      </table:table>
      <text:p text:style-name="P46"/>
      <text:p text:style-name="P20">[/ 20191028_103132]</text:p>
      <text:p text:style-name="P46"/>
      <text:p text:style-name="P23"/>
      <text:p text:style-name="P18">---------------------------------------------------------------</text:p>
      <text:p text:style-name="P20">[20191103_124413]</text:p>
      <text:p text:style-name="P46"/>
      <text:p text:style-name="P19"><text:span text:style-name="T14">作業日：11</text:span><text:span text:style-name="T15">/1 f</text:span></text:p>
      <table:table table:name="表22" table:style-name="表22">
        <table:table-column table:style-name="表22.A"/>
        <table:table-column table:style-name="表22.B"/>
        <table:table-column table:style-name="表22.C"/>
        <table:table-row>
          <table:table-cell table:style-name="表22.A1" office:value-type="float" office:value="1">
            <text:p text:style-name="P38">1</text:p>
          </table:table-cell>
          <table:table-cell table:style-name="表22.B1" office:value-type="string">
            <text:p text:style-name="P38">現場</text:p>
          </table:table-cell>
          <table:table-cell table:style-name="表22.C1" office:value-type="string">
            <text:p text:style-name="P39">豊島区巣鴨２丁目計画</text:p>
          </table:table-cell>
        </table:table-row>
        <table:table-row>
          <table:table-cell table:style-name="表22.A2" office:value-type="float" office:value="2">
            <text:p text:style-name="P38">2</text:p>
          </table:table-cell>
          <table:table-cell table:style-name="表22.B2" office:value-type="string">
            <text:p text:style-name="P38">天気</text:p>
          </table:table-cell>
          <table:table-cell table:style-name="表22.C2" office:value-type="string">
            <text:p text:style-name="P39">晴れ</text:p>
          </table:table-cell>
        </table:table-row>
        <table:table-row>
          <table:table-cell table:style-name="表22.A2" office:value-type="float" office:value="3">
            <text:p text:style-name="P38">3</text:p>
          </table:table-cell>
          <table:table-cell table:style-name="表22.B2" office:value-type="string">
            <text:p text:style-name="P38">最寄り</text:p>
          </table:table-cell>
          <table:table-cell table:style-name="表22.C2" office:value-type="string">
            <text:p text:style-name="P39">巣鴨駅</text:p>
          </table:table-cell>
        </table:table-row>
        <table:table-row>
          <table:table-cell table:style-name="表22.A2" office:value-type="float" office:value="4">
            <text:p text:style-name="P38">4</text:p>
          </table:table-cell>
          <table:table-cell table:style-name="表22.B2" office:value-type="string">
            <text:p text:style-name="P38">他職：ポンプ</text:p>
          </table:table-cell>
          <table:table-cell table:style-name="表22.C2" office:value-type="string">
            <text:list xml:id="list1722777609232505347" text:style-name="L140">
              <text:list-item>
                <text:p text:style-name="P123">２人。ともに、日本人。</text:p>
              </text:list-item>
              <text:list-item>
                <text:p text:style-name="P123">一人は、６０前後か、１６５ぐらい、色黒。ヒゲ、口の周り、白色。</text:p>
              </text:list-item>
              <text:list-item>
                <text:p text:style-name="P123">もう一人は、３０半ばぐらいか。太め。１７０弱か。目が小さい。白いシャツ。作業中、ところどころ、ヒゲの人に指示を求めている。</text:p>
              </text:list-item>
            </text:list>
          </table:table-cell>
        </table:table-row>
        <table:table-row>
          <table:table-cell table:style-name="表22.A2" office:value-type="float" office:value="5">
            <text:p text:style-name="P38">5</text:p>
          </table:table-cell>
          <table:table-cell table:style-name="表22.B2" office:value-type="string">
            <text:p text:style-name="P38">他職：土工さん</text:p>
          </table:table-cell>
          <table:table-cell table:style-name="表22.C2" office:value-type="string">
            <text:list xml:id="list7875102662339001473" text:style-name="L141">
              <text:list-item>
                <text:p text:style-name="P124">バイブ。一人は、年配の人。白髪。１７０少し。「ジャパニーズイングリッシュかー」と、口にしていた。</text:p>
              </text:list-item>
              <text:list-item>
                <text:p text:style-name="P124">もう一人は、１６５ぐらい。小太り。青いウインブレ。メガネあり。</text:p>
                <text:list>
                  <text:list-item>
                    <text:p text:style-name="P124">頭、頭頂が剥げている。顔が大きい。本人が自ら言っている。</text:p>
                  </text:list-item>
                  <text:list-item>
                    <text:p text:style-name="P124">よく話しをしている。よく笑う。愚痴ネタがほとんどという印象。笑いにしている。</text:p>
                  </text:list-item>
                </text:list>
              </text:list-item>
            </text:list>
          </table:table-cell>
        </table:table-row>
        <table:table-row>
          <table:table-cell table:style-name="表22.A2" office:value-type="float" office:value="6">
            <text:p text:style-name="P38">6</text:p>
          </table:table-cell>
          <table:table-cell table:style-name="表22.B2" office:value-type="string">
            <text:p text:style-name="P38">他職：電気屋さんの相番の人</text:p>
          </table:table-cell>
          <table:table-cell table:style-name="表22.C2" office:value-type="string">
            <text:list xml:id="list2119614876448093777" text:style-name="L142">
              <text:list-item>
                <text:p text:style-name="P125">ヒゲ、あごにあり。４０ぐらいか。顔の輪郭、四角い。</text:p>
              </text:list-item>
              <text:list-item>
                <text:p text:style-name="P125">結束線、しばしば付けている。</text:p>
              </text:list-item>
              <text:list-item>
                <text:p text:style-name="P125">吹き出しの箇所、自らバイブを持って、手すりの型枠に登る。</text:p>
              </text:list-item>
              <text:list-item>
                <text:p text:style-name="P125">終盤、追加待ちが決まると、設備屋さん、先にいいよ、と言ってくれる。</text:p>
              </text:list-item>
            </text:list>
          </table:table-cell>
        </table:table-row>
        <table:table-row>
          <table:table-cell table:style-name="表22.B2" office:value-type="string">
            <text:p text:style-name="P38">6--2</text:p>
          </table:table-cell>
          <table:table-cell table:style-name="表22.B2" office:value-type="string">
            <text:p text:style-name="P38">他職：<text:span text:style-name="T5">警備</text:span></text:p>
          </table:table-cell>
          <table:table-cell table:style-name="表22.C2" office:value-type="string">
            <text:list xml:id="list5080128818221445776" text:style-name="L143">
              <text:list-item>
                <text:p text:style-name="P126">一人。６０半ばか。白髪。小太り。</text:p>
              </text:list-item>
            </text:list>
          </table:table-cell>
        </table:table-row>
        <table:table-row>
          <table:table-cell table:style-name="表22.B2" office:value-type="string">
            <text:p text:style-name="P38"/>
          </table:table-cell>
          <table:table-cell table:style-name="表22.B2" office:value-type="string">
            <text:p text:style-name="P38">他職：<text:span text:style-name="T5">土間屋さん</text:span></text:p>
          </table:table-cell>
          <table:table-cell table:style-name="表22.C2" office:value-type="string">
            <text:list xml:id="list9021900667635270961" text:style-name="L144">
              <text:list-item>
                <text:p text:style-name="P127">３人。職長の人は、４０ぐらいか。他の２人は、３０前後。</text:p>
              </text:list-item>
            </text:list>
          </table:table-cell>
        </table:table-row>
        <table:table-row>
          <table:table-cell table:style-name="表22.B2" office:value-type="string">
            <text:p text:style-name="P38"/>
          </table:table-cell>
          <table:table-cell table:style-name="表22.B2" office:value-type="string">
            <text:p text:style-name="P38">他職：<text:span text:style-name="T5">大工さん</text:span></text:p>
          </table:table-cell>
          <table:table-cell table:style-name="表22.C2" office:value-type="string">
            <text:list xml:id="list8027386511941257666" text:style-name="L145">
              <text:list-item>
                <text:p text:style-name="P128">１人。若く見える。目は一重。狐のような、尖った印象。肌は、浅黒いほう。慣れた感じ。いやなことを無理にやっている、そんな境遇の人が醸す、いらだちを感じ取る。</text:p>
              </text:list-item>
            </text:list>
          </table:table-cell>
        </table:table-row>
        <text:soft-page-break/>
        <table:table-row>
          <table:table-cell table:style-name="表22.A2" office:value-type="float" office:value="7">
            <text:p text:style-name="P38">7</text:p>
          </table:table-cell>
          <table:table-cell table:style-name="表22.B2" office:value-type="string">
            <text:p text:style-name="P38">監督さん</text:p>
          </table:table-cell>
          <table:table-cell table:style-name="表22.C2" office:value-type="string">
            <text:list xml:id="list1059668112395052180" text:style-name="L146">
              <text:list-item>
                <text:p text:style-name="P129">２人。一人は、４０ぐらいか。もう一人は、２０後半か。若い。</text:p>
              </text:list-item>
              <text:list-item>
                <text:p text:style-name="P129">４０ぐらいの所長さん。自らバイブを取っている。</text:p>
              </text:list-item>
              <text:list-item>
                <text:p text:style-name="P129">若い人へ、「○○しろ」、「おい！××！」など、荒い声を出す。</text:p>
              </text:list-item>
              <text:list-item>
                <text:p text:style-name="P129">終盤、追加が出る。「お前が数字を計算しておかないから、１５分の待ちが出るんだぞ！」</text:p>
              </text:list-item>
            </text:list>
          </table:table-cell>
        </table:table-row>
        <table:table-row>
          <table:table-cell table:style-name="表22.A2" office:value-type="float" office:value="8">
            <text:p text:style-name="P38">8</text:p>
          </table:table-cell>
          <table:table-cell table:style-name="表22.B2" office:value-type="string">
            <text:p text:style-name="P38">発注者の方</text:p>
          </table:table-cell>
          <table:table-cell table:style-name="表22.C2" office:value-type="string">
            <text:list xml:id="list4700724975960144834" text:style-name="L147">
              <text:list-item>
                <text:p text:style-name="P130">現場へ来ている。前に、どこかで会ったことがある。３０ぐらいか。１７５か、もう少し。朝礼時、こちらを探すでもなく、一人で受け持ち場所へ行ってしまう。スラブへ上がるとき、見かけたので挨拶する（という流れだったと記憶している）</text:p>
              </text:list-item>
            </text:list>
          </table:table-cell>
        </table:table-row>
        <table:table-row>
          <table:table-cell table:style-name="表22.A2" office:value-type="float" office:value="9">
            <text:p text:style-name="P38">9</text:p>
          </table:table-cell>
          <table:table-cell table:style-name="表22.B2" office:value-type="string">
            <text:p text:style-name="P38">現場見取り図</text:p>
          </table:table-cell>
          <table:table-cell table:style-name="表22.C2" office:value-type="string">
            <text:p text:style-name="P38"/>
          </table:table-cell>
        </table:table-row>
        <table:table-row>
          <table:table-cell table:style-name="表22.A2" office:value-type="float" office:value="10">
            <text:p text:style-name="P38">10</text:p>
          </table:table-cell>
          <table:table-cell table:style-name="表22.B2" office:value-type="string">
            <text:p text:style-name="P39">段取り</text:p>
          </table:table-cell>
          <table:table-cell table:style-name="表22.C2" office:value-type="string">
            <text:list xml:id="list9201379791166607844" text:style-name="L148">
              <text:list-item>
                <text:p text:style-name="P131">階段から、開始。</text:p>
              </text:list-item>
              <text:list-item>
                <text:p text:style-name="P131">１本目の柱の後、ポンプ屋さんは、ポンプをスラブへ入れている足場から、離れる方向にある柱へ、向かおうとする。監督が、いや、こっちだ、と、ポンプを入れている面に沿った柱を指定する。</text:p>
              </text:list-item>
              <text:list-item>
                <text:p text:style-name="P131">こちらの柱へホースを回すには、ポンプ管を、一旦切ること必要。それは、手間。まだ１本柱を入れただけなのに、早々に切るのは、ひどい手間に感じる。</text:p>
              </text:list-item>
            </text:list>
          </table:table-cell>
        </table:table-row>
        <table:table-row>
          <table:table-cell table:style-name="表22.A2">
            <text:p text:style-name="P38"/>
          </table:table-cell>
          <table:table-cell table:style-name="表22.B2" office:value-type="string">
            <text:p text:style-name="P39">行き帰りでの出来事、見聞</text:p>
          </table:table-cell>
          <table:table-cell table:style-name="表22.C2" office:value-type="string">
            <text:list xml:id="list8842719544235117617" text:style-name="L149">
              <text:list-item>
                <text:p text:style-name="P132">帰り、３時前に終了。なので、とげ抜き地蔵に立ち寄る。</text:p>
              </text:list-item>
              <text:list-item>
                <text:p text:style-name="P132">「幸せだんご」を、２本買う。駅近くの、都営バスの施設の敷地に入り、食す。</text:p>
              </text:list-item>
              <text:list-item>
                <text:p text:style-name="P132">徳川慶喜の、巣鴨邸宅の跡が、駅の反対側のすぐに、ある。地図を見ていると、気がついた。立ち寄る。</text:p>
                <text:list>
                  <text:list-item>
                    <text:p text:style-name="P132">ビルがあるだけ。標札もない。</text:p>
                  </text:list-item>
                </text:list>
              </text:list-item>
            </text:list>
          </table:table-cell>
        </table:table-row>
        <table:table-row>
          <table:table-cell table:style-name="表22.A2">
            <text:p text:style-name="P38"/>
          </table:table-cell>
          <table:table-cell table:style-name="表22.B2" office:value-type="string">
            <text:p text:style-name="P39">周囲の事物</text:p>
          </table:table-cell>
          <table:table-cell table:style-name="表22.C2" office:value-type="string">
            <text:list xml:id="list3003499154886089856" text:style-name="L150">
              <text:list-item>
                <text:p text:style-name="P133">南側向かいに、創価学会の建物。大きい。帰りに立ち寄る。「戸田記念講堂」、とある。</text:p>
              </text:list-item>
            </text:list>
          </table:table-cell>
        </table:table-row>
        <table:table-row>
          <table:table-cell table:style-name="表22.A2" office:value-type="float" office:value="11">
            <text:p text:style-name="P38">11</text:p>
          </table:table-cell>
          <table:table-cell table:style-name="表22.B2" office:value-type="string">
            <text:p text:style-name="P39">その他</text:p>
          </table:table-cell>
          <table:table-cell table:style-name="表22.C2" office:value-type="string">
            <text:list xml:id="list4491327423037891200" text:style-name="L151">
              <text:list-item>
                <text:p text:style-name="P134"/>
              </text:list-item>
            </text:list>
          </table:table-cell>
        </table:table-row>
      </table:table>
      <text:p text:style-name="P46"/>
      <text:p text:style-name="P20">[/ XXXX]</text:p>
      <text:p text:style-name="P46"/>
      <text:p text:style-name="P18">---------------------------------------------------------------</text:p>
      <text:p text:style-name="P20">[20191106_150358]</text:p>
      <text:p text:style-name="P46"/>
      <text:p text:style-name="P19"><text:span text:style-name="T14">作業日：11</text:span><text:span text:style-name="T15">/4 tu</text:span></text:p>
      <table:table table:name="表23" table:style-name="表23">
        <table:table-column table:style-name="表23.A"/>
        <table:table-column table:style-name="表23.B"/>
        <table:table-column table:style-name="表23.C"/>
        <table:table-row>
          <table:table-cell table:style-name="表23.A1" office:value-type="float" office:value="1">
            <text:p text:style-name="P38">1</text:p>
          </table:table-cell>
          <table:table-cell table:style-name="表23.B1" office:value-type="string">
            <text:p text:style-name="P38">現場</text:p>
          </table:table-cell>
          <table:table-cell table:style-name="表23.C1" office:value-type="string">
            <text:p text:style-name="P39">県営万騎が原公営住宅第一工区</text:p>
          </table:table-cell>
        </table:table-row>
        <table:table-row>
          <table:table-cell table:style-name="表23.A2" office:value-type="float" office:value="2">
            <text:p text:style-name="P38">2</text:p>
          </table:table-cell>
          <table:table-cell table:style-name="表23.B2" office:value-type="string">
            <text:p text:style-name="P38">天気</text:p>
          </table:table-cell>
          <table:table-cell table:style-name="表23.C2" office:value-type="string">
            <text:p text:style-name="P39">晴れ</text:p>
          </table:table-cell>
        </table:table-row>
        <table:table-row>
          <table:table-cell table:style-name="表23.A2" office:value-type="float" office:value="3">
            <text:p text:style-name="P38">3</text:p>
          </table:table-cell>
          <table:table-cell table:style-name="表23.B2" office:value-type="string">
            <text:p text:style-name="P38">最寄り</text:p>
          </table:table-cell>
          <table:table-cell table:style-name="表23.C2" office:value-type="string">
            <text:p text:style-name="P39">二俣川駅</text:p>
          </table:table-cell>
        </table:table-row>
        <table:table-row>
          <table:table-cell table:style-name="表23.A2" office:value-type="float" office:value="4">
            <text:p text:style-name="P38">4</text:p>
          </table:table-cell>
          <table:table-cell table:style-name="表23.B2" office:value-type="string">
            <text:p text:style-name="P38">他職：<text:soft-page-break/>ポンプ</text:p>
          </table:table-cell>
          <table:table-cell table:style-name="表23.C2" office:value-type="string">
            <text:list xml:id="list5059620634046960254" text:style-name="L152">
              <text:list-item>
                <text:p text:style-name="P135">２人。どちらも日本人。一人は６０前後、もう一人は、４０半ばか。</text:p>
              </text:list-item>
              <text:list-item>
                <text:p text:style-name="P135"><text:soft-page-break/>４０代の人は、ヒゲ、口の周り。目はギョロッとしている。時折、指示を６０代の人に仰いでいる。</text:p>
              </text:list-item>
              <text:list-item>
                <text:p text:style-name="P135">６０代の人。小柄。１６０ぐらいか。始めの頃、バイブのコードをポンプの管の下から出すとき、何も言わずに、ポンプのアームを上げてくれた。</text:p>
              </text:list-item>
            </text:list>
          </table:table-cell>
        </table:table-row>
        <table:table-row>
          <table:table-cell table:style-name="表23.A2" office:value-type="float" office:value="5">
            <text:p text:style-name="P38">5</text:p>
          </table:table-cell>
          <table:table-cell table:style-name="表23.B2" office:value-type="string">
            <text:p text:style-name="P38">他職：土工さん</text:p>
          </table:table-cell>
          <table:table-cell table:style-name="表23.C2" office:value-type="string">
            <text:list xml:id="list4098322157977821118" text:style-name="L153">
              <text:list-item>
                <text:p text:style-name="P136">５人。バイブ２り。一人は親方。この人が、言葉がひどい。他の人員の人たちに、怒鳴る。名前ではなく、「おい！」と言って呼ぶ。</text:p>
              </text:list-item>
              <text:list-item>
                <text:p text:style-name="P136">５名中、日本人は３名。２人がベトナム人。うち、１人はバイブ。</text:p>
              </text:list-item>
              <text:list-item>
                <text:p text:style-name="P136">このバイブの人は、１７３ｃｍぐらい。肌は、浅黒。痩せている。目がくりっとしている。日本語は、そんなにしゃべらない。</text:p>
                <text:list>
                  <text:list-item>
                    <text:p text:style-name="P136">終盤、バイブは１本、使っていない。そのバイブを目で見遣って、「まきとる」、と、私に告げる。使わないので、巻き取ってくれ、との意味だと判断する。コンクリの打ち出しが、その瞬間は止んでいたが、スラブを打っている最中で、入れ替えの時で、いつ何時また打ち出すか知れない、という状況だったので、その旨のことを彼に返答する。</text:p>
                  </text:list-item>
                  <text:list-item>
                    <text:p text:style-name="P136">この人は、すると、自ら、大まかにまとめてあるそのバイブ一式を持って、足場へ向かう。</text:p>
                  </text:list-item>
                </text:list>
              </text:list-item>
            </text:list>
          </table:table-cell>
        </table:table-row>
        <table:table-row>
          <table:table-cell table:style-name="表23.A2" office:value-type="float" office:value="6">
            <text:p text:style-name="P38">6</text:p>
          </table:table-cell>
          <table:table-cell table:style-name="表23.B2" office:value-type="string">
            <text:p text:style-name="P38">他職：電気屋さんの相番の人</text:p>
          </table:table-cell>
          <table:table-cell table:style-name="表23.C2" office:value-type="string">
            <text:list xml:id="list625678059070927127" text:style-name="L154">
              <text:list-item>
                <text:p text:style-name="P137">１人。年配の人。５０半ばか。白髪は見えない。１６５ぐらい。紺色のチョッキを着ていたか。穏やかな人あたり。</text:p>
              </text:list-item>
            </text:list>
          </table:table-cell>
        </table:table-row>
        <table:table-row>
          <table:table-cell table:style-name="表23.B2" office:value-type="string">
            <text:p text:style-name="P38">6--2</text:p>
          </table:table-cell>
          <table:table-cell table:style-name="表23.B2" office:value-type="string">
            <text:p text:style-name="P38">他職：<text:span text:style-name="T5">警備</text:span></text:p>
          </table:table-cell>
          <table:table-cell table:style-name="表23.C2" office:value-type="string">
            <text:list xml:id="list4007543122251123643" text:style-name="L155">
              <text:list-item>
                <text:p text:style-name="P138"/>
              </text:list-item>
            </text:list>
          </table:table-cell>
        </table:table-row>
        <table:table-row>
          <table:table-cell table:style-name="表23.B2" office:value-type="string">
            <text:p text:style-name="P38"/>
          </table:table-cell>
          <table:table-cell table:style-name="表23.B2" office:value-type="string">
            <text:p text:style-name="P38">他職：<text:span text:style-name="T5">土間屋さん</text:span></text:p>
          </table:table-cell>
          <table:table-cell table:style-name="表23.C2" office:value-type="string">
            <text:list xml:id="list3955351382805114308" text:style-name="L156">
              <text:list-item>
                <text:p text:style-name="P139">ベトナムの人、何人か。</text:p>
              </text:list-item>
              <text:list-item>
                <text:p text:style-name="P139">日本人の一人。ベトナム人の一人が、幅広のカッパギのような道具で、コンクリの表面を均している。そこへ、後ろから近づいて、両脇の下を、両手の指を立てて、ツンと突っつく。こいつはゲイか？と訝った。</text:p>
                <text:list>
                  <text:list-item>
                    <text:p text:style-name="P139">ゲイならゲイで、相手を選んで、さらには、相手の気持ちに沿うやりかたで、なおかつ自分も満足する程度で、身体に触ったらいいじゃないか？</text:p>
                  </text:list-item>
                </text:list>
              </text:list-item>
            </text:list>
          </table:table-cell>
        </table:table-row>
        <table:table-row>
          <table:table-cell table:style-name="表23.B2" office:value-type="string">
            <text:p text:style-name="P38"/>
          </table:table-cell>
          <table:table-cell table:style-name="表23.B2" office:value-type="string">
            <text:p text:style-name="P38">他職：<text:span text:style-name="T5">大工さん</text:span></text:p>
          </table:table-cell>
          <table:table-cell table:style-name="表23.C2" office:value-type="string">
            <text:list xml:id="list1893036018548701079" text:style-name="L157">
              <text:list-item>
                <text:p text:style-name="P140"/>
              </text:list-item>
            </text:list>
          </table:table-cell>
        </table:table-row>
        <table:table-row>
          <table:table-cell table:style-name="表23.A2" office:value-type="float" office:value="7">
            <text:p text:style-name="P38">7</text:p>
          </table:table-cell>
          <table:table-cell table:style-name="表23.B2" office:value-type="string">
            <text:p text:style-name="P38">監督さん</text:p>
          </table:table-cell>
          <table:table-cell table:style-name="表23.C2" office:value-type="string">
            <text:list xml:id="list1174508831136899844" text:style-name="L158">
              <text:list-item>
                <text:p text:style-name="P141">若い人、１人。男性。朝礼の時には、その場に見かけなかった。</text:p>
                <text:list>
                  <text:list-item>
                    <text:p text:style-name="P141">ヒゲ有り。口上、アゴ。口の左右に、若干。</text:p>
                  </text:list-item>
                  <text:list-item>
                    <text:p text:style-name="P141">終わりに近い頃、配送の人との、電話でのやり取りを立ち聞く。「うん、そう」「○○しといて」、と、ぞんざいな口調。</text:p>
                  </text:list-item>
                </text:list>
              </text:list-item>
            </text:list>
          </table:table-cell>
        </table:table-row>
        <table:table-row>
          <table:table-cell table:style-name="表23.A2" office:value-type="float" office:value="8">
            <text:p text:style-name="P38">8</text:p>
          </table:table-cell>
          <table:table-cell table:style-name="表23.B2" office:value-type="string">
            <text:p text:style-name="P38">発注者の方</text:p>
          </table:table-cell>
          <table:table-cell table:style-name="表23.C2" office:value-type="string">
            <text:list xml:id="list7854931177796449062" text:style-name="L159">
              <text:list-item>
                <text:p text:style-name="P142">金子工業所。２人。一人は、３０前半か。髪は、短い。１７５ぐらい。ヒゲあり。口の周りだったか。目は小さい。話しの中で、話しを締めくくるところで、「エヘヘヘ」と、笑いを入れながら、終える。</text:p>
                <text:list>
                  <text:list-item>
                    <text:p text:style-name="P142">コン打ちのときの現場に入るのは、初めて、と言っていた。朝、詰所で、電気屋さんとの会話のとき。</text:p>
                  </text:list-item>
                </text:list>
              </text:list-item>
              <text:list-item>
                <text:p text:style-name="P142">もう一人は、でっぷりと太っている。４０後半か。ヒゲの人とは違い、落ち<text:soft-page-break/>着きを見せている。サインは、この人にもらう。</text:p>
                <text:list>
                  <text:list-item>
                    <text:p text:style-name="P142">昼休憩は、１時半過ぎ。１時３５分か、より正確には。その際に、詰所に来る。いつごろ終わりそうか、聞いてくる。「２時ぐらい？」と尋ねてくる</text:p>
                  </text:list-item>
                </text:list>
              </text:list-item>
            </text:list>
          </table:table-cell>
        </table:table-row>
        <table:table-row>
          <table:table-cell table:style-name="表23.A2">
            <text:p text:style-name="P38"/>
          </table:table-cell>
          <table:table-cell table:style-name="表23.B2" office:value-type="string">
            <text:p text:style-name="P39">東和からの同僚</text:p>
          </table:table-cell>
          <table:table-cell table:style-name="表23.C2" office:value-type="string">
            <text:list xml:id="list5247366565755204583" text:style-name="L160">
              <text:list-item>
                <text:p text:style-name="P143">斎藤健二さん。メガネあり。眉間に皺を寄せている。やせ型。喫煙する。</text:p>
                <text:list>
                  <text:list-item>
                    <text:p text:style-name="P143">東和には、長くいるとのこと。横浜営業所に所属。新田さんの前の人のときからいる。</text:p>
                  </text:list-item>
                  <text:list-item>
                    <text:p text:style-name="P143">東和では、作業員は使い捨て。給料は上げない。支店を出したり閉めたり、頻繁に行う。税金対策。他に、東和よりも多く給料を出すところがある。</text:p>
                  </text:list-item>
                </text:list>
              </text:list-item>
              <text:list-item>
                <text:p text:style-name="P143">ポンプは、２台打ち。現場の１面を、２手に別れる。どちらに行くか、選んでくれ、という。私は、エレベーターのある方を選ぶ。こちらが、早く終わった。１スパン分ぐらい、早く。</text:p>
              </text:list-item>
            </text:list>
          </table:table-cell>
        </table:table-row>
        <table:table-row>
          <table:table-cell table:style-name="表23.A2" office:value-type="float" office:value="9">
            <text:p text:style-name="P38">9</text:p>
          </table:table-cell>
          <table:table-cell table:style-name="表23.B2" office:value-type="string">
            <text:p text:style-name="P38">現場見取り図</text:p>
          </table:table-cell>
          <table:table-cell table:style-name="表23.C2" office:value-type="string">
            <text:p text:style-name="P38"/>
          </table:table-cell>
        </table:table-row>
        <table:table-row>
          <table:table-cell table:style-name="表23.A2" office:value-type="float" office:value="10">
            <text:p text:style-name="P38">10</text:p>
          </table:table-cell>
          <table:table-cell table:style-name="表23.B2" office:value-type="string">
            <text:p text:style-name="P39">段取り</text:p>
          </table:table-cell>
          <table:table-cell table:style-name="表23.C2" office:value-type="string">
            <text:list xml:id="list3187641180152183882" text:style-name="L161">
              <text:list-item>
                <text:p text:style-name="P144">階段、まず。</text:p>
              </text:list-item>
              <text:list-item>
                <text:p text:style-name="P144">第２面の、２本の柱のうち、１本まで、下打ち。続いて、第１面の、スラブ上げ。</text:p>
              </text:list-item>
              <text:list-item>
                <text:p text:style-name="P144">エレベータ周り、１回目</text:p>
              </text:list-item>
              <text:list-item>
                <text:p text:style-name="P144">第２面、梁。それから、昼休憩だったか。</text:p>
              </text:list-item>
              <text:list-item>
                <text:p text:style-name="P144">第２面、スラブ上げ。第３面、下打ち。そして、エレベータを決め打ちしたか。</text:p>
              </text:list-item>
              <text:list-item>
                <text:p text:style-name="P144">第３面、スラブ上げ。続いて、廊下を決め打ち。</text:p>
              </text:list-item>
              <text:list-item>
                <text:p text:style-name="P144">以上の流れの中で、都度都度、手すりを打つ。たしか、２回で決め打ち。１回で決めた<text:ruby text:style-name="Ru1"><text:ruby-base>本</text:ruby-base><text:ruby-text>ほん</text:ruby-text></text:ruby>も、あったか。</text:p>
              </text:list-item>
              <text:list-item>
                <text:p text:style-name="P144">第４面、柱、梁。</text:p>
              </text:list-item>
            </text:list>
          </table:table-cell>
        </table:table-row>
        <table:table-row>
          <table:table-cell table:style-name="表23.A2">
            <text:p text:style-name="P38"/>
          </table:table-cell>
          <table:table-cell table:style-name="表23.B2" office:value-type="string">
            <text:p text:style-name="P39">行き帰りでの出来事、見聞</text:p>
          </table:table-cell>
          <table:table-cell table:style-name="表23.C2" office:value-type="string">
            <text:list xml:id="list2112526685875467857" text:style-name="L162">
              <text:list-item>
                <text:p text:style-name="P145">相鉄線。路線カラー、と呼ぶのだろうか、掲示板などで、共通の色は、濃い青。</text:p>
                <text:list>
                  <text:list-item>
                    <text:p text:style-name="P145">ホームの椅子。幅が広い。でかい、と思った、パッと見たとき。</text:p>
                  </text:list-item>
                </text:list>
              </text:list-item>
              <text:list-item>
                <text:p text:style-name="P145">“Rosen”というのが、相鉄の小売店のブランド名か。</text:p>
              </text:list-item>
            </text:list>
          </table:table-cell>
        </table:table-row>
        <table:table-row>
          <table:table-cell table:style-name="表23.A2">
            <text:p text:style-name="P38"/>
          </table:table-cell>
          <table:table-cell table:style-name="表23.B2" office:value-type="string">
            <text:p text:style-name="P39">周囲の事物</text:p>
          </table:table-cell>
          <table:table-cell table:style-name="表23.C2" office:value-type="string">
            <text:list xml:id="list6500425797312292254" text:style-name="L163">
              <text:list-item>
                <text:p text:style-name="P146">現場の近く。現場を出て、初めの交差点。その角に、子供用の教室。「知能育成」と、看板に示されている。</text:p>
              </text:list-item>
              <text:list-item>
                <text:p text:style-name="P146">現場の、隣り。南側か。県営の住宅、２棟。</text:p>
              </text:list-item>
              <text:list-item>
                <text:p text:style-name="P146">路地の向かい側、店舗１つ。「病院」という文字が、看板に載っている。医院ではない。修理か。</text:p>
              </text:list-item>
            </text:list>
          </table:table-cell>
        </table:table-row>
        <table:table-row>
          <table:table-cell table:style-name="表23.A2" office:value-type="float" office:value="11">
            <text:p text:style-name="P38">11</text:p>
          </table:table-cell>
          <table:table-cell table:style-name="表23.B2" office:value-type="string">
            <text:p text:style-name="P39">その他</text:p>
          </table:table-cell>
          <table:table-cell table:style-name="表23.C2" office:value-type="string">
            <text:list xml:id="list4424165667285690886" text:style-name="L164">
              <text:list-item>
                <text:p text:style-name="P147">現場のトイレ。男性用、２台。１台の、内壁。掲示物。「現場のちょっといい話」</text:p>
              </text:list-item>
            </text:list>
          </table:table-cell>
        </table:table-row>
      </table:table>
      <text:p text:style-name="P46"/>
      <text:p text:style-name="P20">[/ 20191106_154555]</text:p>
      <text:p text:style-name="P46"/>
      <text:p text:style-name="P23"/>
      <text:p text:style-name="P18"><text:soft-page-break/>---------------------------------------------------------------</text:p>
      <text:p text:style-name="P20">[20191117_135319]</text:p>
      <text:p text:style-name="P46"/>
      <text:p text:style-name="P19"><text:span text:style-name="T14">作業日：11</text:span><text:span text:style-name="T15">/15 f</text:span></text:p>
      <table:table table:name="表24" table:style-name="表24">
        <table:table-column table:style-name="表24.A"/>
        <table:table-column table:style-name="表24.B"/>
        <table:table-column table:style-name="表24.C"/>
        <table:table-row>
          <table:table-cell table:style-name="表24.A1" office:value-type="float" office:value="1">
            <text:p text:style-name="P38">1</text:p>
          </table:table-cell>
          <table:table-cell table:style-name="表24.B1" office:value-type="string">
            <text:p text:style-name="P38">現場</text:p>
          </table:table-cell>
          <table:table-cell table:style-name="表24.C1" office:value-type="string">
            <text:p text:style-name="P39">石田亀代様共同住宅</text:p>
          </table:table-cell>
        </table:table-row>
        <table:table-row>
          <table:table-cell table:style-name="表24.A2" office:value-type="float" office:value="2">
            <text:p text:style-name="P38">2</text:p>
          </table:table-cell>
          <table:table-cell table:style-name="表24.B2" office:value-type="string">
            <text:p text:style-name="P38">天気</text:p>
          </table:table-cell>
          <table:table-cell table:style-name="表24.C2" office:value-type="string">
            <text:p text:style-name="P39">晴れ</text:p>
          </table:table-cell>
        </table:table-row>
        <table:table-row>
          <table:table-cell table:style-name="表24.A2" office:value-type="float" office:value="3">
            <text:p text:style-name="P38">3</text:p>
          </table:table-cell>
          <table:table-cell table:style-name="表24.B2" office:value-type="string">
            <text:p text:style-name="P38">最寄り</text:p>
          </table:table-cell>
          <table:table-cell table:style-name="表24.C2" office:value-type="string">
            <text:p text:style-name="P39">上町駅（世田谷線）</text:p>
          </table:table-cell>
        </table:table-row>
        <table:table-row>
          <table:table-cell table:style-name="表24.A2" office:value-type="float" office:value="4">
            <text:p text:style-name="P38">4</text:p>
          </table:table-cell>
          <table:table-cell table:style-name="表24.B2" office:value-type="string">
            <text:p text:style-name="P38">他職：ポンプ</text:p>
          </table:table-cell>
          <table:table-cell table:style-name="表24.C2" office:value-type="string">
            <text:list xml:id="list4215822280205537135" text:style-name="L165">
              <text:list-item>
                <text:p text:style-name="P148">２名。日本人。</text:p>
              </text:list-item>
              <text:list-item>
                <text:p text:style-name="P148">一人は、５５歳とのこと。自分でそう言っていた。（P1）</text:p>
              </text:list-item>
              <text:list-item>
                <text:p text:style-name="P148">もう一人は、５０少しか。手馴れている雰囲気。（P２）</text:p>
              </text:list-item>
              <text:list-item>
                <text:p text:style-name="P148">P1の人によると、この現場は、スポットで入っている。普段は、大東建託の横浜支店の仕事をしている。世田谷支店の工事課の課長さんと、２０年来の知り合い。その人に頼まれて、今日は来た。</text:p>
              </text:list-item>
            </text:list>
          </table:table-cell>
        </table:table-row>
        <table:table-row>
          <table:table-cell table:style-name="表24.A2" office:value-type="float" office:value="5">
            <text:p text:style-name="P38">5</text:p>
          </table:table-cell>
          <table:table-cell table:style-name="表24.B2" office:value-type="string">
            <text:p text:style-name="P38">他職：土工さん</text:p>
          </table:table-cell>
          <table:table-cell table:style-name="表24.C2" office:value-type="string">
            <text:list xml:id="list263495290288030455" text:style-name="L166">
              <text:list-item>
                <text:p text:style-name="P149">バイブ、２人。一人は、ミャンマー人。いかつい顔立ち。肌は、浅黒い。１７２ぐらいか。（P3）</text:p>
              </text:list-item>
              <text:list-item>
                <text:p text:style-name="P149">洗いの人。ミャンマー人。（P4）P3の人と、よく談笑している。</text:p>
              </text:list-item>
              <text:list-item>
                <text:p text:style-name="P149">土工さんたち、日本人は、親方と、叩きの一人。の、２人のみか。</text:p>
              </text:list-item>
              <text:list-item>
                <text:p text:style-name="P149">前回のときの人達と、同じ。</text:p>
              </text:list-item>
            </text:list>
          </table:table-cell>
        </table:table-row>
        <table:table-row>
          <table:table-cell table:style-name="表24.A2" office:value-type="float" office:value="6">
            <text:p text:style-name="P38">6</text:p>
          </table:table-cell>
          <table:table-cell table:style-name="表24.B2" office:value-type="string">
            <text:p text:style-name="P38">他職：電気屋さんの相番の人</text:p>
          </table:table-cell>
          <table:table-cell table:style-name="表24.C2" office:value-type="string">
            <text:list xml:id="list6789825578116759032" text:style-name="L167">
              <text:list-item>
                <text:p text:style-name="P150">東和からの人。林さん。詳細は、別の欄で。</text:p>
              </text:list-item>
            </text:list>
          </table:table-cell>
        </table:table-row>
        <table:table-row>
          <table:table-cell table:style-name="表24.B2" office:value-type="string">
            <text:p text:style-name="P38">6--2</text:p>
          </table:table-cell>
          <table:table-cell table:style-name="表24.B2" office:value-type="string">
            <text:p text:style-name="P38">他職：<text:span text:style-name="T5">警備</text:span></text:p>
          </table:table-cell>
          <table:table-cell table:style-name="表24.C2" office:value-type="string">
            <text:list xml:id="list4202743045053056264" text:style-name="L168">
              <text:list-item>
                <text:p text:style-name="P151">２名。</text:p>
              </text:list-item>
              <text:list-item>
                <text:p text:style-name="P151">１人は、助っ人か。帰りがけ、車道上で、交通捌きをしている。１７５ぐらいか。肌は、浅黒い。５０ぐらいか。年配には見えない。</text:p>
              </text:list-item>
            </text:list>
          </table:table-cell>
        </table:table-row>
        <table:table-row>
          <table:table-cell table:style-name="表24.B2" office:value-type="string">
            <text:p text:style-name="P38"/>
          </table:table-cell>
          <table:table-cell table:style-name="表24.B2" office:value-type="string">
            <text:p text:style-name="P38">他職：<text:span text:style-name="T5">土間屋さん</text:span></text:p>
          </table:table-cell>
          <table:table-cell table:style-name="表24.C2" office:value-type="string">
            <text:list xml:id="list4620030615144010758" text:style-name="L169">
              <text:list-item>
                <text:p text:style-name="P152">３人か。「たいら」と、メットにある人。前回もいた。肌が浅黒い。１６０少しか。腹が出ている。</text:p>
              </text:list-item>
            </text:list>
          </table:table-cell>
        </table:table-row>
        <table:table-row>
          <table:table-cell table:style-name="表24.B2" office:value-type="string">
            <text:p text:style-name="P38"/>
          </table:table-cell>
          <table:table-cell table:style-name="表24.B2" office:value-type="string">
            <text:p text:style-name="P38">他職：<text:span text:style-name="T5">大工さん</text:span></text:p>
          </table:table-cell>
          <table:table-cell table:style-name="表24.C2" office:value-type="string">
            <text:list xml:id="list1939185429903820076" text:style-name="L170">
              <text:list-item>
                <text:p text:style-name="P153">相番専従の人は、いなかったか。</text:p>
              </text:list-item>
              <text:list-item>
                <text:p text:style-name="P153">スラブの北半分で、造作を作っている。</text:p>
              </text:list-item>
              <text:list-item>
                <text:p text:style-name="P153">腹がでっぷりと出ている人、目につく。前回もいた。髪は、首ぐらいまで。湾曲した髪。</text:p>
              </text:list-item>
            </text:list>
          </table:table-cell>
        </table:table-row>
        <table:table-row>
          <table:table-cell table:style-name="表24.A2" office:value-type="float" office:value="7">
            <text:p text:style-name="P38">7</text:p>
          </table:table-cell>
          <table:table-cell table:style-name="表24.B2" office:value-type="string">
            <text:p text:style-name="P38">監督さん</text:p>
          </table:table-cell>
          <table:table-cell table:style-name="表24.C2" office:value-type="string">
            <text:list xml:id="list6296340933979526442" text:style-name="L171">
              <text:list-item>
                <text:p text:style-name="P154">「しまだ」さん。</text:p>
              </text:list-item>
              <text:list-item>
                <text:p text:style-name="P154">もう一人、年配の人。メガネあり。所長ではない。「参与」と言っていたか、職人さんたちの会話の中で。</text:p>
              </text:list-item>
              <text:list-item>
                <text:p text:style-name="P154">ポンプのP1の人の知り合いの、大東の人。来場する。ごご、３時ぐらいか。P1の人と、挨拶を交わしている。</text:p>
              </text:list-item>
            </text:list>
          </table:table-cell>
        </table:table-row>
        <table:table-row>
          <table:table-cell table:style-name="表24.A2" office:value-type="float" office:value="8">
            <text:p text:style-name="P38">8</text:p>
          </table:table-cell>
          <table:table-cell table:style-name="表24.B2" office:value-type="string">
            <text:p text:style-name="P38">発注者の方</text:p>
          </table:table-cell>
          <table:table-cell table:style-name="表24.C2" office:value-type="string">
            <text:list xml:id="list1349580199291195050" text:style-name="L172">
              <text:list-item>
                <text:p text:style-name="P155">佐藤工業。古川さん（の、携帯番号）。</text:p>
              </text:list-item>
              <text:list-item>
                <text:p text:style-name="P155">朝の連絡時、スリーブについて情報をもらう。寸法が合っていないもの、<text:soft-page-break/>ある。見てほしい、とのこと。（　=&gt;　「その他」欄に詳細を記載）</text:p>
              </text:list-item>
              <text:list-item>
                <text:p text:style-name="P155">夕方の、終了の連絡。通話中で、呼び出しできず。着信の記録も残らないと思い、営業所に連絡。客先への連絡を依頼する。</text:p>
              </text:list-item>
              <text:list-item>
                <text:p text:style-name="P155">その後、８時頃、古川さんより来信。終了しています、と伝える。</text:p>
              </text:list-item>
              <text:list-item>
                <text:p text:style-name="P155">スリーブの件。報告。ガムテープで、隙間を塞いだ旨。</text:p>
              </text:list-item>
            </text:list>
          </table:table-cell>
        </table:table-row>
        <table:table-row>
          <table:table-cell table:style-name="表24.A2">
            <text:p text:style-name="P38"/>
          </table:table-cell>
          <table:table-cell table:style-name="表24.B2" office:value-type="string">
            <text:p text:style-name="P39">東和からの同僚</text:p>
          </table:table-cell>
          <table:table-cell table:style-name="表24.C2" office:value-type="string">
            <text:list xml:id="list3780085959586719983" text:style-name="L173">
              <text:list-item>
                <text:p text:style-name="P156">林さん</text:p>
                <text:list>
                  <text:list-item>
                    <text:p text:style-name="P156">立川で登録。</text:p>
                  </text:list-item>
                  <text:list-item>
                    <text:p text:style-name="P156">本職は、型枠大工。</text:p>
                  </text:list-item>
                  <text:list-item>
                    <text:p text:style-name="P156">朝の現場到着時　=&gt;　営業所へは、電話しない。とのこと。</text:p>
                  </text:list-item>
                </text:list>
              </text:list-item>
            </text:list>
          </table:table-cell>
        </table:table-row>
        <table:table-row>
          <table:table-cell table:style-name="表24.A2" office:value-type="float" office:value="9">
            <text:p text:style-name="P38">9</text:p>
          </table:table-cell>
          <table:table-cell table:style-name="表24.B2" office:value-type="string">
            <text:p text:style-name="P38">現場見取り図</text:p>
          </table:table-cell>
          <table:table-cell table:style-name="表24.C2" office:value-type="string">
            <text:p text:style-name="P38"/>
          </table:table-cell>
        </table:table-row>
        <table:table-row>
          <table:table-cell table:style-name="表24.A2" office:value-type="float" office:value="10">
            <text:p text:style-name="P38">10</text:p>
          </table:table-cell>
          <table:table-cell table:style-name="表24.B2" office:value-type="string">
            <text:p text:style-name="P39">段取り</text:p>
          </table:table-cell>
          <table:table-cell table:style-name="表24.C2" office:value-type="string">
            <text:list xml:id="list5958080880330305228" text:style-name="L174">
              <text:list-item>
                <text:p text:style-name="P157">東側の壁から、スタート。</text:p>
              </text:list-item>
              <text:list-item>
                <text:p text:style-name="P157">南北に、３面あり。西側の１面が、初めのスラブ上げ。</text:p>
              </text:list-item>
              <text:list-item>
                <text:p text:style-name="P157">最後は、真ん中の面の、北端。</text:p>
              </text:list-item>
            </text:list>
          </table:table-cell>
        </table:table-row>
        <table:table-row>
          <table:table-cell table:style-name="表24.A2">
            <text:p text:style-name="P38"/>
          </table:table-cell>
          <table:table-cell table:style-name="表24.B2" office:value-type="string">
            <text:p text:style-name="P39">行き帰りでの出来事、見聞</text:p>
          </table:table-cell>
          <table:table-cell table:style-name="表24.C2" office:value-type="string">
            <text:list xml:id="list7833153844907403510" text:style-name="L175">
              <text:list-item>
                <text:p text:style-name="P158">三軒茶屋駅。ベータに乗るとき、乳母車を携えた女性。幼稚園か、５－６歳の女の子も連れている。</text:p>
                <text:list>
                  <text:list-item>
                    <text:p text:style-name="P158">その女児が、こちらを見上げる。私は、頷く。</text:p>
                  </text:list-item>
                  <text:list-item>
                    <text:p text:style-name="P158">ベータがホーム階に着く。私が、「着いたぜ」、と呟く。その女児は、開ボタンを押してくれる。</text:p>
                  </text:list-item>
                </text:list>
              </text:list-item>
            </text:list>
          </table:table-cell>
        </table:table-row>
        <table:table-row>
          <table:table-cell table:style-name="表24.A2">
            <text:p text:style-name="P38"/>
          </table:table-cell>
          <table:table-cell table:style-name="表24.B2" office:value-type="string">
            <text:p text:style-name="P39">周囲の事物</text:p>
          </table:table-cell>
          <table:table-cell table:style-name="表24.C2" office:value-type="string">
            <text:list xml:id="list2733130106310540348" text:style-name="L176">
              <text:list-item>
                <text:p text:style-name="P159">現場向かいの住宅。道路に面して、かりんの木。前回よりも、葉は落ちている。かりん自体の大きさ、比較して変化あるかどうか。いま自分に問うてみて、判断は浮かんでこない。</text:p>
              </text:list-item>
            </text:list>
          </table:table-cell>
        </table:table-row>
        <table:table-row>
          <table:table-cell table:style-name="表24.A2" office:value-type="float" office:value="11">
            <text:p text:style-name="P38">11</text:p>
          </table:table-cell>
          <table:table-cell table:style-name="表24.B2" office:value-type="string">
            <text:p text:style-name="P39">その他</text:p>
          </table:table-cell>
          <table:table-cell table:style-name="表24.C2" office:value-type="string">
            <text:list xml:id="list6108775164956027774" text:style-name="L177">
              <text:list-item>
                <text:p text:style-name="P160">ポンプのP1の人。ここの現場が、ひどいと言っている。</text:p>
                <text:list>
                  <text:list-item>
                    <text:p text:style-name="P160">一昨日と言っていたか、この現場へ既に来ている。その時は、ポンプの配管の設置を行う。</text:p>
                  </text:list-item>
                  <text:list-item>
                    <text:p text:style-name="P160">その時点では、９時半スタートと聞いている。しかし、前日か、１０時半スタートと、変更の連絡を受けた。とのこと。</text:p>
                  </text:list-item>
                  <text:list-item>
                    <text:p text:style-name="P160">普段は、横浜支店の仕事。それも、土間屋さん他、よく知った職人さんたちと進めている、とのこと。</text:p>
                  </text:list-item>
                </text:list>
              </text:list-item>
              <text:list-item>
                <text:p text:style-name="P160">ポンプのP1の人と、土工の親方さんとの会話。「あと２０年したら、俺なんか、７５だよ。とても、この仕事はできない。ホースなんか、持てないよ」「セカンド・ライフを考えなくちゃね」</text:p>
              </text:list-item>
              <text:list-item>
                <text:p text:style-name="P160">スリーブ。２００パイ、１８０<text:ruby text:style-name="Ru1"><text:ruby-base>高</text:ruby-base><text:ruby-text>こう</text:ruby-text></text:ruby>。段差枠が、上から圧している。ために、上端の１０－１５mmぐらいが、潰れている。ために、蓋が傾いでいる。ために、蓋とスリーブとの間に、隙間が広がっている。</text:p>
                <text:list>
                  <text:list-item>
                    <text:p text:style-name="P160">そこで、ガムテで、その隙間を塞いだ。</text:p>
                  </text:list-item>
                </text:list>
              </text:list-item>
            </text:list>
          </table:table-cell>
        </table:table-row>
      </table:table>
      <text:p text:style-name="P46"/>
      <text:p text:style-name="P20">[/ 20191117_143123]</text:p>
      <text:p text:style-name="P46"/>
      <text:p text:style-name="P23"/>
      <text:p text:style-name="P18">---------------------------------------------------------------</text:p>
      <text:p text:style-name="P20"><text:soft-page-break/>[XXX]</text:p>
      <text:p text:style-name="P46"/>
      <text:p text:style-name="P19"><text:span text:style-name="T14">作業日：11</text:span><text:span text:style-name="T15">/22 f</text:span></text:p>
      <table:table table:name="表25" table:style-name="表25">
        <table:table-column table:style-name="表25.A"/>
        <table:table-column table:style-name="表25.B"/>
        <table:table-column table:style-name="表25.C"/>
        <table:table-row>
          <table:table-cell table:style-name="表25.A1" office:value-type="float" office:value="1">
            <text:p text:style-name="P38">1</text:p>
          </table:table-cell>
          <table:table-cell table:style-name="表25.B1" office:value-type="string">
            <text:p text:style-name="P38">現場</text:p>
          </table:table-cell>
          <table:table-cell table:style-name="表25.C1" office:value-type="string">
            <text:p text:style-name="P39">渋谷区猿楽町計画ⅡB</text:p>
          </table:table-cell>
        </table:table-row>
        <table:table-row>
          <table:table-cell table:style-name="表25.A2" office:value-type="float" office:value="2">
            <text:p text:style-name="P38">2</text:p>
          </table:table-cell>
          <table:table-cell table:style-name="表25.B2" office:value-type="string">
            <text:p text:style-name="P38">天気</text:p>
          </table:table-cell>
          <table:table-cell table:style-name="表25.C2" office:value-type="string">
            <text:p text:style-name="P39">雨</text:p>
          </table:table-cell>
        </table:table-row>
        <table:table-row>
          <table:table-cell table:style-name="表25.A2" office:value-type="float" office:value="3">
            <text:p text:style-name="P38">3</text:p>
          </table:table-cell>
          <table:table-cell table:style-name="表25.B2" office:value-type="string">
            <text:p text:style-name="P38">最寄り</text:p>
          </table:table-cell>
          <table:table-cell table:style-name="表25.C2" office:value-type="string">
            <text:p text:style-name="P39">代官山駅</text:p>
          </table:table-cell>
        </table:table-row>
        <table:table-row>
          <table:table-cell table:style-name="表25.A2" office:value-type="float" office:value="4">
            <text:p text:style-name="P38">4</text:p>
          </table:table-cell>
          <table:table-cell table:style-name="表25.B2" office:value-type="string">
            <text:p text:style-name="P38">他職：ポンプ</text:p>
          </table:table-cell>
          <table:table-cell table:style-name="表25.C2" office:value-type="string">
            <text:list xml:id="list4406759079439275056" text:style-name="L178">
              <text:list-item>
                <text:p text:style-name="P161">２名。ともに、日本人。</text:p>
              </text:list-item>
              <text:list-item>
                <text:p text:style-name="P161">１人は、小柄。１６５ぐらい。言葉に、訛りがある。ホース捌きが、よく分かっている人のよう。</text:p>
              </text:list-item>
              <text:list-item>
                <text:p text:style-name="P161">もう一人は、４０前後か。１７０ぐらい。いや、１６５ぐらいか。口ひげ、ありだったか。</text:p>
              </text:list-item>
            </text:list>
          </table:table-cell>
        </table:table-row>
        <table:table-row>
          <table:table-cell table:style-name="表25.A2" office:value-type="float" office:value="5">
            <text:p text:style-name="P38">5</text:p>
          </table:table-cell>
          <table:table-cell table:style-name="表25.B2" office:value-type="string">
            <text:p text:style-name="P38">他職：土工さん</text:p>
          </table:table-cell>
          <table:table-cell table:style-name="表25.C2" office:value-type="string">
            <text:list xml:id="list7609514201504140861" text:style-name="L179">
              <text:list-item>
                <text:p text:style-name="P162">「サワイ建設」だったか。</text:p>
              </text:list-item>
              <text:list-item>
                <text:p text:style-name="P162">背の高い人で、年配の人。口ひげ、あり。白髪になっている。１７５ぐらい。洗いを担当。スラブ上に渡してあるH鋼の構造物。そこに載り上がっている土工さんが、一人。それを見て、「登っちゃダメだ、危険だよ」、と言った内容の苦言を口にしている。諌める口調ではなく、ケチをつける、という口調。</text:p>
              </text:list-item>
              <text:list-item>
                <text:p text:style-name="P162">小柄な人、一人。「ふくだ」と、ヘルメットに記載。よく動き回る。H鋼の下の、ゲートよりの場所、一際低くなっているところへ、さっさと入っていく。その場所は、スラブ範囲の外、地面が露出している箇所。</text:p>
              </text:list-item>
            </text:list>
          </table:table-cell>
        </table:table-row>
        <table:table-row>
          <table:table-cell table:style-name="表25.A2" office:value-type="float" office:value="6">
            <text:p text:style-name="P38">6</text:p>
          </table:table-cell>
          <table:table-cell table:style-name="表25.B2" office:value-type="string">
            <text:p text:style-name="P38">他職：電気屋さんの相番の人</text:p>
          </table:table-cell>
          <table:table-cell table:style-name="表25.C2" office:value-type="string">
            <text:list xml:id="list8872205155142918100" text:style-name="L180">
              <text:list-item>
                <text:p text:style-name="P163">５０前後か。私が、電気の人に、交代してもらっているのを見て、不公平だな、と口にする。私にも、話しかけてくる。目が細まって、焦点は、遠くに合わせているか。自分は交代を受けていないことへの不満。心から共感する。</text:p>
              </text:list-item>
              <text:list-item>
                <text:p text:style-name="P163">終わり頃、設備の人が、スラブ上へ来る。その人に、この５０代の人は、残業を付けるように、要望する。設備の人は、「それは...ダメだね」と、応える。</text:p>
              </text:list-item>
            </text:list>
          </table:table-cell>
        </table:table-row>
        <table:table-row>
          <table:table-cell table:style-name="表25.B2" office:value-type="string">
            <text:p text:style-name="P38">6--2</text:p>
          </table:table-cell>
          <table:table-cell table:style-name="表25.B2" office:value-type="string">
            <text:p text:style-name="P38">他職：<text:span text:style-name="T5">警備</text:span></text:p>
          </table:table-cell>
          <table:table-cell table:style-name="表25.C2" office:value-type="string">
            <text:list xml:id="list9194144962891053222" text:style-name="L181">
              <text:list-item>
                <text:p text:style-name="P164"/>
              </text:list-item>
            </text:list>
          </table:table-cell>
        </table:table-row>
        <table:table-row>
          <table:table-cell table:style-name="表25.B2" office:value-type="string">
            <text:p text:style-name="P38"/>
          </table:table-cell>
          <table:table-cell table:style-name="表25.B2" office:value-type="string">
            <text:p text:style-name="P38">他職：<text:span text:style-name="T5">土間屋さん</text:span></text:p>
          </table:table-cell>
          <table:table-cell table:style-name="表25.C2" office:value-type="string">
            <text:list xml:id="list2788175279500069101" text:style-name="L182">
              <text:list-item>
                <text:p text:style-name="P165">ベトナムの人、何人か。「タン」というテープを貼っている人。</text:p>
              </text:list-item>
            </text:list>
          </table:table-cell>
        </table:table-row>
        <table:table-row>
          <table:table-cell table:style-name="表25.B2" office:value-type="string">
            <text:p text:style-name="P38"/>
          </table:table-cell>
          <table:table-cell table:style-name="表25.B2" office:value-type="string">
            <text:p text:style-name="P38">他職：<text:span text:style-name="T5">大工さん</text:span></text:p>
          </table:table-cell>
          <table:table-cell table:style-name="表25.C2" office:value-type="string">
            <text:list xml:id="list348553161422732160" text:style-name="L183">
              <text:list-item>
                <text:p text:style-name="P166">階段の打設。段の下端で、隙間の前に足を置いている。</text:p>
              </text:list-item>
            </text:list>
          </table:table-cell>
        </table:table-row>
        <table:table-row>
          <table:table-cell table:style-name="表25.A2" office:value-type="float" office:value="7">
            <text:p text:style-name="P38">7</text:p>
          </table:table-cell>
          <table:table-cell table:style-name="表25.B2" office:value-type="string">
            <text:p text:style-name="P38">監督さん</text:p>
          </table:table-cell>
          <table:table-cell table:style-name="表25.C2" office:value-type="string">
            <text:list xml:id="list79480840796220692" text:style-name="L184">
              <text:list-item>
                <text:p text:style-name="P167">眉間に皺。朝、周知を担当。眉は、外側が下がっている。新規対応も担当。</text:p>
              </text:list-item>
            </text:list>
          </table:table-cell>
        </table:table-row>
        <table:table-row>
          <table:table-cell table:style-name="表25.A2" office:value-type="float" office:value="8">
            <text:p text:style-name="P38">8</text:p>
          </table:table-cell>
          <table:table-cell table:style-name="表25.B2" office:value-type="string">
            <text:p text:style-name="P38">発注者の方</text:p>
          </table:table-cell>
          <table:table-cell table:style-name="表25.C2" office:value-type="string">
            <text:list xml:id="list7991552115045509347" text:style-name="L185">
              <text:list-item>
                <text:p text:style-name="P168"/>
              </text:list-item>
            </text:list>
          </table:table-cell>
        </table:table-row>
        <table:table-row>
          <table:table-cell table:style-name="表25.A2">
            <text:p text:style-name="P38"/>
          </table:table-cell>
          <table:table-cell table:style-name="表25.B2" office:value-type="string">
            <text:p text:style-name="P39">東和か<text:soft-page-break/>らの同僚</text:p>
          </table:table-cell>
          <table:table-cell table:style-name="表25.C2" office:value-type="string">
            <text:list xml:id="list1063039402611867073" text:style-name="L186">
              <text:list-item>
                <text:p text:style-name="P169">唐津さん。高田馬場に登録。朝、現場事務所へ行く時、建物の外へ出て、<text:soft-page-break/>私を迎えてくれた。</text:p>
              </text:list-item>
            </text:list>
          </table:table-cell>
        </table:table-row>
        <table:table-row>
          <table:table-cell table:style-name="表25.A2" office:value-type="float" office:value="9">
            <text:p text:style-name="P38">9</text:p>
          </table:table-cell>
          <table:table-cell table:style-name="表25.B2" office:value-type="string">
            <text:p text:style-name="P38">現場見取り図</text:p>
          </table:table-cell>
          <table:table-cell table:style-name="表25.C2" office:value-type="string">
            <text:p text:style-name="P38"/>
          </table:table-cell>
        </table:table-row>
        <table:table-row>
          <table:table-cell table:style-name="表25.A2" office:value-type="float" office:value="10">
            <text:p text:style-name="P38">10</text:p>
          </table:table-cell>
          <table:table-cell table:style-name="表25.B2" office:value-type="string">
            <text:p text:style-name="P39">段取り</text:p>
          </table:table-cell>
          <table:table-cell table:style-name="表25.C2" office:value-type="string">
            <text:list xml:id="list3418386105243247772" text:style-name="L187">
              <text:list-item>
                <text:p text:style-name="P170">ゲート側の柱、間仕切りを設けてある側。その柱から。</text:p>
              </text:list-item>
              <text:list-item>
                <text:p text:style-name="P170">終わりは、同じゲート側、ポンプ車を止めてある区画側。</text:p>
              </text:list-item>
            </text:list>
          </table:table-cell>
        </table:table-row>
        <table:table-row>
          <table:table-cell table:style-name="表25.A2">
            <text:p text:style-name="P38"/>
          </table:table-cell>
          <table:table-cell table:style-name="表25.B2" office:value-type="string">
            <text:p text:style-name="P39">行き帰りでの出来事、見聞</text:p>
          </table:table-cell>
          <table:table-cell table:style-name="表25.C2" office:value-type="string">
            <text:list xml:id="list6762209189235367141" text:style-name="L188">
              <text:list-item>
                <text:p text:style-name="P171"/>
              </text:list-item>
            </text:list>
          </table:table-cell>
        </table:table-row>
        <table:table-row>
          <table:table-cell table:style-name="表25.A2">
            <text:p text:style-name="P38"/>
          </table:table-cell>
          <table:table-cell table:style-name="表25.B2" office:value-type="string">
            <text:p text:style-name="P39">周囲の事物</text:p>
          </table:table-cell>
          <table:table-cell table:style-name="表25.C2" office:value-type="string">
            <text:list xml:id="list2447991130051802179" text:style-name="L189">
              <text:list-item>
                <text:p text:style-name="P172">駅からの途中、ギャラリーあり。波のような形の、４メートルぐらいか、高さ５０ｃｍぐらいの、物体。他に、部屋の壁の一つの面に、小さな、ウェブカメラのようなものが、壁に取り付けてある。</text:p>
              </text:list-item>
              <text:list-item>
                <text:p text:style-name="P172">道のりの中で、衣料の店舗が、３つはあったか。</text:p>
              </text:list-item>
            </text:list>
          </table:table-cell>
        </table:table-row>
        <table:table-row>
          <table:table-cell table:style-name="表25.A2" office:value-type="float" office:value="11">
            <text:p text:style-name="P38">11</text:p>
          </table:table-cell>
          <table:table-cell table:style-name="表25.B2" office:value-type="string">
            <text:p text:style-name="P39">その他</text:p>
          </table:table-cell>
          <table:table-cell table:style-name="表25.C2" office:value-type="string">
            <text:list xml:id="list5155292885035883193" text:style-name="L190">
              <text:list-item>
                <text:p text:style-name="P173">この現場は、フードは使用を禁じられている。周囲の音が、聞きにくくなり、事故の原因になるから、とのこと。電気の、小山さんが、詰所に戻った時に、教えてくれた。</text:p>
              </text:list-item>
            </text:list>
          </table:table-cell>
        </table:table-row>
      </table:table>
      <text:p text:style-name="P46"/>
      <text:p text:style-name="P20">[/ 20191123_164917]</text:p>
      <text:p text:style-name="P46"/>
      <text:p text:style-name="P23"/>
      <text:p text:style-name="P18">---------------------------------------------------------------</text:p>
      <text:p text:style-name="P20">[20191129_070920]</text:p>
      <text:p text:style-name="P46"/>
      <text:p text:style-name="P19"><text:span text:style-name="T14">作業日：11</text:span><text:span text:style-name="T15">/25 m</text:span></text:p>
      <table:table table:name="表26" table:style-name="表26">
        <table:table-column table:style-name="表26.A"/>
        <table:table-column table:style-name="表26.B"/>
        <table:table-column table:style-name="表26.C"/>
        <table:table-row>
          <table:table-cell table:style-name="表26.A1" office:value-type="float" office:value="1">
            <text:p text:style-name="P38">1</text:p>
          </table:table-cell>
          <table:table-cell table:style-name="表26.B1" office:value-type="string">
            <text:p text:style-name="P38">現場</text:p>
          </table:table-cell>
          <table:table-cell table:style-name="表26.C1" office:value-type="string">
            <text:p text:style-name="P39">新高円寺プロジェクト</text:p>
          </table:table-cell>
        </table:table-row>
        <table:table-row>
          <table:table-cell table:style-name="表26.A2" office:value-type="float" office:value="2">
            <text:p text:style-name="P38">2</text:p>
          </table:table-cell>
          <table:table-cell table:style-name="表26.B2" office:value-type="string">
            <text:p text:style-name="P38">天気</text:p>
          </table:table-cell>
          <table:table-cell table:style-name="表26.C2" office:value-type="string">
            <text:p text:style-name="P39">晴れ</text:p>
          </table:table-cell>
        </table:table-row>
        <table:table-row>
          <table:table-cell table:style-name="表26.A2" office:value-type="float" office:value="3">
            <text:p text:style-name="P38">3</text:p>
          </table:table-cell>
          <table:table-cell table:style-name="表26.B2" office:value-type="string">
            <text:p text:style-name="P38">最寄り</text:p>
          </table:table-cell>
          <table:table-cell table:style-name="表26.C2" office:value-type="string">
            <text:p text:style-name="P39">新高円寺駅</text:p>
          </table:table-cell>
        </table:table-row>
        <table:table-row>
          <table:table-cell table:style-name="表26.A2" office:value-type="float" office:value="4">
            <text:p text:style-name="P38">4</text:p>
          </table:table-cell>
          <table:table-cell table:style-name="表26.B2" office:value-type="string">
            <text:p text:style-name="P38">他職：ポンプ</text:p>
          </table:table-cell>
          <table:table-cell table:style-name="表26.C2" office:value-type="string">
            <text:list xml:id="list8971316850490788560" text:style-name="L217">
              <text:list-item>
                <text:p text:style-name="P198">３人だったか。</text:p>
              </text:list-item>
              <text:list-item>
                <text:p text:style-name="P198">親方らしき人。顔の輪郭は、四角っぽい。肌の色は、白っぽい。</text:p>
              </text:list-item>
            </text:list>
          </table:table-cell>
        </table:table-row>
        <table:table-row>
          <table:table-cell table:style-name="表26.A2" office:value-type="float" office:value="5">
            <text:p text:style-name="P38">5</text:p>
          </table:table-cell>
          <table:table-cell table:style-name="表26.B2" office:value-type="string">
            <text:p text:style-name="P38">他職：土工さん</text:p>
          </table:table-cell>
          <table:table-cell table:style-name="表26.C2" office:value-type="string">
            <text:list xml:id="list6700300826970196046" text:style-name="L191">
              <text:list-item>
                <text:p text:style-name="P174">５人か。一人は、腹がでっぷりと出ている。ペガススの石井社長とは違い、腹の半分ぐらいの面積が、デロっと垂れ下がっている。</text:p>
                <text:list>
                  <text:list-item>
                    <text:p text:style-name="P174">この人は、昼食は食べていないようだった。</text:p>
                  </text:list-item>
                </text:list>
              </text:list-item>
              <text:list-item>
                <text:p text:style-name="P174">もう一人、３０前後か。紫色の、トビズボンを履いている。目がやや、虚ろ。他の２人の土工さんたちから、始終、「XXだって言っただろ！」、などと、怒鳴られている。動きが緩慢。</text:p>
                <text:list>
                  <text:list-item>
                    <text:p text:style-name="P174">バイブのスイッチの入り切り。虚ろに手を軽く上げる。あるいは、何も表出しない。</text:p>
                  </text:list-item>
                </text:list>
              </text:list-item>
            </text:list>
          </table:table-cell>
        </table:table-row>
        <text:soft-page-break/>
        <table:table-row>
          <table:table-cell table:style-name="表26.A2" office:value-type="float" office:value="6">
            <text:p text:style-name="P38">6</text:p>
          </table:table-cell>
          <table:table-cell table:style-name="表26.B2" office:value-type="string">
            <text:p text:style-name="P38">他職：電気屋さんの相番の人</text:p>
          </table:table-cell>
          <table:table-cell table:style-name="表26.C2" office:value-type="string">
            <text:list xml:id="list7980150066159914508" text:style-name="L192">
              <text:list-item>
                <text:p text:style-name="P175">本職が電気の人。若い。入社して、５ヶ月目とのこと。相番は、多く入っているとのこと。電気専攻の学校を卒業、ではない。資格の試験。最近受けたとのこと。落ちてしまった。２回。</text:p>
              </text:list-item>
            </text:list>
          </table:table-cell>
        </table:table-row>
        <table:table-row>
          <table:table-cell table:style-name="表26.B2" office:value-type="string">
            <text:p text:style-name="P38">6--2</text:p>
          </table:table-cell>
          <table:table-cell table:style-name="表26.B2" office:value-type="string">
            <text:p text:style-name="P38">他職：<text:span text:style-name="T5">警備</text:span></text:p>
          </table:table-cell>
          <table:table-cell table:style-name="表26.C2" office:value-type="string">
            <text:list xml:id="list6584197555468927582" text:style-name="L193">
              <text:list-item>
                <text:p text:style-name="P176">３人。一人は女の人。小柄。１６０ぐらいか。顔の色が、白い。目は小さいか。顔をツンと上げている。２０代半ばか。</text:p>
              </text:list-item>
            </text:list>
          </table:table-cell>
        </table:table-row>
        <table:table-row>
          <table:table-cell table:style-name="表26.B2" office:value-type="string">
            <text:p text:style-name="P38"/>
          </table:table-cell>
          <table:table-cell table:style-name="表26.B2" office:value-type="string">
            <text:p text:style-name="P38">他職：<text:span text:style-name="T5">土間屋さん</text:span></text:p>
          </table:table-cell>
          <table:table-cell table:style-name="表26.C2" office:value-type="string">
            <text:list xml:id="list6903368544251888044" text:style-name="L194">
              <text:list-item>
                <text:p text:style-name="P177">いない。スラブは上げないからか。土工さんの１人が、ヘラと呼ぶのか、均すための道具を持っている。</text:p>
              </text:list-item>
            </text:list>
          </table:table-cell>
        </table:table-row>
        <table:table-row>
          <table:table-cell table:style-name="表26.B2" office:value-type="string">
            <text:p text:style-name="P38"/>
          </table:table-cell>
          <table:table-cell table:style-name="表26.B2" office:value-type="string">
            <text:p text:style-name="P38">他職：<text:span text:style-name="T5">大工さん</text:span></text:p>
          </table:table-cell>
          <table:table-cell table:style-name="表26.C2" office:value-type="string">
            <text:list xml:id="list2404391524111012378" text:style-name="L195">
              <text:list-item>
                <text:p text:style-name="P178">１人。メガネあり。１７５ぐらいか。一重まぶた。下から見上げるような目つき。朝、その人が入場したとき、私に挨拶してくれる。なにか、通常でない声を発していた。</text:p>
              </text:list-item>
            </text:list>
          </table:table-cell>
        </table:table-row>
        <table:table-row>
          <table:table-cell table:style-name="表26.A2" office:value-type="float" office:value="7">
            <text:p text:style-name="P38">7</text:p>
          </table:table-cell>
          <table:table-cell table:style-name="表26.B2" office:value-type="string">
            <text:p text:style-name="P38">監督さん</text:p>
          </table:table-cell>
          <table:table-cell table:style-name="表26.C2" office:value-type="string">
            <text:list xml:id="list815849430469543077" text:style-name="L196">
              <text:list-item>
                <text:p text:style-name="P179">３人。</text:p>
              </text:list-item>
              <text:list-item>
                <text:p text:style-name="P179">一人は、ベトナムかどこか、東南アジアの顔立ち。１６０ぐらいか。小柄。</text:p>
                <text:list>
                  <text:list-item>
                    <text:p text:style-name="P179">土工さん他、打設関係の職人さんから、「インパクトを持ってきて」など、当然のように使われていた。</text:p>
                  </text:list-item>
                </text:list>
              </text:list-item>
              <text:list-item>
                <text:p text:style-name="P179">所長さんか。５０前後か。口ひげあり。目が大きい。顔は、赤ら顔。「あしたのことを、何も考えてないんだ」、と、大工さんか、職人さんと話していた。</text:p>
              </text:list-item>
            </text:list>
          </table:table-cell>
        </table:table-row>
        <table:table-row>
          <table:table-cell table:style-name="表26.A2" office:value-type="float" office:value="8">
            <text:p text:style-name="P38">8</text:p>
          </table:table-cell>
          <table:table-cell table:style-name="表26.B2" office:value-type="string">
            <text:p text:style-name="P38">発注者の方</text:p>
          </table:table-cell>
          <table:table-cell table:style-name="表26.C2" office:value-type="string">
            <text:list xml:id="list7152913142245961079" text:style-name="L197">
              <text:list-item>
                <text:p text:style-name="P180">ホクシンの人。朝の連絡時、ああ、ご苦労様です、と言ってくれる。その日は、ホクシンからは誰も来ない。その旨を、お詫びしていた。恐縮である。</text:p>
              </text:list-item>
            </text:list>
          </table:table-cell>
        </table:table-row>
        <table:table-row>
          <table:table-cell table:style-name="表26.A2">
            <text:p text:style-name="P38"/>
          </table:table-cell>
          <table:table-cell table:style-name="表26.B2" office:value-type="string">
            <text:p text:style-name="P39">東和からの同僚</text:p>
          </table:table-cell>
          <table:table-cell table:style-name="表26.C2" office:value-type="string">
            <text:list xml:id="list3385645508556961954" text:style-name="L198">
              <text:list-item>
                <text:p text:style-name="P181"/>
              </text:list-item>
            </text:list>
          </table:table-cell>
        </table:table-row>
        <table:table-row>
          <table:table-cell table:style-name="表26.A2" office:value-type="float" office:value="9">
            <text:p text:style-name="P38">9</text:p>
          </table:table-cell>
          <table:table-cell table:style-name="表26.B2" office:value-type="string">
            <text:p text:style-name="P38">現場見取り図</text:p>
          </table:table-cell>
          <table:table-cell table:style-name="表26.C2" office:value-type="string">
            <text:p text:style-name="P38"/>
          </table:table-cell>
        </table:table-row>
        <table:table-row>
          <table:table-cell table:style-name="表26.A2" office:value-type="float" office:value="10">
            <text:p text:style-name="P38">10</text:p>
          </table:table-cell>
          <table:table-cell table:style-name="表26.B2" office:value-type="string">
            <text:p text:style-name="P39">段取り</text:p>
          </table:table-cell>
          <table:table-cell table:style-name="表26.C2" office:value-type="string">
            <text:list xml:id="list7941069775717389878" text:style-name="L199">
              <text:list-item>
                <text:p text:style-name="P182">道路から見て、左側、前後の中間ぐらいの位置から、打ち始め。</text:p>
              </text:list-item>
            </text:list>
          </table:table-cell>
        </table:table-row>
        <table:table-row>
          <table:table-cell table:style-name="表26.A2">
            <text:p text:style-name="P38"/>
          </table:table-cell>
          <table:table-cell table:style-name="表26.B2" office:value-type="string">
            <text:p text:style-name="P39">行き帰りでの出来事、見聞</text:p>
          </table:table-cell>
          <table:table-cell table:style-name="表26.C2" office:value-type="string">
            <text:list xml:id="list8022813887447957614" text:style-name="L200">
              <text:list-item>
                <text:p text:style-name="P183">現場から新高円寺駅までの通り。店舗が目についた。</text:p>
              </text:list-item>
            </text:list>
          </table:table-cell>
        </table:table-row>
        <table:table-row>
          <table:table-cell table:style-name="表26.A2">
            <text:p text:style-name="P38"/>
          </table:table-cell>
          <table:table-cell table:style-name="表26.B2" office:value-type="string">
            <text:p text:style-name="P39">周囲の事物</text:p>
          </table:table-cell>
          <table:table-cell table:style-name="表26.C2" office:value-type="string">
            <text:list xml:id="list7253767630658643708" text:style-name="L201">
              <text:list-item>
                <text:p text:style-name="P184"/>
              </text:list-item>
            </text:list>
          </table:table-cell>
        </table:table-row>
        <table:table-row>
          <table:table-cell table:style-name="表26.A2" office:value-type="float" office:value="11">
            <text:p text:style-name="P38">11</text:p>
          </table:table-cell>
          <table:table-cell table:style-name="表26.B2" office:value-type="string">
            <text:p text:style-name="P39">その他</text:p>
          </table:table-cell>
          <table:table-cell table:style-name="表26.C2" office:value-type="string">
            <text:list xml:id="list639515008201079689" text:style-name="L202">
              <text:list-item>
                <text:p text:style-name="P185">終了時の連絡。ホクシンの人。打設は、２日間で終わるかどうか、尋ねる。その時点で、自分は現場を出て、近くの一画から電話している。その旨伝える。すると、ああ、それじゃあ、いい。と言ってくれる。</text:p>
                <text:list>
                  <text:list-item>
                    <text:p text:style-name="P185">土工さんたちが、明日はスラブを上げてしまう、と話していたのを、耳にしていた。その旨を伝える</text:p>
                  </text:list-item>
                  <text:list-item>
                    <text:p text:style-name="P185">元々は、３日間を予定していたとのこと。</text:p>
                  </text:list-item>
                </text:list>
              </text:list-item>
              <text:list-item>
                <text:p text:style-name="P185">４箇所ぐらいか、地下に、大きめの構造物あり。基礎として、コンクリート<text:soft-page-break/>の塊を設けておく設計か。</text:p>
              </text:list-item>
            </text:list>
          </table:table-cell>
        </table:table-row>
      </table:table>
      <text:p text:style-name="P46"/>
      <text:p text:style-name="P20">[/ 20191129_073328]</text:p>
      <text:p text:style-name="P46"/>
      <text:p text:style-name="P23">@@@</text:p>
      <text:p text:style-name="P18">---------------------------------------------------------------</text:p>
      <text:p text:style-name="P20">[XXX]</text:p>
      <text:p text:style-name="P46"/>
      <text:p text:style-name="P19"><text:span text:style-name="T14">作業日：XX</text:span><text:span text:style-name="T15">/XX XX</text:span></text:p>
      <table:table table:name="表27" table:style-name="表27">
        <table:table-column table:style-name="表27.A"/>
        <table:table-column table:style-name="表27.B"/>
        <table:table-column table:style-name="表27.C"/>
        <table:table-row>
          <table:table-cell table:style-name="表27.A1" office:value-type="float" office:value="1">
            <text:p text:style-name="P38">1</text:p>
          </table:table-cell>
          <table:table-cell table:style-name="表27.B1" office:value-type="string">
            <text:p text:style-name="P38">現場</text:p>
          </table:table-cell>
          <table:table-cell table:style-name="表27.C1" office:value-type="string">
            <text:p text:style-name="P39"/>
          </table:table-cell>
        </table:table-row>
        <table:table-row>
          <table:table-cell table:style-name="表27.A2" office:value-type="float" office:value="2">
            <text:p text:style-name="P38">2</text:p>
          </table:table-cell>
          <table:table-cell table:style-name="表27.B2" office:value-type="string">
            <text:p text:style-name="P38">天気</text:p>
          </table:table-cell>
          <table:table-cell table:style-name="表27.C2" office:value-type="string">
            <text:p text:style-name="P39"/>
          </table:table-cell>
        </table:table-row>
        <table:table-row>
          <table:table-cell table:style-name="表27.A2" office:value-type="float" office:value="3">
            <text:p text:style-name="P38">3</text:p>
          </table:table-cell>
          <table:table-cell table:style-name="表27.B2" office:value-type="string">
            <text:p text:style-name="P38">最寄り</text:p>
          </table:table-cell>
          <table:table-cell table:style-name="表27.C2" office:value-type="string">
            <text:p text:style-name="P39"/>
          </table:table-cell>
        </table:table-row>
        <table:table-row>
          <table:table-cell table:style-name="表27.A2" office:value-type="float" office:value="4">
            <text:p text:style-name="P38">4</text:p>
          </table:table-cell>
          <table:table-cell table:style-name="表27.B2" office:value-type="string">
            <text:p text:style-name="P38">他職：ポンプ</text:p>
          </table:table-cell>
          <table:table-cell table:style-name="表27.C2" office:value-type="string">
            <text:list xml:id="list27531490" text:continue-list="list4215822280205537135" text:style-name="L165">
              <text:list-item>
                <text:p text:style-name="P148"/>
              </text:list-item>
            </text:list>
          </table:table-cell>
        </table:table-row>
        <table:table-row>
          <table:table-cell table:style-name="表27.A2" office:value-type="float" office:value="5">
            <text:p text:style-name="P38">5</text:p>
          </table:table-cell>
          <table:table-cell table:style-name="表27.B2" office:value-type="string">
            <text:p text:style-name="P38">他職：土工さん</text:p>
          </table:table-cell>
          <table:table-cell table:style-name="表27.C2" office:value-type="string">
            <text:list xml:id="list5912461292791440352" text:style-name="L218">
              <text:list-item>
                <text:p text:style-name="P199"/>
              </text:list-item>
            </text:list>
          </table:table-cell>
        </table:table-row>
        <table:table-row>
          <table:table-cell table:style-name="表27.A2" office:value-type="float" office:value="6">
            <text:p text:style-name="P38">6</text:p>
          </table:table-cell>
          <table:table-cell table:style-name="表27.B2" office:value-type="string">
            <text:p text:style-name="P38">他職：電気屋さんの相番の人</text:p>
          </table:table-cell>
          <table:table-cell table:style-name="表27.C2" office:value-type="string">
            <text:list xml:id="list4960284883557404846" text:style-name="L219">
              <text:list-item>
                <text:p text:style-name="P200"/>
              </text:list-item>
            </text:list>
          </table:table-cell>
        </table:table-row>
        <table:table-row>
          <table:table-cell table:style-name="表27.B2" office:value-type="string">
            <text:p text:style-name="P38">6--2</text:p>
          </table:table-cell>
          <table:table-cell table:style-name="表27.B2" office:value-type="string">
            <text:p text:style-name="P38">他職：<text:span text:style-name="T5">警備</text:span></text:p>
          </table:table-cell>
          <table:table-cell table:style-name="表27.C2" office:value-type="string">
            <text:list xml:id="list3137471043250787479" text:style-name="L220">
              <text:list-item>
                <text:p text:style-name="P201"/>
              </text:list-item>
            </text:list>
          </table:table-cell>
        </table:table-row>
        <table:table-row>
          <table:table-cell table:style-name="表27.B2" office:value-type="string">
            <text:p text:style-name="P38"/>
          </table:table-cell>
          <table:table-cell table:style-name="表27.B2" office:value-type="string">
            <text:p text:style-name="P38">他職：<text:span text:style-name="T5">土間屋さん</text:span></text:p>
          </table:table-cell>
          <table:table-cell table:style-name="表27.C2" office:value-type="string">
            <text:list xml:id="list5679202318930127207" text:style-name="L221">
              <text:list-item>
                <text:p text:style-name="P202"/>
              </text:list-item>
            </text:list>
          </table:table-cell>
        </table:table-row>
        <table:table-row>
          <table:table-cell table:style-name="表27.B2" office:value-type="string">
            <text:p text:style-name="P38"/>
          </table:table-cell>
          <table:table-cell table:style-name="表27.B2" office:value-type="string">
            <text:p text:style-name="P38">他職：<text:span text:style-name="T5">大工さん</text:span></text:p>
          </table:table-cell>
          <table:table-cell table:style-name="表27.C2" office:value-type="string">
            <text:list xml:id="list6048347193140091598" text:style-name="L222">
              <text:list-item>
                <text:p text:style-name="P203"/>
              </text:list-item>
            </text:list>
          </table:table-cell>
        </table:table-row>
        <table:table-row>
          <table:table-cell table:style-name="表27.A2" office:value-type="float" office:value="7">
            <text:p text:style-name="P38">7</text:p>
          </table:table-cell>
          <table:table-cell table:style-name="表27.B2" office:value-type="string">
            <text:p text:style-name="P38">監督さん</text:p>
          </table:table-cell>
          <table:table-cell table:style-name="表27.C2" office:value-type="string">
            <text:list xml:id="list3041575691860372844" text:style-name="L223">
              <text:list-item>
                <text:p text:style-name="P204"/>
              </text:list-item>
            </text:list>
          </table:table-cell>
        </table:table-row>
        <table:table-row>
          <table:table-cell table:style-name="表27.A2" office:value-type="float" office:value="8">
            <text:p text:style-name="P38">8</text:p>
          </table:table-cell>
          <table:table-cell table:style-name="表27.B2" office:value-type="string">
            <text:p text:style-name="P38">発注者の方</text:p>
          </table:table-cell>
          <table:table-cell table:style-name="表27.C2" office:value-type="string">
            <text:list xml:id="list4899550964653048222" text:style-name="L224">
              <text:list-item>
                <text:p text:style-name="P205"/>
              </text:list-item>
            </text:list>
          </table:table-cell>
        </table:table-row>
        <table:table-row>
          <table:table-cell table:style-name="表27.A2">
            <text:p text:style-name="P38"/>
          </table:table-cell>
          <table:table-cell table:style-name="表27.B2" office:value-type="string">
            <text:p text:style-name="P39">東和からの同僚</text:p>
          </table:table-cell>
          <table:table-cell table:style-name="表27.C2" office:value-type="string">
            <text:list xml:id="list6716640444470126031" text:style-name="L225">
              <text:list-item>
                <text:p text:style-name="P206"/>
              </text:list-item>
            </text:list>
          </table:table-cell>
        </table:table-row>
        <text:soft-page-break/>
        <table:table-row>
          <table:table-cell table:style-name="表27.A2" office:value-type="float" office:value="9">
            <text:p text:style-name="P38">9</text:p>
          </table:table-cell>
          <table:table-cell table:style-name="表27.B2" office:value-type="string">
            <text:p text:style-name="P38">現場見取り図</text:p>
          </table:table-cell>
          <table:table-cell table:style-name="表27.C2" office:value-type="string">
            <text:p text:style-name="P38"/>
          </table:table-cell>
        </table:table-row>
        <table:table-row>
          <table:table-cell table:style-name="表27.A2" office:value-type="float" office:value="10">
            <text:p text:style-name="P38">10</text:p>
          </table:table-cell>
          <table:table-cell table:style-name="表27.B2" office:value-type="string">
            <text:p text:style-name="P39">段取り</text:p>
          </table:table-cell>
          <table:table-cell table:style-name="表27.C2" office:value-type="string">
            <text:list xml:id="list4457522987508917586" text:style-name="L226">
              <text:list-item>
                <text:p text:style-name="P207"/>
              </text:list-item>
            </text:list>
          </table:table-cell>
        </table:table-row>
        <table:table-row>
          <table:table-cell table:style-name="表27.A2">
            <text:p text:style-name="P38"/>
          </table:table-cell>
          <table:table-cell table:style-name="表27.B2" office:value-type="string">
            <text:p text:style-name="P39">行き帰りでの出来事、見聞</text:p>
          </table:table-cell>
          <table:table-cell table:style-name="表27.C2" office:value-type="string">
            <text:list xml:id="list8578609804682855816" text:style-name="L227">
              <text:list-item>
                <text:p text:style-name="P208"/>
              </text:list-item>
            </text:list>
          </table:table-cell>
        </table:table-row>
        <table:table-row>
          <table:table-cell table:style-name="表27.A2">
            <text:p text:style-name="P38"/>
          </table:table-cell>
          <table:table-cell table:style-name="表27.B2" office:value-type="string">
            <text:p text:style-name="P39">周囲の事物</text:p>
          </table:table-cell>
          <table:table-cell table:style-name="表27.C2" office:value-type="string">
            <text:list xml:id="list4140669975147168071" text:style-name="L228">
              <text:list-item>
                <text:p text:style-name="P209"/>
              </text:list-item>
            </text:list>
          </table:table-cell>
        </table:table-row>
        <table:table-row>
          <table:table-cell table:style-name="表27.A2" office:value-type="float" office:value="11">
            <text:p text:style-name="P38">11</text:p>
          </table:table-cell>
          <table:table-cell table:style-name="表27.B2" office:value-type="string">
            <text:p text:style-name="P39">その他</text:p>
          </table:table-cell>
          <table:table-cell table:style-name="表27.C2" office:value-type="string">
            <text:list xml:id="list329745037275879592" text:style-name="L229">
              <text:list-item>
                <text:p text:style-name="P210"/>
              </text:list-item>
            </text:list>
          </table:table-cell>
        </table:table-row>
      </table:table>
      <text:p text:style-name="P46"/>
      <text:p text:style-name="P20">[/ XXXX]</text:p>
      <text:p text:style-name="P46"/>
      <text:p text:style-name="P46"/>
      <text:p text:style-name="P46"/>
      <text:p text:style-name="P44"/>
      <text:p text:style-name="P2">--------------------------------------------------------------- [TEMPLATE]</text:p>
      <text:p text:style-name="P18">---------------------------------------------------------------</text:p>
      <text:p text:style-name="P20">[XXX]</text:p>
      <text:p text:style-name="P46"/>
      <text:p text:style-name="P19"><text:span text:style-name="T14">作業日：XX</text:span><text:span text:style-name="T15">/XX XX</text:span></text:p>
      <table:table table:name="表13" table:style-name="表13">
        <table:table-column table:style-name="表13.A"/>
        <table:table-column table:style-name="表13.B"/>
        <table:table-column table:style-name="表13.C"/>
        <table:table-row>
          <table:table-cell table:style-name="表13.A1" office:value-type="float" office:value="1">
            <text:p text:style-name="P38">1</text:p>
          </table:table-cell>
          <table:table-cell table:style-name="表13.B1" office:value-type="string">
            <text:p text:style-name="P38">現場</text:p>
          </table:table-cell>
          <table:table-cell table:style-name="表13.C1" office:value-type="string">
            <text:p text:style-name="P39"/>
          </table:table-cell>
        </table:table-row>
        <table:table-row>
          <table:table-cell table:style-name="表13.A2" office:value-type="float" office:value="2">
            <text:p text:style-name="P38">2</text:p>
          </table:table-cell>
          <table:table-cell table:style-name="表13.B2" office:value-type="string">
            <text:p text:style-name="P38">天気</text:p>
          </table:table-cell>
          <table:table-cell table:style-name="表13.C2" office:value-type="string">
            <text:p text:style-name="P39"/>
          </table:table-cell>
        </table:table-row>
        <table:table-row>
          <table:table-cell table:style-name="表13.A2" office:value-type="float" office:value="3">
            <text:p text:style-name="P38">3</text:p>
          </table:table-cell>
          <table:table-cell table:style-name="表13.B2" office:value-type="string">
            <text:p text:style-name="P38">最寄り</text:p>
          </table:table-cell>
          <table:table-cell table:style-name="表13.C2" office:value-type="string">
            <text:p text:style-name="P39"/>
          </table:table-cell>
        </table:table-row>
        <table:table-row>
          <table:table-cell table:style-name="表13.A2" office:value-type="float" office:value="4">
            <text:p text:style-name="P38">4</text:p>
          </table:table-cell>
          <table:table-cell table:style-name="表13.B2" office:value-type="string">
            <text:p text:style-name="P38">他職：ポンプ</text:p>
          </table:table-cell>
          <table:table-cell table:style-name="表13.C2" office:value-type="string">
            <text:list xml:id="list27558933" text:continue-list="list27531490" text:style-name="L165">
              <text:list-item>
                <text:p text:style-name="P148"/>
              </text:list-item>
            </text:list>
          </table:table-cell>
        </table:table-row>
        <table:table-row>
          <table:table-cell table:style-name="表13.A2" office:value-type="float" office:value="5">
            <text:p text:style-name="P38">5</text:p>
          </table:table-cell>
          <table:table-cell table:style-name="表13.B2" office:value-type="string">
            <text:p text:style-name="P38">他職：土工さん</text:p>
          </table:table-cell>
          <table:table-cell table:style-name="表13.C2" office:value-type="string">
            <text:list xml:id="list5529524665676913623" text:style-name="L203">
              <text:list-item>
                <text:p text:style-name="P186"/>
              </text:list-item>
            </text:list>
          </table:table-cell>
        </table:table-row>
        <table:table-row>
          <table:table-cell table:style-name="表13.A2" office:value-type="float" office:value="6">
            <text:p text:style-name="P38">6</text:p>
          </table:table-cell>
          <table:table-cell table:style-name="表13.B2" office:value-type="string">
            <text:p text:style-name="P38">他職：電気屋さんの相番の人</text:p>
          </table:table-cell>
          <table:table-cell table:style-name="表13.C2" office:value-type="string">
            <text:list xml:id="list1501887832480892832" text:style-name="L204">
              <text:list-item>
                <text:p text:style-name="P187"/>
              </text:list-item>
            </text:list>
          </table:table-cell>
        </table:table-row>
        <table:table-row>
          <table:table-cell table:style-name="表13.B2" office:value-type="string">
            <text:p text:style-name="P38">6--2</text:p>
          </table:table-cell>
          <table:table-cell table:style-name="表13.B2" office:value-type="string">
            <text:p text:style-name="P38">他職：<text:span text:style-name="T5">警備</text:span></text:p>
          </table:table-cell>
          <table:table-cell table:style-name="表13.C2" office:value-type="string">
            <text:list xml:id="list8799279038155143778" text:style-name="L205">
              <text:list-item>
                <text:p text:style-name="P188"/>
              </text:list-item>
            </text:list>
          </table:table-cell>
        </table:table-row>
        <table:table-row>
          <table:table-cell table:style-name="表13.B2" office:value-type="string">
            <text:p text:style-name="P38"/>
          </table:table-cell>
          <table:table-cell table:style-name="表13.B2" office:value-type="string">
            <text:p text:style-name="P38">他職：<text:soft-page-break/><text:span text:style-name="T5">土間屋さん</text:span></text:p>
          </table:table-cell>
          <table:table-cell table:style-name="表13.C2" office:value-type="string">
            <text:list xml:id="list3865409921479284670" text:style-name="L206">
              <text:list-item>
                <text:p text:style-name="P189"/>
              </text:list-item>
            </text:list>
          </table:table-cell>
        </table:table-row>
        <table:table-row>
          <table:table-cell table:style-name="表13.B2" office:value-type="string">
            <text:p text:style-name="P38"/>
          </table:table-cell>
          <table:table-cell table:style-name="表13.B2" office:value-type="string">
            <text:p text:style-name="P38">他職：<text:span text:style-name="T5">大工さん</text:span></text:p>
          </table:table-cell>
          <table:table-cell table:style-name="表13.C2" office:value-type="string">
            <text:list xml:id="list9109370543118544138" text:style-name="L207">
              <text:list-item>
                <text:p text:style-name="P190"/>
              </text:list-item>
            </text:list>
          </table:table-cell>
        </table:table-row>
        <table:table-row>
          <table:table-cell table:style-name="表13.A2" office:value-type="float" office:value="7">
            <text:p text:style-name="P38">7</text:p>
          </table:table-cell>
          <table:table-cell table:style-name="表13.B2" office:value-type="string">
            <text:p text:style-name="P38">監督さん</text:p>
          </table:table-cell>
          <table:table-cell table:style-name="表13.C2" office:value-type="string">
            <text:list xml:id="list3422468625542876834" text:style-name="L208">
              <text:list-item>
                <text:p text:style-name="P191"/>
              </text:list-item>
            </text:list>
          </table:table-cell>
        </table:table-row>
        <table:table-row>
          <table:table-cell table:style-name="表13.A2" office:value-type="float" office:value="8">
            <text:p text:style-name="P38">8</text:p>
          </table:table-cell>
          <table:table-cell table:style-name="表13.B2" office:value-type="string">
            <text:p text:style-name="P38">発注者の方</text:p>
          </table:table-cell>
          <table:table-cell table:style-name="表13.C2" office:value-type="string">
            <text:list xml:id="list5037427201777142958" text:style-name="L209">
              <text:list-item>
                <text:p text:style-name="P192"/>
              </text:list-item>
            </text:list>
          </table:table-cell>
        </table:table-row>
        <table:table-row>
          <table:table-cell table:style-name="表13.A2">
            <text:p text:style-name="P38"/>
          </table:table-cell>
          <table:table-cell table:style-name="表13.B2" office:value-type="string">
            <text:p text:style-name="P39">東和からの同僚</text:p>
          </table:table-cell>
          <table:table-cell table:style-name="表13.C2" office:value-type="string">
            <text:list xml:id="list5725487193516396367" text:style-name="L210">
              <text:list-item>
                <text:p text:style-name="P193"/>
              </text:list-item>
            </text:list>
          </table:table-cell>
        </table:table-row>
        <table:table-row>
          <table:table-cell table:style-name="表13.A2" office:value-type="float" office:value="9">
            <text:p text:style-name="P38">9</text:p>
          </table:table-cell>
          <table:table-cell table:style-name="表13.B2" office:value-type="string">
            <text:p text:style-name="P38">現場見取り図</text:p>
          </table:table-cell>
          <table:table-cell table:style-name="表13.C2" office:value-type="string">
            <text:p text:style-name="P38"/>
          </table:table-cell>
        </table:table-row>
        <table:table-row>
          <table:table-cell table:style-name="表13.A2" office:value-type="float" office:value="10">
            <text:p text:style-name="P38">10</text:p>
          </table:table-cell>
          <table:table-cell table:style-name="表13.B2" office:value-type="string">
            <text:p text:style-name="P39">段取り</text:p>
          </table:table-cell>
          <table:table-cell table:style-name="表13.C2" office:value-type="string">
            <text:list xml:id="list1165400477834733461" text:style-name="L211">
              <text:list-item>
                <text:p text:style-name="P194"/>
              </text:list-item>
            </text:list>
          </table:table-cell>
        </table:table-row>
        <table:table-row>
          <table:table-cell table:style-name="表13.A2">
            <text:p text:style-name="P38"/>
          </table:table-cell>
          <table:table-cell table:style-name="表13.B2" office:value-type="string">
            <text:p text:style-name="P39">行き帰りでの出来事、見聞</text:p>
          </table:table-cell>
          <table:table-cell table:style-name="表13.C2" office:value-type="string">
            <text:list xml:id="list5098051792611175799" text:style-name="L212">
              <text:list-item>
                <text:p text:style-name="P195"/>
              </text:list-item>
            </text:list>
          </table:table-cell>
        </table:table-row>
        <table:table-row>
          <table:table-cell table:style-name="表13.A2">
            <text:p text:style-name="P38"/>
          </table:table-cell>
          <table:table-cell table:style-name="表13.B2" office:value-type="string">
            <text:p text:style-name="P39">周囲の事物</text:p>
          </table:table-cell>
          <table:table-cell table:style-name="表13.C2" office:value-type="string">
            <text:list xml:id="list3964176528388989303" text:style-name="L213">
              <text:list-item>
                <text:p text:style-name="P196"/>
              </text:list-item>
            </text:list>
          </table:table-cell>
        </table:table-row>
        <table:table-row>
          <table:table-cell table:style-name="表13.A2" office:value-type="float" office:value="11">
            <text:p text:style-name="P38">11</text:p>
          </table:table-cell>
          <table:table-cell table:style-name="表13.B2" office:value-type="string">
            <text:p text:style-name="P39">その他</text:p>
          </table:table-cell>
          <table:table-cell table:style-name="表13.C2" office:value-type="string">
            <text:list xml:id="list3428462638209687945" text:style-name="L214">
              <text:list-item>
                <text:p text:style-name="P197"/>
              </text:list-item>
            </text:list>
          </table:table-cell>
        </table:table-row>
      </table:table>
      <text:p text:style-name="P46"/>
      <text:p text:style-name="P20">[/ XXXX]</text:p>
      <text:p text:style-name="P46"/>
      <text:p text:style-name="P46"/>
      <text:p text:style-name="P46"/>
      <text:p text:style-name="P21">/--------------------------------------------------------------- [TEMPLATE] /</text:p>
      <text:p text:style-name="P47"/>
      <text:p text:style-name="P21">--------------------------------------------------------- [STEPS : start] 20191117_134922</text:p>
      <text:list xml:id="list1039094489352397447" text:style-name="L215">
        <text:list-item>
          <text:p text:style-name="P50">start apps</text:p>
          <text:list>
            <text:list-item>
              <text:p text:style-name="P50">doc (this)</text:p>
            </text:list-item>
            <text:list-item>
              <text:p text:style-name="P50">folder : C:\WORKS_2\WS\WS_Others.miscs\misc_files</text:p>
            </text:list-item>
            <text:list-item>
              <text:p text:style-name="P50">web page</text:p>
              <text:list>
                <text:list-item>
                  <text:p text:style-name="P50"><text:a xlink:type="simple" xlink:href="http://benfranklin.chips.jp/cake_apps/Cake_IFM11/images/index_2?filter_memo=東和+日誌&amp;sort=file_name&amp;direction=desc&amp;RBs_AND_OR_Memo=AND" text:style-name="Internet_20_link" text:visited-style-name="Visited_20_Internet_20_Link">http://benfranklin.chips.jp/cake_apps/Cake_IFM11/images/index_2?filter_memo=東和+日誌&amp;sort=file_name&amp;direction=desc&amp;RBs_AND_OR_Memo=AND</text:a></text:p>
                </text:list-item>
              </text:list>
            </text:list-item>
          </text:list>
        </text:list-item>
      </text:list>
      <text:p text:style-name="P21"><text:soft-page-break/>/ --------------------------------------------------------- [STEPS : start] 20191117_134922 /</text:p>
      <text:p text:style-name="P47"/>
      <text:p text:style-name="P21">--------------------------------------------------------- [STEPS : closing] 20191106_154827</text:p>
      <text:list xml:id="list1513697091362098411" text:style-name="L216">
        <text:list-item>
          <text:p text:style-name="P48">close</text:p>
          <text:list>
            <text:list-item>
              <text:p text:style-name="P48">image file</text:p>
            </text:list-item>
            <text:list-item>
              <text:p text:style-name="P48">browser : <text:a xlink:type="simple" xlink:href="http://benfranklin.chips.jp/cake_apps/Cake_IFM11/images/index_2?filter_memo=東和+日誌&amp;RBs_AND_OR_Memo=AND&amp;sort=file_name&amp;direction=desc" text:style-name="Internet_20_link" text:visited-style-name="Visited_20_Internet_20_Link">http://benfranklin.chips.jp/cake_apps/Cake_IFM11/images/index_2?</text:a><text:a xlink:type="simple" xlink:href="http://benfranklin.chips.jp/cake_apps/Cake_IFM11/images/index_2?filter_memo=東和+日誌&amp;RBs_AND_OR_Memo=AND&amp;sort=file_name&amp;direction=desc" text:style-name="Internet_20_link" text:visited-style-name="Visited_20_Internet_20_Link">filter_memo=東和+日誌&amp;RBs_AND_OR_Memo=AND&amp;sort=file_name&amp;direction=desc</text:a></text:p>
            </text:list-item>
            <text:list-item>
              <text:p text:style-name="P48">folder : C:\WORKS_2\WS\WS_Others.miscs\misc_files</text:p>
            </text:list-item>
            <text:list-item>
              <text:p text:style-name="P48">this</text:p>
            </text:list-item>
          </text:list>
        </text:list-item>
      </text:list>
      <text:p text:style-name="P47"/>
      <text:p text:style-name="P47">/ <text:span text:style-name="T2">------------------------------------------------------ [STEPS : closing] 20191106_154827 /</text:span></text:p>
      <text:p text:style-name="P47"/>
      <text:p text:style-name="P2">================= EOF =================</text:p>
      <text:p text:style-name="P44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メイリオ" svg:font-family="メイリオ" style:font-family-generic="swiss"/>
    <style:font-face style:name="ＭＳ Ｐゴシック" svg:font-family="'ＭＳ Ｐゴシック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1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1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Rubies" style:family="text">
      <style:text-properties fo:font-size="6pt" style:text-underline-style="none" style:font-size-asian="6pt" style:font-size-complex="6pt" style:text-emphasize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20T23:46:32.53</meta:creation-date>
    <dc:date>2019-11-29T07:33:54.24</dc:date>
    <dc:creator>iwabuchi ken</dc:creator>
    <meta:editing-duration>PT7H46M13S</meta:editing-duration>
    <meta:editing-cycles>63</meta:editing-cycles>
    <meta:generator>OpenOffice/4.1.3$Win32 OpenOffice.org_project/413m1$Build-9783</meta:generator>
    <meta:document-statistic meta:table-count="27" meta:image-count="0" meta:object-count="0" meta:page-count="43" meta:paragraph-count="1264" meta:word-count="25157" meta:character-count="29320"/>
  </office:meta>
</office:document-meta>
</file>